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Helvetica" svg:font-family="Helvetica" style:font-family-generic="swiss" style:font-pitch="variable" svg:panose-1="2 11 6 4 2 2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S5" style:family="section">
      <style:section-properties fo:margin-left="0in" fo:margin-right="0in" style:writing-mode="lr-tb"/>
    </style:style>
    <style:style style:name="P8" style:parent-style-name="Textbody" style:family="paragraph">
      <style:text-properties fo:font-weight="bold" style:font-weight-asian="bold"/>
    </style:style>
    <style:style style:name="S6" style:family="section">
      <style:section-properties fo:margin-left="0in" fo:margin-right="0in" style:writing-mode="lr-tb"/>
    </style:style>
    <style:style style:name="T9" style:parent-style-name="DefaultParagraphFont" style:family="text">
      <style:text-properties fo:font-weight="bold" style:font-weight-asian="bold"/>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T10" style:parent-style-name="DefaultParagraphFont" style:family="text">
      <style:text-properties fo:font-weight="bold" style:font-weight-asian="bold"/>
    </style:style>
    <style:style style:name="S9" style:family="section">
      <style:section-properties fo:margin-left="0in" fo:margin-right="0in" style:writing-mode="lr-tb"/>
    </style:style>
    <style:style style:name="S10" style:family="section">
      <style:section-properties fo:margin-left="0in" fo:margin-right="0in" style:writing-mode="lr-tb"/>
    </style:style>
    <style:style style:name="T11" style:parent-style-name="DefaultParagraphFont" style:family="text">
      <style:text-properties fo:font-weight="bold" style:font-weight-asian="bold"/>
    </style:style>
    <style:style style:name="S11" style:family="section">
      <style:section-properties fo:margin-left="0in" fo:margin-right="0in" style:writing-mode="lr-tb"/>
    </style:style>
    <style:style style:name="P12" style:parent-style-name="Textbody" style:family="paragraph">
      <style:text-properties fo:font-weight="bold" style:font-weight-asian="bold"/>
    </style:style>
    <style:style style:name="S12" style:family="section">
      <style:section-properties fo:margin-left="0in" fo:margin-right="0in" style:writing-mode="lr-tb"/>
    </style:style>
    <style:style style:name="T13" style:parent-style-name="DefaultParagraphFont" style:family="text">
      <style:text-properties fo:font-weight="bold" style:font-weight-asian="bold"/>
    </style:style>
    <style:style style:name="S13" style:family="section">
      <style:section-properties fo:margin-left="0in" fo:margin-right="0in" style:writing-mode="lr-tb"/>
    </style:style>
    <style:style style:name="S14" style:family="section">
      <style:section-properties fo:margin-left="0in" fo:margin-right="0in" style:writing-mode="lr-tb"/>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S15" style:family="section">
      <style:section-properties fo:margin-left="0in" fo:margin-right="0in" style:writing-mode="lr-tb"/>
    </style:style>
    <style:style style:name="S16" style:family="section">
      <style:section-properties fo:margin-left="0in" fo:margin-right="0in" style:writing-mode="lr-tb"/>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S17" style:family="section">
      <style:section-properties fo:margin-left="0in" fo:margin-right="0in" style:writing-mode="lr-tb"/>
    </style:style>
    <style:style style:name="S18" style:family="section">
      <style:section-properties fo:margin-left="0in" fo:margin-right="0in" style:writing-mode="lr-tb"/>
    </style:style>
    <style:style style:name="T18" style:parent-style-name="DefaultParagraphFont" style:family="text">
      <style:text-properties fo:font-weight="bold" style:font-weight-asian="bold"/>
    </style:style>
    <style:style style:name="S19" style:family="section">
      <style:section-properties fo:margin-left="0in" fo:margin-right="0in" style:writing-mode="lr-tb"/>
    </style:style>
    <style:style style:name="S20" style:family="section">
      <style:section-properties fo:margin-left="0in" fo:margin-right="0in" style:writing-mode="lr-tb"/>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S21" style:family="section">
      <style:section-properties fo:margin-left="0in" fo:margin-right="0in" style:writing-mode="lr-tb"/>
    </style:style>
    <style:style style:name="S22" style:family="section">
      <style:section-properties fo:margin-left="0in" fo:margin-right="0in" style:writing-mode="lr-tb"/>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S23" style:family="section">
      <style:section-properties fo:margin-left="0in" fo:margin-right="0in" style:writing-mode="lr-tb"/>
    </style:style>
    <style:style style:name="S24" style:family="section">
      <style:section-properties fo:margin-left="0in" fo:margin-right="0in" style:writing-mode="lr-tb"/>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S25" style:family="section">
      <style:section-properties fo:margin-left="0in" fo:margin-right="0in" style:writing-mode="lr-tb"/>
    </style:style>
    <style:style style:name="P25" style:parent-style-name="Textbody" style:family="paragraph">
      <style:text-properties fo:font-weight="bold" style:font-weight-asian="bold"/>
    </style:style>
    <style:style style:name="S26" style:family="section">
      <style:section-properties fo:margin-left="0in" fo:margin-right="0in" style:writing-mode="lr-tb"/>
    </style:style>
    <style:style style:name="T26" style:parent-style-name="DefaultParagraphFont" style:family="text">
      <style:text-properties fo:font-weight="bold" style:font-weight-asian="bold"/>
    </style:style>
    <style:style style:name="S27" style:family="section">
      <style:section-properties fo:margin-left="0in" fo:margin-right="0in" style:writing-mode="lr-tb"/>
    </style:style>
    <style:style style:name="S28" style:family="section">
      <style:section-properties fo:margin-left="0in" fo:margin-right="0in" style:writing-mode="lr-tb"/>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S29" style:family="section">
      <style:section-properties fo:margin-left="0in" fo:margin-right="0in" style:writing-mode="lr-tb"/>
    </style:style>
    <style:style style:name="S30" style:family="section">
      <style:section-properties fo:margin-left="0in" fo:margin-right="0in" style:writing-mode="lr-tb"/>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S31" style:family="section">
      <style:section-properties fo:margin-left="0in" fo:margin-right="0in" style:writing-mode="lr-tb"/>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S32" style:family="section">
      <style:section-properties fo:margin-left="0in" fo:margin-right="0in" style:writing-mode="lr-tb"/>
    </style:style>
    <style:style style:name="T33" style:parent-style-name="DefaultParagraphFont" style:family="text">
      <style:text-properties fo:font-weight="bold" style:font-weight-asian="bold"/>
    </style:style>
    <style:style style:name="S33" style:family="section">
      <style:section-properties fo:margin-left="0in" fo:margin-right="0in" style:writing-mode="lr-tb"/>
    </style:style>
    <style:style style:name="P34" style:parent-style-name="Textbody" style:family="paragraph">
      <style:text-properties fo:font-weight="bold" style:font-weight-asian="bold"/>
    </style:style>
    <style:style style:name="S34" style:family="section">
      <style:section-properties fo:margin-left="0in" fo:margin-right="0in" style:writing-mode="lr-tb"/>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S35" style:family="section">
      <style:section-properties fo:margin-left="0in" fo:margin-right="0in" style:writing-mode="lr-tb"/>
    </style:style>
    <style:style style:name="P37" style:parent-style-name="Textbody" style:family="paragraph">
      <style:text-properties fo:font-weight="bold" style:font-weight-asian="bold"/>
    </style:style>
    <style:style style:name="S36" style:family="section">
      <style:section-properties fo:margin-left="0in" fo:margin-right="0in" style:writing-mode="lr-tb"/>
    </style:style>
    <style:style style:name="T38" style:parent-style-name="DefaultParagraphFont" style:family="text">
      <style:text-properties fo:font-weight="bold" style:font-weight-asian="bold"/>
    </style:style>
    <style:style style:name="S37" style:family="section">
      <style:section-properties fo:margin-left="0in" fo:margin-right="0in" style:writing-mode="lr-tb"/>
    </style:style>
    <style:style style:name="S38" style:family="section">
      <style:section-properties fo:margin-left="0in" fo:margin-right="0in" style:writing-mode="lr-tb"/>
    </style:style>
    <style:style style:name="T39" style:parent-style-name="DefaultParagraphFont" style:family="text">
      <style:text-properties fo:font-weight="bold" style:font-weight-asian="bold"/>
    </style:style>
    <style:style style:name="T40" style:parent-style-name="DefaultParagraphFont" style:family="text">
      <style:text-properties style:font-name="Helvetica" fo:color="#494747" fo:background-color="#FFFFFF"/>
    </style:style>
    <style:style style:name="S39" style:family="section">
      <style:section-properties fo:margin-left="0in" fo:margin-right="0in" style:writing-mode="lr-tb"/>
    </style:style>
    <style:style style:name="S40" style:family="section">
      <style:section-properties fo:margin-left="0in" fo:margin-right="0in" style:writing-mode="lr-tb"/>
    </style:style>
    <style:style style:name="T41" style:parent-style-name="DefaultParagraphFont" style:family="text">
      <style:text-properties fo:font-weight="bold" style:font-weight-asian="bold"/>
    </style:style>
    <style:style style:name="S41" style:family="section">
      <style:section-properties fo:margin-left="0in" fo:margin-right="0in" style:writing-mode="lr-tb"/>
    </style:style>
    <style:style style:name="S42" style:family="section">
      <style:section-properties fo:margin-left="0in" fo:margin-right="0in" style:writing-mode="lr-tb"/>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S43" style:family="section">
      <style:section-properties fo:margin-left="0in" fo:margin-right="0in" style:writing-mode="lr-tb"/>
    </style:style>
    <style:style style:name="S44" style:family="section">
      <style:section-properties fo:margin-left="0in" fo:margin-right="0in" style:writing-mode="lr-tb"/>
    </style:style>
    <style:style style:name="T44" style:parent-style-name="DefaultParagraphFont" style:family="text">
      <style:text-properties fo:font-weight="bold" style:font-weight-asian="bold"/>
    </style:style>
    <style:style style:name="S45" style:family="section">
      <style:section-properties fo:margin-left="0in" fo:margin-right="0in" style:writing-mode="lr-tb"/>
    </style:style>
    <style:style style:name="S46" style:family="section">
      <style:section-properties fo:margin-left="0in" fo:margin-right="0in" style:writing-mode="lr-tb"/>
    </style:style>
    <style:style style:name="T45" style:parent-style-name="DefaultParagraphFont" style:family="text">
      <style:text-properties fo:font-weight="bold" style:font-weight-asian="bold"/>
    </style:style>
    <style:style style:name="S47" style:family="section">
      <style:section-properties fo:margin-left="0in" fo:margin-right="0in" style:writing-mode="lr-tb"/>
    </style:style>
    <style:style style:name="S48" style:family="section">
      <style:section-properties fo:margin-left="0in" fo:margin-right="0in" style:writing-mode="lr-tb"/>
    </style:style>
    <style:style style:name="T46" style:parent-style-name="DefaultParagraphFont" style:family="text">
      <style:text-properties fo:font-weight="bold" style:font-weight-asian="bold"/>
    </style:style>
    <style:style style:name="S49" style:family="section">
      <style:section-properties fo:margin-left="0in" fo:margin-right="0in" style:writing-mode="lr-tb"/>
    </style:style>
    <style:style style:name="S50" style:family="section">
      <style:section-properties fo:margin-left="0in" fo:margin-right="0in" style:writing-mode="lr-tb"/>
    </style:style>
    <style:style style:name="T47" style:parent-style-name="DefaultParagraphFont" style:family="text">
      <style:text-properties fo:font-weight="bold" style:font-weight-asian="bold"/>
    </style:style>
    <style:style style:name="S51" style:family="section">
      <style:section-properties fo:margin-left="0in" fo:margin-right="0in" style:writing-mode="lr-tb"/>
    </style:style>
    <style:style style:name="S52" style:family="section">
      <style:section-properties fo:margin-left="0in" fo:margin-right="0in" style:writing-mode="lr-tb"/>
    </style:style>
    <style:style style:name="T48" style:parent-style-name="DefaultParagraphFont" style:family="text">
      <style:text-properties fo:font-weight="bold" style:font-weight-asian="bold"/>
    </style:style>
    <style:style style:name="S53" style:family="section">
      <style:section-properties fo:margin-left="0in" fo:margin-right="0in" style:writing-mode="lr-tb"/>
    </style:style>
    <style:style style:name="S54" style:family="section">
      <style:section-properties fo:margin-left="0in" fo:margin-right="0in" style:writing-mode="lr-tb"/>
    </style:style>
    <style:style style:name="T49" style:parent-style-name="DefaultParagraphFont" style:family="text">
      <style:text-properties fo:font-weight="bold" style:font-weight-asian="bold"/>
    </style:style>
    <style:style style:name="S55" style:family="section">
      <style:section-properties fo:margin-left="0in" fo:margin-right="0in" style:writing-mode="lr-tb"/>
    </style:style>
    <style:style style:name="S56" style:family="section">
      <style:section-properties fo:margin-left="0in" fo:margin-right="0in" style:writing-mode="lr-tb"/>
    </style:style>
    <style:style style:name="T50" style:parent-style-name="DefaultParagraphFont" style:family="text">
      <style:text-properties fo:font-weight="bold" style:font-weight-asian="bold"/>
    </style:style>
    <style:style style:name="S57" style:family="section">
      <style:section-properties fo:margin-left="0in" fo:margin-right="0in" style:writing-mode="lr-tb"/>
    </style:style>
    <style:style style:name="S58" style:family="section">
      <style:section-properties fo:margin-left="0in" fo:margin-right="0in" style:writing-mode="lr-tb"/>
    </style:style>
    <style:style style:name="T51" style:parent-style-name="DefaultParagraphFont" style:family="text">
      <style:text-properties fo:font-weight="bold" style:font-weight-asian="bold"/>
    </style:style>
    <style:style style:name="S59" style:family="section">
      <style:section-properties fo:margin-left="0in" fo:margin-right="0in" style:writing-mode="lr-tb"/>
    </style:style>
    <style:style style:name="S60" style:family="section">
      <style:section-properties fo:margin-left="0in" fo:margin-right="0in" style:writing-mode="lr-tb"/>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S61" style:family="section">
      <style:section-properties fo:margin-left="0in" fo:margin-right="0in" style:writing-mode="lr-tb"/>
    </style:style>
    <style:style style:name="P54" style:parent-style-name="Normal" style:family="paragraph">
      <style:text-properties style:font-name-complex="Mangal" style:font-size-complex="10.5pt"/>
    </style:style>
    <style:style style:name="S62" style:family="section">
      <style:section-properties fo:margin-left="0in" fo:margin-right="0in" style:writing-mode="lr-tb"/>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S63" style:family="section">
      <style:section-properties fo:margin-left="0in" fo:margin-right="0in" style:writing-mode="lr-tb"/>
    </style:style>
    <style:style style:name="S64" style:family="section">
      <style:section-properties fo:margin-left="0in" fo:margin-right="0in" style:writing-mode="lr-tb"/>
    </style:style>
    <style:style style:name="T57" style:parent-style-name="DefaultParagraphFont" style:family="text">
      <style:text-properties fo:font-weight="bold" style:font-weight-asian="bold"/>
    </style:style>
    <style:style style:name="S65" style:family="section">
      <style:section-properties fo:margin-left="0in" fo:margin-right="0in" style:writing-mode="lr-tb"/>
    </style:style>
    <style:style style:name="S66" style:family="section">
      <style:section-properties fo:margin-left="0in" fo:margin-right="0in" style:writing-mode="lr-tb"/>
    </style:style>
    <style:style style:name="T58" style:parent-style-name="DefaultParagraphFont" style:family="text">
      <style:text-properties fo:font-weight="bold" style:font-weight-asian="bold"/>
    </style:style>
    <style:style style:name="S67" style:family="section">
      <style:section-properties fo:margin-left="0in" fo:margin-right="0in" style:writing-mode="lr-tb"/>
    </style:style>
    <style:style style:name="S68" style:family="section">
      <style:section-properties fo:margin-left="0in" fo:margin-right="0in" style:writing-mode="lr-tb"/>
    </style:style>
    <style:style style:name="T59" style:parent-style-name="DefaultParagraphFont" style:family="text">
      <style:text-properties fo:font-weight="bold" style:font-weight-asian="bold"/>
    </style:style>
    <style:style style:name="S69" style:family="section">
      <style:section-properties fo:margin-left="0in" fo:margin-right="0in" style:writing-mode="lr-tb"/>
    </style:style>
    <style:style style:name="S70" style:family="section">
      <style:section-properties fo:margin-left="0in" fo:margin-right="0in" style:writing-mode="lr-tb"/>
    </style:style>
    <style:style style:name="T60" style:parent-style-name="DefaultParagraphFont" style:family="text">
      <style:text-properties fo:font-weight="bold" style:font-weight-asian="bold"/>
    </style:style>
    <style:style style:name="S71" style:family="section">
      <style:section-properties fo:margin-left="0in" fo:margin-right="0in" style:writing-mode="lr-tb"/>
    </style:style>
    <style:style style:name="S72" style:family="section">
      <style:section-properties fo:margin-left="0in" fo:margin-right="0in" style:writing-mode="lr-tb"/>
    </style:style>
    <style:style style:name="T61" style:parent-style-name="DefaultParagraphFont" style:family="text">
      <style:text-properties fo:font-weight="bold" style:font-weight-asian="bold"/>
    </style:style>
    <style:style style:name="S73" style:family="section">
      <style:section-properties fo:margin-left="0in" fo:margin-right="0in" style:writing-mode="lr-tb"/>
    </style:style>
    <style:style style:name="S74" style:family="section">
      <style:section-properties fo:margin-left="0in" fo:margin-right="0in" style:writing-mode="lr-tb"/>
    </style:style>
    <style:style style:name="T62" style:parent-style-name="DefaultParagraphFont" style:family="text">
      <style:text-properties fo:font-weight="bold" style:font-weight-asian="bold"/>
    </style:style>
    <style:style style:name="S75" style:family="section">
      <style:section-properties fo:margin-left="0in" fo:margin-right="0in" style:writing-mode="lr-tb"/>
    </style:style>
    <style:style style:name="S76" style:family="section">
      <style:section-properties fo:margin-left="0in" fo:margin-right="0in" style:writing-mode="lr-tb"/>
    </style:style>
    <style:style style:name="T63" style:parent-style-name="DefaultParagraphFont" style:family="text">
      <style:text-properties fo:font-weight="bold" style:font-weight-asian="bold"/>
    </style:style>
    <style:style style:name="S77" style:family="section">
      <style:section-properties fo:margin-left="0in" fo:margin-right="0in" style:writing-mode="lr-tb"/>
    </style:style>
    <style:style style:name="S78" style:family="section">
      <style:section-properties fo:margin-left="0in" fo:margin-right="0in" style:writing-mode="lr-tb"/>
    </style:style>
    <style:style style:name="T64" style:parent-style-name="DefaultParagraphFont" style:family="text">
      <style:text-properties fo:font-weight="bold" style:font-weight-asian="bold"/>
    </style:style>
    <style:style style:name="S79" style:family="section">
      <style:section-properties fo:margin-left="0in" fo:margin-right="0in" style:writing-mode="lr-tb"/>
    </style:style>
    <style:style style:name="S80" style:family="section">
      <style:section-properties fo:margin-left="0in" fo:margin-right="0in" style:writing-mode="lr-tb"/>
    </style:style>
    <style:style style:name="T65" style:parent-style-name="DefaultParagraphFont" style:family="text">
      <style:text-properties fo:font-weight="bold" style:font-weight-asian="bold"/>
    </style:style>
    <style:style style:name="S81" style:family="section">
      <style:section-properties fo:margin-left="0in" fo:margin-right="0in" style:writing-mode="lr-tb"/>
    </style:style>
    <style:style style:name="P66" style:parent-style-name="Textbody" style:family="paragraph">
      <style:text-properties fo:font-weight="bold" style:font-weight-asian="bold"/>
    </style:style>
    <style:style style:name="S82" style:family="section">
      <style:section-properties fo:margin-left="0in" fo:margin-right="0in" style:writing-mode="lr-tb"/>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S83" style:family="section">
      <style:section-properties fo:margin-left="0in" fo:margin-right="0in" style:writing-mode="lr-tb"/>
    </style:style>
    <style:style style:name="S84" style:family="section">
      <style:section-properties fo:margin-left="0in" fo:margin-right="0in" style:writing-mode="lr-tb"/>
    </style:style>
    <style:style style:name="T70" style:parent-style-name="DefaultParagraphFont" style:family="text">
      <style:text-properties fo:font-weight="bold" style:font-weight-asian="bold"/>
    </style:style>
    <style:style style:name="S85" style:family="section">
      <style:section-properties fo:margin-left="0in" fo:margin-right="0in" style:writing-mode="lr-tb"/>
    </style:style>
    <style:style style:name="S86" style:family="section">
      <style:section-properties fo:margin-left="0in" fo:margin-right="0in" style:writing-mode="lr-tb"/>
    </style:style>
    <style:style style:name="T71" style:parent-style-name="DefaultParagraphFont" style:family="text">
      <style:text-properties fo:font-weight="bold" style:font-weight-asian="bold"/>
    </style:style>
    <style:style style:name="S87" style:family="section">
      <style:section-properties fo:margin-left="0in" fo:margin-right="0in" style:writing-mode="lr-tb"/>
    </style:style>
    <style:style style:name="S88" style:family="section">
      <style:section-properties fo:margin-left="0in" fo:margin-right="0in" style:writing-mode="lr-tb"/>
    </style:style>
    <style:style style:name="T72" style:parent-style-name="DefaultParagraphFont" style:family="text">
      <style:text-properties fo:font-weight="bold" style:font-weight-asian="bold"/>
    </style:style>
    <style:style style:name="S89" style:family="section">
      <style:section-properties fo:margin-left="0in" fo:margin-right="0in" style:writing-mode="lr-tb"/>
    </style:style>
    <style:style style:name="S90" style:family="section">
      <style:section-properties fo:margin-left="0in" fo:margin-right="0in" style:writing-mode="lr-tb"/>
    </style:style>
    <style:style style:name="T73" style:parent-style-name="DefaultParagraphFont" style:family="text">
      <style:text-properties fo:font-weight="bold" style:font-weight-asian="bold"/>
    </style:style>
    <style:style style:name="S91" style:family="section">
      <style:section-properties fo:margin-left="0in" fo:margin-right="0in" style:writing-mode="lr-tb"/>
    </style:style>
    <style:style style:name="S92" style:family="section">
      <style:section-properties fo:margin-left="0in" fo:margin-right="0in" style:writing-mode="lr-tb"/>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S93" style:family="section">
      <style:section-properties fo:margin-left="0in" fo:margin-right="0in" style:writing-mode="lr-tb"/>
    </style:style>
    <style:style style:name="P76" style:parent-style-name="Textbody" style:family="paragraph">
      <style:text-properties fo:font-weight="bold" style:font-weight-asian="bold"/>
    </style:style>
    <style:style style:name="S94" style:family="section">
      <style:section-properties fo:margin-left="0in" fo:margin-right="0in" style:writing-mode="lr-tb"/>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S95" style:family="section">
      <style:section-properties fo:margin-left="0in" fo:margin-right="0in" style:writing-mode="lr-tb"/>
    </style:style>
    <style:style style:name="P79" style:parent-style-name="Textbody" style:family="paragraph">
      <style:text-properties fo:font-weight="bold" style:font-weight-asian="bold"/>
    </style:style>
    <style:style style:name="S96" style:family="section">
      <style:section-properties fo:margin-left="0in" fo:margin-right="0in" style:writing-mode="lr-tb"/>
    </style:style>
    <style:style style:name="T80" style:parent-style-name="DefaultParagraphFont" style:family="text">
      <style:text-properties fo:font-weight="bold" style:font-weight-asian="bold"/>
    </style:style>
    <style:style style:name="S97" style:family="section">
      <style:section-properties fo:margin-left="0in" fo:margin-right="0in" style:writing-mode="lr-tb"/>
    </style:style>
    <style:style style:name="S98" style:family="section">
      <style:section-properties fo:margin-left="0in" fo:margin-right="0in" style:writing-mode="lr-tb"/>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S99" style:family="section">
      <style:section-properties fo:margin-left="0in" fo:margin-right="0in" style:writing-mode="lr-tb"/>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S100" style:family="section">
      <style:section-properties fo:margin-left="0in" fo:margin-right="0in" style:writing-mode="lr-tb"/>
    </style:style>
    <style:style style:name="T85" style:parent-style-name="DefaultParagraphFont" style:family="text">
      <style:text-properties fo:font-weight="bold" style:font-weight-asian="bold"/>
    </style:style>
    <style:style style:name="S101" style:family="section">
      <style:section-properties fo:margin-left="0in" fo:margin-right="0in" style:writing-mode="lr-tb"/>
    </style:style>
    <style:style style:name="S102" style:family="section">
      <style:section-properties fo:margin-left="0in" fo:margin-right="0in" style:writing-mode="lr-tb"/>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S103" style:family="section">
      <style:section-properties fo:margin-left="0in" fo:margin-right="0in" style:writing-mode="lr-tb"/>
    </style:style>
    <style:style style:name="S104" style:family="section">
      <style:section-properties fo:margin-left="0in" fo:margin-right="0in" style:writing-mode="lr-tb"/>
    </style:style>
    <style:style style:name="T88" style:parent-style-name="DefaultParagraphFont" style:family="text">
      <style:text-properties fo:font-weight="bold" style:font-weight-asian="bold"/>
    </style:style>
    <style:style style:name="S105" style:family="section">
      <style:section-properties fo:margin-left="0in" fo:margin-right="0in" style:writing-mode="lr-tb"/>
    </style:style>
    <style:style style:name="S106" style:family="section">
      <style:section-properties fo:margin-left="0in" fo:margin-right="0in" style:writing-mode="lr-tb"/>
    </style:style>
    <style:style style:name="T89" style:parent-style-name="DefaultParagraphFont" style:family="text">
      <style:text-properties fo:font-weight="bold" style:font-weight-asian="bold"/>
    </style:style>
    <style:style style:name="S107" style:family="section">
      <style:section-properties fo:margin-left="0in" fo:margin-right="0in" style:writing-mode="lr-tb"/>
    </style:style>
    <style:style style:name="S108" style:family="section">
      <style:section-properties fo:margin-left="0in" fo:margin-right="0in" style:writing-mode="lr-tb"/>
    </style:style>
    <style:style style:name="T90" style:parent-style-name="DefaultParagraphFont" style:family="text">
      <style:text-properties fo:font-weight="bold" style:font-weight-asian="bold"/>
    </style:style>
    <style:style style:name="S109" style:family="section">
      <style:section-properties fo:margin-left="0in" fo:margin-right="0in" style:writing-mode="lr-tb"/>
    </style:style>
    <style:style style:name="P91" style:parent-style-name="Textbody" style:family="paragraph">
      <style:text-properties fo:font-weight="bold" style:font-weight-asian="bold"/>
    </style:style>
    <style:style style:name="S110" style:family="section">
      <style:section-properties fo:margin-left="0in" fo:margin-right="0in" style:writing-mode="lr-tb"/>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S111" style:family="section">
      <style:section-properties fo:margin-left="0in" fo:margin-right="0in" style:writing-mode="lr-tb"/>
    </style:style>
    <style:style style:name="P94" style:parent-style-name="Textbody" style:family="paragraph">
      <style:text-properties fo:font-weight="bold" style:font-weight-asian="bold"/>
    </style:style>
    <style:style style:name="S112" style:family="section">
      <style:section-properties fo:margin-left="0in" fo:margin-right="0in" style:writing-mode="lr-tb"/>
    </style:style>
    <style:style style:name="T95" style:parent-style-name="DefaultParagraphFont" style:family="text">
      <style:text-properties fo:font-weight="bold" style:font-weight-asian="bold"/>
    </style:style>
    <style:style style:name="S113" style:family="section">
      <style:section-properties fo:margin-left="0in" fo:margin-right="0in" style:writing-mode="lr-tb"/>
    </style:style>
    <style:style style:name="S114" style:family="section">
      <style:section-properties fo:margin-left="0in" fo:margin-right="0in" style:writing-mode="lr-tb"/>
    </style:style>
    <style:style style:name="T96" style:parent-style-name="DefaultParagraphFont" style:family="text">
      <style:text-properties fo:font-weight="bold" style:font-weight-asian="bold"/>
    </style:style>
    <style:style style:name="S115" style:family="section">
      <style:section-properties fo:margin-left="0in" fo:margin-right="0in" style:writing-mode="lr-tb"/>
    </style:style>
    <style:style style:name="S116" style:family="section">
      <style:section-properties fo:margin-left="0in" fo:margin-right="0in" style:writing-mode="lr-tb"/>
    </style:style>
    <style:style style:name="T97" style:parent-style-name="DefaultParagraphFont" style:family="text">
      <style:text-properties fo:font-weight="bold" style:font-weight-asian="bold"/>
    </style:style>
    <style:style style:name="S117" style:family="section">
      <style:section-properties fo:margin-left="0in" fo:margin-right="0in" style:writing-mode="lr-tb"/>
    </style:style>
    <style:style style:name="S118" style:family="section">
      <style:section-properties fo:margin-left="0in" fo:margin-right="0in" style:writing-mode="lr-tb"/>
    </style:style>
    <style:style style:name="T98" style:parent-style-name="DefaultParagraphFont" style:family="text">
      <style:text-properties fo:font-weight="bold" style:font-weight-asian="bold"/>
    </style:style>
    <style:style style:name="S119" style:family="section">
      <style:section-properties fo:margin-left="0in" fo:margin-right="0in" style:writing-mode="lr-tb"/>
    </style:style>
    <style:style style:name="S120" style:family="section">
      <style:section-properties fo:margin-left="0in" fo:margin-right="0in" style:writing-mode="lr-tb"/>
    </style:style>
    <style:style style:name="P99" style:parent-style-name="PreformattedText" style:family="paragraph">
      <style:paragraph-properties fo:margin-bottom="0.1965in"/>
    </style:style>
    <style:style style:name="P100" style:parent-style-name="PreformattedText" style:family="paragraph">
      <style:text-properties fo:font-weight="bold" style:font-weight-asian="bold"/>
    </style:style>
    <style:style style:name="P101" style:parent-style-name="PreformattedText" style:family="paragraph">
      <style:text-properties fo:font-weight="bold" style:font-weight-asian="bold"/>
    </style:style>
    <style:style style:name="P102" style:parent-style-name="PreformattedText" style:family="paragraph">
      <style:text-properties fo:font-weight="bold" style:font-weight-asian="bold"/>
    </style:style>
    <style:style style:name="P103" style:parent-style-name="PreformattedText" style:family="paragraph">
      <style:paragraph-properties fo:margin-bottom="0.1965in"/>
      <style:text-properties fo:font-weight="bold" style:font-weight-asian="bold"/>
    </style:style>
    <style:style style:name="P104" style:parent-style-name="PreformattedText" style:family="paragraph">
      <style:paragraph-properties fo:margin-bottom="0.1965in"/>
    </style:style>
    <style:style style:name="S121" style:family="section">
      <style:section-properties fo:margin-left="0in" fo:margin-right="0in" style:writing-mode="lr-tb"/>
    </style:style>
    <style:style style:name="P105" style:parent-style-name="Textbody" style:family="paragraph">
      <style:text-properties fo:font-weight="bold" style:font-weight-asian="bold"/>
    </style:style>
    <style:style style:name="S122" style:family="section">
      <style:section-properties fo:margin-left="0in" fo:margin-right="0in" style:writing-mode="lr-tb"/>
    </style:style>
    <style:style style:name="T106" style:parent-style-name="DefaultParagraphFont" style:family="text">
      <style:text-properties fo:font-weight="bold" style:font-weight-asian="bold"/>
    </style:style>
    <style:style style:name="S123" style:family="section">
      <style:section-properties fo:margin-left="0in" fo:margin-right="0in" style:writing-mode="lr-tb"/>
    </style:style>
    <style:style style:name="S124" style:family="section">
      <style:section-properties fo:margin-left="0in" fo:margin-right="0in" style:writing-mode="lr-tb"/>
    </style:style>
    <style:style style:name="T107" style:parent-style-name="DefaultParagraphFont" style:family="text">
      <style:text-properties fo:font-weight="bold" style:font-weight-asian="bold"/>
    </style:style>
    <style:style style:name="S125" style:family="section">
      <style:section-properties fo:margin-left="0in" fo:margin-right="0in" style:writing-mode="lr-tb"/>
    </style:style>
    <style:style style:name="S126" style:family="section">
      <style:section-properties fo:margin-left="0in" fo:margin-right="0in" style:writing-mode="lr-tb"/>
    </style:style>
    <style:style style:name="P108" style:parent-style-name="PreformattedText" style:family="paragraph">
      <style:paragraph-properties fo:margin-bottom="0.1965in"/>
    </style:style>
    <style:style style:name="P109" style:parent-style-name="Textbody" style:family="paragraph">
      <style:text-properties fo:font-weight="bold" style:font-weight-asian="bold"/>
    </style:style>
    <style:style style:name="P110" style:parent-style-name="PreformattedText" style:family="paragraph">
      <style:text-properties fo:font-weight="bold" style:font-weight-asian="bold"/>
    </style:style>
    <style:style style:name="P111" style:parent-style-name="PreformattedText" style:family="paragraph">
      <style:text-properties fo:font-weight="bold" style:font-weight-asian="bold"/>
    </style:style>
    <style:style style:name="P112" style:parent-style-name="PreformattedText" style:family="paragraph">
      <style:text-properties fo:font-weight="bold" style:font-weight-asian="bold"/>
    </style:style>
    <style:style style:name="P113" style:parent-style-name="PreformattedText" style:family="paragraph">
      <style:text-properties fo:font-weight="bold" style:font-weight-asian="bold"/>
    </style:style>
    <style:style style:name="P114" style:parent-style-name="PreformattedText" style:family="paragraph">
      <style:text-properties fo:font-weight="bold" style:font-weight-asian="bold"/>
    </style:style>
    <style:style style:name="P115" style:parent-style-name="PreformattedText" style:family="paragraph">
      <style:text-properties fo:font-weight="bold" style:font-weight-asian="bold"/>
    </style:style>
    <style:style style:name="P116" style:parent-style-name="PreformattedText" style:family="paragraph">
      <style:text-properties fo:font-weight="bold" style:font-weight-asian="bold"/>
    </style:style>
    <style:style style:name="P117" style:parent-style-name="PreformattedText" style:family="paragraph">
      <style:text-properties fo:font-weight="bold" style:font-weight-asian="bold"/>
    </style:style>
    <style:style style:name="P118" style:parent-style-name="PreformattedText" style:family="paragraph">
      <style:text-properties fo:font-weight="bold" style:font-weight-asian="bold"/>
    </style:style>
    <style:style style:name="P119" style:parent-style-name="PreformattedText" style:family="paragraph">
      <style:text-properties fo:font-weight="bold" style:font-weight-asian="bold"/>
    </style:style>
    <style:style style:name="P120" style:parent-style-name="PreformattedText" style:family="paragraph">
      <style:text-properties fo:font-weight="bold" style:font-weight-asian="bold"/>
    </style:style>
    <style:style style:name="P121" style:parent-style-name="PreformattedText" style:family="paragraph">
      <style:text-properties fo:font-weight="bold" style:font-weight-asian="bold"/>
    </style:style>
    <style:style style:name="P122" style:parent-style-name="PreformattedText" style:family="paragraph">
      <style:paragraph-properties fo:margin-bottom="0.1965in"/>
      <style:text-properties fo:font-weight="bold" style:font-weight-asian="bold"/>
    </style:style>
    <style:style style:name="P123" style:parent-style-name="PreformattedText" style:family="paragraph">
      <style:paragraph-properties fo:margin-bottom="0.1965in"/>
    </style:style>
    <style:style style:name="S127" style:family="section">
      <style:section-properties fo:margin-left="0in" fo:margin-right="0in" style:writing-mode="lr-tb"/>
    </style:style>
    <style:style style:name="S128" style:family="section">
      <style:section-properties fo:margin-left="0in" fo:margin-right="0in" style:writing-mode="lr-tb"/>
    </style:style>
    <style:style style:name="T124" style:parent-style-name="DefaultParagraphFont" style:family="text">
      <style:text-properties fo:font-weight="bold" style:font-weight-asian="bold"/>
    </style:style>
    <style:style style:name="T125" style:parent-style-name="DefaultParagraphFont" style:family="text">
      <style:text-properties style:font-name="Arial" style:font-name-complex="Arial" fo:color="#555555" fo:font-size="10.5pt" style:font-size-asian="10.5pt" style:font-size-complex="10.5pt" fo:background-color="#FDFDFD"/>
    </style:style>
    <style:style style:name="T126" style:parent-style-name="DefaultParagraphFont" style:family="text">
      <style:text-properties style:font-name="Arial" style:font-name-complex="Arial" fo:color="#555555" fo:font-size="10.5pt" style:font-size-asian="10.5pt" style:font-size-complex="10.5pt"/>
    </style:style>
    <style:style style:name="T127" style:parent-style-name="DefaultParagraphFont" style:family="text">
      <style:text-properties style:font-name="Arial" style:font-name-complex="Arial" fo:color="#555555" fo:font-size="10.5pt" style:font-size-asian="10.5pt" style:font-size-complex="10.5pt" fo:background-color="#FDFDFD"/>
    </style:style>
    <style:style style:name="T128" style:parent-style-name="DefaultParagraphFont" style:family="text">
      <style:text-properties fo:font-weight="bold" style:font-weight-asian="bold"/>
    </style:style>
    <style:style style:name="S129" style:family="section">
      <style:section-properties fo:margin-left="0in" fo:margin-right="0in" style:writing-mode="lr-tb"/>
    </style:style>
    <style:style style:name="S130" style:family="section">
      <style:section-properties fo:margin-left="0in" fo:margin-right="0in" style:writing-mode="lr-tb"/>
    </style:style>
    <style:style style:name="T129" style:parent-style-name="DefaultParagraphFont" style:family="text">
      <style:text-properties fo:font-weight="bold" style:font-weight-asian="bold"/>
    </style:style>
    <style:style style:name="S131" style:family="section">
      <style:section-properties fo:margin-left="0in" fo:margin-right="0in" style:writing-mode="lr-tb"/>
    </style:style>
    <style:style style:name="P130" style:parent-style-name="Textbody" style:family="paragraph">
      <style:text-properties fo:font-weight="bold" style:font-weight-asian="bold"/>
    </style:style>
    <style:style style:name="S132" style:family="section">
      <style:section-properties fo:margin-left="0in" fo:margin-right="0in" style:writing-mode="lr-tb"/>
    </style:style>
    <style:style style:name="T131" style:parent-style-name="DefaultParagraphFont" style:family="text">
      <style:text-properties fo:font-weight="bold" style:font-weight-asian="bold"/>
    </style:style>
    <style:style style:name="S133" style:family="section">
      <style:section-properties fo:margin-left="0in" fo:margin-right="0in" style:writing-mode="lr-tb"/>
    </style:style>
    <style:style style:name="S134" style:family="section">
      <style:section-properties fo:margin-left="0in" fo:margin-right="0in" style:writing-mode="lr-tb"/>
    </style:style>
    <style:style style:name="T132" style:parent-style-name="DefaultParagraphFont" style:family="text">
      <style:text-properties fo:font-weight="bold" style:font-weight-asian="bold"/>
    </style:style>
    <style:style style:name="S135" style:family="section">
      <style:section-properties fo:margin-left="0in" fo:margin-right="0in" style:writing-mode="lr-tb"/>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S136" style:family="section">
      <style:section-properties fo:margin-left="0in" fo:margin-right="0in" style:writing-mode="lr-tb"/>
    </style:style>
    <style:style style:name="T135" style:parent-style-name="DefaultParagraphFont" style:family="text">
      <style:text-properties fo:font-weight="bold" style:font-weight-asian="bold"/>
    </style:style>
    <style:style style:name="S137" style:family="section">
      <style:section-properties fo:margin-left="0in" fo:margin-right="0in" style:writing-mode="lr-tb"/>
    </style:style>
    <style:style style:name="S138" style:family="section">
      <style:section-properties fo:margin-left="0in" fo:margin-right="0in" style:writing-mode="lr-tb"/>
    </style:style>
    <style:style style:name="T136" style:parent-style-name="DefaultParagraphFont" style:family="text">
      <style:text-properties fo:font-weight="bold" style:font-weight-asian="bold"/>
    </style:style>
    <style:style style:name="T137" style:parent-style-name="DefaultParagraphFont" style:family="text">
      <style:text-properties fo:font-weight="bold" style:font-weight-asian="bold"/>
    </style:style>
    <style:style style:name="S139" style:family="section">
      <style:section-properties fo:margin-left="0in" fo:margin-right="0in" style:writing-mode="lr-tb"/>
    </style:style>
    <style:style style:name="P138" style:parent-style-name="Textbody" style:family="paragraph">
      <style:text-properties fo:font-weight="bold" style:font-weight-asian="bold"/>
    </style:style>
    <style:style style:name="S140" style:family="section">
      <style:section-properties fo:margin-left="0in" fo:margin-right="0in" style:writing-mode="lr-tb"/>
    </style:style>
    <style:style style:name="T139" style:parent-style-name="DefaultParagraphFont" style:family="text">
      <style:text-properties fo:font-weight="bold" style:font-weight-asian="bold"/>
    </style:style>
    <style:style style:name="S141" style:family="section">
      <style:section-properties fo:margin-left="0in" fo:margin-right="0in" style:writing-mode="lr-tb"/>
    </style:style>
    <style:style style:name="S142" style:family="section">
      <style:section-properties fo:margin-left="0in" fo:margin-right="0in" style:writing-mode="lr-tb"/>
    </style:style>
    <style:style style:name="T140" style:parent-style-name="DefaultParagraphFont" style:family="text">
      <style:text-properties fo:font-weight="bold" style:font-weight-asian="bold"/>
    </style:style>
    <style:style style:name="S143" style:family="section">
      <style:section-properties fo:margin-left="0in" fo:margin-right="0in" style:writing-mode="lr-tb"/>
    </style:style>
    <style:style style:name="S144" style:family="section">
      <style:section-properties fo:margin-left="0in" fo:margin-right="0in" style:writing-mode="lr-tb"/>
    </style:style>
    <style:style style:name="T141" style:parent-style-name="DefaultParagraphFont" style:family="text">
      <style:text-properties fo:font-weight="bold" style:font-weight-asian="bold"/>
    </style:style>
    <style:style style:name="S145" style:family="section">
      <style:section-properties fo:margin-left="0in" fo:margin-right="0in" style:writing-mode="lr-tb"/>
    </style:style>
    <style:style style:name="S146" style:family="section">
      <style:section-properties fo:margin-left="0in" fo:margin-right="0in" style:writing-mode="lr-tb"/>
    </style:style>
    <style:style style:name="T142" style:parent-style-name="DefaultParagraphFont" style:family="text">
      <style:text-properties fo:font-weight="bold" style:font-weight-asian="bold"/>
    </style:style>
    <style:style style:name="S147" style:family="section">
      <style:section-properties fo:margin-left="0in" fo:margin-right="0in" style:writing-mode="lr-tb"/>
    </style:style>
    <style:style style:name="S148" style:family="section">
      <style:section-properties fo:margin-left="0in" fo:margin-right="0in" style:writing-mode="lr-tb"/>
    </style:style>
    <style:style style:name="T143" style:parent-style-name="DefaultParagraphFont" style:family="text">
      <style:text-properties fo:font-weight="bold" style:font-weight-asian="bold"/>
    </style:style>
    <style:style style:name="S149" style:family="section">
      <style:section-properties fo:margin-left="0in" fo:margin-right="0in" style:writing-mode="lr-tb"/>
    </style:style>
    <style:style style:name="S150" style:family="section">
      <style:section-properties fo:margin-left="0in" fo:margin-right="0in" style:writing-mode="lr-tb"/>
    </style:style>
    <style:style style:name="T144" style:parent-style-name="DefaultParagraphFont" style:family="text">
      <style:text-properties fo:font-weight="bold" style:font-weight-asian="bold"/>
    </style:style>
    <style:style style:name="T145" style:parent-style-name="DefaultParagraphFont" style:family="text">
      <style:text-properties fo:font-weight="bold" style:font-weight-asian="bold"/>
    </style:style>
    <style:style style:name="S151" style:family="section">
      <style:section-properties fo:margin-left="0in" fo:margin-right="0in" style:writing-mode="lr-tb"/>
    </style:style>
    <style:style style:name="P146" style:parent-style-name="Textbody" style:family="paragraph">
      <style:text-properties fo:font-weight="bold" style:font-weight-asian="bold"/>
    </style:style>
    <style:style style:name="S152" style:family="section">
      <style:section-properties fo:margin-left="0in" fo:margin-right="0in" style:writing-mode="lr-tb"/>
    </style:style>
    <style:style style:name="T147" style:parent-style-name="DefaultParagraphFont" style:family="text">
      <style:text-properties fo:font-weight="bold" style:font-weight-asian="bold"/>
    </style:style>
    <style:style style:name="S153" style:family="section">
      <style:section-properties fo:margin-left="0in" fo:margin-right="0in" style:writing-mode="lr-tb"/>
    </style:style>
    <style:style style:name="S154" style:family="section">
      <style:section-properties fo:margin-left="0in" fo:margin-right="0in" style:writing-mode="lr-tb"/>
    </style:style>
    <style:style style:name="T148" style:parent-style-name="DefaultParagraphFont" style:family="text">
      <style:text-properties fo:font-weight="bold" style:font-weight-asian="bold"/>
    </style:style>
    <style:style style:name="S155" style:family="section">
      <style:section-properties fo:margin-left="0in" fo:margin-right="0in" style:writing-mode="lr-tb"/>
    </style:style>
    <style:style style:name="S156" style:family="section">
      <style:section-properties fo:margin-left="0in" fo:margin-right="0in" style:writing-mode="lr-tb"/>
    </style:style>
    <style:style style:name="T149" style:parent-style-name="DefaultParagraphFont" style:family="text">
      <style:text-properties fo:font-weight="bold" style:font-weight-asian="bold"/>
    </style:style>
    <style:style style:name="S157" style:family="section">
      <style:section-properties fo:margin-left="0in" fo:margin-right="0in" style:writing-mode="lr-tb"/>
    </style:style>
    <style:style style:name="S158" style:family="section">
      <style:section-properties fo:margin-left="0in" fo:margin-right="0in" style:writing-mode="lr-tb"/>
    </style:style>
    <style:style style:name="T150" style:parent-style-name="DefaultParagraphFont" style:family="text">
      <style:text-properties fo:font-weight="bold" style:font-weight-asian="bold"/>
    </style:style>
    <style:style style:name="S159" style:family="section">
      <style:section-properties fo:margin-left="0in" fo:margin-right="0in" style:writing-mode="lr-tb"/>
    </style:style>
    <style:style style:name="P151" style:parent-style-name="Textbody" style:family="paragraph">
      <style:text-properties fo:font-weight="bold" style:font-weight-asian="bold"/>
    </style:style>
    <style:style style:name="S160" style:family="section">
      <style:section-properties fo:margin-left="0in" fo:margin-right="0in" style:writing-mode="lr-tb"/>
    </style:style>
    <style:style style:name="T152" style:parent-style-name="DefaultParagraphFont" style:family="text">
      <style:text-properties fo:font-weight="bold" style:font-weight-asian="bold"/>
    </style:style>
    <style:style style:name="S161" style:family="section">
      <style:section-properties fo:margin-left="0in" fo:margin-right="0in" style:writing-mode="lr-tb"/>
    </style:style>
    <style:style style:name="S162" style:family="section">
      <style:section-properties fo:margin-left="0in" fo:margin-right="0in" style:writing-mode="lr-tb"/>
    </style:style>
    <style:style style:name="T153" style:parent-style-name="DefaultParagraphFont" style:family="text">
      <style:text-properties fo:font-weight="bold" style:font-weight-asian="bold"/>
    </style:style>
    <style:style style:name="T154" style:parent-style-name="DefaultParagraphFont" style:family="text">
      <style:text-properties fo:font-weight="bold" style:font-weight-asian="bold"/>
    </style:style>
    <style:style style:name="S163" style:family="section">
      <style:section-properties fo:margin-left="0in" fo:margin-right="0in" style:writing-mode="lr-tb"/>
    </style:style>
    <style:style style:name="P155" style:parent-style-name="Textbody" style:family="paragraph">
      <style:text-properties fo:font-weight="bold" style:font-weight-asian="bold"/>
    </style:style>
    <style:style style:name="S164" style:family="section">
      <style:section-properties fo:margin-left="0in" fo:margin-right="0in" style:writing-mode="lr-tb"/>
    </style:style>
    <style:style style:name="T156" style:parent-style-name="DefaultParagraphFont" style:family="text">
      <style:text-properties fo:font-weight="bold" style:font-weight-asian="bold"/>
    </style:style>
    <style:style style:name="S165" style:family="section">
      <style:section-properties fo:margin-left="0in" fo:margin-right="0in" style:writing-mode="lr-tb"/>
    </style:style>
    <style:style style:name="S166" style:family="section">
      <style:section-properties fo:margin-left="0in" fo:margin-right="0in" style:writing-mode="lr-tb"/>
    </style:style>
    <style:style style:name="T157" style:parent-style-name="DefaultParagraphFont" style:family="text">
      <style:text-properties fo:font-weight="bold" style:font-weight-asian="bold"/>
    </style:style>
    <style:style style:name="S167" style:family="section">
      <style:section-properties fo:margin-left="0in" fo:margin-right="0in" style:writing-mode="lr-tb"/>
    </style:style>
    <style:style style:name="S168" style:family="section">
      <style:section-properties fo:margin-left="0in" fo:margin-right="0in" style:writing-mode="lr-tb"/>
    </style:style>
    <style:style style:name="T158" style:parent-style-name="DefaultParagraphFont" style:family="text">
      <style:text-properties fo:font-weight="bold" style:font-weight-asian="bold"/>
    </style:style>
    <style:style style:name="S169" style:family="section">
      <style:section-properties fo:margin-left="0in" fo:margin-right="0in" style:writing-mode="lr-tb"/>
    </style:style>
    <style:style style:name="P159" style:parent-style-name="Textbody" style:family="paragraph">
      <style:text-properties fo:font-weight="bold" style:font-weight-asian="bold"/>
    </style:style>
    <style:style style:name="P160" style:parent-style-name="Normal" style:family="paragraph">
      <style:text-properties style:font-name-complex="Mangal" style:font-size-complex="10.5pt"/>
    </style:style>
    <style:style style:name="S170" style:family="section">
      <style:section-properties fo:margin-left="0in" fo:margin-right="0in" style:writing-mode="lr-tb"/>
    </style:style>
    <style:style style:name="T161" style:parent-style-name="DefaultParagraphFont" style:family="text">
      <style:text-properties fo:font-weight="bold" style:font-weight-asian="bold"/>
    </style:style>
    <style:style style:name="T162" style:parent-style-name="DefaultParagraphFont" style:family="text">
      <style:text-properties fo:font-weight="bold" style:font-weight-asian="bold"/>
    </style:style>
    <style:style style:name="T163" style:parent-style-name="DefaultParagraphFont" style:family="text">
      <style:text-properties fo:font-weight="bold" style:font-weight-asian="bold"/>
    </style:style>
    <style:style style:name="S171" style:family="section">
      <style:section-properties fo:margin-left="0in" fo:margin-right="0in" style:writing-mode="lr-tb"/>
    </style:style>
    <style:style style:name="P164" style:parent-style-name="Textbody" style:family="paragraph">
      <style:text-properties fo:font-weight="bold" style:font-weight-asian="bold"/>
    </style:style>
    <style:style style:name="S172" style:family="section">
      <style:section-properties fo:margin-left="0in" fo:margin-right="0in" style:writing-mode="lr-tb"/>
    </style:style>
    <style:style style:name="T165" style:parent-style-name="DefaultParagraphFont" style:family="text">
      <style:text-properties fo:font-weight="bold" style:font-weight-asian="bold"/>
    </style:style>
    <style:style style:name="T166" style:parent-style-name="DefaultParagraphFont" style:family="text">
      <style:text-properties fo:font-weight="bold" style:font-weight-asian="bold"/>
    </style:style>
    <style:style style:name="S173" style:family="section">
      <style:section-properties fo:margin-left="0in" fo:margin-right="0in" style:writing-mode="lr-tb"/>
    </style:style>
    <style:style style:name="S174" style:family="section">
      <style:section-properties fo:margin-left="0in" fo:margin-right="0in" style:writing-mode="lr-tb"/>
    </style:style>
    <style:style style:name="T167" style:parent-style-name="DefaultParagraphFont" style:family="text">
      <style:text-properties fo:font-weight="bold" style:font-weight-asian="bold"/>
    </style:style>
    <style:style style:name="S175" style:family="section">
      <style:section-properties fo:margin-left="0in" fo:margin-right="0in" style:writing-mode="lr-tb"/>
    </style:style>
    <style:style style:name="S176" style:family="section">
      <style:section-properties fo:margin-left="0in" fo:margin-right="0in" style:writing-mode="lr-tb"/>
    </style:style>
    <style:style style:name="T168" style:parent-style-name="DefaultParagraphFont" style:family="text">
      <style:text-properties fo:font-weight="bold" style:font-weight-asian="bold"/>
    </style:style>
    <style:style style:name="S177" style:family="section">
      <style:section-properties fo:margin-left="0in" fo:margin-right="0in" style:writing-mode="lr-tb"/>
    </style:style>
    <style:style style:name="P169" style:parent-style-name="Textbody" style:family="paragraph">
      <style:text-properties fo:font-weight="bold" style:font-weight-asian="bold"/>
    </style:style>
    <style:style style:name="S178" style:family="section">
      <style:section-properties fo:margin-left="0in" fo:margin-right="0in" style:writing-mode="lr-tb"/>
    </style:style>
    <style:style style:name="T170" style:parent-style-name="DefaultParagraphFont" style:family="text">
      <style:text-properties fo:font-weight="bold" style:font-weight-asian="bold"/>
    </style:style>
    <style:style style:name="T171" style:parent-style-name="DefaultParagraphFont" style:family="text">
      <style:text-properties fo:font-weight="bold" style:font-weight-asian="bold"/>
    </style:style>
    <style:style style:name="S179" style:family="section">
      <style:section-properties fo:margin-left="0in" fo:margin-right="0in" style:writing-mode="lr-tb"/>
    </style:style>
    <style:style style:name="P172" style:parent-style-name="Textbody" style:family="paragraph">
      <style:text-properties fo:font-weight="bold" style:font-weight-asian="bold"/>
    </style:style>
    <style:style style:name="S180" style:family="section">
      <style:section-properties fo:margin-left="0in" fo:margin-right="0in" style:writing-mode="lr-tb"/>
    </style:style>
    <style:style style:name="T173" style:parent-style-name="DefaultParagraphFont" style:family="text">
      <style:text-properties fo:font-weight="bold" style:font-weight-asian="bold"/>
    </style:style>
    <style:style style:name="S181" style:family="section">
      <style:section-properties fo:margin-left="0in" fo:margin-right="0in" style:writing-mode="lr-tb"/>
    </style:style>
    <style:style style:name="S182" style:family="section">
      <style:section-properties fo:margin-left="0in" fo:margin-right="0in" style:writing-mode="lr-tb"/>
    </style:style>
    <style:style style:name="T174" style:parent-style-name="DefaultParagraphFont" style:family="text">
      <style:text-properties fo:font-weight="bold" style:font-weight-asian="bold"/>
    </style:style>
    <style:style style:name="T175" style:parent-style-name="DefaultParagraphFont" style:family="text">
      <style:text-properties fo:font-weight="bold" style:font-weight-asian="bold"/>
    </style:style>
    <style:style style:name="S183" style:family="section">
      <style:section-properties fo:margin-left="0in" fo:margin-right="0in" style:writing-mode="lr-tb"/>
    </style:style>
    <style:style style:name="P176" style:parent-style-name="Textbody" style:family="paragraph">
      <style:text-properties fo:font-weight="bold" style:font-weight-asian="bold"/>
    </style:style>
    <style:style style:name="S184" style:family="section">
      <style:section-properties fo:margin-left="0in" fo:margin-right="0in" style:writing-mode="lr-tb"/>
    </style:style>
    <style:style style:name="T177" style:parent-style-name="DefaultParagraphFont" style:family="text">
      <style:text-properties fo:font-weight="bold" style:font-weight-asian="bold"/>
    </style:style>
    <style:style style:name="S185" style:family="section">
      <style:section-properties fo:margin-left="0in" fo:margin-right="0in" style:writing-mode="lr-tb"/>
    </style:style>
    <style:style style:name="P178" style:parent-style-name="Textbody" style:family="paragraph">
      <style:text-properties fo:font-weight="bold" style:font-weight-asian="bold"/>
    </style:style>
    <style:style style:name="S186" style:family="section">
      <style:section-properties fo:margin-left="0in" fo:margin-right="0in" style:writing-mode="lr-tb"/>
    </style:style>
    <style:style style:name="T179" style:parent-style-name="DefaultParagraphFont" style:family="text">
      <style:text-properties fo:font-weight="bold" style:font-weight-asian="bold"/>
    </style:style>
    <style:style style:name="S187" style:family="section">
      <style:section-properties fo:margin-left="0in" fo:margin-right="0in" style:writing-mode="lr-tb"/>
    </style:style>
    <style:style style:name="S188" style:family="section">
      <style:section-properties fo:margin-left="0in" fo:margin-right="0in" style:writing-mode="lr-tb"/>
    </style:style>
    <style:style style:name="T180" style:parent-style-name="DefaultParagraphFont" style:family="text">
      <style:text-properties fo:font-weight="bold" style:font-weight-asian="bold"/>
    </style:style>
    <style:style style:name="S189" style:family="section">
      <style:section-properties fo:margin-left="0in" fo:margin-right="0in" style:writing-mode="lr-tb"/>
    </style:style>
    <style:style style:name="S190" style:family="section">
      <style:section-properties fo:margin-left="0in" fo:margin-right="0in" style:writing-mode="lr-tb"/>
    </style:style>
    <style:style style:name="T181" style:parent-style-name="DefaultParagraphFont" style:family="text">
      <style:text-properties fo:font-weight="bold" style:font-weight-asian="bold"/>
    </style:style>
    <style:style style:name="S191" style:family="section">
      <style:section-properties fo:margin-left="0in" fo:margin-right="0in" style:writing-mode="lr-tb"/>
    </style:style>
    <style:style style:name="S192" style:family="section">
      <style:section-properties fo:margin-left="0in" fo:margin-right="0in" style:writing-mode="lr-tb"/>
    </style:style>
    <style:style style:name="T182" style:parent-style-name="DefaultParagraphFont" style:family="text">
      <style:text-properties fo:font-weight="bold" style:font-weight-asian="bold"/>
    </style:style>
    <style:style style:name="S193" style:family="section">
      <style:section-properties fo:margin-left="0in" fo:margin-right="0in" style:writing-mode="lr-tb"/>
    </style:style>
    <style:style style:name="T183" style:parent-style-name="DefaultParagraphFont" style:family="text">
      <style:text-properties fo:font-weight="bold" style:font-weight-asian="bold"/>
    </style:style>
    <style:style style:name="S194" style:family="section">
      <style:section-properties fo:margin-left="0in" fo:margin-right="0in" style:writing-mode="lr-tb"/>
    </style:style>
    <style:style style:name="T184" style:parent-style-name="DefaultParagraphFont" style:family="text">
      <style:text-properties fo:font-weight="bold" style:font-weight-asian="bold"/>
    </style:style>
    <style:style style:name="S195" style:family="section">
      <style:section-properties fo:margin-left="0in" fo:margin-right="0in" style:writing-mode="lr-tb"/>
    </style:style>
    <style:style style:name="P185" style:parent-style-name="Textbody" style:family="paragraph">
      <style:text-properties fo:font-weight="bold" style:font-weight-asian="bold"/>
    </style:style>
    <style:style style:name="S196" style:family="section">
      <style:section-properties fo:margin-left="0in" fo:margin-right="0in" style:writing-mode="lr-tb"/>
    </style:style>
    <style:style style:name="T186" style:parent-style-name="DefaultParagraphFont" style:family="text">
      <style:text-properties fo:font-weight="bold" style:font-weight-asian="bold"/>
    </style:style>
    <style:style style:name="S197" style:family="section">
      <style:section-properties fo:margin-left="0in" fo:margin-right="0in" style:writing-mode="lr-tb"/>
    </style:style>
    <style:style style:name="P187" style:parent-style-name="Textbody" style:family="paragraph">
      <style:text-properties fo:font-weight="bold" style:font-weight-asian="bold"/>
    </style:style>
    <style:style style:name="S198" style:family="section">
      <style:section-properties fo:margin-left="0in" fo:margin-right="0in" style:writing-mode="lr-tb"/>
    </style:style>
    <style:style style:name="T188" style:parent-style-name="DefaultParagraphFont" style:family="text">
      <style:text-properties fo:font-weight="bold" style:font-weight-asian="bold"/>
    </style:style>
    <style:style style:name="T189" style:parent-style-name="DefaultParagraphFont" style:family="text">
      <style:text-properties fo:font-weight="bold" style:font-weight-asian="bold"/>
    </style:style>
    <style:style style:name="S199" style:family="section">
      <style:section-properties fo:margin-left="0in" fo:margin-right="0in" style:writing-mode="lr-tb"/>
    </style:style>
    <style:style style:name="P190" style:parent-style-name="Textbody" style:family="paragraph">
      <style:text-properties fo:font-weight="bold" style:font-weight-asian="bold"/>
    </style:style>
    <style:style style:name="S200" style:family="section">
      <style:section-properties fo:margin-left="0in" fo:margin-right="0in" style:writing-mode="lr-tb"/>
    </style:style>
    <style:style style:name="T191" style:parent-style-name="DefaultParagraphFont" style:family="text">
      <style:text-properties fo:font-weight="bold" style:font-weight-asian="bold"/>
    </style:style>
    <style:style style:name="T192" style:parent-style-name="DefaultParagraphFont" style:family="text">
      <style:text-properties fo:font-weight="bold" style:font-weight-asian="bold"/>
    </style:style>
    <style:style style:name="S201" style:family="section">
      <style:section-properties fo:margin-left="0in" fo:margin-right="0in" style:writing-mode="lr-tb"/>
    </style:style>
    <style:style style:name="S202" style:family="section">
      <style:section-properties fo:margin-left="0in" fo:margin-right="0in" style:writing-mode="lr-tb"/>
    </style:style>
    <style:style style:name="T193" style:parent-style-name="DefaultParagraphFont" style:family="text">
      <style:text-properties fo:font-weight="bold" style:font-weight-asian="bold"/>
    </style:style>
    <style:style style:name="S203" style:family="section">
      <style:section-properties fo:margin-left="0in" fo:margin-right="0in" style:writing-mode="lr-tb"/>
    </style:style>
    <style:style style:name="P194" style:parent-style-name="Textbody" style:family="paragraph">
      <style:text-properties fo:font-weight="bold" style:font-weight-asian="bold"/>
    </style:style>
    <style:style style:name="S204" style:family="section">
      <style:section-properties fo:margin-left="0in" fo:margin-right="0in" style:writing-mode="lr-tb"/>
    </style:style>
    <style:style style:name="T195" style:parent-style-name="DefaultParagraphFont" style:family="text">
      <style:text-properties fo:font-weight="bold" style:font-weight-asian="bold"/>
    </style:style>
    <style:style style:name="T196" style:parent-style-name="DefaultParagraphFont" style:family="text">
      <style:text-properties fo:font-weight="bold" style:font-weight-asian="bold"/>
    </style:style>
    <style:style style:name="S205" style:family="section">
      <style:section-properties fo:margin-left="0in" fo:margin-right="0in" style:writing-mode="lr-tb"/>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style>
    <style:style style:name="S206" style:family="section">
      <style:section-properties fo:margin-left="0in" fo:margin-right="0in" style:writing-mode="lr-tb"/>
    </style:style>
    <style:style style:name="T199" style:parent-style-name="DefaultParagraphFont" style:family="text">
      <style:text-properties fo:font-weight="bold" style:font-weight-asian="bold"/>
    </style:style>
    <style:style style:name="T200" style:parent-style-name="DefaultParagraphFont" style:family="text">
      <style:text-properties fo:font-weight="bold" style:font-weight-asian="bold"/>
    </style:style>
    <style:style style:name="S207" style:family="section">
      <style:section-properties fo:margin-left="0in" fo:margin-right="0in" style:writing-mode="lr-tb"/>
    </style:style>
    <style:style style:name="T201" style:parent-style-name="DefaultParagraphFont" style:family="text">
      <style:text-properties fo:font-weight="bold" style:font-weight-asian="bold"/>
    </style:style>
    <style:style style:name="T202" style:parent-style-name="DefaultParagraphFont" style:family="text">
      <style:text-properties fo:font-weight="bold" style:font-weight-asian="bold"/>
    </style:style>
    <style:style style:name="S208" style:family="section">
      <style:section-properties fo:margin-left="0in" fo:margin-right="0in" style:writing-mode="lr-tb"/>
    </style:style>
    <style:style style:name="S209" style:family="section">
      <style:section-properties fo:margin-left="0in" fo:margin-right="0in" style:writing-mode="lr-tb"/>
    </style:style>
    <style:style style:name="S210" style:family="section">
      <style:section-properties fo:margin-left="0in" fo:margin-right="0in" style:writing-mode="lr-tb"/>
    </style:style>
    <style:style style:name="T203" style:parent-style-name="DefaultParagraphFont" style:family="text">
      <style:text-properties fo:font-weight="bold" style:font-weight-asian="bold"/>
    </style:style>
    <style:style style:name="S211" style:family="section">
      <style:section-properties fo:margin-left="0in" fo:margin-right="0in" style:writing-mode="lr-tb"/>
    </style:style>
    <style:style style:name="P204" style:parent-style-name="Textbody" style:family="paragraph">
      <style:text-properties fo:font-weight="bold" style:font-weight-asian="bold"/>
    </style:style>
    <style:style style:name="S212" style:family="section">
      <style:section-properties fo:margin-left="0in" fo:margin-right="0in" style:writing-mode="lr-tb"/>
    </style:style>
    <style:style style:name="T205" style:parent-style-name="DefaultParagraphFont" style:family="text">
      <style:text-properties fo:font-weight="bold" style:font-weight-asian="bold"/>
    </style:style>
    <style:style style:name="S213" style:family="section">
      <style:section-properties fo:margin-left="0in" fo:margin-right="0in" style:writing-mode="lr-tb"/>
    </style:style>
    <style:style style:name="S214" style:family="section">
      <style:section-properties fo:margin-left="0in" fo:margin-right="0in" style:writing-mode="lr-tb"/>
    </style:style>
    <style:style style:name="T206" style:parent-style-name="DefaultParagraphFont" style:family="text">
      <style:text-properties fo:font-weight="bold" style:font-weight-asian="bold"/>
    </style:style>
    <style:style style:name="S215" style:family="section">
      <style:section-properties fo:margin-left="0in" fo:margin-right="0in" style:writing-mode="lr-tb"/>
    </style:style>
    <style:style style:name="S216" style:family="section">
      <style:section-properties fo:margin-left="0in" fo:margin-right="0in" style:writing-mode="lr-tb"/>
    </style:style>
    <style:style style:name="T207" style:parent-style-name="DefaultParagraphFont" style:family="text">
      <style:text-properties fo:font-weight="bold" style:font-weight-asian="bold"/>
    </style:style>
    <style:style style:name="S217" style:family="section">
      <style:section-properties fo:margin-left="0in" fo:margin-right="0in" style:writing-mode="lr-tb"/>
    </style:style>
    <style:style style:name="S218" style:family="section">
      <style:section-properties fo:margin-left="0in" fo:margin-right="0in" style:writing-mode="lr-tb"/>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style:style>
    <style:style style:name="S219" style:family="section">
      <style:section-properties fo:margin-left="0in" fo:margin-right="0in" style:writing-mode="lr-tb"/>
    </style:style>
    <style:style style:name="P210" style:parent-style-name="Textbody" style:family="paragraph">
      <style:text-properties fo:font-weight="bold" style:font-weight-asian="bold"/>
    </style:style>
    <style:style style:name="S220" style:family="section">
      <style:section-properties fo:margin-left="0in" fo:margin-right="0in" style:writing-mode="lr-tb"/>
    </style:style>
    <style:style style:name="T211" style:parent-style-name="DefaultParagraphFont" style:family="text">
      <style:text-properties fo:font-weight="bold" style:font-weight-asian="bold"/>
    </style:style>
    <style:style style:name="T212" style:parent-style-name="DefaultParagraphFont" style:family="text">
      <style:text-properties fo:font-weight="bold" style:font-weight-asian="bold"/>
    </style:style>
    <style:style style:name="S221" style:family="section">
      <style:section-properties fo:margin-left="0in" fo:margin-right="0in" style:writing-mode="lr-tb"/>
    </style:style>
    <style:style style:name="P213" style:parent-style-name="Textbody" style:family="paragraph">
      <style:text-properties fo:font-weight="bold" style:font-weight-asian="bold"/>
    </style:style>
    <style:style style:name="S222" style:family="section">
      <style:section-properties fo:margin-left="0in" fo:margin-right="0in" style:writing-mode="lr-tb"/>
    </style:style>
    <style:style style:name="T214" style:parent-style-name="DefaultParagraphFont" style:family="text">
      <style:text-properties fo:font-weight="bold" style:font-weight-asian="bold"/>
    </style:style>
    <style:style style:name="S223" style:family="section">
      <style:section-properties fo:margin-left="0in" fo:margin-right="0in" style:writing-mode="lr-tb"/>
    </style:style>
    <style:style style:name="S224" style:family="section">
      <style:section-properties fo:margin-left="0in" fo:margin-right="0in" style:writing-mode="lr-tb"/>
    </style:style>
    <style:style style:name="T215" style:parent-style-name="DefaultParagraphFont" style:family="text">
      <style:text-properties fo:font-weight="bold" style:font-weight-asian="bold"/>
    </style:style>
    <style:style style:name="S225" style:family="section">
      <style:section-properties fo:margin-left="0in" fo:margin-right="0in" style:writing-mode="lr-tb"/>
    </style:style>
    <style:style style:name="S226" style:family="section">
      <style:section-properties fo:margin-left="0in" fo:margin-right="0in" style:writing-mode="lr-tb"/>
    </style:style>
    <style:style style:name="T216" style:parent-style-name="DefaultParagraphFont" style:family="text">
      <style:text-properties fo:font-weight="bold" style:font-weight-asian="bold"/>
    </style:style>
    <style:style style:name="S227" style:family="section">
      <style:section-properties fo:margin-left="0in" fo:margin-right="0in" style:writing-mode="lr-tb"/>
    </style:style>
    <style:style style:name="P217" style:parent-style-name="Textbody" style:family="paragraph">
      <style:text-properties fo:font-weight="bold" style:font-weight-asian="bold"/>
    </style:style>
    <style:style style:name="S228" style:family="section">
      <style:section-properties fo:margin-left="0in" fo:margin-right="0in" style:writing-mode="lr-tb"/>
    </style:style>
    <style:style style:name="T218" style:parent-style-name="DefaultParagraphFont" style:family="text">
      <style:text-properties fo:font-weight="bold" style:font-weight-asian="bold"/>
    </style:style>
    <style:style style:name="T219" style:parent-style-name="DefaultParagraphFont" style:family="text">
      <style:text-properties fo:font-weight="bold" style:font-weight-asian="bold"/>
    </style:style>
    <style:style style:name="S229" style:family="section">
      <style:section-properties fo:margin-left="0in" fo:margin-right="0in" style:writing-mode="lr-tb"/>
    </style:style>
    <style:style style:name="P220" style:parent-style-name="Textbody" style:family="paragraph">
      <style:text-properties fo:font-weight="bold" style:font-weight-asian="bold"/>
    </style:style>
    <style:style style:name="S230" style:family="section">
      <style:section-properties fo:margin-left="0in" fo:margin-right="0in" style:writing-mode="lr-tb"/>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style>
    <style:style style:name="S231" style:family="section">
      <style:section-properties fo:margin-left="0in" fo:margin-right="0in" style:writing-mode="lr-tb"/>
    </style:style>
    <style:style style:name="P223" style:parent-style-name="Textbody" style:family="paragraph">
      <style:text-properties fo:font-weight="bold" style:font-weight-asian="bold"/>
    </style:style>
    <style:style style:name="S232" style:family="section">
      <style:section-properties fo:margin-left="0in" fo:margin-right="0in" style:writing-mode="lr-tb"/>
    </style:style>
    <style:style style:name="T224" style:parent-style-name="DefaultParagraphFont" style:family="text">
      <style:text-properties fo:font-weight="bold" style:font-weight-asian="bold"/>
    </style:style>
    <style:style style:name="T225" style:parent-style-name="DefaultParagraphFont" style:family="text">
      <style:text-properties fo:font-weight="bold" style:font-weight-asian="bold"/>
    </style:style>
    <style:style style:name="T226" style:parent-style-name="DefaultParagraphFont" style:family="text">
      <style:text-properties fo:font-weight="bold" style:font-weight-asian="bold"/>
    </style:style>
    <style:style style:name="S233" style:family="section">
      <style:section-properties fo:margin-left="0in" fo:margin-right="0in" style:writing-mode="lr-tb"/>
    </style:style>
    <style:style style:name="S234" style:family="section">
      <style:section-properties fo:margin-left="0in" fo:margin-right="0in" style:writing-mode="lr-tb"/>
    </style:style>
    <style:style style:name="T227" style:parent-style-name="DefaultParagraphFont" style:family="text">
      <style:text-properties fo:font-weight="bold" style:font-weight-asian="bold"/>
    </style:style>
    <style:style style:name="S235" style:family="section">
      <style:section-properties fo:margin-left="0in" fo:margin-right="0in" style:writing-mode="lr-tb"/>
    </style:style>
    <style:style style:name="S236" style:family="section">
      <style:section-properties fo:margin-left="0in" fo:margin-right="0in" style:writing-mode="lr-tb"/>
    </style:style>
    <style:style style:name="T228" style:parent-style-name="DefaultParagraphFont" style:family="text">
      <style:text-properties fo:font-weight="bold" style:font-weight-asian="bold"/>
    </style:style>
    <style:style style:name="S237" style:family="section">
      <style:section-properties fo:margin-left="0in" fo:margin-right="0in" style:writing-mode="lr-tb"/>
    </style:style>
    <style:style style:name="S238" style:family="section">
      <style:section-properties fo:margin-left="0in" fo:margin-right="0in" style:writing-mode="lr-tb"/>
    </style:style>
    <style:style style:name="S239" style:family="section">
      <style:section-properties fo:margin-left="0in" fo:margin-right="0in" style:writing-mode="lr-tb"/>
    </style:style>
    <style:style style:name="T229" style:parent-style-name="DefaultParagraphFont" style:family="text">
      <style:text-properties fo:font-weight="bold" style:font-weight-asian="bold"/>
    </style:style>
    <style:style style:name="S240" style:family="section">
      <style:section-properties fo:margin-left="0in" fo:margin-right="0in" style:writing-mode="lr-tb"/>
    </style:style>
    <style:style style:name="S241" style:family="section">
      <style:section-properties fo:margin-left="0in" fo:margin-right="0in" style:writing-mode="lr-tb"/>
    </style:style>
    <style:style style:name="T230" style:parent-style-name="DefaultParagraphFont" style:family="text">
      <style:text-properties fo:font-weight="bold" style:font-weight-asian="bold"/>
    </style:style>
    <style:style style:name="S242" style:family="section">
      <style:section-properties fo:margin-left="0in" fo:margin-right="0in" style:writing-mode="lr-tb"/>
    </style:style>
    <style:style style:name="S243" style:family="section">
      <style:section-properties fo:margin-left="0in" fo:margin-right="0in" style:writing-mode="lr-tb"/>
    </style:style>
    <style:style style:name="T231" style:parent-style-name="DefaultParagraphFont" style:family="text">
      <style:text-properties fo:font-weight="bold" style:font-weight-asian="bold"/>
    </style:style>
    <style:style style:name="S244" style:family="section">
      <style:section-properties fo:margin-left="0in" fo:margin-right="0in" style:writing-mode="lr-tb"/>
    </style:style>
    <style:style style:name="P232" style:parent-style-name="Textbody" style:family="paragraph">
      <style:text-properties fo:font-weight="bold" style:font-weight-asian="bold"/>
    </style:style>
    <style:style style:name="S245" style:family="section">
      <style:section-properties fo:margin-left="0in" fo:margin-right="0in" style:writing-mode="lr-tb"/>
    </style:style>
    <style:style style:name="T233" style:parent-style-name="DefaultParagraphFont" style:family="text">
      <style:text-properties fo:font-weight="bold" style:font-weight-asian="bold"/>
    </style:style>
    <style:style style:name="T234" style:parent-style-name="DefaultParagraphFont" style:family="text">
      <style:text-properties fo:font-weight="bold" style:font-weight-asian="bold"/>
    </style:style>
    <style:style style:name="S246" style:family="section">
      <style:section-properties fo:margin-left="0in" fo:margin-right="0in" style:writing-mode="lr-tb"/>
    </style:style>
    <style:style style:name="P235" style:parent-style-name="Textbody" style:family="paragraph">
      <style:text-properties fo:font-weight="bold" style:font-weight-asian="bold"/>
    </style:style>
    <style:style style:name="S247" style:family="section">
      <style:section-properties fo:margin-left="0in" fo:margin-right="0in" style:writing-mode="lr-tb"/>
    </style:style>
    <style:style style:name="T236" style:parent-style-name="DefaultParagraphFont" style:family="text">
      <style:text-properties fo:font-weight="bold" style:font-weight-asian="bold"/>
    </style:style>
    <style:style style:name="T237" style:parent-style-name="DefaultParagraphFont" style:family="text">
      <style:text-properties fo:font-weight="bold" style:font-weight-asian="bold"/>
    </style:style>
    <style:style style:name="S248" style:family="section">
      <style:section-properties fo:margin-left="0in" fo:margin-right="0in" style:writing-mode="lr-tb"/>
    </style:style>
    <style:style style:name="P238" style:parent-style-name="Textbody" style:family="paragraph">
      <style:text-properties fo:font-weight="bold" style:font-weight-asian="bold"/>
    </style:style>
    <style:style style:name="S249" style:family="section">
      <style:section-properties fo:margin-left="0in" fo:margin-right="0in" style:writing-mode="lr-tb"/>
    </style:style>
    <style:style style:name="T239" style:parent-style-name="DefaultParagraphFont" style:family="text">
      <style:text-properties fo:font-weight="bold" style:font-weight-asian="bold"/>
    </style:style>
    <style:style style:name="T240" style:parent-style-name="DefaultParagraphFont" style:family="text">
      <style:text-properties fo:font-weight="bold" style:font-weight-asian="bold"/>
    </style:style>
    <style:style style:name="S250" style:family="section">
      <style:section-properties fo:margin-left="0in" fo:margin-right="0in" style:writing-mode="lr-tb"/>
    </style:style>
    <style:style style:name="P241" style:parent-style-name="Textbody" style:family="paragraph">
      <style:text-properties fo:font-weight="bold" style:font-weight-asian="bold"/>
    </style:style>
    <style:style style:name="S251" style:family="section">
      <style:section-properties fo:margin-left="0in" fo:margin-right="0in" style:writing-mode="lr-tb"/>
    </style:style>
    <style:style style:name="T242" style:parent-style-name="DefaultParagraphFont" style:family="text">
      <style:text-properties fo:font-weight="bold" style:font-weight-asian="bold"/>
    </style:style>
    <style:style style:name="T243" style:parent-style-name="DefaultParagraphFont" style:family="text">
      <style:text-properties fo:font-weight="bold" style:font-weight-asian="bold"/>
    </style:style>
    <style:style style:name="S252" style:family="section">
      <style:section-properties fo:margin-left="0in" fo:margin-right="0in" style:writing-mode="lr-tb"/>
    </style:style>
    <style:style style:name="P244" style:parent-style-name="Textbody" style:family="paragraph">
      <style:text-properties fo:font-weight="bold" style:font-weight-asian="bold"/>
    </style:style>
    <style:style style:name="S253" style:family="section">
      <style:section-properties fo:margin-left="0in" fo:margin-right="0in" style:writing-mode="lr-tb"/>
    </style:style>
    <style:style style:name="T245" style:parent-style-name="DefaultParagraphFont" style:family="text">
      <style:text-properties fo:font-weight="bold" style:font-weight-asian="bold"/>
    </style:style>
    <style:style style:name="S254" style:family="section">
      <style:section-properties fo:margin-left="0in" fo:margin-right="0in" style:writing-mode="lr-tb"/>
    </style:style>
    <style:style style:name="S255" style:family="section">
      <style:section-properties fo:margin-left="0in" fo:margin-right="0in" style:writing-mode="lr-tb"/>
    </style:style>
    <style:style style:name="T246" style:parent-style-name="DefaultParagraphFont" style:family="text">
      <style:text-properties fo:font-weight="bold" style:font-weight-asian="bold"/>
    </style:style>
    <style:style style:name="S256" style:family="section">
      <style:section-properties fo:margin-left="0in" fo:margin-right="0in" style:writing-mode="lr-tb"/>
    </style:style>
    <style:style style:name="S257" style:family="section">
      <style:section-properties fo:margin-left="0in" fo:margin-right="0in" style:writing-mode="lr-tb"/>
    </style:style>
    <style:style style:name="T247" style:parent-style-name="DefaultParagraphFont" style:family="text">
      <style:text-properties fo:font-weight="bold" style:font-weight-asian="bold"/>
    </style:style>
    <style:style style:name="T248" style:parent-style-name="DefaultParagraphFont" style:family="text">
      <style:text-properties fo:font-weight="bold" style:font-weight-asian="bold"/>
    </style:style>
    <style:style style:name="S258" style:family="section">
      <style:section-properties fo:margin-left="0in" fo:margin-right="0in" style:writing-mode="lr-tb"/>
    </style:style>
    <style:style style:name="P249" style:parent-style-name="Textbody" style:family="paragraph">
      <style:text-properties fo:font-weight="bold" style:font-weight-asian="bold"/>
    </style:style>
    <style:style style:name="S259" style:family="section">
      <style:section-properties fo:margin-left="0in" fo:margin-right="0in" style:writing-mode="lr-tb"/>
    </style:style>
    <style:style style:name="T250" style:parent-style-name="DefaultParagraphFont" style:family="text">
      <style:text-properties fo:font-weight="bold" style:font-weight-asian="bold"/>
    </style:style>
    <style:style style:name="S260" style:family="section">
      <style:section-properties fo:margin-left="0in" fo:margin-right="0in" style:writing-mode="lr-tb"/>
    </style:style>
    <style:style style:name="S261" style:family="section">
      <style:section-properties fo:margin-left="0in" fo:margin-right="0in" style:writing-mode="lr-tb"/>
    </style:style>
    <style:style style:name="T251" style:parent-style-name="DefaultParagraphFont" style:family="text">
      <style:text-properties fo:font-weight="bold" style:font-weight-asian="bold"/>
    </style:style>
    <style:style style:name="S262" style:family="section">
      <style:section-properties fo:margin-left="0in" fo:margin-right="0in" style:writing-mode="lr-tb"/>
    </style:style>
    <style:style style:name="S263" style:family="section">
      <style:section-properties fo:margin-left="0in" fo:margin-right="0in" style:writing-mode="lr-tb"/>
    </style:style>
    <style:style style:name="T252" style:parent-style-name="DefaultParagraphFont" style:family="text">
      <style:text-properties fo:font-weight="bold" style:font-weight-asian="bold"/>
    </style:style>
    <style:style style:name="T253" style:parent-style-name="DefaultParagraphFont" style:family="text">
      <style:text-properties fo:font-weight="bold" style:font-weight-asian="bold"/>
    </style:style>
    <style:style style:name="S264" style:family="section">
      <style:section-properties fo:margin-left="0in" fo:margin-right="0in" style:writing-mode="lr-tb"/>
    </style:style>
    <style:style style:name="P254" style:parent-style-name="Textbody" style:family="paragraph">
      <style:text-properties fo:font-weight="bold" style:font-weight-asian="bold"/>
    </style:style>
    <style:style style:name="S265" style:family="section">
      <style:section-properties fo:margin-left="0in" fo:margin-right="0in" style:writing-mode="lr-tb"/>
    </style:style>
    <style:style style:name="T255" style:parent-style-name="DefaultParagraphFont" style:family="text">
      <style:text-properties fo:font-weight="bold" style:font-weight-asian="bold"/>
    </style:style>
    <style:style style:name="S266" style:family="section">
      <style:section-properties fo:margin-left="0in" fo:margin-right="0in" style:writing-mode="lr-tb"/>
    </style:style>
    <style:style style:name="S267" style:family="section">
      <style:section-properties fo:margin-left="0in" fo:margin-right="0in" style:writing-mode="lr-tb"/>
    </style:style>
    <style:style style:name="T256" style:parent-style-name="DefaultParagraphFont" style:family="text">
      <style:text-properties fo:font-weight="bold" style:font-weight-asian="bold"/>
    </style:style>
    <style:style style:name="S268" style:family="section">
      <style:section-properties fo:margin-left="0in" fo:margin-right="0in" style:writing-mode="lr-tb"/>
    </style:style>
    <style:style style:name="S269" style:family="section">
      <style:section-properties fo:margin-left="0in" fo:margin-right="0in" style:writing-mode="lr-tb"/>
    </style:style>
    <style:style style:name="T257" style:parent-style-name="DefaultParagraphFont" style:family="text">
      <style:text-properties fo:font-weight="bold" style:font-weight-asian="bold"/>
    </style:style>
    <style:style style:name="S270" style:family="section">
      <style:section-properties fo:margin-left="0in" fo:margin-right="0in" style:writing-mode="lr-tb"/>
    </style:style>
    <style:style style:name="S271" style:family="section">
      <style:section-properties fo:margin-left="0in" fo:margin-right="0in" style:writing-mode="lr-tb"/>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S272" style:family="section">
      <style:section-properties fo:margin-left="0in" fo:margin-right="0in" style:writing-mode="lr-tb"/>
    </style:style>
    <style:style style:name="P260" style:parent-style-name="Textbody" style:family="paragraph">
      <style:text-properties fo:font-weight="bold" style:font-weight-asian="bold"/>
    </style:style>
    <style:style style:name="S273" style:family="section">
      <style:section-properties fo:margin-left="0in" fo:margin-right="0in" style:writing-mode="lr-tb"/>
    </style:style>
    <style:style style:name="T261" style:parent-style-name="DefaultParagraphFont" style:family="text">
      <style:text-properties fo:font-weight="bold" style:font-weight-asian="bold"/>
    </style:style>
    <style:style style:name="S274" style:family="section">
      <style:section-properties fo:margin-left="0in" fo:margin-right="0in" style:writing-mode="lr-tb"/>
    </style:style>
    <style:style style:name="S275" style:family="section">
      <style:section-properties fo:margin-left="0in" fo:margin-right="0in" style:writing-mode="lr-tb"/>
    </style:style>
    <style:style style:name="T262" style:parent-style-name="DefaultParagraphFont" style:family="text">
      <style:text-properties fo:font-weight="bold" style:font-weight-asian="bold"/>
    </style:style>
    <style:style style:name="T263" style:parent-style-name="DefaultParagraphFont" style:family="text">
      <style:text-properties fo:font-weight="bold" style:font-weight-asian="bold"/>
    </style:style>
    <style:style style:name="S276" style:family="section">
      <style:section-properties fo:margin-left="0in" fo:margin-right="0in" style:writing-mode="lr-tb"/>
    </style:style>
    <style:style style:name="P264" style:parent-style-name="Textbody" style:family="paragraph">
      <style:text-properties fo:font-weight="bold" style:font-weight-asian="bold"/>
    </style:style>
    <style:style style:name="S277" style:family="section">
      <style:section-properties fo:margin-left="0in" fo:margin-right="0in" style:writing-mode="lr-tb"/>
    </style:style>
    <style:style style:name="T265" style:parent-style-name="DefaultParagraphFont" style:family="text">
      <style:text-properties fo:font-weight="bold" style:font-weight-asian="bold"/>
    </style:style>
    <style:style style:name="T266" style:parent-style-name="DefaultParagraphFont" style:family="text">
      <style:text-properties fo:font-weight="bold" style:font-weight-asian="bold"/>
    </style:style>
    <style:style style:name="S278" style:family="section">
      <style:section-properties fo:margin-left="0in" fo:margin-right="0in" style:writing-mode="lr-tb"/>
    </style:style>
    <style:style style:name="S279" style:family="section">
      <style:section-properties fo:margin-left="0in" fo:margin-right="0in" style:writing-mode="lr-tb"/>
    </style:style>
    <style:style style:name="T267" style:parent-style-name="DefaultParagraphFont" style:family="text">
      <style:text-properties fo:font-weight="bold" style:font-weight-asian="bold"/>
    </style:style>
    <style:style style:name="S280" style:family="section">
      <style:section-properties fo:margin-left="0in" fo:margin-right="0in" style:writing-mode="lr-tb"/>
    </style:style>
    <style:style style:name="S281" style:family="section">
      <style:section-properties fo:margin-left="0in" fo:margin-right="0in" style:writing-mode="lr-tb"/>
    </style:style>
    <style:style style:name="T268" style:parent-style-name="DefaultParagraphFont" style:family="text">
      <style:text-properties fo:font-weight="bold" style:font-weight-asian="bold"/>
    </style:style>
    <style:style style:name="T269" style:parent-style-name="DefaultParagraphFont" style:family="text">
      <style:text-properties fo:font-weight="bold" style:font-weight-asian="bold"/>
    </style:style>
    <style:style style:name="S282" style:family="section">
      <style:section-properties fo:margin-left="0in" fo:margin-right="0in" style:writing-mode="lr-tb"/>
    </style:style>
    <style:style style:name="P270" style:parent-style-name="Textbody" style:family="paragraph">
      <style:text-properties fo:font-weight="bold" style:font-weight-asian="bold"/>
    </style:style>
    <style:style style:name="S283" style:family="section">
      <style:section-properties fo:margin-left="0in" fo:margin-right="0in" style:writing-mode="lr-tb"/>
    </style:style>
    <style:style style:name="T271" style:parent-style-name="DefaultParagraphFont" style:family="text">
      <style:text-properties fo:font-weight="bold" style:font-weight-asian="bold"/>
    </style:style>
    <style:style style:name="T272" style:parent-style-name="DefaultParagraphFont" style:family="text">
      <style:text-properties fo:font-weight="bold" style:font-weight-asian="bold"/>
    </style:style>
    <style:style style:name="S284" style:family="section">
      <style:section-properties fo:margin-left="0in" fo:margin-right="0in" style:writing-mode="lr-tb"/>
    </style:style>
    <style:style style:name="P273" style:parent-style-name="Textbody" style:family="paragraph">
      <style:text-properties fo:font-weight="bold" style:font-weight-asian="bold"/>
    </style:style>
    <style:style style:name="S285" style:family="section">
      <style:section-properties fo:margin-left="0in" fo:margin-right="0in" style:writing-mode="lr-tb"/>
    </style:style>
    <style:style style:name="T274" style:parent-style-name="DefaultParagraphFont" style:family="text">
      <style:text-properties fo:font-weight="bold" style:font-weight-asian="bold"/>
    </style:style>
    <style:style style:name="T275" style:parent-style-name="DefaultParagraphFont" style:family="text">
      <style:text-properties fo:font-weight="bold" style:font-weight-asian="bold"/>
    </style:style>
    <style:style style:name="S286" style:family="section">
      <style:section-properties fo:margin-left="0in" fo:margin-right="0in" style:writing-mode="lr-tb"/>
    </style:style>
    <style:style style:name="P276" style:parent-style-name="Textbody" style:family="paragraph">
      <style:text-properties fo:font-weight="bold" style:font-weight-asian="bold"/>
    </style:style>
    <style:style style:name="S287" style:family="section">
      <style:section-properties fo:margin-left="0in" fo:margin-right="0in" style:writing-mode="lr-tb"/>
    </style:style>
    <style:style style:name="T277" style:parent-style-name="DefaultParagraphFont" style:family="text">
      <style:text-properties fo:font-weight="bold" style:font-weight-asian="bold"/>
    </style:style>
    <style:style style:name="S288" style:family="section">
      <style:section-properties fo:margin-left="0in" fo:margin-right="0in" style:writing-mode="lr-tb"/>
    </style:style>
    <style:style style:name="S289" style:family="section">
      <style:section-properties fo:margin-left="0in" fo:margin-right="0in" style:writing-mode="lr-tb"/>
    </style:style>
    <style:style style:name="T278" style:parent-style-name="DefaultParagraphFont" style:family="text">
      <style:text-properties fo:font-weight="bold" style:font-weight-asian="bold"/>
    </style:style>
    <style:style style:name="S290" style:family="section">
      <style:section-properties fo:margin-left="0in" fo:margin-right="0in" style:writing-mode="lr-tb"/>
    </style:style>
    <style:style style:name="S291" style:family="section">
      <style:section-properties fo:margin-left="0in" fo:margin-right="0in" style:writing-mode="lr-tb"/>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style:style>
    <style:style style:name="S292" style:family="section">
      <style:section-properties fo:margin-left="0in" fo:margin-right="0in" style:writing-mode="lr-tb"/>
    </style:style>
    <style:style style:name="P281" style:parent-style-name="Textbody" style:family="paragraph">
      <style:text-properties fo:font-weight="bold" style:font-weight-asian="bold"/>
    </style:style>
    <style:style style:name="S293" style:family="section">
      <style:section-properties fo:margin-left="0in" fo:margin-right="0in" style:writing-mode="lr-tb"/>
    </style:style>
    <style:style style:name="T282" style:parent-style-name="DefaultParagraphFont" style:family="text">
      <style:text-properties fo:font-weight="bold" style:font-weight-asian="bold"/>
    </style:style>
    <style:style style:name="T283" style:parent-style-name="DefaultParagraphFont" style:family="text">
      <style:text-properties fo:font-weight="bold" style:font-weight-asian="bold"/>
    </style:style>
    <style:style style:name="S294" style:family="section">
      <style:section-properties fo:margin-left="0in" fo:margin-right="0in" style:writing-mode="lr-tb"/>
    </style:style>
    <style:style style:name="T284" style:parent-style-name="DefaultParagraphFont" style:family="text">
      <style:text-properties fo:font-weight="bold" style:font-weight-asian="bold"/>
    </style:style>
    <style:style style:name="T285" style:parent-style-name="DefaultParagraphFont" style:family="text">
      <style:text-properties fo:font-weight="bold" style:font-weight-asian="bold"/>
    </style:style>
    <style:style style:name="S295" style:family="section">
      <style:section-properties fo:margin-left="0in" fo:margin-right="0in" style:writing-mode="lr-tb"/>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style:style>
    <style:style style:name="S296" style:family="section">
      <style:section-properties fo:margin-left="0in" fo:margin-right="0in" style:writing-mode="lr-tb"/>
    </style:style>
    <style:style style:name="P288" style:parent-style-name="Textbody" style:family="paragraph">
      <style:text-properties fo:font-weight="bold" style:font-weight-asian="bold"/>
    </style:style>
    <style:style style:name="S297" style:family="section">
      <style:section-properties fo:margin-left="0in" fo:margin-right="0in" style:writing-mode="lr-tb"/>
    </style:style>
    <style:style style:name="T289" style:parent-style-name="DefaultParagraphFont" style:family="text">
      <style:text-properties fo:font-weight="bold" style:font-weight-asian="bold"/>
    </style:style>
    <style:style style:name="S298" style:family="section">
      <style:section-properties fo:margin-left="0in" fo:margin-right="0in" style:writing-mode="lr-tb"/>
    </style:style>
    <style:style style:name="P290" style:parent-style-name="Textbody" style:family="paragraph">
      <style:text-properties fo:font-weight="bold" style:font-weight-asian="bold"/>
    </style:style>
    <style:style style:name="S299" style:family="section">
      <style:section-properties fo:margin-left="0in" fo:margin-right="0in" style:writing-mode="lr-tb"/>
    </style:style>
    <style:style style:name="T291" style:parent-style-name="DefaultParagraphFont" style:family="text">
      <style:text-properties fo:font-weight="bold" style:font-weight-asian="bold"/>
    </style:style>
    <style:style style:name="T292" style:parent-style-name="DefaultParagraphFont" style:family="text">
      <style:text-properties fo:font-weight="bold" style:font-weight-asian="bold"/>
    </style:style>
    <style:style style:name="S300" style:family="section">
      <style:section-properties fo:margin-left="0in" fo:margin-right="0in" style:writing-mode="lr-tb"/>
    </style:style>
    <style:style style:name="P293" style:parent-style-name="Textbody" style:family="paragraph">
      <style:text-properties fo:font-weight="bold" style:font-weight-asian="bold"/>
    </style:style>
    <style:style style:name="S301" style:family="section">
      <style:section-properties fo:margin-left="0in" fo:margin-right="0in" style:writing-mode="lr-tb"/>
    </style:style>
    <style:style style:name="T294" style:parent-style-name="DefaultParagraphFont" style:family="text">
      <style:text-properties fo:font-weight="bold" style:font-weight-asian="bold"/>
    </style:style>
    <style:style style:name="S302" style:family="section">
      <style:section-properties fo:margin-left="0in" fo:margin-right="0in" style:writing-mode="lr-tb"/>
    </style:style>
    <style:style style:name="P295" style:parent-style-name="Textbody" style:family="paragraph">
      <style:text-properties fo:font-weight="bold" style:font-weight-asian="bold"/>
    </style:style>
    <style:style style:name="S303" style:family="section">
      <style:section-properties fo:margin-left="0in" fo:margin-right="0in" style:writing-mode="lr-tb"/>
    </style:style>
    <style:style style:name="P296" style:parent-style-name="PreformattedText" style:family="paragraph">
      <style:paragraph-properties fo:margin-bottom="0.1965in"/>
    </style:style>
    <style:style style:name="P297" style:parent-style-name="PreformattedText" style:family="paragraph">
      <style:paragraph-properties fo:margin-bottom="0.1965in"/>
    </style:style>
    <style:style style:name="P298" style:parent-style-name="PreformattedText" style:family="paragraph">
      <style:paragraph-properties fo:margin-bottom="0.1965in"/>
    </style:style>
    <style:style style:name="P299" style:parent-style-name="PreformattedText" style:family="paragraph">
      <style:paragraph-properties fo:margin-bottom="0.1965in"/>
    </style:style>
    <style:style style:name="T300" style:parent-style-name="DefaultParagraphFont" style:family="text">
      <style:text-properties fo:font-weight="bold" style:font-weight-asian="bold"/>
    </style:style>
    <style:style style:name="T301" style:parent-style-name="DefaultParagraphFont" style:family="text">
      <style:text-properties style:font-name="Arial" style:font-name-complex="Arial" fo:font-weight="bold" style:font-weight-asian="bold" fo:color="#555555" fo:font-size="10.5pt" style:font-size-asian="10.5pt" style:font-size-complex="10.5pt" fo:background-color="#FDFDFD"/>
    </style:style>
    <style:style style:name="T302" style:parent-style-name="DefaultParagraphFont" style:family="text">
      <style:text-properties style:font-name="Arial" style:font-name-complex="Arial" fo:font-weight="bold" style:font-weight-asian="bold" fo:color="#555555" fo:font-size="10.5pt" style:font-size-asian="10.5pt" style:font-size-complex="10.5pt"/>
    </style:style>
    <style:style style:name="T303" style:parent-style-name="DefaultParagraphFont" style:family="text">
      <style:text-properties style:font-name="Arial" style:font-name-complex="Arial" fo:font-weight="bold" style:font-weight-asian="bold" fo:color="#555555" fo:font-size="10.5pt" style:font-size-asian="10.5pt" style:font-size-complex="10.5pt" fo:background-color="#FDFDFD"/>
    </style:style>
    <style:style style:name="T304" style:parent-style-name="DefaultParagraphFont" style:family="text">
      <style:text-properties fo:font-weight="bold" style:font-weight-asian="bold"/>
    </style:style>
    <style:style style:name="S304" style:family="section">
      <style:section-properties fo:margin-left="0in" fo:margin-right="0in" style:writing-mode="lr-tb"/>
    </style:style>
    <style:style style:name="S305" style:family="section">
      <style:section-properties fo:margin-left="0in" fo:margin-right="0in" style:writing-mode="lr-tb"/>
    </style:style>
    <style:style style:name="T305" style:parent-style-name="DefaultParagraphFont" style:family="text">
      <style:text-properties fo:font-weight="bold" style:font-weight-asian="bold"/>
    </style:style>
    <style:style style:name="T306" style:parent-style-name="DefaultParagraphFont" style:family="text">
      <style:text-properties fo:font-weight="bold" style:font-weight-asian="bold"/>
    </style:style>
    <style:style style:name="S306" style:family="section">
      <style:section-properties fo:margin-left="0in" fo:margin-right="0in" style:writing-mode="lr-tb"/>
    </style:style>
    <style:style style:name="P307" style:parent-style-name="Textbody" style:family="paragraph">
      <style:text-properties fo:font-weight="bold" style:font-weight-asian="bold"/>
    </style:style>
    <style:style style:name="S307" style:family="section">
      <style:section-properties fo:margin-left="0in" fo:margin-right="0in" style:writing-mode="lr-tb"/>
    </style:style>
    <style:style style:name="P308" style:parent-style-name="PreformattedText" style:family="paragraph">
      <style:paragraph-properties fo:margin-bottom="0.1965in"/>
    </style:style>
    <style:style style:name="P309" style:parent-style-name="PreformattedText" style:family="paragraph">
      <style:paragraph-properties fo:margin-bottom="0.1965in"/>
    </style:style>
    <style:style style:name="P310" style:parent-style-name="PreformattedText" style:family="paragraph">
      <style:paragraph-properties fo:margin-bottom="0.1965in"/>
    </style:style>
    <style:style style:name="P311" style:parent-style-name="PreformattedText" style:family="paragraph">
      <style:paragraph-properties fo:margin-bottom="0.1965in"/>
    </style:style>
    <style:style style:name="P312" style:parent-style-name="Textbody" style:family="paragraph">
      <style:text-properties fo:font-weight="bold" style:font-weight-asian="bold"/>
    </style:style>
    <style:style style:name="S308" style:family="section">
      <style:section-properties fo:margin-left="0in" fo:margin-right="0in" style:writing-mode="lr-tb"/>
    </style:style>
    <style:style style:name="T313" style:parent-style-name="DefaultParagraphFont" style:family="text">
      <style:text-properties fo:font-weight="bold" style:font-weight-asian="bold"/>
    </style:style>
    <style:style style:name="T314" style:parent-style-name="DefaultParagraphFont" style:family="text">
      <style:text-properties fo:font-weight="bold" style:font-weight-asian="bold"/>
    </style:style>
    <style:style style:name="S309" style:family="section">
      <style:section-properties fo:margin-left="0in" fo:margin-right="0in" style:writing-mode="lr-tb"/>
    </style:style>
    <style:style style:name="P315" style:parent-style-name="PreformattedText" style:family="paragraph">
      <style:paragraph-properties fo:margin-bottom="0.1965in"/>
    </style:style>
    <style:style style:name="P316" style:parent-style-name="PreformattedText" style:family="paragraph">
      <style:paragraph-properties fo:margin-bottom="0.1965in"/>
    </style:style>
    <style:style style:name="P317" style:parent-style-name="PreformattedText" style:family="paragraph">
      <style:paragraph-properties fo:margin-bottom="0.1965in"/>
    </style:style>
    <style:style style:name="P318" style:parent-style-name="PreformattedText" style:family="paragraph">
      <style:paragraph-properties fo:margin-bottom="0.1965in"/>
    </style:style>
    <style:style style:name="S310" style:family="section">
      <style:section-properties fo:margin-left="0in" fo:margin-right="0in" style:writing-mode="lr-tb"/>
    </style:style>
    <style:style style:name="P319" style:parent-style-name="Textbody" style:family="paragraph">
      <style:text-properties fo:font-weight="bold" style:font-weight-asian="bold"/>
    </style:style>
    <style:style style:name="S311" style:family="section">
      <style:section-properties fo:margin-left="0in" fo:margin-right="0in" style:writing-mode="lr-tb"/>
    </style:style>
    <style:style style:name="T320" style:parent-style-name="DefaultParagraphFont" style:family="text">
      <style:text-properties fo:font-weight="bold" style:font-weight-asian="bold"/>
    </style:style>
    <style:style style:name="T321" style:parent-style-name="DefaultParagraphFont" style:family="text">
      <style:text-properties fo:font-weight="bold" style:font-weight-asian="bold"/>
    </style:style>
    <style:style style:name="S312" style:family="section">
      <style:section-properties fo:margin-left="0in" fo:margin-right="0in" style:writing-mode="lr-tb"/>
    </style:style>
    <style:style style:name="P322" style:parent-style-name="Textbody" style:family="paragraph">
      <style:text-properties fo:font-weight="bold" style:font-weight-asian="bold"/>
    </style:style>
    <style:style style:name="S313" style:family="section">
      <style:section-properties fo:margin-left="0in" fo:margin-right="0in" style:writing-mode="lr-tb"/>
    </style:style>
    <style:style style:name="T323" style:parent-style-name="DefaultParagraphFont" style:family="text">
      <style:text-properties fo:font-weight="bold" style:font-weight-asian="bold"/>
    </style:style>
    <style:style style:name="T324" style:parent-style-name="DefaultParagraphFont" style:family="text">
      <style:text-properties fo:font-weight="bold" style:font-weight-asian="bold"/>
    </style:style>
    <style:style style:name="S314" style:family="section">
      <style:section-properties fo:margin-left="0in" fo:margin-right="0in" style:writing-mode="lr-tb"/>
    </style:style>
    <style:style style:name="P325" style:parent-style-name="Textbody" style:family="paragraph">
      <style:text-properties fo:font-weight="bold" style:font-weight-asian="bold"/>
    </style:style>
    <style:style style:name="S315" style:family="section">
      <style:section-properties fo:margin-left="0in" fo:margin-right="0in" style:writing-mode="lr-tb"/>
    </style:style>
    <style:style style:name="T326" style:parent-style-name="DefaultParagraphFont" style:family="text">
      <style:text-properties fo:font-weight="bold" style:font-weight-asian="bold"/>
    </style:style>
    <style:style style:name="T327" style:parent-style-name="DefaultParagraphFont" style:family="text">
      <style:text-properties fo:font-weight="bold" style:font-weight-asian="bold"/>
    </style:style>
    <style:style style:name="S316" style:family="section">
      <style:section-properties fo:margin-left="0in" fo:margin-right="0in" style:writing-mode="lr-tb"/>
    </style:style>
    <style:style style:name="P328" style:parent-style-name="Textbody" style:family="paragraph">
      <style:text-properties fo:font-weight="bold" style:font-weight-asian="bold"/>
    </style:style>
    <style:style style:name="S317" style:family="section">
      <style:section-properties fo:margin-left="0in" fo:margin-right="0in" style:writing-mode="lr-tb"/>
    </style:style>
    <style:style style:name="T329" style:parent-style-name="DefaultParagraphFont" style:family="text">
      <style:text-properties fo:font-weight="bold" style:font-weight-asian="bold"/>
    </style:style>
    <style:style style:name="S318" style:family="section">
      <style:section-properties fo:margin-left="0in" fo:margin-right="0in" style:writing-mode="lr-tb"/>
    </style:style>
    <style:style style:name="S319" style:family="section">
      <style:section-properties fo:margin-left="0in" fo:margin-right="0in" style:writing-mode="lr-tb"/>
    </style:style>
    <style:style style:name="T330" style:parent-style-name="DefaultParagraphFont" style:family="text">
      <style:text-properties fo:font-weight="bold" style:font-weight-asian="bold"/>
    </style:style>
    <style:style style:name="S320" style:family="section">
      <style:section-properties fo:margin-left="0in" fo:margin-right="0in" style:writing-mode="lr-tb"/>
    </style:style>
    <style:style style:name="P331" style:parent-style-name="Textbody" style:family="paragraph">
      <style:text-properties fo:font-weight="bold" style:font-weight-asian="bold"/>
    </style:style>
    <style:style style:name="S321" style:family="section">
      <style:section-properties fo:margin-left="0in" fo:margin-right="0in" style:writing-mode="lr-tb"/>
    </style:style>
    <style:style style:name="T332" style:parent-style-name="DefaultParagraphFont" style:family="text">
      <style:text-properties fo:font-weight="bold" style:font-weight-asian="bold"/>
    </style:style>
    <style:style style:name="S322" style:family="section">
      <style:section-properties fo:margin-left="0in" fo:margin-right="0in" style:writing-mode="lr-tb"/>
    </style:style>
    <style:style style:name="S323" style:family="section">
      <style:section-properties fo:margin-left="0in" fo:margin-right="0in" style:writing-mode="lr-tb"/>
    </style:style>
    <style:style style:name="T333" style:parent-style-name="DefaultParagraphFont" style:family="text">
      <style:text-properties fo:font-weight="bold" style:font-weight-asian="bold"/>
    </style:style>
    <style:style style:name="S324" style:family="section">
      <style:section-properties fo:margin-left="0in" fo:margin-right="0in" style:writing-mode="lr-tb"/>
    </style:style>
    <style:style style:name="S325" style:family="section">
      <style:section-properties fo:margin-left="0in" fo:margin-right="0in" style:writing-mode="lr-tb"/>
    </style:style>
    <style:style style:name="T334" style:parent-style-name="DefaultParagraphFont" style:family="text">
      <style:text-properties fo:font-weight="bold" style:font-weight-asian="bold"/>
    </style:style>
    <style:style style:name="S326" style:family="section">
      <style:section-properties fo:margin-left="0in" fo:margin-right="0in" style:writing-mode="lr-tb"/>
    </style:style>
    <style:style style:name="S327" style:family="section">
      <style:section-properties fo:margin-left="0in" fo:margin-right="0in" style:writing-mode="lr-tb"/>
    </style:style>
    <style:style style:name="T335" style:parent-style-name="DefaultParagraphFont" style:family="text">
      <style:text-properties fo:font-weight="bold" style:font-weight-asian="bold"/>
    </style:style>
    <style:style style:name="S328" style:family="section">
      <style:section-properties fo:margin-left="0in" fo:margin-right="0in" style:writing-mode="lr-tb"/>
    </style:style>
    <style:style style:name="T336" style:parent-style-name="DefaultParagraphFont" style:family="text">
      <style:text-properties fo:font-weight="bold" style:font-weight-asian="bold"/>
    </style:style>
    <style:style style:name="S329" style:family="section">
      <style:section-properties fo:margin-left="0in" fo:margin-right="0in" style:writing-mode="lr-tb"/>
    </style:style>
    <style:style style:name="T337" style:parent-style-name="DefaultParagraphFont" style:family="text">
      <style:text-properties fo:font-weight="bold" style:font-weight-asian="bold"/>
    </style:style>
    <style:style style:name="S330" style:family="section">
      <style:section-properties fo:margin-left="0in" fo:margin-right="0in" style:writing-mode="lr-tb"/>
    </style:style>
    <style:style style:name="P338" style:parent-style-name="Textbody" style:family="paragraph">
      <style:text-properties fo:font-weight="bold" style:font-weight-asian="bold"/>
    </style:style>
    <style:style style:name="S331" style:family="section">
      <style:section-properties fo:margin-left="0in" fo:margin-right="0in" style:writing-mode="lr-tb"/>
    </style:style>
    <style:style style:name="T339" style:parent-style-name="DefaultParagraphFont" style:family="text">
      <style:text-properties fo:font-weight="bold" style:font-weight-asian="bold"/>
    </style:style>
    <style:style style:name="S332" style:family="section">
      <style:section-properties fo:margin-left="0in" fo:margin-right="0in" style:writing-mode="lr-tb"/>
    </style:style>
    <style:style style:name="P340" style:parent-style-name="Textbody" style:family="paragraph">
      <style:text-properties fo:font-weight="bold" style:font-weight-asian="bold"/>
    </style:style>
    <style:style style:name="S333" style:family="section">
      <style:section-properties fo:margin-left="0in" fo:margin-right="0in" style:writing-mode="lr-tb"/>
    </style:style>
    <style:style style:name="T341" style:parent-style-name="DefaultParagraphFont" style:family="text">
      <style:text-properties fo:font-weight="bold" style:font-weight-asian="bold"/>
    </style:style>
    <style:style style:name="T342" style:parent-style-name="DefaultParagraphFont" style:family="text">
      <style:text-properties fo:font-weight="bold" style:font-weight-asian="bold"/>
    </style:style>
    <style:style style:name="S334" style:family="section">
      <style:section-properties fo:margin-left="0in" fo:margin-right="0in" style:writing-mode="lr-tb"/>
    </style:style>
    <style:style style:name="P343" style:parent-style-name="Textbody" style:family="paragraph">
      <style:text-properties fo:font-weight="bold" style:font-weight-asian="bold"/>
    </style:style>
    <style:style style:name="S335" style:family="section">
      <style:section-properties fo:margin-left="0in" fo:margin-right="0in" style:writing-mode="lr-tb"/>
    </style:style>
    <style:style style:name="T344" style:parent-style-name="DefaultParagraphFont" style:family="text">
      <style:text-properties fo:font-weight="bold" style:font-weight-asian="bold"/>
    </style:style>
    <style:style style:name="S336" style:family="section">
      <style:section-properties fo:margin-left="0in" fo:margin-right="0in" style:writing-mode="lr-tb"/>
    </style:style>
    <style:style style:name="P345" style:parent-style-name="Normal" style:family="paragraph">
      <style:text-properties style:font-name-complex="Mangal" style:font-size-complex="10.5pt"/>
    </style:style>
    <style:style style:name="T346" style:parent-style-name="DefaultParagraphFont" style:family="text">
      <style:text-properties style:font-name="Arial" style:font-name-complex="Arial" fo:font-weight="bold" style:font-weight-asian="bold" style:font-weight-complex="bold" fo:color="#222222" fo:background-color="#FFFFFF"/>
    </style:style>
    <style:style style:name="T347" style:parent-style-name="DefaultParagraphFont" style:family="text">
      <style:text-properties style:font-name="Arial" style:font-name-complex="Arial" fo:color="#222222" fo:background-color="#FFFFFF"/>
    </style:style>
    <style:style style:name="T348" style:parent-style-name="DefaultParagraphFont" style:family="text">
      <style:text-properties style:font-name="Arial" style:font-name-complex="Arial" fo:font-weight="bold" style:font-weight-asian="bold" style:font-weight-complex="bold" fo:color="#222222" fo:background-color="#FFFFFF"/>
    </style:style>
    <style:style style:name="T349" style:parent-style-name="DefaultParagraphFont" style:family="text">
      <style:text-properties style:font-name="Arial" style:font-name-complex="Arial" fo:color="#222222" fo:background-color="#FFFFFF"/>
    </style:style>
    <style:style style:name="S337" style:family="section">
      <style:section-properties fo:margin-left="0in" fo:margin-right="0in" style:writing-mode="lr-tb"/>
    </style:style>
    <style:style style:name="T350" style:parent-style-name="DefaultParagraphFont" style:family="text">
      <style:text-properties fo:font-weight="bold" style:font-weight-asian="bold"/>
    </style:style>
    <style:style style:name="S338" style:family="section">
      <style:section-properties fo:margin-left="0in" fo:margin-right="0in" style:writing-mode="lr-tb"/>
    </style:style>
    <style:style style:name="S339" style:family="section">
      <style:section-properties fo:margin-left="0in" fo:margin-right="0in" style:writing-mode="lr-tb"/>
    </style:style>
    <style:style style:name="T351" style:parent-style-name="DefaultParagraphFont" style:family="text">
      <style:text-properties fo:font-weight="bold" style:font-weight-asian="bold"/>
    </style:style>
    <style:style style:name="T352" style:parent-style-name="DefaultParagraphFont" style:family="text">
      <style:text-properties fo:font-weight="bold" style:font-weight-asian="bold"/>
    </style:style>
    <style:style style:name="S340" style:family="section">
      <style:section-properties fo:margin-left="0in" fo:margin-right="0in" style:writing-mode="lr-tb"/>
    </style:style>
    <style:style style:name="P353" style:parent-style-name="Textbody" style:family="paragraph">
      <style:text-properties fo:font-weight="bold" style:font-weight-asian="bold"/>
    </style:style>
    <style:style style:name="S341" style:family="section">
      <style:section-properties fo:margin-left="0in" fo:margin-right="0in" style:writing-mode="lr-tb"/>
    </style:style>
    <style:style style:name="T354" style:parent-style-name="DefaultParagraphFont" style:family="text">
      <style:text-properties fo:font-weight="bold" style:font-weight-asian="bold"/>
    </style:style>
    <style:style style:name="S342" style:family="section">
      <style:section-properties fo:margin-left="0in" fo:margin-right="0in" style:writing-mode="lr-tb"/>
    </style:style>
    <style:style style:name="P355" style:parent-style-name="Textbody" style:family="paragraph">
      <style:text-properties fo:font-weight="bold" style:font-weight-asian="bold"/>
    </style:style>
    <style:style style:name="S343" style:family="section">
      <style:section-properties fo:margin-left="0in" fo:margin-right="0in" style:writing-mode="lr-tb"/>
    </style:style>
    <style:style style:name="T356" style:parent-style-name="DefaultParagraphFont" style:family="text">
      <style:text-properties fo:font-weight="bold" style:font-weight-asian="bold"/>
    </style:style>
    <style:style style:name="T357" style:parent-style-name="DefaultParagraphFont" style:family="text">
      <style:text-properties fo:font-weight="bold" style:font-weight-asian="bold"/>
    </style:style>
    <style:style style:name="S344" style:family="section">
      <style:section-properties fo:margin-left="0in" fo:margin-right="0in" style:writing-mode="lr-tb"/>
    </style:style>
    <style:style style:name="P358" style:parent-style-name="Textbody" style:family="paragraph">
      <style:text-properties fo:font-weight="bold" style:font-weight-asian="bold"/>
    </style:style>
    <style:style style:name="S345" style:family="section">
      <style:section-properties fo:margin-left="0in" fo:margin-right="0in" style:writing-mode="lr-tb"/>
    </style:style>
    <style:style style:name="T359" style:parent-style-name="DefaultParagraphFont" style:family="text">
      <style:text-properties fo:font-weight="bold" style:font-weight-asian="bold"/>
    </style:style>
    <style:style style:name="T360" style:parent-style-name="DefaultParagraphFont" style:family="text">
      <style:text-properties fo:font-weight="bold" style:font-weight-asian="bold"/>
    </style:style>
    <style:style style:name="S346" style:family="section">
      <style:section-properties fo:margin-left="0in" fo:margin-right="0in" style:writing-mode="lr-tb"/>
    </style:style>
    <style:style style:name="T361" style:parent-style-name="DefaultParagraphFont" style:family="text">
      <style:text-properties fo:font-weight="bold" style:font-weight-asian="bold"/>
    </style:style>
    <style:style style:name="T362" style:parent-style-name="DefaultParagraphFont" style:family="text">
      <style:text-properties fo:font-weight="bold" style:font-weight-asian="bold"/>
    </style:style>
    <style:style style:name="S347" style:family="section">
      <style:section-properties fo:margin-left="0in" fo:margin-right="0in" style:writing-mode="lr-tb"/>
    </style:style>
    <style:style style:name="T363" style:parent-style-name="DefaultParagraphFont" style:family="text">
      <style:text-properties fo:font-weight="bold" style:font-weight-asian="bold"/>
    </style:style>
    <style:style style:name="S348" style:family="section">
      <style:section-properties fo:margin-left="0in" fo:margin-right="0in" style:writing-mode="lr-tb"/>
    </style:style>
    <style:style style:name="P364" style:parent-style-name="Textbody" style:family="paragraph">
      <style:text-properties fo:font-weight="bold" style:font-weight-asian="bold"/>
    </style:style>
    <style:style style:name="S349" style:family="section">
      <style:section-properties fo:margin-left="0in" fo:margin-right="0in" style:writing-mode="lr-tb"/>
    </style:style>
    <style:style style:name="T365" style:parent-style-name="DefaultParagraphFont" style:family="text">
      <style:text-properties fo:font-weight="bold" style:font-weight-asian="bold"/>
    </style:style>
    <style:style style:name="T366" style:parent-style-name="DefaultParagraphFont" style:family="text">
      <style:text-properties fo:font-weight="bold" style:font-weight-asian="bold"/>
    </style:style>
    <style:style style:name="S350" style:family="section">
      <style:section-properties fo:margin-left="0in" fo:margin-right="0in" style:writing-mode="lr-tb"/>
    </style:style>
    <style:style style:name="P367" style:parent-style-name="Textbody" style:family="paragraph">
      <style:text-properties fo:font-weight="bold" style:font-weight-asian="bold"/>
    </style:style>
    <style:style style:name="S351" style:family="section">
      <style:section-properties fo:margin-left="0in" fo:margin-right="0in" style:writing-mode="lr-tb"/>
    </style:style>
    <style:style style:name="T368" style:parent-style-name="DefaultParagraphFont" style:family="text">
      <style:text-properties fo:font-weight="bold" style:font-weight-asian="bold"/>
    </style:style>
    <style:style style:name="S352" style:family="section">
      <style:section-properties fo:margin-left="0in" fo:margin-right="0in" style:writing-mode="lr-tb"/>
    </style:style>
    <style:style style:name="P369" style:parent-style-name="Textbody" style:family="paragraph">
      <style:text-properties fo:font-weight="bold" style:font-weight-asian="bold"/>
    </style:style>
    <style:style style:name="S353" style:family="section">
      <style:section-properties fo:margin-left="0in" fo:margin-right="0in" style:writing-mode="lr-tb"/>
    </style:style>
    <style:style style:name="T370" style:parent-style-name="DefaultParagraphFont" style:family="text">
      <style:text-properties fo:font-weight="bold" style:font-weight-asian="bold"/>
    </style:style>
    <style:style style:name="S354" style:family="section">
      <style:section-properties fo:margin-left="0in" fo:margin-right="0in" style:writing-mode="lr-tb"/>
    </style:style>
    <style:style style:name="P371" style:parent-style-name="Textbody" style:family="paragraph">
      <style:text-properties fo:font-weight="bold" style:font-weight-asian="bold"/>
    </style:style>
    <style:style style:name="S355" style:family="section">
      <style:section-properties fo:margin-left="0in" fo:margin-right="0in" style:writing-mode="lr-tb"/>
    </style:style>
    <style:style style:name="T372" style:parent-style-name="DefaultParagraphFont" style:family="text">
      <style:text-properties fo:font-weight="bold" style:font-weight-asian="bold"/>
    </style:style>
    <style:style style:name="S356" style:family="section">
      <style:section-properties fo:margin-left="0in" fo:margin-right="0in" style:writing-mode="lr-tb"/>
    </style:style>
    <style:style style:name="P373" style:parent-style-name="Textbody" style:family="paragraph">
      <style:text-properties fo:font-weight="bold" style:font-weight-asian="bold"/>
    </style:style>
    <style:style style:name="S357" style:family="section">
      <style:section-properties fo:margin-left="0in" fo:margin-right="0in" style:writing-mode="lr-tb"/>
    </style:style>
    <style:style style:name="T374" style:parent-style-name="DefaultParagraphFont" style:family="text">
      <style:text-properties fo:font-weight="bold" style:font-weight-asian="bold"/>
    </style:style>
    <style:style style:name="T375" style:parent-style-name="DefaultParagraphFont" style:family="text">
      <style:text-properties fo:font-weight="bold" style:font-weight-asian="bold"/>
    </style:style>
    <style:style style:name="T376" style:parent-style-name="DefaultParagraphFont" style:family="text">
      <style:text-properties fo:font-weight="bold" style:font-weight-asian="bold"/>
    </style:style>
    <style:style style:name="S358" style:family="section">
      <style:section-properties fo:margin-left="0in" fo:margin-right="0in" style:writing-mode="lr-tb"/>
    </style:style>
    <style:style style:name="P377" style:parent-style-name="Textbody" style:family="paragraph">
      <style:text-properties fo:font-weight="bold" style:font-weight-asian="bold"/>
    </style:style>
    <style:style style:name="S359" style:family="section">
      <style:section-properties fo:margin-left="0in" fo:margin-right="0in" style:writing-mode="lr-tb"/>
    </style:style>
    <style:style style:name="T378" style:parent-style-name="DefaultParagraphFont" style:family="text">
      <style:text-properties fo:font-weight="bold" style:font-weight-asian="bold"/>
    </style:style>
    <style:style style:name="T379" style:parent-style-name="DefaultParagraphFont" style:family="text">
      <style:text-properties fo:font-weight="bold" style:font-weight-asian="bold"/>
    </style:style>
    <style:style style:name="T380" style:parent-style-name="DefaultParagraphFont" style:family="text">
      <style:text-properties fo:font-weight="bold" style:font-weight-asian="bold"/>
    </style:style>
    <style:style style:name="S360" style:family="section">
      <style:section-properties fo:margin-left="0in" fo:margin-right="0in" style:writing-mode="lr-tb"/>
    </style:style>
    <style:style style:name="P381" style:parent-style-name="Textbody" style:family="paragraph">
      <style:text-properties fo:font-weight="bold" style:font-weight-asian="bold"/>
    </style:style>
    <style:style style:name="S361" style:family="section">
      <style:section-properties fo:margin-left="0in" fo:margin-right="0in" style:writing-mode="lr-tb"/>
    </style:style>
    <style:style style:name="T382" style:parent-style-name="DefaultParagraphFont" style:family="text">
      <style:text-properties fo:font-weight="bold" style:font-weight-asian="bold"/>
    </style:style>
    <style:style style:name="S362" style:family="section">
      <style:section-properties fo:margin-left="0in" fo:margin-right="0in" style:writing-mode="lr-tb"/>
    </style:style>
    <style:style style:name="S363" style:family="section">
      <style:section-properties fo:margin-left="0in" fo:margin-right="0in" style:writing-mode="lr-tb"/>
    </style:style>
    <style:style style:name="T383" style:parent-style-name="DefaultParagraphFont" style:family="text">
      <style:text-properties fo:font-weight="bold" style:font-weight-asian="bold"/>
    </style:style>
    <style:style style:name="S364" style:family="section">
      <style:section-properties fo:margin-left="0in" fo:margin-right="0in" style:writing-mode="lr-tb"/>
    </style:style>
    <style:style style:name="P384" style:parent-style-name="Textbody" style:family="paragraph">
      <style:text-properties fo:font-weight="bold" style:font-weight-asian="bold"/>
    </style:style>
    <style:style style:name="S365" style:family="section">
      <style:section-properties fo:margin-left="0in" fo:margin-right="0in" style:writing-mode="lr-tb"/>
    </style:style>
    <style:style style:name="T385" style:parent-style-name="DefaultParagraphFont" style:family="text">
      <style:text-properties fo:font-weight="bold" style:font-weight-asian="bold"/>
    </style:style>
    <style:style style:name="T386" style:parent-style-name="DefaultParagraphFont" style:family="text">
      <style:text-properties fo:font-weight="bold" style:font-weight-asian="bold"/>
    </style:style>
    <style:style style:name="S366" style:family="section">
      <style:section-properties fo:margin-left="0in" fo:margin-right="0in" style:writing-mode="lr-tb"/>
    </style:style>
    <style:style style:name="S367" style:family="section">
      <style:section-properties fo:margin-left="0in" fo:margin-right="0in" style:writing-mode="lr-tb"/>
    </style:style>
    <style:style style:name="T387" style:parent-style-name="DefaultParagraphFont" style:family="text">
      <style:text-properties fo:font-weight="bold" style:font-weight-asian="bold"/>
    </style:style>
    <style:style style:name="S368" style:family="section">
      <style:section-properties fo:margin-left="0in" fo:margin-right="0in" style:writing-mode="lr-tb"/>
    </style:style>
    <style:style style:name="S369" style:family="section">
      <style:section-properties fo:margin-left="0in" fo:margin-right="0in" style:writing-mode="lr-tb"/>
    </style:style>
    <style:style style:name="T388" style:parent-style-name="DefaultParagraphFont" style:family="text">
      <style:text-properties fo:font-weight="bold" style:font-weight-asian="bold"/>
    </style:style>
    <style:style style:name="T389" style:parent-style-name="DefaultParagraphFont" style:family="text">
      <style:text-properties fo:font-weight="bold" style:font-weight-asian="bold"/>
    </style:style>
    <style:style style:name="S370" style:family="section">
      <style:section-properties fo:margin-left="0in" fo:margin-right="0in" style:writing-mode="lr-tb"/>
    </style:style>
    <style:style style:name="P390" style:parent-style-name="Textbody" style:family="paragraph">
      <style:text-properties fo:font-weight="bold" style:font-weight-asian="bold"/>
    </style:style>
    <style:style style:name="S371" style:family="section">
      <style:section-properties fo:margin-left="0in" fo:margin-right="0in" style:writing-mode="lr-tb"/>
    </style:style>
    <style:style style:name="T391" style:parent-style-name="DefaultParagraphFont" style:family="text">
      <style:text-properties fo:font-weight="bold" style:font-weight-asian="bold"/>
    </style:style>
    <style:style style:name="T392" style:parent-style-name="DefaultParagraphFont" style:family="text">
      <style:text-properties fo:font-weight="bold" style:font-weight-asian="bold"/>
    </style:style>
    <style:style style:name="T393" style:parent-style-name="DefaultParagraphFont" style:family="text">
      <style:text-properties fo:font-weight="bold" style:font-weight-asian="bold"/>
    </style:style>
    <style:style style:name="S372" style:family="section">
      <style:section-properties fo:margin-left="0in" fo:margin-right="0in" style:writing-mode="lr-tb"/>
    </style:style>
    <style:style style:name="P394" style:parent-style-name="Textbody" style:family="paragraph">
      <style:text-properties fo:font-weight="bold" style:font-weight-asian="bold"/>
    </style:style>
    <style:style style:name="S373" style:family="section">
      <style:section-properties fo:margin-left="0in" fo:margin-right="0in" style:writing-mode="lr-tb"/>
    </style:style>
    <style:style style:name="T395" style:parent-style-name="DefaultParagraphFont" style:family="text">
      <style:text-properties fo:font-weight="bold" style:font-weight-asian="bold"/>
    </style:style>
    <style:style style:name="T396" style:parent-style-name="DefaultParagraphFont" style:family="text">
      <style:text-properties fo:font-weight="bold" style:font-weight-asian="bold"/>
    </style:style>
    <style:style style:name="S374" style:family="section">
      <style:section-properties fo:margin-left="0in" fo:margin-right="0in" style:writing-mode="lr-tb"/>
    </style:style>
    <style:style style:name="P397" style:parent-style-name="Textbody" style:family="paragraph">
      <style:text-properties fo:font-weight="bold" style:font-weight-asian="bold"/>
    </style:style>
    <style:style style:name="S375" style:family="section">
      <style:section-properties fo:margin-left="0in" fo:margin-right="0in" style:writing-mode="lr-tb"/>
    </style:style>
    <style:style style:name="T398" style:parent-style-name="DefaultParagraphFont" style:family="text">
      <style:text-properties fo:font-weight="bold" style:font-weight-asian="bold"/>
    </style:style>
    <style:style style:name="T399" style:parent-style-name="DefaultParagraphFont" style:family="text">
      <style:text-properties fo:font-weight="bold" style:font-weight-asian="bold"/>
    </style:style>
    <style:style style:name="S376" style:family="section">
      <style:section-properties fo:margin-left="0in" fo:margin-right="0in" style:writing-mode="lr-tb"/>
    </style:style>
    <style:style style:name="S377" style:family="section">
      <style:section-properties fo:margin-left="0in" fo:margin-right="0in" style:writing-mode="lr-tb"/>
    </style:style>
    <style:style style:name="T400" style:parent-style-name="DefaultParagraphFont" style:family="text">
      <style:text-properties fo:font-weight="bold" style:font-weight-asian="bold"/>
    </style:style>
    <style:style style:name="S378" style:family="section">
      <style:section-properties fo:margin-left="0in" fo:margin-right="0in" style:writing-mode="lr-tb"/>
    </style:style>
    <style:style style:name="S379" style:family="section">
      <style:section-properties fo:margin-left="0in" fo:margin-right="0in" style:writing-mode="lr-tb"/>
    </style:style>
    <style:style style:name="T401" style:parent-style-name="DefaultParagraphFont" style:family="text">
      <style:text-properties fo:font-weight="bold" style:font-weight-asian="bold"/>
    </style:style>
    <style:style style:name="S380" style:family="section">
      <style:section-properties fo:margin-left="0in" fo:margin-right="0in" style:writing-mode="lr-tb"/>
    </style:style>
    <style:style style:name="P402" style:parent-style-name="Textbody" style:family="paragraph">
      <style:text-properties fo:font-weight="bold" style:font-weight-asian="bold"/>
    </style:style>
    <style:style style:name="S381" style:family="section">
      <style:section-properties fo:margin-left="0in" fo:margin-right="0in" style:writing-mode="lr-tb"/>
    </style:style>
    <style:style style:name="T403" style:parent-style-name="DefaultParagraphFont" style:family="text">
      <style:text-properties fo:font-weight="bold" style:font-weight-asian="bold"/>
    </style:style>
    <style:style style:name="S382" style:family="section">
      <style:section-properties fo:margin-left="0in" fo:margin-right="0in" style:writing-mode="lr-tb"/>
    </style:style>
    <style:style style:name="S383" style:family="section">
      <style:section-properties fo:margin-left="0in" fo:margin-right="0in" style:writing-mode="lr-tb"/>
    </style:style>
    <style:style style:name="T404" style:parent-style-name="DefaultParagraphFont" style:family="text">
      <style:text-properties fo:font-weight="bold" style:font-weight-asian="bold"/>
    </style:style>
    <style:style style:name="S384" style:family="section">
      <style:section-properties fo:margin-left="0in" fo:margin-right="0in" style:writing-mode="lr-tb"/>
    </style:style>
    <style:style style:name="P405" style:parent-style-name="Textbody" style:family="paragraph">
      <style:text-properties fo:font-weight="bold" style:font-weight-asian="bold"/>
    </style:style>
    <style:style style:name="S385" style:family="section">
      <style:section-properties fo:margin-left="0in" fo:margin-right="0in" style:writing-mode="lr-tb"/>
    </style:style>
    <style:style style:name="T406" style:parent-style-name="DefaultParagraphFont" style:family="text">
      <style:text-properties fo:font-weight="bold" style:font-weight-asian="bold"/>
    </style:style>
    <style:style style:name="T407" style:parent-style-name="DefaultParagraphFont" style:family="text">
      <style:text-properties fo:font-weight="bold" style:font-weight-asian="bold"/>
    </style:style>
    <style:style style:name="T408" style:parent-style-name="DefaultParagraphFont" style:family="text">
      <style:text-properties fo:font-weight="bold" style:font-weight-asian="bold"/>
    </style:style>
    <style:style style:name="S386" style:family="section">
      <style:section-properties fo:margin-left="0in" fo:margin-right="0in" style:writing-mode="lr-tb"/>
    </style:style>
    <style:style style:name="P409" style:parent-style-name="Textbody" style:family="paragraph">
      <style:text-properties fo:font-weight="bold" style:font-weight-asian="bold"/>
    </style:style>
    <style:style style:name="S387" style:family="section">
      <style:section-properties fo:margin-left="0in" fo:margin-right="0in" style:writing-mode="lr-tb"/>
    </style:style>
    <style:style style:name="T410" style:parent-style-name="DefaultParagraphFont" style:family="text">
      <style:text-properties fo:font-weight="bold" style:font-weight-asian="bold"/>
    </style:style>
    <style:style style:name="S388" style:family="section">
      <style:section-properties fo:margin-left="0in" fo:margin-right="0in" style:writing-mode="lr-tb"/>
    </style:style>
    <style:style style:name="S389" style:family="section">
      <style:section-properties fo:margin-left="0in" fo:margin-right="0in" style:writing-mode="lr-tb"/>
    </style:style>
    <style:style style:name="T411" style:parent-style-name="DefaultParagraphFont" style:family="text">
      <style:text-properties fo:font-weight="bold" style:font-weight-asian="bold"/>
    </style:style>
    <style:style style:name="S390" style:family="section">
      <style:section-properties fo:margin-left="0in" fo:margin-right="0in" style:writing-mode="lr-tb"/>
    </style:style>
    <style:style style:name="S391" style:family="section">
      <style:section-properties fo:margin-left="0in" fo:margin-right="0in" style:writing-mode="lr-tb"/>
    </style:style>
    <style:style style:name="T412" style:parent-style-name="DefaultParagraphFont" style:family="text">
      <style:text-properties fo:font-weight="bold" style:font-weight-asian="bold"/>
    </style:style>
    <style:style style:name="S392" style:family="section">
      <style:section-properties fo:margin-left="0in" fo:margin-right="0in" style:writing-mode="lr-tb"/>
    </style:style>
    <style:style style:name="S393" style:family="section">
      <style:section-properties fo:margin-left="0in" fo:margin-right="0in" style:writing-mode="lr-tb"/>
    </style:style>
    <style:style style:name="T413" style:parent-style-name="DefaultParagraphFont" style:family="text">
      <style:text-properties fo:font-weight="bold" style:font-weight-asian="bold"/>
    </style:style>
    <style:style style:name="T414" style:parent-style-name="DefaultParagraphFont" style:family="text">
      <style:text-properties fo:font-weight="bold" style:font-weight-asian="bold"/>
    </style:style>
    <style:style style:name="S394" style:family="section">
      <style:section-properties fo:margin-left="0in" fo:margin-right="0in" style:writing-mode="lr-tb"/>
    </style:style>
    <style:style style:name="P415" style:parent-style-name="Textbody" style:family="paragraph">
      <style:text-properties fo:font-weight="bold" style:font-weight-asian="bold"/>
    </style:style>
    <style:style style:name="S395" style:family="section">
      <style:section-properties fo:margin-left="0in" fo:margin-right="0in" style:writing-mode="lr-tb"/>
    </style:style>
    <style:style style:name="T416" style:parent-style-name="DefaultParagraphFont" style:family="text">
      <style:text-properties fo:font-weight="bold" style:font-weight-asian="bold"/>
    </style:style>
    <style:style style:name="S396" style:family="section">
      <style:section-properties fo:margin-left="0in" fo:margin-right="0in" style:writing-mode="lr-tb"/>
    </style:style>
    <style:style style:name="P417" style:parent-style-name="Textbody" style:family="paragraph">
      <style:text-properties fo:font-weight="bold" style:font-weight-asian="bold"/>
    </style:style>
    <style:style style:name="S397" style:family="section">
      <style:section-properties fo:margin-left="0in" fo:margin-right="0in" style:writing-mode="lr-tb"/>
    </style:style>
    <style:style style:name="T418" style:parent-style-name="DefaultParagraphFont" style:family="text">
      <style:text-properties fo:font-weight="bold" style:font-weight-asian="bold"/>
    </style:style>
    <style:style style:name="S398" style:family="section">
      <style:section-properties fo:margin-left="0in" fo:margin-right="0in" style:writing-mode="lr-tb"/>
    </style:style>
    <style:style style:name="P419" style:parent-style-name="Textbody" style:family="paragraph">
      <style:text-properties fo:font-weight="bold" style:font-weight-asian="bold"/>
    </style:style>
    <style:style style:name="S399" style:family="section">
      <style:section-properties fo:margin-left="0in" fo:margin-right="0in" style:writing-mode="lr-tb"/>
    </style:style>
    <style:style style:name="T420" style:parent-style-name="DefaultParagraphFont" style:family="text">
      <style:text-properties fo:font-weight="bold" style:font-weight-asian="bold"/>
    </style:style>
    <style:style style:name="S400" style:family="section">
      <style:section-properties fo:margin-left="0in" fo:margin-right="0in" style:writing-mode="lr-tb"/>
    </style:style>
    <style:style style:name="S401" style:family="section">
      <style:section-properties fo:margin-left="0in" fo:margin-right="0in" style:writing-mode="lr-tb"/>
    </style:style>
    <style:style style:name="T421" style:parent-style-name="DefaultParagraphFont" style:family="text">
      <style:text-properties fo:font-weight="bold" style:font-weight-asian="bold"/>
    </style:style>
    <style:style style:name="S402" style:family="section">
      <style:section-properties fo:margin-left="0in" fo:margin-right="0in" style:writing-mode="lr-tb"/>
    </style:style>
    <style:style style:name="S403" style:family="section">
      <style:section-properties fo:margin-left="0in" fo:margin-right="0in" style:writing-mode="lr-tb"/>
    </style:style>
    <style:style style:name="T422" style:parent-style-name="DefaultParagraphFont" style:family="text">
      <style:text-properties fo:font-weight="bold" style:font-weight-asian="bold"/>
    </style:style>
    <style:style style:name="S404" style:family="section">
      <style:section-properties fo:margin-left="0in" fo:margin-right="0in" style:writing-mode="lr-tb"/>
    </style:style>
    <style:style style:name="S405" style:family="section">
      <style:section-properties fo:margin-left="0in" fo:margin-right="0in" style:writing-mode="lr-tb"/>
    </style:style>
    <style:style style:name="T423" style:parent-style-name="DefaultParagraphFont" style:family="text">
      <style:text-properties fo:font-weight="bold" style:font-weight-asian="bold"/>
    </style:style>
    <style:style style:name="S406" style:family="section">
      <style:section-properties fo:margin-left="0in" fo:margin-right="0in" style:writing-mode="lr-tb"/>
    </style:style>
    <style:style style:name="S407" style:family="section">
      <style:section-properties fo:margin-left="0in" fo:margin-right="0in" style:writing-mode="lr-tb"/>
    </style:style>
    <style:style style:name="T424" style:parent-style-name="DefaultParagraphFont" style:family="text">
      <style:text-properties fo:font-weight="bold" style:font-weight-asian="bold"/>
    </style:style>
    <style:style style:name="S408" style:family="section">
      <style:section-properties fo:margin-left="0in" fo:margin-right="0in" style:writing-mode="lr-tb"/>
    </style:style>
    <style:style style:name="S409" style:family="section">
      <style:section-properties fo:margin-left="0in" fo:margin-right="0in" style:writing-mode="lr-tb"/>
    </style:style>
    <style:style style:name="T425" style:parent-style-name="DefaultParagraphFont" style:family="text">
      <style:text-properties fo:font-weight="bold" style:font-weight-asian="bold"/>
    </style:style>
    <style:style style:name="S410" style:family="section">
      <style:section-properties fo:margin-left="0in" fo:margin-right="0in" style:writing-mode="lr-tb"/>
    </style:style>
    <style:style style:name="S411" style:family="section">
      <style:section-properties fo:margin-left="0in" fo:margin-right="0in" style:writing-mode="lr-tb"/>
    </style:style>
    <style:style style:name="T426" style:parent-style-name="DefaultParagraphFont" style:family="text">
      <style:text-properties fo:font-weight="bold" style:font-weight-asian="bold"/>
    </style:style>
    <style:style style:name="S412" style:family="section">
      <style:section-properties fo:margin-left="0in" fo:margin-right="0in" style:writing-mode="lr-tb"/>
    </style:style>
    <style:style style:name="S413" style:family="section">
      <style:section-properties fo:margin-left="0in" fo:margin-right="0in" style:writing-mode="lr-tb"/>
    </style:style>
    <style:style style:name="T427" style:parent-style-name="DefaultParagraphFont" style:family="text">
      <style:text-properties fo:font-weight="bold" style:font-weight-asian="bold"/>
    </style:style>
    <style:style style:name="S414" style:family="section">
      <style:section-properties fo:margin-left="0in" fo:margin-right="0in" style:writing-mode="lr-tb"/>
    </style:style>
    <style:style style:name="S415" style:family="section">
      <style:section-properties fo:margin-left="0in" fo:margin-right="0in" style:writing-mode="lr-tb"/>
    </style:style>
    <style:style style:name="T428" style:parent-style-name="DefaultParagraphFont" style:family="text">
      <style:text-properties fo:font-weight="bold" style:font-weight-asian="bold"/>
    </style:style>
    <style:style style:name="T429" style:parent-style-name="DefaultParagraphFont" style:family="text">
      <style:text-properties fo:font-weight="bold" style:font-weight-asian="bold"/>
    </style:style>
    <style:style style:name="S416" style:family="section">
      <style:section-properties fo:margin-left="0in" fo:margin-right="0in" style:writing-mode="lr-tb"/>
    </style:style>
    <style:style style:name="P430" style:parent-style-name="Textbody" style:family="paragraph">
      <style:text-properties fo:font-weight="bold" style:font-weight-asian="bold"/>
    </style:style>
    <style:style style:name="S417" style:family="section">
      <style:section-properties fo:margin-left="0in" fo:margin-right="0in" style:writing-mode="lr-tb"/>
    </style:style>
    <style:style style:name="T431" style:parent-style-name="DefaultParagraphFont" style:family="text">
      <style:text-properties fo:font-weight="bold" style:font-weight-asian="bold"/>
    </style:style>
    <style:style style:name="S418" style:family="section">
      <style:section-properties fo:margin-left="0in" fo:margin-right="0in" style:writing-mode="lr-tb"/>
    </style:style>
    <style:style style:name="S419" style:family="section">
      <style:section-properties fo:margin-left="0in" fo:margin-right="0in" style:writing-mode="lr-tb"/>
    </style:style>
    <style:style style:name="T432" style:parent-style-name="DefaultParagraphFont" style:family="text">
      <style:text-properties fo:font-weight="bold" style:font-weight-asian="bold"/>
    </style:style>
    <style:style style:name="S420" style:family="section">
      <style:section-properties fo:margin-left="0in" fo:margin-right="0in" style:writing-mode="lr-tb"/>
    </style:style>
    <style:style style:name="S421" style:family="section">
      <style:section-properties fo:margin-left="0in" fo:margin-right="0in" style:writing-mode="lr-tb"/>
    </style:style>
    <style:style style:name="T433" style:parent-style-name="DefaultParagraphFont" style:family="text">
      <style:text-properties fo:font-weight="bold" style:font-weight-asian="bold"/>
    </style:style>
    <style:style style:name="S422" style:family="section">
      <style:section-properties fo:margin-left="0in" fo:margin-right="0in" style:writing-mode="lr-tb"/>
    </style:style>
    <style:style style:name="S423" style:family="section">
      <style:section-properties fo:margin-left="0in" fo:margin-right="0in" style:writing-mode="lr-tb"/>
    </style:style>
    <style:style style:name="T434" style:parent-style-name="DefaultParagraphFont" style:family="text">
      <style:text-properties fo:font-weight="bold" style:font-weight-asian="bold"/>
    </style:style>
    <style:style style:name="T435" style:parent-style-name="DefaultParagraphFont" style:family="text">
      <style:text-properties fo:font-weight="bold" style:font-weight-asian="bold"/>
    </style:style>
    <style:style style:name="S424" style:family="section">
      <style:section-properties fo:margin-left="0in" fo:margin-right="0in" style:writing-mode="lr-tb"/>
    </style:style>
    <style:style style:name="P436" style:parent-style-name="Textbody" style:family="paragraph">
      <style:text-properties fo:font-weight="bold" style:font-weight-asian="bold"/>
    </style:style>
    <style:style style:name="S425" style:family="section">
      <style:section-properties fo:margin-left="0in" fo:margin-right="0in" style:writing-mode="lr-tb"/>
    </style:style>
    <style:style style:name="T437" style:parent-style-name="DefaultParagraphFont" style:family="text">
      <style:text-properties fo:font-weight="bold" style:font-weight-asian="bold"/>
    </style:style>
    <style:style style:name="S426" style:family="section">
      <style:section-properties fo:margin-left="0in" fo:margin-right="0in" style:writing-mode="lr-tb"/>
    </style:style>
    <style:style style:name="P438" style:parent-style-name="Textbody" style:family="paragraph">
      <style:text-properties fo:font-weight="bold" style:font-weight-asian="bold"/>
    </style:style>
    <style:style style:name="S427" style:family="section">
      <style:section-properties fo:margin-left="0in" fo:margin-right="0in" style:writing-mode="lr-tb"/>
    </style:style>
    <style:style style:name="T439" style:parent-style-name="DefaultParagraphFont" style:family="text">
      <style:text-properties fo:font-weight="bold" style:font-weight-asian="bold"/>
    </style:style>
    <style:style style:name="S428" style:family="section">
      <style:section-properties fo:margin-left="0in" fo:margin-right="0in" style:writing-mode="lr-tb"/>
    </style:style>
    <style:style style:name="S429" style:family="section">
      <style:section-properties fo:margin-left="0in" fo:margin-right="0in" style:writing-mode="lr-tb"/>
    </style:style>
    <style:style style:name="T440" style:parent-style-name="DefaultParagraphFont" style:family="text">
      <style:text-properties fo:font-weight="bold" style:font-weight-asian="bold"/>
    </style:style>
    <style:style style:name="S430" style:family="section">
      <style:section-properties fo:margin-left="0in" fo:margin-right="0in" style:writing-mode="lr-tb"/>
    </style:style>
    <style:style style:name="P441" style:parent-style-name="Textbody" style:family="paragraph">
      <style:text-properties fo:font-weight="bold" style:font-weight-asian="bold"/>
    </style:style>
    <style:style style:name="S431" style:family="section">
      <style:section-properties fo:margin-left="0in" fo:margin-right="0in" style:writing-mode="lr-tb"/>
    </style:style>
    <style:style style:name="T442" style:parent-style-name="DefaultParagraphFont" style:family="text">
      <style:text-properties fo:font-weight="bold" style:font-weight-asian="bold"/>
    </style:style>
    <style:style style:name="T443" style:parent-style-name="DefaultParagraphFont" style:family="text">
      <style:text-properties fo:font-weight="bold" style:font-weight-asian="bold"/>
    </style:style>
    <style:style style:name="S432" style:family="section">
      <style:section-properties fo:margin-left="0in" fo:margin-right="0in" style:writing-mode="lr-tb"/>
    </style:style>
    <style:style style:name="P444" style:parent-style-name="Textbody" style:family="paragraph">
      <style:text-properties fo:font-weight="bold" style:font-weight-asian="bold"/>
    </style:style>
    <style:style style:name="S433" style:family="section">
      <style:section-properties fo:margin-left="0in" fo:margin-right="0in" style:writing-mode="lr-tb"/>
    </style:style>
    <style:style style:name="T445" style:parent-style-name="DefaultParagraphFont" style:family="text">
      <style:text-properties fo:font-weight="bold" style:font-weight-asian="bold"/>
    </style:style>
    <style:style style:name="S434" style:family="section">
      <style:section-properties fo:margin-left="0in" fo:margin-right="0in" style:writing-mode="lr-tb"/>
    </style:style>
    <style:style style:name="P446" style:parent-style-name="Textbody" style:family="paragraph">
      <style:text-properties fo:font-weight="bold" style:font-weight-asian="bold"/>
    </style:style>
    <style:style style:name="S435" style:family="section">
      <style:section-properties fo:margin-left="0in" fo:margin-right="0in" style:writing-mode="lr-tb"/>
    </style:style>
    <style:style style:name="T447" style:parent-style-name="DefaultParagraphFont" style:family="text">
      <style:text-properties fo:font-weight="bold" style:font-weight-asian="bold"/>
    </style:style>
    <style:style style:name="T448" style:parent-style-name="DefaultParagraphFont" style:family="text">
      <style:text-properties fo:font-weight="bold" style:font-weight-asian="bold"/>
    </style:style>
    <style:style style:name="S436" style:family="section">
      <style:section-properties fo:margin-left="0in" fo:margin-right="0in" style:writing-mode="lr-tb"/>
    </style:style>
    <style:style style:name="P449" style:parent-style-name="Textbody" style:family="paragraph">
      <style:text-properties fo:font-weight="bold" style:font-weight-asian="bold"/>
    </style:style>
    <style:style style:name="S437" style:family="section">
      <style:section-properties fo:margin-left="0in" fo:margin-right="0in" style:writing-mode="lr-tb"/>
    </style:style>
    <style:style style:name="T450" style:parent-style-name="DefaultParagraphFont" style:family="text">
      <style:text-properties fo:font-weight="bold" style:font-weight-asian="bold"/>
    </style:style>
    <style:style style:name="T451" style:parent-style-name="DefaultParagraphFont" style:family="text">
      <style:text-properties fo:font-weight="bold" style:font-weight-asian="bold"/>
    </style:style>
    <style:style style:name="S438" style:family="section">
      <style:section-properties fo:margin-left="0in" fo:margin-right="0in" style:writing-mode="lr-tb"/>
    </style:style>
    <style:style style:name="P452" style:parent-style-name="Textbody" style:family="paragraph">
      <style:text-properties fo:font-weight="bold" style:font-weight-asian="bold"/>
    </style:style>
    <style:style style:name="S439" style:family="section">
      <style:section-properties fo:margin-left="0in" fo:margin-right="0in" style:writing-mode="lr-tb"/>
    </style:style>
    <style:style style:name="T453" style:parent-style-name="DefaultParagraphFont" style:family="text">
      <style:text-properties fo:font-weight="bold" style:font-weight-asian="bold"/>
    </style:style>
    <style:style style:name="T454" style:parent-style-name="DefaultParagraphFont" style:family="text">
      <style:text-properties fo:font-weight="bold" style:font-weight-asian="bold"/>
    </style:style>
    <style:style style:name="S440" style:family="section">
      <style:section-properties fo:margin-left="0in" fo:margin-right="0in" style:writing-mode="lr-tb"/>
    </style:style>
    <style:style style:name="S441" style:family="section">
      <style:section-properties fo:margin-left="0in" fo:margin-right="0in" style:writing-mode="lr-tb"/>
    </style:style>
    <style:style style:name="T455" style:parent-style-name="DefaultParagraphFont" style:family="text">
      <style:text-properties fo:font-weight="bold" style:font-weight-asian="bold"/>
    </style:style>
    <style:style style:name="S442" style:family="section">
      <style:section-properties fo:margin-left="0in" fo:margin-right="0in" style:writing-mode="lr-tb"/>
    </style:style>
    <style:style style:name="P456" style:parent-style-name="Textbody" style:family="paragraph">
      <style:text-properties fo:font-weight="bold" style:font-weight-asian="bold"/>
    </style:style>
    <style:style style:name="S443" style:family="section">
      <style:section-properties fo:margin-left="0in" fo:margin-right="0in" style:writing-mode="lr-tb"/>
    </style:style>
    <style:style style:name="T457" style:parent-style-name="DefaultParagraphFont" style:family="text">
      <style:text-properties fo:font-weight="bold" style:font-weight-asian="bold"/>
    </style:style>
    <style:style style:name="T458" style:parent-style-name="DefaultParagraphFont" style:family="text">
      <style:text-properties fo:font-weight="bold" style:font-weight-asian="bold"/>
    </style:style>
    <style:style style:name="T459" style:parent-style-name="DefaultParagraphFont" style:family="text">
      <style:text-properties fo:font-weight="bold" style:font-weight-asian="bold"/>
    </style:style>
    <style:style style:name="T460" style:parent-style-name="DefaultParagraphFont" style:family="text">
      <style:text-properties fo:font-weight="bold" style:font-weight-asian="bold"/>
    </style:style>
    <style:style style:name="S444" style:family="section">
      <style:section-properties fo:margin-left="0in" fo:margin-right="0in" style:writing-mode="lr-tb"/>
    </style:style>
    <style:style style:name="P461" style:parent-style-name="Textbody" style:family="paragraph">
      <style:text-properties fo:font-weight="bold" style:font-weight-asian="bold"/>
    </style:style>
    <style:style style:name="S445" style:family="section">
      <style:section-properties fo:margin-left="0in" fo:margin-right="0in" style:writing-mode="lr-tb"/>
    </style:style>
    <style:style style:name="T462" style:parent-style-name="DefaultParagraphFont" style:family="text">
      <style:text-properties fo:font-weight="bold" style:font-weight-asian="bold"/>
    </style:style>
    <style:style style:name="S446" style:family="section">
      <style:section-properties fo:margin-left="0in" fo:margin-right="0in" style:writing-mode="lr-tb"/>
    </style:style>
    <style:style style:name="S447" style:family="section">
      <style:section-properties fo:margin-left="0in" fo:margin-right="0in" style:writing-mode="lr-tb"/>
    </style:style>
    <style:style style:name="T463" style:parent-style-name="DefaultParagraphFont" style:family="text">
      <style:text-properties fo:font-weight="bold" style:font-weight-asian="bold"/>
    </style:style>
    <style:style style:name="S448" style:family="section">
      <style:section-properties fo:margin-left="0in" fo:margin-right="0in" style:writing-mode="lr-tb"/>
    </style:style>
    <style:style style:name="S449" style:family="section">
      <style:section-properties fo:margin-left="0in" fo:margin-right="0in" style:writing-mode="lr-tb"/>
    </style:style>
    <style:style style:name="T464" style:parent-style-name="DefaultParagraphFont" style:family="text">
      <style:text-properties fo:font-weight="bold" style:font-weight-asian="bold"/>
    </style:style>
    <style:style style:name="T465" style:parent-style-name="DefaultParagraphFont" style:family="text">
      <style:text-properties fo:font-weight="bold" style:font-weight-asian="bold"/>
    </style:style>
    <style:style style:name="S450" style:family="section">
      <style:section-properties fo:margin-left="0in" fo:margin-right="0in" style:writing-mode="lr-tb"/>
    </style:style>
    <style:style style:name="P466" style:parent-style-name="Textbody" style:family="paragraph">
      <style:text-properties fo:font-weight="bold" style:font-weight-asian="bold"/>
    </style:style>
    <style:style style:name="S451" style:family="section">
      <style:section-properties fo:margin-left="0in" fo:margin-right="0in" style:writing-mode="lr-tb"/>
    </style:style>
    <style:style style:name="T467" style:parent-style-name="DefaultParagraphFont" style:family="text">
      <style:text-properties fo:font-weight="bold" style:font-weight-asian="bold"/>
    </style:style>
    <style:style style:name="S452" style:family="section">
      <style:section-properties fo:margin-left="0in" fo:margin-right="0in" style:writing-mode="lr-tb"/>
    </style:style>
    <style:style style:name="S453" style:family="section">
      <style:section-properties fo:margin-left="0in" fo:margin-right="0in" style:writing-mode="lr-tb"/>
    </style:style>
    <style:style style:name="T468" style:parent-style-name="DefaultParagraphFont" style:family="text">
      <style:text-properties fo:font-weight="bold" style:font-weight-asian="bold"/>
    </style:style>
    <style:style style:name="S454" style:family="section">
      <style:section-properties fo:margin-left="0in" fo:margin-right="0in" style:writing-mode="lr-tb"/>
    </style:style>
    <style:style style:name="S455" style:family="section">
      <style:section-properties fo:margin-left="0in" fo:margin-right="0in" style:writing-mode="lr-tb"/>
    </style:style>
    <style:style style:name="T469" style:parent-style-name="DefaultParagraphFont" style:family="text">
      <style:text-properties fo:font-weight="bold" style:font-weight-asian="bold"/>
    </style:style>
    <style:style style:name="S456" style:family="section">
      <style:section-properties fo:margin-left="0in" fo:margin-right="0in" style:writing-mode="lr-tb"/>
    </style:style>
    <style:style style:name="S457" style:family="section">
      <style:section-properties fo:margin-left="0in" fo:margin-right="0in" style:writing-mode="lr-tb"/>
    </style:style>
    <style:style style:name="T470" style:parent-style-name="DefaultParagraphFont" style:family="text">
      <style:text-properties fo:font-weight="bold" style:font-weight-asian="bold"/>
    </style:style>
    <style:style style:name="S458" style:family="section">
      <style:section-properties fo:margin-left="0in" fo:margin-right="0in" style:writing-mode="lr-tb"/>
    </style:style>
    <style:style style:name="S459" style:family="section">
      <style:section-properties fo:margin-left="0in" fo:margin-right="0in" style:writing-mode="lr-tb"/>
    </style:style>
    <style:style style:name="T471" style:parent-style-name="DefaultParagraphFont" style:family="text">
      <style:text-properties fo:font-weight="bold" style:font-weight-asian="bold"/>
    </style:style>
    <style:style style:name="S460" style:family="section">
      <style:section-properties fo:margin-left="0in" fo:margin-right="0in" style:writing-mode="lr-tb"/>
    </style:style>
    <style:style style:name="S461" style:family="section">
      <style:section-properties fo:margin-left="0in" fo:margin-right="0in" style:writing-mode="lr-tb"/>
    </style:style>
    <style:style style:name="T472" style:parent-style-name="DefaultParagraphFont" style:family="text">
      <style:text-properties fo:font-weight="bold" style:font-weight-asian="bold"/>
    </style:style>
    <style:style style:name="S462" style:family="section">
      <style:section-properties fo:margin-left="0in" fo:margin-right="0in" style:writing-mode="lr-tb"/>
    </style:style>
    <style:style style:name="S463" style:family="section">
      <style:section-properties fo:margin-left="0in" fo:margin-right="0in" style:writing-mode="lr-tb"/>
    </style:style>
    <style:style style:name="T473" style:parent-style-name="DefaultParagraphFont" style:family="text">
      <style:text-properties fo:font-weight="bold" style:font-weight-asian="bold"/>
    </style:style>
    <style:style style:name="S464" style:family="section">
      <style:section-properties fo:margin-left="0in" fo:margin-right="0in" style:writing-mode="lr-tb"/>
    </style:style>
    <style:style style:name="S465" style:family="section">
      <style:section-properties fo:margin-left="0in" fo:margin-right="0in" style:writing-mode="lr-tb"/>
    </style:style>
    <style:style style:name="T474" style:parent-style-name="DefaultParagraphFont" style:family="text">
      <style:text-properties fo:font-weight="bold" style:font-weight-asian="bold"/>
    </style:style>
    <style:style style:name="S466" style:family="section">
      <style:section-properties fo:margin-left="0in" fo:margin-right="0in" style:writing-mode="lr-tb"/>
    </style:style>
    <style:style style:name="S467" style:family="section">
      <style:section-properties fo:margin-left="0in" fo:margin-right="0in" style:writing-mode="lr-tb"/>
    </style:style>
    <style:style style:name="T475" style:parent-style-name="DefaultParagraphFont" style:family="text">
      <style:text-properties fo:font-weight="bold" style:font-weight-asian="bold"/>
    </style:style>
    <style:style style:name="S468" style:family="section">
      <style:section-properties fo:margin-left="0in" fo:margin-right="0in" style:writing-mode="lr-tb"/>
    </style:style>
    <style:style style:name="S469" style:family="section">
      <style:section-properties fo:margin-left="0in" fo:margin-right="0in" style:writing-mode="lr-tb"/>
    </style:style>
    <style:style style:name="T476" style:parent-style-name="DefaultParagraphFont" style:family="text">
      <style:text-properties fo:font-weight="bold" style:font-weight-asian="bold"/>
    </style:style>
    <style:style style:name="S470" style:family="section">
      <style:section-properties fo:margin-left="0in" fo:margin-right="0in" style:writing-mode="lr-tb"/>
    </style:style>
    <style:style style:name="S471" style:family="section">
      <style:section-properties fo:margin-left="0in" fo:margin-right="0in" style:writing-mode="lr-tb"/>
    </style:style>
    <style:style style:name="T477" style:parent-style-name="DefaultParagraphFont" style:family="text">
      <style:text-properties fo:font-weight="bold" style:font-weight-asian="bold"/>
    </style:style>
    <style:style style:name="S472" style:family="section">
      <style:section-properties fo:margin-left="0in" fo:margin-right="0in" style:writing-mode="lr-tb"/>
    </style:style>
    <style:style style:name="S473" style:family="section">
      <style:section-properties fo:margin-left="0in" fo:margin-right="0in" style:writing-mode="lr-tb"/>
    </style:style>
    <style:style style:name="T478" style:parent-style-name="DefaultParagraphFont" style:family="text">
      <style:text-properties fo:font-weight="bold" style:font-weight-asian="bold"/>
    </style:style>
    <style:style style:name="S474" style:family="section">
      <style:section-properties fo:margin-left="0in" fo:margin-right="0in" style:writing-mode="lr-tb"/>
    </style:style>
    <style:style style:name="S475" style:family="section">
      <style:section-properties fo:margin-left="0in" fo:margin-right="0in" style:writing-mode="lr-tb"/>
    </style:style>
    <style:style style:name="T479" style:parent-style-name="DefaultParagraphFont" style:family="text">
      <style:text-properties fo:font-weight="bold" style:font-weight-asian="bold"/>
    </style:style>
    <style:style style:name="S476" style:family="section">
      <style:section-properties fo:margin-left="0in" fo:margin-right="0in" style:writing-mode="lr-tb"/>
    </style:style>
    <style:style style:name="S477" style:family="section">
      <style:section-properties fo:margin-left="0in" fo:margin-right="0in" style:writing-mode="lr-tb"/>
    </style:style>
    <style:style style:name="T480" style:parent-style-name="DefaultParagraphFont" style:family="text">
      <style:text-properties fo:font-weight="bold" style:font-weight-asian="bold"/>
    </style:style>
    <style:style style:name="S478" style:family="section">
      <style:section-properties fo:margin-left="0in" fo:margin-right="0in" style:writing-mode="lr-tb"/>
    </style:style>
    <style:style style:name="S479" style:family="section">
      <style:section-properties fo:margin-left="0in" fo:margin-right="0in" style:writing-mode="lr-tb"/>
    </style:style>
    <style:style style:name="T481" style:parent-style-name="DefaultParagraphFont" style:family="text">
      <style:text-properties fo:font-weight="bold" style:font-weight-asian="bold"/>
    </style:style>
    <style:style style:name="S480" style:family="section">
      <style:section-properties fo:margin-left="0in" fo:margin-right="0in" style:writing-mode="lr-tb"/>
    </style:style>
    <style:style style:name="P482" style:parent-style-name="Textbody" style:family="paragraph">
      <style:text-properties fo:font-weight="bold" style:font-weight-asian="bold"/>
    </style:style>
    <style:style style:name="S481" style:family="section">
      <style:section-properties fo:margin-left="0in" fo:margin-right="0in" style:writing-mode="lr-tb"/>
    </style:style>
    <style:style style:name="T483" style:parent-style-name="DefaultParagraphFont" style:family="text">
      <style:text-properties fo:font-weight="bold" style:font-weight-asian="bold"/>
    </style:style>
    <style:style style:name="S482" style:family="section">
      <style:section-properties fo:margin-left="0in" fo:margin-right="0in" style:writing-mode="lr-tb"/>
    </style:style>
    <style:style style:name="S483" style:family="section">
      <style:section-properties fo:margin-left="0in" fo:margin-right="0in" style:writing-mode="lr-tb"/>
    </style:style>
    <style:style style:name="T484" style:parent-style-name="DefaultParagraphFont" style:family="text">
      <style:text-properties fo:font-weight="bold" style:font-weight-asian="bold"/>
    </style:style>
    <style:style style:name="S484" style:family="section">
      <style:section-properties fo:margin-left="0in" fo:margin-right="0in" style:writing-mode="lr-tb"/>
    </style:style>
    <style:style style:name="S485" style:family="section">
      <style:section-properties fo:margin-left="0in" fo:margin-right="0in" style:writing-mode="lr-tb"/>
    </style:style>
    <style:style style:name="T485" style:parent-style-name="DefaultParagraphFont" style:family="text">
      <style:text-properties fo:font-weight="bold" style:font-weight-asian="bold"/>
    </style:style>
    <style:style style:name="T486" style:parent-style-name="DefaultParagraphFont" style:family="text">
      <style:text-properties fo:font-weight="bold" style:font-weight-asian="bold"/>
    </style:style>
    <style:style style:name="S486" style:family="section">
      <style:section-properties fo:margin-left="0in" fo:margin-right="0in" style:writing-mode="lr-tb"/>
    </style:style>
    <style:style style:name="P487" style:parent-style-name="Textbody" style:family="paragraph">
      <style:text-properties fo:font-weight="bold" style:font-weight-asian="bold"/>
    </style:style>
    <style:style style:name="S487" style:family="section">
      <style:section-properties fo:margin-left="0in" fo:margin-right="0in" style:writing-mode="lr-tb"/>
    </style:style>
    <style:style style:name="T488" style:parent-style-name="DefaultParagraphFont" style:family="text">
      <style:text-properties fo:font-weight="bold" style:font-weight-asian="bold"/>
    </style:style>
    <style:style style:name="S488" style:family="section">
      <style:section-properties fo:margin-left="0in" fo:margin-right="0in" style:writing-mode="lr-tb"/>
    </style:style>
    <style:style style:name="S489" style:family="section">
      <style:section-properties fo:margin-left="0in" fo:margin-right="0in" style:writing-mode="lr-tb"/>
    </style:style>
    <style:style style:name="T489" style:parent-style-name="DefaultParagraphFont" style:family="text">
      <style:text-properties fo:font-weight="bold" style:font-weight-asian="bold"/>
    </style:style>
    <style:style style:name="S490" style:family="section">
      <style:section-properties fo:margin-left="0in" fo:margin-right="0in" style:writing-mode="lr-tb"/>
    </style:style>
    <style:style style:name="S491" style:family="section">
      <style:section-properties fo:margin-left="0in" fo:margin-right="0in" style:writing-mode="lr-tb"/>
    </style:style>
    <style:style style:name="T490" style:parent-style-name="DefaultParagraphFont" style:family="text">
      <style:text-properties fo:font-weight="bold" style:font-weight-asian="bold"/>
    </style:style>
    <style:style style:name="S492" style:family="section">
      <style:section-properties fo:margin-left="0in" fo:margin-right="0in" style:writing-mode="lr-tb"/>
    </style:style>
    <style:style style:name="S493" style:family="section">
      <style:section-properties fo:margin-left="0in" fo:margin-right="0in" style:writing-mode="lr-tb"/>
    </style:style>
    <style:style style:name="T491" style:parent-style-name="DefaultParagraphFont" style:family="text">
      <style:text-properties fo:font-weight="bold" style:font-weight-asian="bold"/>
    </style:style>
    <style:style style:name="S494" style:family="section">
      <style:section-properties fo:margin-left="0in" fo:margin-right="0in" style:writing-mode="lr-tb"/>
    </style:style>
    <style:style style:name="S495" style:family="section">
      <style:section-properties fo:margin-left="0in" fo:margin-right="0in" style:writing-mode="lr-tb"/>
    </style:style>
    <style:style style:name="T492" style:parent-style-name="DefaultParagraphFont" style:family="text">
      <style:text-properties fo:font-weight="bold" style:font-weight-asian="bold"/>
    </style:style>
    <style:style style:name="S496" style:family="section">
      <style:section-properties fo:margin-left="0in" fo:margin-right="0in" style:writing-mode="lr-tb"/>
    </style:style>
    <style:style style:name="S497" style:family="section">
      <style:section-properties fo:margin-left="0in" fo:margin-right="0in" style:writing-mode="lr-tb"/>
    </style:style>
    <style:style style:name="T493" style:parent-style-name="DefaultParagraphFont" style:family="text">
      <style:text-properties fo:font-weight="bold" style:font-weight-asian="bold"/>
    </style:style>
    <style:style style:name="S498" style:family="section">
      <style:section-properties fo:margin-left="0in" fo:margin-right="0in" style:writing-mode="lr-tb"/>
    </style:style>
    <style:style style:name="S499" style:family="section">
      <style:section-properties fo:margin-left="0in" fo:margin-right="0in" style:writing-mode="lr-tb"/>
    </style:style>
    <style:style style:name="T494" style:parent-style-name="DefaultParagraphFont" style:family="text">
      <style:text-properties fo:font-weight="bold" style:font-weight-asian="bold"/>
    </style:style>
    <style:style style:name="S500" style:family="section">
      <style:section-properties fo:margin-left="0in" fo:margin-right="0in" style:writing-mode="lr-tb"/>
    </style:style>
    <style:style style:name="S501" style:family="section">
      <style:section-properties fo:margin-left="0in" fo:margin-right="0in" style:writing-mode="lr-tb"/>
    </style:style>
    <style:style style:name="T495" style:parent-style-name="DefaultParagraphFont" style:family="text">
      <style:text-properties fo:font-weight="bold" style:font-weight-asian="bold"/>
    </style:style>
    <style:style style:name="T496" style:parent-style-name="DefaultParagraphFont" style:family="text">
      <style:text-properties fo:font-weight="bold" style:font-weight-asian="bold"/>
    </style:style>
    <style:style style:name="S502" style:family="section">
      <style:section-properties fo:margin-left="0in" fo:margin-right="0in" style:writing-mode="lr-tb"/>
    </style:style>
    <style:style style:name="P497" style:parent-style-name="Textbody" style:family="paragraph">
      <style:text-properties fo:font-weight="bold" style:font-weight-asian="bold"/>
    </style:style>
    <style:style style:name="S503" style:family="section">
      <style:section-properties fo:margin-left="0in" fo:margin-right="0in" style:writing-mode="lr-tb"/>
    </style:style>
    <style:style style:name="T498" style:parent-style-name="DefaultParagraphFont" style:family="text">
      <style:text-properties fo:font-weight="bold" style:font-weight-asian="bold"/>
    </style:style>
    <style:style style:name="S504" style:family="section">
      <style:section-properties fo:margin-left="0in" fo:margin-right="0in" style:writing-mode="lr-tb"/>
    </style:style>
    <style:style style:name="S505" style:family="section">
      <style:section-properties fo:margin-left="0in" fo:margin-right="0in" style:writing-mode="lr-tb"/>
    </style:style>
    <style:style style:name="T499" style:parent-style-name="DefaultParagraphFont" style:family="text">
      <style:text-properties fo:font-weight="bold" style:font-weight-asian="bold"/>
    </style:style>
    <style:style style:name="T500" style:parent-style-name="DefaultParagraphFont" style:family="text">
      <style:text-properties fo:font-weight="bold" style:font-weight-asian="bold"/>
    </style:style>
    <style:style style:name="S506" style:family="section">
      <style:section-properties fo:margin-left="0in" fo:margin-right="0in" style:writing-mode="lr-tb"/>
    </style:style>
    <style:style style:name="S507" style:family="section">
      <style:section-properties fo:margin-left="0in" fo:margin-right="0in" style:writing-mode="lr-tb"/>
    </style:style>
    <style:style style:name="T501" style:parent-style-name="DefaultParagraphFont" style:family="text">
      <style:text-properties fo:font-weight="bold" style:font-weight-asian="bold"/>
    </style:style>
    <style:style style:name="T502" style:parent-style-name="DefaultParagraphFont" style:family="text">
      <style:text-properties fo:font-weight="bold" style:font-weight-asian="bold"/>
    </style:style>
    <style:style style:name="T503" style:parent-style-name="DefaultParagraphFont" style:family="text">
      <style:text-properties fo:font-weight="bold" style:font-weight-asian="bold"/>
    </style:style>
    <style:style style:name="S508" style:family="section">
      <style:section-properties fo:margin-left="0in" fo:margin-right="0in" style:writing-mode="lr-tb"/>
    </style:style>
    <style:style style:name="P504" style:parent-style-name="Textbody" style:family="paragraph">
      <style:text-properties fo:font-weight="bold" style:font-weight-asian="bold"/>
    </style:style>
    <style:style style:name="S509" style:family="section">
      <style:section-properties fo:margin-left="0in" fo:margin-right="0in" style:writing-mode="lr-tb"/>
    </style:style>
    <style:style style:name="T505" style:parent-style-name="DefaultParagraphFont" style:family="text">
      <style:text-properties fo:font-weight="bold" style:font-weight-asian="bold"/>
    </style:style>
    <style:style style:name="S510" style:family="section">
      <style:section-properties fo:margin-left="0in" fo:margin-right="0in" style:writing-mode="lr-tb"/>
    </style:style>
    <style:style style:name="S511" style:family="section">
      <style:section-properties fo:margin-left="0in" fo:margin-right="0in" style:writing-mode="lr-tb"/>
    </style:style>
    <style:style style:name="T506" style:parent-style-name="DefaultParagraphFont" style:family="text">
      <style:text-properties fo:font-weight="bold" style:font-weight-asian="bold"/>
    </style:style>
    <style:style style:name="S512" style:family="section">
      <style:section-properties fo:margin-left="0in" fo:margin-right="0in" style:writing-mode="lr-tb"/>
    </style:style>
    <style:style style:name="P507" style:parent-style-name="Textbody" style:family="paragraph">
      <style:text-properties fo:font-weight="bold" style:font-weight-asian="bold"/>
    </style:style>
    <style:style style:name="S513" style:family="section">
      <style:section-properties fo:margin-left="0in" fo:margin-right="0in" style:writing-mode="lr-tb"/>
    </style:style>
    <style:style style:name="T508" style:parent-style-name="DefaultParagraphFont" style:family="text">
      <style:text-properties fo:font-weight="bold" style:font-weight-asian="bold"/>
    </style:style>
    <style:style style:name="S514" style:family="section">
      <style:section-properties fo:margin-left="0in" fo:margin-right="0in" style:writing-mode="lr-tb"/>
    </style:style>
    <style:style style:name="S515" style:family="section">
      <style:section-properties fo:margin-left="0in" fo:margin-right="0in" style:writing-mode="lr-tb"/>
    </style:style>
    <style:style style:name="T509" style:parent-style-name="DefaultParagraphFont" style:family="text">
      <style:text-properties fo:font-weight="bold" style:font-weight-asian="bold"/>
    </style:style>
    <style:style style:name="S516" style:family="section">
      <style:section-properties fo:margin-left="0in" fo:margin-right="0in" style:writing-mode="lr-tb"/>
    </style:style>
    <style:style style:name="S517" style:family="section">
      <style:section-properties fo:margin-left="0in" fo:margin-right="0in" style:writing-mode="lr-tb"/>
    </style:style>
    <style:style style:name="T510" style:parent-style-name="DefaultParagraphFont" style:family="text">
      <style:text-properties fo:font-weight="bold" style:font-weight-asian="bold"/>
    </style:style>
    <style:style style:name="S518" style:family="section">
      <style:section-properties fo:margin-left="0in" fo:margin-right="0in" style:writing-mode="lr-tb"/>
    </style:style>
    <style:style style:name="P511" style:parent-style-name="Textbody" style:family="paragraph">
      <style:text-properties fo:font-weight="bold" style:font-weight-asian="bold"/>
    </style:style>
    <style:style style:name="S519" style:family="section">
      <style:section-properties fo:margin-left="0in" fo:margin-right="0in" style:writing-mode="lr-tb"/>
    </style:style>
    <style:style style:name="T512" style:parent-style-name="DefaultParagraphFont" style:family="text">
      <style:text-properties fo:font-weight="bold" style:font-weight-asian="bold"/>
    </style:style>
    <style:style style:name="S520" style:family="section">
      <style:section-properties fo:margin-left="0in" fo:margin-right="0in" style:writing-mode="lr-tb"/>
    </style:style>
    <style:style style:name="S521" style:family="section">
      <style:section-properties fo:margin-left="0in" fo:margin-right="0in" style:writing-mode="lr-tb"/>
    </style:style>
    <style:style style:name="T513" style:parent-style-name="DefaultParagraphFont" style:family="text">
      <style:text-properties fo:font-weight="bold" style:font-weight-asian="bold"/>
    </style:style>
    <style:style style:name="T514" style:parent-style-name="DefaultParagraphFont" style:family="text">
      <style:text-properties fo:font-weight="bold" style:font-weight-asian="bold"/>
    </style:style>
    <style:style style:name="T515" style:parent-style-name="DefaultParagraphFont" style:family="text">
      <style:text-properties fo:font-weight="bold" style:font-weight-asian="bold"/>
    </style:style>
    <style:style style:name="S522" style:family="section">
      <style:section-properties fo:margin-left="0in" fo:margin-right="0in" style:writing-mode="lr-tb"/>
    </style:style>
    <style:style style:name="P516" style:parent-style-name="Textbody" style:family="paragraph">
      <style:text-properties fo:font-weight="bold" style:font-weight-asian="bold"/>
    </style:style>
    <style:style style:name="S523" style:family="section">
      <style:section-properties fo:margin-left="0in" fo:margin-right="0in" style:writing-mode="lr-tb"/>
    </style:style>
    <style:style style:name="T517" style:parent-style-name="DefaultParagraphFont" style:family="text">
      <style:text-properties fo:font-weight="bold" style:font-weight-asian="bold"/>
    </style:style>
    <style:style style:name="S524" style:family="section">
      <style:section-properties fo:margin-left="0in" fo:margin-right="0in" style:writing-mode="lr-tb"/>
    </style:style>
    <style:style style:name="P518" style:parent-style-name="Textbody" style:family="paragraph">
      <style:text-properties fo:font-weight="bold" style:font-weight-asian="bold"/>
    </style:style>
    <style:style style:name="S525" style:family="section">
      <style:section-properties fo:margin-left="0in" fo:margin-right="0in" style:writing-mode="lr-tb"/>
    </style:style>
    <style:style style:name="T519" style:parent-style-name="DefaultParagraphFont" style:family="text">
      <style:text-properties fo:font-weight="bold" style:font-weight-asian="bold"/>
    </style:style>
    <style:style style:name="T520" style:parent-style-name="DefaultParagraphFont" style:family="text">
      <style:text-properties fo:font-weight="bold" style:font-weight-asian="bold"/>
    </style:style>
    <style:style style:name="S526" style:family="section">
      <style:section-properties fo:margin-left="0in" fo:margin-right="0in" style:writing-mode="lr-tb"/>
    </style:style>
    <style:style style:name="S527" style:family="section">
      <style:section-properties fo:margin-left="0in" fo:margin-right="0in" style:writing-mode="lr-tb"/>
    </style:style>
    <style:style style:name="T521" style:parent-style-name="DefaultParagraphFont" style:family="text">
      <style:text-properties fo:font-weight="bold" style:font-weight-asian="bold"/>
    </style:style>
    <style:style style:name="T522" style:parent-style-name="DefaultParagraphFont" style:family="text">
      <style:text-properties fo:font-weight="bold" style:font-weight-asian="bold"/>
    </style:style>
    <style:style style:name="S528" style:family="section">
      <style:section-properties fo:margin-left="0in" fo:margin-right="0in" style:writing-mode="lr-tb"/>
    </style:style>
    <style:style style:name="P523" style:parent-style-name="Textbody" style:family="paragraph">
      <style:text-properties fo:font-weight="bold" style:font-weight-asian="bold"/>
    </style:style>
    <style:style style:name="S529" style:family="section">
      <style:section-properties fo:margin-left="0in" fo:margin-right="0in" style:writing-mode="lr-tb"/>
    </style:style>
    <style:style style:name="T524" style:parent-style-name="DefaultParagraphFont" style:family="text">
      <style:text-properties fo:font-weight="bold" style:font-weight-asian="bold"/>
    </style:style>
    <style:style style:name="T525" style:parent-style-name="DefaultParagraphFont" style:family="text">
      <style:text-properties fo:font-weight="bold" style:font-weight-asian="bold"/>
    </style:style>
    <style:style style:name="S530" style:family="section">
      <style:section-properties fo:margin-left="0in" fo:margin-right="0in" style:writing-mode="lr-tb"/>
    </style:style>
    <style:style style:name="P526" style:parent-style-name="Textbody" style:family="paragraph">
      <style:text-properties fo:font-weight="bold" style:font-weight-asian="bold"/>
    </style:style>
    <style:style style:name="S531" style:family="section">
      <style:section-properties fo:margin-left="0in" fo:margin-right="0in" style:writing-mode="lr-tb"/>
    </style:style>
    <style:style style:name="T527" style:parent-style-name="DefaultParagraphFont" style:family="text">
      <style:text-properties fo:font-weight="bold" style:font-weight-asian="bold"/>
    </style:style>
    <style:style style:name="S532" style:family="section">
      <style:section-properties fo:margin-left="0in" fo:margin-right="0in" style:writing-mode="lr-tb"/>
    </style:style>
    <style:style style:name="S533" style:family="section">
      <style:section-properties fo:margin-left="0in" fo:margin-right="0in" style:writing-mode="lr-tb"/>
    </style:style>
    <style:style style:name="T528" style:parent-style-name="DefaultParagraphFont" style:family="text">
      <style:text-properties fo:font-weight="bold" style:font-weight-asian="bold"/>
    </style:style>
    <style:style style:name="S534" style:family="section">
      <style:section-properties fo:margin-left="0in" fo:margin-right="0in" style:writing-mode="lr-tb"/>
    </style:style>
    <style:style style:name="P529" style:parent-style-name="Textbody" style:family="paragraph">
      <style:text-properties fo:font-weight="bold" style:font-weight-asian="bold"/>
    </style:style>
    <style:style style:name="S535" style:family="section">
      <style:section-properties fo:margin-left="0in" fo:margin-right="0in" style:writing-mode="lr-tb"/>
    </style:style>
    <style:style style:name="T530" style:parent-style-name="DefaultParagraphFont" style:family="text">
      <style:text-properties fo:font-weight="bold" style:font-weight-asian="bold"/>
    </style:style>
    <style:style style:name="T531" style:parent-style-name="DefaultParagraphFont" style:family="text">
      <style:text-properties fo:font-weight="bold" style:font-weight-asian="bold"/>
    </style:style>
    <style:style style:name="S536" style:family="section">
      <style:section-properties fo:margin-left="0in" fo:margin-right="0in" style:writing-mode="lr-tb"/>
    </style:style>
    <style:style style:name="P532" style:parent-style-name="Textbody" style:family="paragraph">
      <style:text-properties fo:font-weight="bold" style:font-weight-asian="bold"/>
    </style:style>
    <style:style style:name="S537" style:family="section">
      <style:section-properties fo:margin-left="0in" fo:margin-right="0in" style:writing-mode="lr-tb"/>
    </style:style>
    <style:style style:name="T533" style:parent-style-name="DefaultParagraphFont" style:family="text">
      <style:text-properties fo:font-weight="bold" style:font-weight-asian="bold"/>
    </style:style>
    <style:style style:name="S538" style:family="section">
      <style:section-properties fo:margin-left="0in" fo:margin-right="0in" style:writing-mode="lr-tb"/>
    </style:style>
    <style:style style:name="S539" style:family="section">
      <style:section-properties fo:margin-left="0in" fo:margin-right="0in" style:writing-mode="lr-tb"/>
    </style:style>
    <style:style style:name="T534" style:parent-style-name="DefaultParagraphFont" style:family="text">
      <style:text-properties fo:font-weight="bold" style:font-weight-asian="bold"/>
    </style:style>
    <style:style style:name="S540" style:family="section">
      <style:section-properties fo:margin-left="0in" fo:margin-right="0in" style:writing-mode="lr-tb"/>
    </style:style>
    <style:style style:name="S541" style:family="section">
      <style:section-properties fo:margin-left="0in" fo:margin-right="0in" style:writing-mode="lr-tb"/>
    </style:style>
    <style:style style:name="T535" style:parent-style-name="DefaultParagraphFont" style:family="text">
      <style:text-properties fo:font-weight="bold" style:font-weight-asian="bold"/>
    </style:style>
    <style:style style:name="T536" style:parent-style-name="DefaultParagraphFont" style:family="text">
      <style:text-properties fo:font-weight="bold" style:font-weight-asian="bold"/>
    </style:style>
    <style:style style:name="S542" style:family="section">
      <style:section-properties fo:margin-left="0in" fo:margin-right="0in" style:writing-mode="lr-tb"/>
    </style:style>
    <style:style style:name="P537" style:parent-style-name="Textbody" style:family="paragraph">
      <style:text-properties fo:font-weight="bold" style:font-weight-asian="bold"/>
    </style:style>
    <style:style style:name="S543" style:family="section">
      <style:section-properties fo:margin-left="0in" fo:margin-right="0in" style:writing-mode="lr-tb"/>
    </style:style>
    <style:style style:name="T538" style:parent-style-name="DefaultParagraphFont" style:family="text">
      <style:text-properties fo:font-weight="bold" style:font-weight-asian="bold"/>
    </style:style>
    <style:style style:name="S544" style:family="section">
      <style:section-properties fo:margin-left="0in" fo:margin-right="0in" style:writing-mode="lr-tb"/>
    </style:style>
    <style:style style:name="P539" style:parent-style-name="Textbody" style:family="paragraph">
      <style:text-properties fo:font-weight="bold" style:font-weight-asian="bold"/>
    </style:style>
    <style:style style:name="S545" style:family="section">
      <style:section-properties fo:margin-left="0in" fo:margin-right="0in" style:writing-mode="lr-tb"/>
    </style:style>
    <style:style style:name="T540" style:parent-style-name="DefaultParagraphFont" style:family="text">
      <style:text-properties fo:font-weight="bold" style:font-weight-asian="bold"/>
    </style:style>
    <style:style style:name="S546" style:family="section">
      <style:section-properties fo:margin-left="0in" fo:margin-right="0in" style:writing-mode="lr-tb"/>
    </style:style>
    <style:style style:name="S547" style:family="section">
      <style:section-properties fo:margin-left="0in" fo:margin-right="0in" style:writing-mode="lr-tb"/>
    </style:style>
    <style:style style:name="T541" style:parent-style-name="DefaultParagraphFont" style:family="text">
      <style:text-properties fo:font-weight="bold" style:font-weight-asian="bold"/>
    </style:style>
    <style:style style:name="S548" style:family="section">
      <style:section-properties fo:margin-left="0in" fo:margin-right="0in" style:writing-mode="lr-tb"/>
    </style:style>
    <style:style style:name="P542" style:parent-style-name="Textbody" style:family="paragraph">
      <style:text-properties fo:font-weight="bold" style:font-weight-asian="bold"/>
    </style:style>
    <style:style style:name="S549" style:family="section">
      <style:section-properties fo:margin-left="0in" fo:margin-right="0in" style:writing-mode="lr-tb"/>
    </style:style>
    <style:style style:name="T543" style:parent-style-name="DefaultParagraphFont" style:family="text">
      <style:text-properties fo:font-weight="bold" style:font-weight-asian="bold"/>
    </style:style>
    <style:style style:name="S550" style:family="section">
      <style:section-properties fo:margin-left="0in" fo:margin-right="0in" style:writing-mode="lr-tb"/>
    </style:style>
    <style:style style:name="S551" style:family="section">
      <style:section-properties fo:margin-left="0in" fo:margin-right="0in" style:writing-mode="lr-tb"/>
    </style:style>
    <style:style style:name="T544" style:parent-style-name="DefaultParagraphFont" style:family="text">
      <style:text-properties fo:font-weight="bold" style:font-weight-asian="bold"/>
    </style:style>
    <style:style style:name="S552" style:family="section">
      <style:section-properties fo:margin-left="0in" fo:margin-right="0in" style:writing-mode="lr-tb"/>
    </style:style>
    <style:style style:name="S553" style:family="section">
      <style:section-properties fo:margin-left="0in" fo:margin-right="0in" style:writing-mode="lr-tb"/>
    </style:style>
    <style:style style:name="T545" style:parent-style-name="DefaultParagraphFont" style:family="text">
      <style:text-properties fo:font-weight="bold" style:font-weight-asian="bold"/>
    </style:style>
    <style:style style:name="S554" style:family="section">
      <style:section-properties fo:margin-left="0in" fo:margin-right="0in" style:writing-mode="lr-tb"/>
    </style:style>
    <style:style style:name="P546" style:parent-style-name="Textbody" style:family="paragraph">
      <style:text-properties fo:font-weight="bold" style:font-weight-asian="bold"/>
    </style:style>
    <style:style style:name="S555" style:family="section">
      <style:section-properties fo:margin-left="0in" fo:margin-right="0in" style:writing-mode="lr-tb"/>
    </style:style>
    <style:style style:name="T547" style:parent-style-name="DefaultParagraphFont" style:family="text">
      <style:text-properties fo:font-weight="bold" style:font-weight-asian="bold"/>
    </style:style>
    <style:style style:name="T548" style:parent-style-name="DefaultParagraphFont" style:family="text">
      <style:text-properties fo:font-weight="bold" style:font-weight-asian="bold"/>
    </style:style>
    <style:style style:name="S556" style:family="section">
      <style:section-properties fo:margin-left="0in" fo:margin-right="0in" style:writing-mode="lr-tb"/>
    </style:style>
    <style:style style:name="P549" style:parent-style-name="Textbody" style:family="paragraph">
      <style:text-properties fo:font-weight="bold" style:font-weight-asian="bold"/>
    </style:style>
    <style:style style:name="S557" style:family="section">
      <style:section-properties fo:margin-left="0in" fo:margin-right="0in" style:writing-mode="lr-tb"/>
    </style:style>
    <style:style style:name="P550" style:parent-style-name="Standard" style:family="paragraph">
      <style:text-properties fo:font-weight="bold" style:font-weight-asian="bold" fo:font-size="18pt" style:font-size-asian="18pt" style:font-size-complex="18pt"/>
    </style:style>
    <style:style style:name="T551" style:parent-style-name="DefaultParagraphFont" style:family="text">
      <style:text-properties fo:font-weight="bold" style:font-weight-asian="bold" fo:font-size="18pt" style:font-size-asian="18pt" style:font-size-complex="18pt"/>
    </style:style>
    <style:style style:name="T552" style:parent-style-name="DefaultParagraphFont" style:family="text">
      <style:text-properties fo:font-weight="bold" style:font-weight-asian="bold"/>
    </style:style>
    <style:style style:name="T553" style:parent-style-name="DefaultParagraphFont" style:family="text">
      <style:text-properties fo:font-weight="bold" style:font-weight-asian="bold"/>
    </style:style>
    <style:style style:name="P554" style:parent-style-name="Standard" style:family="paragraph">
      <style:text-properties fo:font-weight="bold" style:font-weight-asian="bold"/>
    </style:style>
    <style:style style:name="T555" style:parent-style-name="DefaultParagraphFont" style:family="text">
      <style:text-properties fo:font-weight="bold" style:font-weight-asian="bold"/>
    </style:style>
    <style:style style:name="T556" style:parent-style-name="DefaultParagraphFont" style:family="text">
      <style:text-properties fo:font-weight="bold" style:font-weight-asian="bold"/>
    </style:style>
    <style:style style:name="T557" style:parent-style-name="DefaultParagraphFont" style:family="text">
      <style:text-properties style:font-name="Arial" style:font-name-complex="Arial" fo:font-weight="bold" style:font-weight-asian="bold" fo:color="#555555" fo:font-size="10.5pt" style:font-size-asian="10.5pt" style:font-size-complex="10.5pt" fo:background-color="#FDFDFD"/>
    </style:style>
    <style:style style:name="T558" style:parent-style-name="DefaultParagraphFont" style:family="text">
      <style:text-properties style:font-name="Arial" style:font-name-complex="Arial" fo:font-weight="bold" style:font-weight-asian="bold" fo:color="#555555" fo:font-size="10.5pt" style:font-size-asian="10.5pt" style:font-size-complex="10.5pt"/>
    </style:style>
    <style:style style:name="T559" style:parent-style-name="DefaultParagraphFont" style:family="text">
      <style:text-properties style:font-name="Arial" style:font-name-complex="Arial" fo:font-weight="bold" style:font-weight-asian="bold" fo:color="#555555" fo:font-size="10.5pt" style:font-size-asian="10.5pt" style:font-size-complex="10.5pt" fo:background-color="#FDFDFD"/>
    </style:style>
    <style:style style:name="T560" style:parent-style-name="DefaultParagraphFont" style:family="text">
      <style:text-properties fo:font-weight="bold" style:font-weight-asian="bold"/>
    </style:style>
    <style:style style:name="P561" style:parent-style-name="Standard" style:family="paragraph">
      <style:text-properties fo:font-weight="bold" style:font-weight-asian="bold"/>
    </style:style>
    <style:style style:name="P562" style:parent-style-name="Standard" style:family="paragraph">
      <style:text-properties fo:font-weight="bold" style:font-weight-asian="bold"/>
    </style:style>
    <style:style style:name="T563" style:parent-style-name="DefaultParagraphFont" style:family="text">
      <style:text-properties fo:font-weight="bold" style:font-weight-asian="bold"/>
    </style:style>
    <style:style style:name="T564" style:parent-style-name="DefaultParagraphFont" style:family="text">
      <style:text-properties fo:font-weight="bold" style:font-weight-asian="bold"/>
    </style:style>
    <style:style style:name="T565" style:parent-style-name="DefaultParagraphFont" style:family="text">
      <style:text-properties fo:font-weight="bold" style:font-weight-asian="bold"/>
    </style:style>
    <style:style style:name="P566" style:parent-style-name="Standard" style:family="paragraph">
      <style:text-properties fo:font-weight="bold" style:font-weight-asian="bold"/>
    </style:style>
    <style:style style:name="T567" style:parent-style-name="DefaultParagraphFont" style:family="text">
      <style:text-properties fo:font-weight="bold" style:font-weight-asian="bold"/>
    </style:style>
    <style:style style:name="T568" style:parent-style-name="DefaultParagraphFont" style:family="text">
      <style:text-properties fo:font-weight="bold" style:font-weight-asian="bold"/>
    </style:style>
    <style:style style:name="T569" style:parent-style-name="DefaultParagraphFont" style:family="text">
      <style:text-properties fo:font-weight="bold" style:font-weight-asian="bold"/>
    </style:style>
    <style:style style:name="T570" style:parent-style-name="DefaultParagraphFont" style:family="text">
      <style:text-properties fo:font-weight="bold" style:font-weight-asian="bold"/>
    </style:style>
    <style:style style:name="T571" style:parent-style-name="DefaultParagraphFont" style:family="text">
      <style:text-properties fo:font-weight="bold" style:font-weight-asian="bold"/>
    </style:style>
    <style:style style:name="T572" style:parent-style-name="DefaultParagraphFont" style:family="text">
      <style:text-properties fo:font-weight="bold" style:font-weight-asian="bold"/>
    </style:style>
    <style:style style:name="T573" style:parent-style-name="DefaultParagraphFont" style:family="text">
      <style:text-properties fo:font-weight="bold" style:font-weight-asian="bold"/>
    </style:style>
    <style:style style:name="P574" style:parent-style-name="Standard" style:family="paragraph">
      <style:text-properties fo:font-weight="bold" style:font-weight-asian="bold"/>
    </style:style>
    <style:style style:name="T575" style:parent-style-name="DefaultParagraphFont" style:family="text">
      <style:text-properties fo:font-weight="bold" style:font-weight-asian="bold"/>
    </style:style>
    <style:style style:name="T576" style:parent-style-name="DefaultParagraphFont" style:family="text">
      <style:text-properties fo:font-weight="bold" style:font-weight-asian="bold"/>
    </style:style>
    <style:style style:name="P577" style:parent-style-name="Standard" style:family="paragraph">
      <style:text-properties fo:font-weight="bold" style:font-weight-asian="bold" fo:font-size="18pt" style:font-size-asian="18pt" style:font-size-complex="18pt"/>
    </style:style>
    <style:style style:name="P578" style:parent-style-name="Standard" style:family="paragraph">
      <style:text-properties fo:font-weight="bold" style:font-weight-asian="bold" fo:font-size="18pt" style:font-size-asian="18pt" style:font-size-complex="18pt"/>
    </style:style>
    <style:style style:name="P579" style:parent-style-name="Standard" style:family="paragraph">
      <style:text-properties fo:font-weight="bold" style:font-weight-asian="bold" fo:font-size="18pt" style:font-size-asian="18pt" style:font-size-complex="18pt"/>
    </style:style>
    <style:style style:name="T580" style:parent-style-name="DefaultParagraphFont" style:family="text">
      <style:text-properties fo:font-weight="bold" style:font-weight-asian="bold"/>
    </style:style>
    <style:style style:name="T581" style:parent-style-name="DefaultParagraphFont" style:family="text">
      <style:text-properties fo:font-weight="bold" style:font-weight-asian="bold"/>
    </style:style>
    <style:style style:name="T582" style:parent-style-name="DefaultParagraphFont" style:family="text">
      <style:text-properties fo:font-weight="bold" style:font-weight-asian="bold"/>
    </style:style>
    <style:style style:name="P583" style:parent-style-name="Standard" style:family="paragraph">
      <style:text-properties fo:font-weight="bold" style:font-weight-asian="bold"/>
    </style:style>
    <style:style style:name="T584" style:parent-style-name="DefaultParagraphFont" style:family="text">
      <style:text-properties fo:font-weight="bold" style:font-weight-asian="bold"/>
    </style:style>
    <style:style style:name="T585" style:parent-style-name="DefaultParagraphFont" style:family="text">
      <style:text-properties fo:font-weight="bold" style:font-weight-asian="bold"/>
    </style:style>
    <style:style style:name="T586" style:parent-style-name="DefaultParagraphFont" style:family="text">
      <style:text-properties fo:font-weight="bold" style:font-weight-asian="bold"/>
    </style:style>
    <style:style style:name="T587" style:parent-style-name="DefaultParagraphFont" style:family="text">
      <style:text-properties fo:font-weight="bold" style:font-weight-asian="bold"/>
    </style:style>
    <style:style style:name="P588" style:parent-style-name="Standard" style:family="paragraph">
      <style:text-properties fo:font-weight="bold" style:font-weight-asian="bold"/>
    </style:style>
    <style:style style:name="T589" style:parent-style-name="DefaultParagraphFont" style:family="text">
      <style:text-properties fo:font-weight="bold" style:font-weight-asian="bold"/>
    </style:style>
    <style:style style:name="P590" style:parent-style-name="Standard" style:family="paragraph">
      <style:text-properties fo:font-weight="bold" style:font-weight-asian="bold"/>
    </style:style>
    <style:style style:name="T591" style:parent-style-name="DefaultParagraphFont" style:family="text">
      <style:text-properties fo:font-weight="bold" style:font-weight-asian="bold"/>
    </style:style>
    <style:style style:name="T592" style:parent-style-name="DefaultParagraphFont" style:family="text">
      <style:text-properties fo:font-weight="bold" style:font-weight-asian="bold"/>
    </style:style>
    <style:style style:name="T593" style:parent-style-name="DefaultParagraphFont" style:family="text">
      <style:text-properties fo:font-weight="bold" style:font-weight-asian="bold"/>
    </style:style>
    <style:style style:name="P594" style:parent-style-name="Standard" style:family="paragraph">
      <style:text-properties fo:font-weight="bold" style:font-weight-asian="bold"/>
    </style:style>
    <style:style style:name="P595" style:parent-style-name="Standard" style:family="paragraph">
      <style:text-properties fo:font-weight="bold" style:font-weight-asian="bold"/>
    </style:style>
    <style:style style:name="T596" style:parent-style-name="DefaultParagraphFont" style:family="text">
      <style:text-properties fo:font-weight="bold" style:font-weight-asian="bold"/>
    </style:style>
    <style:style style:name="T597" style:parent-style-name="DefaultParagraphFont" style:family="text">
      <style:text-properties fo:font-weight="bold" style:font-weight-asian="bold"/>
    </style:style>
    <style:style style:name="T598" style:parent-style-name="DefaultParagraphFont" style:family="text">
      <style:text-properties fo:font-weight="bold" style:font-weight-asian="bold"/>
    </style:style>
    <style:style style:name="T599" style:parent-style-name="DefaultParagraphFont" style:family="text">
      <style:text-properties fo:font-weight="bold" style:font-weight-asian="bold"/>
    </style:style>
    <style:style style:name="T600" style:parent-style-name="DefaultParagraphFont" style:family="text">
      <style:text-properties fo:font-weight="bold" style:font-weight-asian="bold"/>
    </style:style>
    <style:style style:name="T601" style:parent-style-name="DefaultParagraphFont" style:family="text">
      <style:text-properties fo:font-weight="bold" style:font-weight-asian="bold"/>
    </style:style>
    <style:style style:name="T602" style:parent-style-name="DefaultParagraphFont" style:family="text">
      <style:text-properties fo:font-weight="bold" style:font-weight-asian="bold"/>
    </style:style>
    <style:style style:name="P603" style:parent-style-name="Standard" style:family="paragraph">
      <style:text-properties fo:font-weight="bold" style:font-weight-asian="bold"/>
    </style:style>
    <style:style style:name="P604" style:parent-style-name="Standard" style:family="paragraph">
      <style:text-properties fo:font-weight="bold" style:font-weight-asian="bold"/>
    </style:style>
    <style:style style:name="T605" style:parent-style-name="DefaultParagraphFont" style:family="text">
      <style:text-properties fo:font-weight="bold" style:font-weight-asian="bold"/>
    </style:style>
    <style:style style:name="T606" style:parent-style-name="DefaultParagraphFont" style:family="text">
      <style:text-properties fo:font-weight="bold" style:font-weight-asian="bold"/>
    </style:style>
    <style:style style:name="T607" style:parent-style-name="DefaultParagraphFont" style:family="text">
      <style:text-properties fo:font-weight="bold" style:font-weight-asian="bold"/>
    </style:style>
    <style:style style:name="T608" style:parent-style-name="DefaultParagraphFont" style:family="text">
      <style:text-properties fo:font-weight="bold" style:font-weight-asian="bold"/>
    </style:style>
    <style:style style:name="T609" style:parent-style-name="DefaultParagraphFont" style:family="text">
      <style:text-properties fo:font-weight="bold" style:font-weight-asian="bold"/>
    </style:style>
    <style:style style:name="T610" style:parent-style-name="DefaultParagraphFont" style:family="text">
      <style:text-properties fo:font-weight="bold" style:font-weight-asian="bold"/>
    </style:style>
    <style:style style:name="T611" style:parent-style-name="DefaultParagraphFont" style:family="text">
      <style:text-properties fo:font-weight="bold" style:font-weight-asian="bold"/>
    </style:style>
    <style:style style:name="T612" style:parent-style-name="DefaultParagraphFont" style:family="text">
      <style:text-properties fo:font-weight="bold" style:font-weight-asian="bold"/>
    </style:style>
    <style:style style:name="T613" style:parent-style-name="DefaultParagraphFont" style:family="text">
      <style:text-properties fo:font-weight="bold" style:font-weight-asian="bold"/>
    </style:style>
    <style:style style:name="T614" style:parent-style-name="DefaultParagraphFont" style:family="text">
      <style:text-properties fo:font-weight="bold" style:font-weight-asian="bold"/>
    </style:style>
    <style:style style:name="P615" style:parent-style-name="Standard" style:family="paragraph">
      <style:text-properties fo:font-weight="bold" style:font-weight-asian="bold" fo:font-size="16pt" style:font-size-asian="16pt" style:font-size-complex="16pt"/>
    </style:style>
    <style:style style:name="P616" style:parent-style-name="Standard" style:family="paragraph">
      <style:text-properties fo:font-weight="bold" style:font-weight-asian="bold" fo:font-size="16pt" style:font-size-asian="16pt" style:font-size-complex="16pt"/>
    </style:style>
    <style:style style:name="P617" style:parent-style-name="Standard" style:family="paragraph">
      <style:text-properties fo:font-weight="bold" style:font-weight-asian="bold" fo:font-size="16pt" style:font-size-asian="16pt" style:font-size-complex="16pt"/>
    </style:style>
  </office:automatic-styles>
  <office:body>
    <office:text text:use-soft-page-breaks="true">
      <text:h text:style-name="P1" text:outline-level="1">MongoDB Questions and Answers – Introduction to MongoDB</text:h>
      <text:p text:style-name="Textbody">This set of MongoDB Multiple Choice Questions &amp; Answers (MCQs) focuses on “Introduction to MongoDB”.</text:p>
      <text:p text:style-name="Textbody">1. Which of the following language is MongoDB written in ?<text:line-break/>a) Javascript<text:line-break/>b) C<text:line-break/>c) C++<text:line-break/><text:span text:style-name="T2">d) All of the mentioned</text:span><text:span text:style-name="T3"><text:line-break/></text:span><text:bookmark-start text:name="id4250"/><text:bookmark-end text:name="id4250"/>View Answer</text:p>
      <text:section text:name="Sect1" text:style-name="S1">
        <text:p text:style-name="Textbody">Answer: d<text:line-break/>Explanation: MongoDB (from humongous) is a cross-platform document-oriented database.</text:p>
      </text:section>
      <text:section text:name="Sect2" text:style-name="S2">
        <text:p text:style-name="Textbody">2. Point out the correct statement :<text:line-break/><text:span text:style-name="T4">a) MongoDB is classified as a NoSQL database</text:span><text:span text:style-name="T5"><text:line-break/></text:span>b) MongoDB favours XML format more than JSON<text:line-break/>c) MongoDB is column oriented database store<text:line-break/>d) All of the mentioned<text:line-break/><text:bookmark-start text:name="id9893"/><text:bookmark-end text:name="id9893"/>View Answer</text:p>
      </text:section>
      <text:section text:name="Sect3" text:style-name="S3">
        <text:p text:style-name="Textbody">Answer: a<text:line-break/>Explanation: MongoDB supports JSON format compared to XML.</text:p>
      </text:section>
      <text:section text:name="Sect4" text:style-name="S4">
        <text:p text:style-name="Textbody">3. Which of the following format is supported by MongoDB ?<text:line-break/>a) SQL<text:line-break/>b) XML<text:line-break/><text:span text:style-name="T6">c) BSON</text:span><text:line-break/>d) All of the mentioned<text:line-break/><text:bookmark-start text:name="id6659"/><text:bookmark-end text:name="id6659"/><text:span text:style-name="T7">View Answer</text:span></text:p>
      </text:section>
      <text:section text:name="Sect5" text:style-name="S5">
        <text:p text:style-name="P8">Answer: c<text:line-break/>Explanation: MongoDB eschews the traditional table-based relational database structure in favor of JSON-like documents with dynamic schemas.</text:p>
      </text:section>
      <text:section text:name="Sect6" text:style-name="S6">
        <text:p text:style-name="Textbody">4. MongoDB Queries can return specific fields of documents which also include user-defined __________ functions.<text:line-break/><text:span text:style-name="T9">a) Javascript</text:span><text:line-break/>b) C<text:line-break/>c) C++<text:line-break/>d) All of the mentioned<text:line-break/><text:bookmark-start text:name="id9100"/><text:bookmark-end text:name="id9100"/>View Answer</text:p>
      </text:section>
      <text:section text:name="Sect7" text:style-name="S7">
        <text:p text:style-name="Textbody">Answer: a<text:line-break/>Explanation: MongoDB supports search by field, range queries, regular expression searches.</text:p>
      </text:section>
      <text:section text:name="Sect8" text:style-name="S8">
        <text:soft-page-break/>
        <text:p text:style-name="Textbody">5. Point out the wrong statement :<text:line-break/><text:span text:style-name="T10">a) Secondary indices is not available in MongoDB</text:span><text:line-break/>b) MongoDB supports search by field, range queries, regular expression searches<text:line-break/>c) MongoDB can store the business subject in the minimal number of documents<text:line-break/>d) All of the mentioned<text:line-break/><text:bookmark-start text:name="id501"/><text:bookmark-end text:name="id501"/>View Answer</text:p>
      </text:section>
      <text:section text:name="Sect9" text:style-name="S9">
        <text:p text:style-name="Textbody">Answer: a<text:line-break/>Explanation: Any field in a MongoDB document can be indexed.</text:p>
      </text:section>
      <text:section text:name="Sect10" text:style-name="S10">
        <text:p text:style-name="Textbody">6. Initial release of MongoDB was in the year :<text:line-break/>a) 2000<text:line-break/>b) 2005<text:line-break/><text:span text:style-name="T11">c) 2009</text:span><text:line-break/>d) 2011<text:line-break/><text:bookmark-start text:name="id322"/><text:bookmark-end text:name="id322"/>View Answer</text:p>
      </text:section>
      <text:section text:name="Sect11" text:style-name="S11">
        <text:p text:style-name="P12">Answer: c<text:line-break/>Explanation: MongoDB is developed by the software company 10gen in October 2007 as a component of a planned platform as a service product.</text:p>
      </text:section>
      <text:section text:name="Sect12" text:style-name="S12">
        <text:p text:style-name="Textbody">7. MongoDB has been adopted as ________ software by a number of major websites and services.<text:line-break/>a) frontend<text:line-break/><text:span text:style-name="T13">b) backend</text:span><text:line-break/>c) proprietary<text:line-break/>d) all of the mentioned<text:line-break/><text:bookmark-start text:name="id4873"/><text:bookmark-end text:name="id4873"/>View Answer</text:p>
      </text:section>
      <text:section text:name="Sect13" text:style-name="S13">
        <text:p text:style-name="Textbody">Answer: b<text:line-break/>Explanation: MongoDB is the most popular NoSQL database system.</text:p>
      </text:section>
      <text:section text:name="Sect14" text:style-name="S14">
        <text:p text:style-name="Textbody">8. MongoDB is a _________ database that provides high performance, high availability, and easy scalability.<text:line-break/>a) graph<text:line-break/>b) key value<text:line-break/><text:span text:style-name="T14">c) document</text:span><text:span text:style-name="T15"><text:line-break/></text:span>d) all of the mentioned<text:line-break/><text:bookmark-start text:name="id2206"/><text:bookmark-end text:name="id2206"/>View Answer</text:p>
      </text:section>
      <text:section text:name="Sect15" text:style-name="S15">
        <text:p text:style-name="Textbody">Answer: c<text:line-break/>Explanation: Documents (objects) map nicely to programming language data types.</text:p>
      </text:section>
      <text:section text:name="Sect16" text:style-name="S16">
        <text:p text:style-name="Textbody">9. Dynamic schema in MongoDB makes ____________ easier for applications.<text:line-break/>a) inheritance<text:line-break/><text:span text:style-name="T16">b) polymorphism</text:span><text:span text:style-name="T17"><text:line-break/></text:span>c) encapsulation<text:line-break/>d) none of the mentioned<text:line-break/><text:bookmark-start text:name="id8286"/><text:bookmark-end text:name="id8286"/>View Answer</text:p>
      </text:section>
      <text:section text:name="Sect17" text:style-name="S17">
        <text:soft-page-break/>
        <text:p text:style-name="Textbody">Answer: b<text:line-break/>Explanation: Relational databases require that schemas be defined before you can add data.</text:p>
      </text:section>
      <text:section text:name="Sect18" text:style-name="S18">
        <text:p text:style-name="Textbody">10. With ________ MongoDB supports a complete backup solution and full deployment monitoring.<text:line-break/><text:span text:style-name="T18">a) MMS(Mongodb management Services)</text:span><text:line-break/>b) AMS<text:line-break/>c) CMS<text:line-break/>d) DMS<text:line-break/><text:bookmark-start text:name="id8837"/><text:bookmark-end text:name="id8837"/>View Answer</text:p>
      </text:section>
      <text:section text:name="Sect19" text:style-name="S19">
        <text:p text:style-name="Textbody">Answer: a<text:line-break/>Explanation: MMS stands for MongoDB Management Service and is available to all users in the cloud and on-premises as part of MongoDB Standard and Enterprise Subscriptions.</text:p>
      </text:section>
      <text:section text:name="Sect20" text:style-name="S20">
        <text:h text:style-name="Heading1" text:outline-level="1">MongoDB Questions and Answers – Big data and MongoDB</text:h>
        <text:p text:style-name="Textbody">This set of MongoDB Multiple Choice Questions &amp; Answers (MCQs) focuses on “Big data and MongoDB”.</text:p>
        <text:p text:style-name="Textbody">1. MongoDB provides high ____________ with replica sets.<text:line-break/>a) performance<text:line-break/><text:span text:style-name="T19">b) availability</text:span><text:span text:style-name="T20"><text:line-break/></text:span>c) scalability<text:line-break/>d) none of the mentioned<text:line-break/><text:bookmark-start text:name="id5692"/><text:bookmark-end text:name="id5692"/>View Answer</text:p>
      </text:section>
      <text:section text:name="Sect21" text:style-name="S21">
        <text:p text:style-name="Textbody">Answer: b<text:line-break/>Explanation: A replica set consists of two or more copies of the data.</text:p>
      </text:section>
      <text:section text:name="Sect22" text:style-name="S22">
        <text:p text:style-name="Textbody">2. Point out the correct statement :<text:line-break/>a) MongoDB cannot be used as a file system<text:line-break/>b) MongoDB can run over single servers only<text:line-break/><text:span text:style-name="T21">c) Embedded documents and arrays reduce need for joins</text:span><text:span text:style-name="T22"><text:line-break/></text:span>d) None of the mentioned<text:line-break/><text:bookmark-start text:name="id7389"/><text:bookmark-end text:name="id7389"/>View Answer</text:p>
      </text:section>
      <text:section text:name="Sect23" text:style-name="S23">
        <text:p text:style-name="Textbody">Answer: c<text:line-break/>Explanation: MongoDB can run over multiple servers, balancing the load and/or duplicating data to keep the system up and running in case of hardware failure.</text:p>
      </text:section>
      <text:section text:name="Sect24" text:style-name="S24">
        <text:p text:style-name="Textbody">3. ___________ replicas maintain a copy of the data on the primary using built-in replication.<text:line-break/>a) Primary<text:line-break/><text:span text:style-name="T23">b) Secondary</text:span><text:span text:style-name="T24"><text:line-break/></text:span>c) Backup<text:line-break/><text:soft-page-break/>d) All of the mentioned<text:line-break/><text:bookmark-start text:name="id3458"/><text:bookmark-end text:name="id3458"/>View Answer</text:p>
      </text:section>
      <text:section text:name="Sect25" text:style-name="S25">
        <text:p text:style-name="P25">Answer: b<text:line-break/>Explanation: When a primary replica fails, the replica set automatically conducts an election process to determine which secondary should become the primary.</text:p>
      </text:section>
      <text:section text:name="Sect26" text:style-name="S26">
        <text:p text:style-name="Textbody">4. MongoDB scales horizontally using _________ for load balancing purpose.<text:line-break/>a) Replication<text:line-break/>b) Partitioning<text:line-break/><text:span text:style-name="T26">c) Sharding</text:span><text:line-break/>d) None of the mentioned<text:line-break/><text:bookmark-start text:name="id4480"/><text:bookmark-end text:name="id4480"/>View Answer</text:p>
      </text:section>
      <text:section text:name="Sect27" text:style-name="S27">
        <text:p text:style-name="Textbody">Answer: c<text:line-break/>Explanation: The user chooses a shard key, which determines how the data in a collection will be distributed.</text:p>
      </text:section>
      <text:section text:name="Sect28" text:style-name="S28">
        <text:p text:style-name="Textbody">5. Point out the wrong statement :<text:line-break/>a)<text:s/><text:span text:style-name="T27">Each replica set member will act in the role of primary replica only</text:span><text:span text:style-name="T28"><text:line-break/></text:span>b) The primary replica performs all writes and reads by default<text:line-break/>c) Secondaries can also perform read operations, but the data is eventually consistent by default<text:line-break/>d) None of the mentioned<text:line-break/><text:bookmark-start text:name="id2487"/><text:bookmark-end text:name="id2487"/>View Answer</text:p>
      </text:section>
      <text:section text:name="Sect29" text:style-name="S29">
        <text:p text:style-name="Textbody">Answer: a<text:line-break/>Explanation: Each replica set member may act in the role of primary or secondary replica at any time.</text:p>
      </text:section>
      <text:section text:name="Sect30" text:style-name="S30">
        <text:p text:style-name="Textbody">6. MongoDB can be used as a ____________, taking advantage of load balancing and data replication features over multiple machines for storing files.<text:line-break/><text:span text:style-name="T29">a) AMS(Across Multiple sharding)</text:span><text:line-break/>b) CMS(Content Managment)<text:line-break/>c) File system<text:line-break/>d) None of the mentioned<text:line-break/><text:bookmark-start text:name="id8807"/><text:bookmark-end text:name="id8807"/><text:span text:style-name="T30">View Answer</text:span></text:p>
      </text:section>
      <text:section text:name="Sect31" text:style-name="S31">
        <text:p text:style-name="Textbody"><text:span text:style-name="T31">Answer: a</text:span><text:span text:style-name="T32"><text:line-break/>Explanation: The data is split into ranges (based on the shard key) and distributed across multiple shards</text:span>.</text:p>
      </text:section>
      <text:section text:name="Sect32" text:style-name="S32">
        <text:p text:style-name="Textbody">7. _____________ can be used for batch processing of data and aggregation operations.<text:line-break/>a) Hive<text:line-break/><text:span text:style-name="T33">b) MapReduce</text:span><text:line-break/>c) Oozie<text:line-break/>d) None of the mentioned<text:line-break/><text:bookmark-start text:name="id889"/><text:bookmark-end text:name="id889"/>View Answer</text:p>
      </text:section>
      <text:section text:name="Sect33" text:style-name="S33">
        <text:soft-page-break/>
        <text:p text:style-name="P34">Answer: b<text:line-break/>Explanation: The aggregation framework enables users to obtain the kind of results for which the SQL GROUP BY clause is used.</text:p>
      </text:section>
      <text:section text:name="Sect34" text:style-name="S34">
        <text:p text:style-name="Textbody">8. MongoDB supports fixed-size collections called ____________ collections.<text:line-break/>a) primary<text:line-break/>b) secondary<text:line-break/><text:span text:style-name="T35">c) capped</text:span><text:line-break/>d) all of the mentioned<text:line-break/><text:bookmark-start text:name="id5769"/><text:bookmark-end text:name="id5769"/><text:span text:style-name="T36">View Answer</text:span></text:p>
      </text:section>
      <text:section text:name="Sect35" text:style-name="S35">
        <text:p text:style-name="P37">Answer: c<text:line-break/>Explanation: This type of collection maintains insertion order and, once the specified size has been reached, behaves like a circular queue.</text:p>
      </text:section>
      <text:section text:name="Sect36" text:style-name="S36">
        <text:p text:style-name="Textbody">9. MongoDB uses a ____________ lock that allows concurrent read access to a database but exclusive write access to a single write operation.<text:line-break/>a) readers<text:line-break/><text:span text:style-name="T38">b) readers-writer</text:span><text:line-break/>c) writer<text:line-break/>d) none of the mentioned<text:line-break/><text:bookmark-start text:name="id7182"/><text:bookmark-end text:name="id7182"/>View Answer</text:p>
      </text:section>
      <text:section text:name="Sect37" text:style-name="S37">
        <text:p text:style-name="Textbody">Answer: b<text:line-break/>Explanation: Before version 2.2, this lock was implemented on a per-mongod basis. Since version 2.2, the lock has been implemented at the database level.</text:p>
      </text:section>
      <text:section text:name="Sect38" text:style-name="S38">
        <text:p text:style-name="Textbody">10. Which of the following sorting is not supported by MongoDB ?<text:line-break/><text:span text:style-name="T39">a) collation(</text:span><text:span text:style-name="T40">You can specify collation for a collection or a view, an index, or specific operations that support collation.)</text:span><text:line-break/>b) collection<text:line-break/>c) heap<text:line-break/>d) none of the mentioned<text:line-break/><text:bookmark-start text:name="id7927"/><text:bookmark-end text:name="id7927"/>View Answer</text:p>
      </text:section>
      <text:section text:name="Sect39" text:style-name="S39">
        <text:p text:style-name="Textbody">Answer: a<text:line-break/>Explanation: MongoDB does not support collation-based sorting and is limited to byte-wise comparison via memcmp.</text:p>
      </text:section>
      <text:section text:name="Sect40" text:style-name="S40">
        <text:h text:style-name="Heading1" text:outline-level="1">MongoDB Questions and Answers – NoSQL Databases</text:h>
        <text:p text:style-name="Textbody">This set of MongoDB Multiple Choice Questions &amp; Answers (MCQs) focuses on “NoSQL Databases”.</text:p>
        <text:p text:style-name="Textbody">1. Which of the following is not a NoSQL database ?<text:line-break/><text:span text:style-name="T41">a) SQL Server</text:span><text:line-break/><text:soft-page-break/>b) MongoDB<text:line-break/>c) Cassandra<text:line-break/>d) None of the mentioned<text:line-break/><text:bookmark-start text:name="id6728"/><text:bookmark-end text:name="id6728"/>View Answer</text:p>
      </text:section>
      <text:section text:name="Sect41" text:style-name="S41">
        <text:p text:style-name="Textbody">Answer: a<text:line-break/>Explanation: Microsoft SQL Server is a relational database management system developed by Microsoft.</text:p>
      </text:section>
      <text:section text:name="Sect42" text:style-name="S42">
        <text:p text:style-name="Textbody">2. Point out the correct statement :<text:line-break/>a) Documents can contain many different key-value pairs, or key-array pairs, or even nested documents<text:line-break/><text:span text:style-name="T42">b) MongoDB has official drivers for a variety of popular programming languages and development environments</text:span><text:span text:style-name="T43"><text:line-break/></text:span>c) When compared to relational databases, NoSQL databases are more scalable and provide superior performance<text:line-break/>d) All of the mentioned<text:line-break/><text:bookmark-start text:name="id5305"/><text:bookmark-end text:name="id5305"/>View Answer</text:p>
      </text:section>
      <text:section text:name="Sect43" text:style-name="S43">
        <text:p text:style-name="Textbody">Answer:b<text:line-break/>Explanation: There are also a large number of unofficial or community-supported drivers for other programming languages and frameworks.</text:p>
      </text:section>
      <text:section text:name="Sect44" text:style-name="S44">
        <text:p text:style-name="Textbody">3. Which of the following is a NoSQL Database Type ?<text:line-break/>a) SQL<text:line-break/><text:span text:style-name="T44">b) Document databases</text:span><text:line-break/>c) JSON<text:line-break/>d) All of the mentioned<text:line-break/><text:bookmark-start text:name="id2589"/><text:bookmark-end text:name="id2589"/>View Answer</text:p>
      </text:section>
      <text:section text:name="Sect45" text:style-name="S45">
        <text:p text:style-name="Textbody">Answer: b<text:line-break/>Explanation: Document databases pair each key with a complex data structure known as a document.</text:p>
      </text:section>
      <text:section text:name="Sect46" text:style-name="S46">
        <text:p text:style-name="Textbody">4. Which of the following is a wide-column store ?<text:line-break/><text:span text:style-name="T45">a) Cassandra</text:span><text:line-break/>b) Riak<text:line-break/>c) MongoDB<text:line-break/>d) Redis<text:line-break/><text:bookmark-start text:name="id6589"/><text:bookmark-end text:name="id6589"/>View Answer</text:p>
      </text:section>
      <text:section text:name="Sect47" text:style-name="S47">
        <text:p text:style-name="Textbody">Answer: a<text:line-break/>Explanation: Wide-column stores such as Cassandra and HBase are optimized for queries over large datasets, and store columns of data together, instead of rows.</text:p>
      </text:section>
      <text:section text:name="Sect48" text:style-name="S48">
        <text:p text:style-name="Textbody">5. Point out the wrong statement :<text:line-break/><text:span text:style-name="T46">a) Non Relational databases require that schemas be defined before you can add data</text:span><text:line-break/>b) NoSQL databases are built to allow the insertion of data without a predefined schema<text:line-break/><text:soft-page-break/>c) NewSQL databases are built to allow the insertion of data without a predefined schema<text:line-break/>d) All of the mentioned<text:line-break/><text:bookmark-start text:name="id7675"/><text:bookmark-end text:name="id7675"/>View Answer</text:p>
      </text:section>
      <text:section text:name="Sect49" text:style-name="S49">
        <text:p text:style-name="Textbody">Answer: a<text:line-break/>Explanation: There’s also no way, using a relational database, to effectively address data that’s completely unstructured or unknown in advance.</text:p>
      </text:section>
      <text:section text:name="Sect50" text:style-name="S50">
        <text:p text:style-name="Textbody">6. “Sharding” a database across many server instances can be achieved with :<text:line-break/>a) LAN<text:line-break/><text:span text:style-name="T47">b) SAN</text:span><text:line-break/>c) MAN<text:line-break/>d) All of the mentioned<text:line-break/><text:bookmark-start text:name="id3910"/><text:bookmark-end text:name="id3910"/>View Answer</text:p>
      </text:section>
      <text:section text:name="Sect51" text:style-name="S51">
        <text:p text:style-name="Textbody">Answer: b<text:line-break/>Explanation: “Sharding” a database across many server instances can be achieved with SQL databases, but usually is accomplished through SANs and other complex arrangements for making hardware act as a single server.</text:p>
      </text:section>
      <text:section text:name="Sect52" text:style-name="S52">
        <text:p text:style-name="Textbody">7. Most NoSQL databases support automatic __________, meaning that you get high availability and disaster recovery<text:line-break/>a) processing<text:line-break/>b) scalability<text:line-break/><text:span text:style-name="T48">c) replication</text:span><text:line-break/>d) All of the mentioned<text:line-break/><text:bookmark-start text:name="id7657"/><text:bookmark-end text:name="id7657"/>View Answer</text:p>
      </text:section>
      <text:section text:name="Sect53" text:style-name="S53">
        <text:p text:style-name="Textbody">Answer: c<text:line-break/>Explanation: The storage environment is essentially virtualized from the developer’s perspective.</text:p>
      </text:section>
      <text:section text:name="Sect54" text:style-name="S54">
        <text:p text:style-name="Textbody">8. Which of the following are the simplest NoSQL databases ?<text:line-break/><text:span text:style-name="T49">a) Key-value</text:span><text:line-break/>b) Wide-column(cassendra)<text:line-break/>c) Document(MongoDB)<text:line-break/>d) All of the mentioned<text:line-break/><text:bookmark-start text:name="id3459"/><text:bookmark-end text:name="id3459"/>View Answer</text:p>
      </text:section>
      <text:section text:name="Sect55" text:style-name="S55">
        <text:p text:style-name="Textbody">Answer: a<text:line-break/>Explanation: Every single item in the database is stored as an attribute name (or “key”), together with its value in Key-value stores.</text:p>
      </text:section>
      <text:section text:name="Sect56" text:style-name="S56">
        <text:p text:style-name="Textbody">9. ________ stores are used to store information about networks, such as social connections.<text:line-break/>a) Key-value<text:line-break/>b) Wide-column<text:line-break/>c) Document<text:line-break/><text:span text:style-name="T50">d) Graph</text:span><text:line-break/><text:bookmark-start text:name="id3945"/><text:bookmark-end text:name="id3945"/>View Answer</text:p>
      </text:section>
      <text:section text:name="Sect57" text:style-name="S57">
        <text:soft-page-break/>
        <text:p text:style-name="Textbody">Answer: d<text:line-break/>Explanation: Graph stores include Neo4J and HyperGraphDB.</text:p>
      </text:section>
      <text:section text:name="Sect58" text:style-name="S58">
        <text:p text:style-name="Textbody">10. NoSQL databases is used mainly for handling large volumes of ______________ data.<text:line-break/><text:span text:style-name="T51">a) unstructured</text:span><text:line-break/>b) structured<text:line-break/>c) semi-structured<text:line-break/>d) all of the mentioned<text:line-break/><text:bookmark-start text:name="id4747"/><text:bookmark-end text:name="id4747"/>View Answer</text:p>
      </text:section>
      <text:section text:name="Sect59" text:style-name="S59">
        <text:p text:style-name="Textbody">Answer: a<text:line-break/>Explanation: MongoDB is an a typical choice for unstructured data storage.</text:p>
      </text:section>
      <text:section text:name="Sect60" text:style-name="S60">
        <text:h text:style-name="Heading1" text:outline-level="1">MongoDB Questions and Answers – MongoDB Packages</text:h>
        <text:p text:style-name="Textbody">This set of MongoDB Multiple Choice Questions &amp; Answers (MCQs) focuses on “MongoDB Packages”.</text:p>
        <text:p text:style-name="Textbody">1. ____________ does not dump the content of the local database.<text:line-break/>a) mongoshell<text:line-break/><text:span text:style-name="T52">b) mongodump(doesnot include indexed data)</text:span><text:span text:style-name="T53"><text:line-break/></text:span>c) mongolocaldump<text:line-break/>d) none of the mentioned<text:line-break/><text:bookmark-start text:name="id291"/><text:bookmark-end text:name="id291"/>View Answer</text:p>
      </text:section>
      <text:section text:name="Sect61" text:style-name="S61">
        <text:p text:style-name="Textbody">Answer: b<text:line-break/>Explanation: mongodump can read data from either mongod or mongos instances, in addition to reading directly from MongoDB data files without an active mongod.</text:p>
        <text:p text:style-name="P54"/>
      </text:section>
      <text:section text:name="Sect62" text:style-name="S62">
        <text:p text:style-name="Textbody">2. Point out the correct statement :<text:line-break/><text:span text:style-name="T55">a)</text:span><text:s/><text:span text:style-name="T56">The data format used by mongodump from version 2.2 or later is incompatible with earlier versions of mongod</text:span><text:line-break/>b) The replica role confers no additional access, in keeping with the policy of least privilege<text:line-break/>c) To backup a given database’s users, you must have the replace action on the admin database’s admin.system.users collection<text:line-break/>d) All of the mentioned<text:line-break/><text:bookmark-start text:name="id13"/><text:bookmark-end text:name="id13"/>View Answer</text:p>
      </text:section>
      <text:section text:name="Sect63" text:style-name="S63">
        <text:p text:style-name="Textbody">Answer: a<text:line-break/>Explanation: Do not use recent versions of mongodump to back up older data stores.</text:p>
      </text:section>
      <text:section text:name="Sect64" text:style-name="S64">
        <text:p text:style-name="Textbody">3. To backup all the databases in a cluster via mongodump, you should have the ___________ role.<text:line-break/>a) restore<text:line-break/><text:span text:style-name="T57">b) backup</text:span><text:line-break/>c) replication<text:line-break/><text:soft-page-break/>d) all of the mentioned<text:line-break/><text:bookmark-start text:name="id5600"/><text:bookmark-end text:name="id5600"/>View Answer</text:p>
      </text:section>
      <text:section text:name="Sect65" text:style-name="S65">
        <text:p text:style-name="Textbody">Answer: b<text:line-break/>Explanation: The backup role provides the required privileges for backing up all databases.</text:p>
      </text:section>
      <text:section text:name="Sect66" text:style-name="S66">
        <text:p text:style-name="Textbody">4. ___________ is a routing service for MongoDB shard configurations that processes queries from the application layer.<text:line-break/>a) mongod<text:line-break/><text:span text:style-name="T58">b) mongos(because its stands for mongo server)</text:span><text:line-break/>c) mongocon<text:line-break/>d) none of the mentioned<text:line-break/><text:bookmark-start text:name="id2148"/><text:bookmark-end text:name="id2148"/>View Answer</text:p>
      </text:section>
      <text:section text:name="Sect67" text:style-name="S67">
        <text:p text:style-name="Textbody">Answer: b<text:line-break/>Explanation: From the perspective of the application, a mongos instance behaves identically to any other MongoDB instance.</text:p>
      </text:section>
      <text:section text:name="Sect68" text:style-name="S68">
        <text:p text:style-name="Textbody">5. Point out the wrong statement :<text:line-break/>a) To backup a given database, you must have read access on the database<text:line-break/>b) The backup role confers no additional access, in keeping with the policy of least privilege<text:line-break/><text:span text:style-name="T59">c) mongodumplocal overwrites output files if they exist in the backup data folder(it is done by mongo dump)</text:span><text:line-break/>d) All of the mentioned<text:line-break/><text:bookmark-start text:name="id2640"/><text:bookmark-end text:name="id2640"/>View Answer</text:p>
      </text:section>
      <text:section text:name="Sect69" text:style-name="S69">
        <text:p text:style-name="Textbody">Answer: c<text:line-break/>Explanation: To backup the system.profile collection, which is created when you activate database profiling, you must have additional read access on this collection.</text:p>
      </text:section>
      <text:section text:name="Sect70" text:style-name="S70">
        <text:p text:style-name="Textbody">6. __________ sends all diagnostic logging information to a log file instead of to standard output or to the host’s syslog system.<text:line-break/>a) syspath<text:line-break/>b) syslog<text:line-break/><text:span text:style-name="T60">c) logpath</text:span><text:line-break/>d) syspathlog<text:line-break/><text:bookmark-start text:name="id3084"/><text:bookmark-end text:name="id3084"/>View Answer</text:p>
      </text:section>
      <text:section text:name="Sect71" text:style-name="S71">
        <text:p text:style-name="Textbody">Answer: c<text:line-break/>Explanation: By default, MongoDB overwrites the log file when the process restarts.</text:p>
      </text:section>
      <text:section text:name="Sect72" text:style-name="S72">
        <text:p text:style-name="Textbody">7. ___________ is the primary daemon process for the MongoDB system.<text:line-break/>a) mongos<text:line-break/><text:span text:style-name="T61">b) mongod</text:span><text:line-break/>c) logpath<text:line-break/>d) syspathlog<text:line-break/><text:bookmark-start text:name="id2703"/><text:bookmark-end text:name="id2703"/>View Answer</text:p>
      </text:section>
      <text:section text:name="Sect73" text:style-name="S73">
        <text:soft-page-break/>
        <text:p text:style-name="Textbody">Answer: b<text:line-break/>Explanation: It handles data requests, manages data access, and performs background management operations.</text:p>
      </text:section>
      <text:section text:name="Sect74" text:style-name="S74">
        <text:p text:style-name="Textbody">8. __________ is a diagnostic tool for inspecting BSON files<text:line-break/>a) jsondump<text:line-break/><text:span text:style-name="T62">b) bsondump</text:span><text:line-break/>c) bsondumpjson<text:line-break/>d) all of the mentioned<text:line-break/><text:bookmark-start text:name="id4406"/><text:bookmark-end text:name="id4406"/>View Answer</text:p>
      </text:section>
      <text:section text:name="Sect75" text:style-name="S75">
        <text:p text:style-name="Textbody">Answer: b<text:line-break/>Explanation: The bsondump converts BSON files into human-readable formats, including JSON.</text:p>
      </text:section>
      <text:section text:name="Sect76" text:style-name="S76">
        <text:p text:style-name="Textbody">9. Which of the following is a utility to check disk I/O performance independently of MongoDB?<text:line-break/><text:span text:style-name="T63">a) mongoperf</text:span><text:line-break/>b) mongoio<text:line-break/>c) mongod<text:line-break/>d) none of the mentioned<text:line-break/><text:bookmark-start text:name="id7175"/><text:bookmark-end text:name="id7175"/>View Answer</text:p>
      </text:section>
      <text:section text:name="Sect77" text:style-name="S77">
        <text:p text:style-name="Textbody">Answer: a<text:line-break/>Explanation: Specify options to mongoperf using a JavaScript document.</text:p>
      </text:section>
      <text:section text:name="Sect78" text:style-name="S78">
        <text:p text:style-name="Textbody">10. ____________ utility makes it possible to manipulate files stored in your MongoDB instance in GridFS objects from the command line.<text:line-break/>a) mongoperf<text:line-break/>b) mongoio<text:line-break/>c) mongod<text:line-break/><text:span text:style-name="T64">d) mongofiles</text:span><text:line-break/><text:bookmark-start text:name="id7237"/><text:bookmark-end text:name="id7237"/>View Answer</text:p>
      </text:section>
      <text:section text:name="Sect79" text:style-name="S79">
        <text:p text:style-name="Textbody">Answer: d<text:line-break/>Explanation: All mongofiles commands have the following form:mongofiles</text:p>
      </text:section>
      <text:section text:name="Sect80" text:style-name="S80">
        <text:h text:style-name="Heading1" text:outline-level="1">MongoDB Questions and Answers – Getting Started with MongoDB-1</text:h>
        <text:p text:style-name="Textbody">This set of MongoDB Multiple Choice Questions &amp; Answers (MCQs) focuses on “Getting Started with MongoDB-1”.</text:p>
        <text:p text:style-name="Textbody">1. __________ is a part of the standard MongoDB distribution and provides a full JavaScript environment<text:line-break/>a) mongod<text:line-break/>b) mongodb<text:line-break/><text:span text:style-name="T65">c) mongo</text:span><text:line-break/><text:soft-page-break/>d) none of the mentioned<text:line-break/><text:bookmark-start text:name="id9890"/><text:bookmark-end text:name="id9890"/>View Answer</text:p>
      </text:section>
      <text:section text:name="Sect81" text:style-name="S81">
        <text:p text:style-name="P66">Answer: c<text:line-break/>Explanation: mongo provides complete access to the JavaScript language and all standard functions as well as a full database interface for MongoDB.</text:p>
      </text:section>
      <text:section text:name="Sect82" text:style-name="S82">
        <text:p text:style-name="Textbody">2. Point out the correct statement :<text:line-break/>a) MMS provides backup and monitoring<text:span text:style-name="T67">(Mongo Management Services)</text:span><text:line-break/>b) MongoDB can also be configured for data replication<text:line-break/>c) MMS is available to all users in the cloud and on-premises as part of MongoDB Standard and Enterprise Subscriptions<text:line-break/><text:span text:style-name="T68">d) All of the mentioned</text:span><text:span text:style-name="T69"><text:line-break/></text:span><text:bookmark-start text:name="id2411"/><text:bookmark-end text:name="id2411"/>View Answer</text:p>
      </text:section>
      <text:section text:name="Sect83" text:style-name="S83">
        <text:p text:style-name="Textbody">Answer: d<text:line-break/>Explanation: MongoDB is limited to a total data size of about 2GB for all databases in 32-bit mode.</text:p>
      </text:section>
      <text:section text:name="Sect84" text:style-name="S84">
        <text:p text:style-name="Textbody">3. mongo looks for a database server listening on port 27017 on the ________ interface.<text:line-break/>a) web<text:line-break/><text:span text:style-name="T70">b) localhost</text:span><text:line-break/>c) web host<text:line-break/>d) all of the mentioned<text:line-break/><text:bookmark-start text:name="id5369"/><text:bookmark-end text:name="id5369"/>View Answer</text:p>
      </text:section>
      <text:section text:name="Sect85" text:style-name="S85">
        <text:p text:style-name="Textbody">Answer: b<text:line-break/>Explanation: To connect to a server on a different port or interface, use the –port and –host options.</text:p>
      </text:section>
      <text:section text:name="Sect86" text:style-name="S86">
        <text:p text:style-name="Textbody">4. After starting the mongo shell, your session will use the ________ database by default.<text:line-break/>a) mongo<text:line-break/>b) master<text:line-break/><text:span text:style-name="T71">c) test</text:span><text:line-break/>d) primary<text:line-break/><text:bookmark-start text:name="id4138"/><text:bookmark-end text:name="id4138"/>View Answer</text:p>
      </text:section>
      <text:section text:name="Sect87" text:style-name="S87">
        <text:p text:style-name="Textbody">Answer: c<text:line-break/>Explanation: At any time,db operation at the mongo shell is used to report the name of the current database.<text:line-break/></text:p>
      </text:section>
      <text:section text:name="Sect88" text:style-name="S88">
        <text:p text:style-name="Textbody">5. Point out the wrong statement :</text:p>
        <text:p text:style-name="Textbody">a) MongoDB works right out of the box, and you can dive right into developing your application, instead of spending a lot of time fine-tuning obscure database configurations<text:line-break/>b) MongoDB works hard to be very easy to install, configure, maintain, and use<text:line-break/><text:span text:style-name="T72">c) MongoDB does not provide a lot of the features of a traditional RDBMS</text:span><text:line-break/>d) None of the mentioned</text:p>
        <text:p text:style-name="Textbody"/>
        <text:p text:style-name="Textbody"><text:bookmark-start text:name="id2394"/><text:bookmark-end text:name="id2394"/><text:soft-page-break/>View Answer</text:p>
      </text:section>
      <text:section text:name="Sect89" text:style-name="S89">
        <text:p text:style-name="Textbody">Answer: c<text:line-break/>Explanation: MongoDB focuses on flexibility, power, speed, and ease of use.</text:p>
      </text:section>
      <text:section text:name="Sect90" text:style-name="S90">
        <text:p text:style-name="Textbody">6. ___________ command display the list of databases.<text:line-break/>a) show db<text:line-break/><text:span text:style-name="T73">b) show dbs</text:span><text:line-break/>c) show data<text:line-break/>d) display dbs<text:line-break/><text:bookmark-start text:name="id5319"/><text:bookmark-end text:name="id5319"/>View Answer</text:p>
      </text:section>
      <text:section text:name="Sect91" text:style-name="S91">
        <text:p text:style-name="Textbody">Answer: b<text:line-break/>Explanation: Show dbs print a list of all databases on the server.</text:p>
      </text:section>
      <text:section text:name="Sect92" text:style-name="S92">
        <text:p text:style-name="Textbody">7. Which of the following operation is used to switch to new database mydb ?<text:line-break/>a) use dbs<text:line-break/>b) use db<text:line-break/><text:span text:style-name="T74">c) use mydb</text:span><text:line-break/>d) use mydbs<text:line-break/><text:bookmark-start text:name="id2205"/><text:bookmark-end text:name="id2205"/><text:span text:style-name="T75">View Answer</text:span></text:p>
      </text:section>
      <text:section text:name="Sect93" text:style-name="S93">
        <text:p text:style-name="P76">Answer: c<text:line-break/>Explanation: .Confirm that your session has the mydb database as context, by checking the value of the db object, which returns the name of the current database.</text:p>
      </text:section>
      <text:section text:name="Sect94" text:style-name="S94">
        <text:p text:style-name="Textbody">8. Which of the following also returns a list of databases ?<text:line-break/><text:span text:style-name="T77">a) show databases</text:span><text:line-break/>b) show database<text:line-break/>c) display dbs<text:line-break/>d) All of the mentioned<text:line-break/><text:bookmark-start text:name="id6815"/><text:bookmark-end text:name="id6815"/><text:span text:style-name="T78">View Answer</text:span></text:p>
      </text:section>
      <text:section text:name="Sect95" text:style-name="S95">
        <text:p text:style-name="P79">Answer: a<text:line-break/>Explanation: show databases is new in version 2.4.</text:p>
      </text:section>
      <text:section text:name="Sect96" text:style-name="S96">
        <text:p text:style-name="Textbody">9. Command to check existence of collection is :<text:line-break/>a) show collection<text:line-break/><text:span text:style-name="T80">b) show collections</text:span><text:line-break/>c) show collect<text:line-break/>d) None of the mentioned<text:line-break/><text:bookmark-start text:name="id5837"/><text:bookmark-end text:name="id5837"/>View Answer</text:p>
      </text:section>
      <text:section text:name="Sect97" text:style-name="S97">
        <text:p text:style-name="Textbody">Answer: b<text:line-break/>Explanation: The mongo shell will return the list of the collections in the current database.</text:p>
      </text:section>
      <text:section text:name="Sect98" text:style-name="S98">
        <text:p text:style-name="Textbody">10. Which of the following method is used to query documents in collections ?<text:line-break/><text:span text:style-name="T81">a) find</text:span><text:line-break/>b) move<text:line-break/><text:soft-page-break/>c) shell<text:line-break/>d) replace<text:line-break/><text:bookmark-start text:name="id1659"/><text:bookmark-end text:name="id1659"/><text:span text:style-name="T82">View Answer</text:span></text:p>
      </text:section>
      <text:section text:name="Sect99" text:style-name="S99">
        <text:p text:style-name="Textbody"><text:span text:style-name="T83">Answer: a</text:span><text:span text:style-name="T84"><text:line-break/>Explanation: The find() method with no parameters returns all documents from a collection and returns all fields for the documents</text:span>.</text:p>
      </text:section>
      <text:section text:name="Sect100" text:style-name="S100">
        <text:h text:style-name="Heading1" text:outline-level="1">MongoDB Questions and Answers – Getting Started with MongoDB-2</text:h>
        <text:p text:style-name="Textbody">This set of MongoDB Questions and Answers for freshers focuses on “Getting Started with MongoDB”.</text:p>
        <text:p text:style-name="Textbody">1. When you query a collection, MongoDB returns a ________ object that contains the results of the query.<text:line-break/>a) row<text:line-break/><text:span text:style-name="T85">b) cursor</text:span><text:line-break/>c) colums<text:line-break/>d) none of the mentioned<text:line-break/><text:bookmark-start text:name="id8954"/><text:bookmark-end text:name="id8954"/>View Answer</text:p>
      </text:section>
      <text:section text:name="Sect101" text:style-name="S101">
        <text:p text:style-name="Textbody">Answer: b<text:line-break/>Explanation: The mongo shell then iterates over the cursor to display the results.</text:p>
      </text:section>
      <text:section text:name="Sect102" text:style-name="S102">
        <text:p text:style-name="Textbody">2. Point out the correct statement :<text:line-break/>a) A database is a set of key-value pairs<text:line-break/><text:span text:style-name="T86">b) A MongoDB deployment hosts a number of databases</text:span><text:span text:style-name="T87"><text:line-break/></text:span>c) A document holds a set of collections<text:line-break/>d) All of the mentioned<text:line-break/><text:bookmark-start text:name="id4448"/><text:bookmark-end text:name="id4448"/>View Answer</text:p>
      </text:section>
      <text:section text:name="Sect103" text:style-name="S103">
        <text:p text:style-name="Textbody">Answer: b<text:line-break/>Explanation: A database holds a set of collections. A collection holds a set of documents.</text:p>
      </text:section>
      <text:section text:name="Sect104" text:style-name="S104">
        <text:p text:style-name="Textbody">3. Which of the following method returns true if the cursor has documents ?<text:line-break/>a) hasMethod()<text:line-break/><text:span text:style-name="T88">b) hasNext()</text:span><text:line-break/>c) hasDoc()<text:line-break/>d) all of the mentioned<text:line-break/><text:bookmark-start text:name="id9954"/><text:bookmark-end text:name="id9954"/>View Answer</text:p>
      </text:section>
      <text:section text:name="Sect105" text:style-name="S105">
        <text:p text:style-name="Textbody">Answer: b<text:line-break/>Explanation: hasNext() returns true if the cursor returned by the db.collection.find() query can iterate further to return more documents.</text:p>
      </text:section>
      <text:section text:name="Sect106" text:style-name="S106">
        <text:soft-page-break/>
        <text:p text:style-name="Textbody">4. ____________ method renders the document in a JSON-like format.<text:line-break/>a) displayjson<text:line-break/>b) print<text:line-break/><text:span text:style-name="T89">c) printjson</text:span><text:line-break/>d) printdoc<text:line-break/><text:bookmark-start text:name="id4520"/><text:bookmark-end text:name="id4520"/>View Answer</text:p>
      </text:section>
      <text:section text:name="Sect107" text:style-name="S107">
        <text:p text:style-name="Textbody">Answer: c<text:line-break/>Explanation: printjson() operation displays all documents.</text:p>
      </text:section>
      <text:section text:name="Sect108" text:style-name="S108">
        <text:p text:style-name="Textbody">5. Point out the wrong statement :<text:line-break/><text:span text:style-name="T90">a) Documents have static schema in MongoDB</text:span><text:line-break/>b) Eventually-consistent reads can be distributed over replicated servers<text:line-break/>c) Indexes can include keys from embedded documents and arrays.<text:line-break/>d) None of the mentioned<text:line-break/><text:bookmark-start text:name="id3328"/><text:bookmark-end text:name="id3328"/>View Answer</text:p>
      </text:section>
      <text:section text:name="Sect109" text:style-name="S109">
        <text:p text:style-name="P91">Answer: a<text:line-break/>Explanation: Dynamic schema means that documents in the same collection do not need to have the same set of fields or structure, and common fields in a collection’s documents may hold different types of data.</text:p>
      </text:section>
      <text:section text:name="Sect110" text:style-name="S110">
        <text:p text:style-name="Textbody">6. Which of the following method is called while accessing documents using the array index notation ?<text:line-break/>a) cur.toArray()<text:line-break/><text:span text:style-name="T92">b) cursor.toArray()</text:span><text:line-break/>c) doc.toArray()<text:line-break/>d) all of the mentioned<text:line-break/><text:bookmark-start text:name="id9034"/><text:bookmark-end text:name="id9034"/><text:span text:style-name="T93">View Answer</text:span></text:p>
      </text:section>
      <text:section text:name="Sect111" text:style-name="S111">
        <text:p text:style-name="P94">Answer: b<text:line-break/>Explanation: The toArray() method returns an array that contains all the documents from a cursor.</text:p>
      </text:section>
      <text:section text:name="Sect112" text:style-name="S112">
        <text:p text:style-name="Textbody">7. The mongo shell and the drivers provide several cursor methods that call on the cursor returned by the _______ method to modify its behavior.<text:line-break/>a) cursor()<text:line-break/><text:span text:style-name="T95">b) find()</text:span><text:line-break/>c) findc()<text:line-break/>d) none of the mentioned<text:line-break/><text:bookmark-start text:name="id2225"/><text:bookmark-end text:name="id2225"/>View Answer</text:p>
      </text:section>
      <text:section text:name="Sect113" text:style-name="S113">
        <text:p text:style-name="Textbody">Answer: b<text:line-break/>Explanation: The method iterates completely the cursor, loading all the documents.</text:p>
      </text:section>
      <text:section text:name="Sect114" text:style-name="S114">
        <text:p text:style-name="Textbody">8. Which of the following method corresponds to Order by clause in SQL ?<text:line-break/><text:span text:style-name="T96">a) sort()</text:span><text:line-break/>b) order()<text:line-break/><text:soft-page-break/>c) orderby()<text:line-break/>d) all of the mentioned<text:line-break/><text:bookmark-start text:name="id8779"/><text:bookmark-end text:name="id8779"/>View Answer</text:p>
      </text:section>
      <text:section text:name="Sect115" text:style-name="S115">
        <text:p text:style-name="Textbody">Answer: a<text:line-break/>Explanation: The sort() method orders the documents in the result set.</text:p>
      </text:section>
      <text:section text:name="Sect116" text:style-name="S116">
        <text:p text:style-name="Textbody">9. The __________ method limits the number of documents in the result set.<text:line-break/><text:span text:style-name="T97">a) limit()</text:span><text:line-break/>b) limitOf()<text:line-break/>c) limitBy()<text:line-break/>d) none of the mentioned<text:line-break/><text:bookmark-start text:name="id2815"/><text:bookmark-end text:name="id2815"/>View Answer</text:p>
      </text:section>
      <text:section text:name="Sect117" text:style-name="S117">
        <text:p text:style-name="Textbody">Answer: a<text:line-break/>Explanation: limit() corresponds to the LIMIT statement in SQL.</text:p>
      </text:section>
      <text:section text:name="Sect118" text:style-name="S118">
        <text:p text:style-name="Textbody">10. Which of the following line skips the first 5 documents in the bios collection and returns all remaining documents ?<text:line-break/>a) db.bios.find().limit( 5 )<text:line-break/>b) db.bios.find().skip( 1 )<text:line-break/><text:span text:style-name="T98">c) db.bios.find().skip( 5 )</text:span><text:line-break/>d) db.bios.find().sort( 5 )<text:line-break/><text:bookmark-start text:name="id1403"/><text:bookmark-end text:name="id1403"/>View Answer</text:p>
      </text:section>
      <text:section text:name="Sect119" text:style-name="S119">
        <text:p text:style-name="Textbody">Answer: c<text:line-break/>Explanation: The skip() method controls the starting point of the results set.</text:p>
      </text:section>
      <text:section text:name="Sect120" text:style-name="S120">
        <text:h text:style-name="Heading1" text:outline-level="1">MongoDB Questions and Answers – Generate Test Data</text:h>
        <text:p text:style-name="Textbody">This set of MongoDB Multiple Choice Questions &amp; Answers (MCQs) focuses on “Generate Test Data”.</text:p>
        <text:p text:style-name="Textbody">1. Which of the following will implicitly create the collection testData ?<text:line-break/>a)</text:p>
        <text:p text:style-name="PreformattedText"><text:s/></text:p>
        <text:p text:style-name="PreformattedText">while (var i = 1; i &lt;= 25; i++)</text:p>
        <text:p text:style-name="PreformattedText">{</text:p>
        <text:p text:style-name="PreformattedText"><text:s text:c="5"/>db.testData.insert( { x : i } )</text:p>
        <text:p text:style-name="P99">}</text:p>
        <text:p text:style-name="Textbody">b)</text:p>
        <text:p text:style-name="PreformattedText"><text:s/></text:p>
        <text:p text:style-name="P100">for (var i = 1; i &lt;= 25; i++)</text:p>
        <text:p text:style-name="P101">{</text:p>
        <text:p text:style-name="P102"><text:s text:c="3"/>db.testData.insert( { x : i } )</text:p>
        <text:p text:style-name="P103">}</text:p>
        <text:soft-page-break/>
        <text:p text:style-name="Textbody">c)</text:p>
        <text:p text:style-name="PreformattedText"><text:s/></text:p>
        <text:p text:style-name="PreformattedText">for (var i = 1; i &lt;= 25; i++)</text:p>
        <text:p text:style-name="PreformattedText">{</text:p>
        <text:p text:style-name="PreformattedText"><text:s text:c="3"/>db.testData.inserts( { x : i } )</text:p>
        <text:p text:style-name="P104">}</text:p>
        <text:p text:style-name="Textbody">d) None of the mentioned<text:line-break/><text:bookmark-start text:name="id1517"/><text:bookmark-end text:name="id1517"/>View Answer</text:p>
      </text:section>
      <text:section text:name="Sect121" text:style-name="S121">
        <text:p text:style-name="P105">Answer: b<text:line-break/>Explanation: From the mongo shell, use the for loop. If the testData collection does not exist, MongoDB will implicitly create the collection.</text:p>
      </text:section>
      <text:section text:name="Sect122" text:style-name="S122">
        <text:p text:style-name="Textbody">2. Point out the correct statement :<text:line-break/><text:span text:style-name="T106">a) Collection is a group of MongoDB documents</text:span><text:line-break/>b) MongoDB is an open-source document database, and leading NoSQL database<text:line-break/>c) Collections do not enforce a schema<text:line-break/>d) All of the mentioned<text:line-break/><text:bookmark-start text:name="id6885"/><text:bookmark-end text:name="id6885"/>View Answer</text:p>
      </text:section>
      <text:section text:name="Sect123" text:style-name="S123">
        <text:p text:style-name="Textbody">Answer: a<text:line-break/>Explanation: Documents within a collection can have different fields.</text:p>
      </text:section>
      <text:section text:name="Sect124" text:style-name="S124">
        <text:p text:style-name="Textbody">3. Which of the following method returns a cursor ?<text:line-break/><text:span text:style-name="T107">a) find</text:span><text:line-break/>b) sort<text:line-break/>c) skip<text:line-break/>d) all of the mentioned<text:line-break/><text:bookmark-start text:name="id5091"/><text:bookmark-end text:name="id5091"/>View Answer</text:p>
      </text:section>
      <text:section text:name="Sect125" text:style-name="S125">
        <text:p text:style-name="Textbody">Answer: a<text:line-break/>Explanation: The find() method returns a cursor. To iterate the cursor and return more documents, type it in the mongo shell.</text:p>
      </text:section>
      <text:section text:name="Sect126" text:style-name="S126">
        <text:p text:style-name="Textbody">4. Which of the following function is valid for creation of new data inside MongoDB Shell ?<text:line-break/>a)</text:p>
        <text:p text:style-name="PreformattedText">function insertData(dbName, colName, num)</text:p>
        <text:p text:style-name="PreformattedText">{</text:p>
        <text:p text:style-name="PreformattedText"/>
        <text:p text:style-name="PreformattedText"><text:s text:c="2"/>var col = db.getSiblingDB(dbName).getCollection(colName);</text:p>
        <text:p text:style-name="PreformattedText"/>
        <text:p text:style-name="PreformattedText"><text:s text:c="2"/>for (i = 0; i &lt; num; i++)</text:p>
        <text:p text:style-name="PreformattedText"><text:s text:c="2"/>{</text:p>
        <text:p text:style-name="PreformattedText"><text:s text:c="6"/>col.insertData({x:i});</text:p>
        <text:p text:style-name="PreformattedText"><text:s text:c="2"/>}</text:p>
        <text:p text:style-name="PreformattedText"/>
        <text:p text:style-name="PreformattedText"><text:s text:c="2"/>print(col.count());</text:p>
        <text:p text:style-name="PreformattedText"/>
        <text:p text:style-name="P108">}</text:p>
        <text:soft-page-break/>
        <text:p text:style-name="P109">b)</text:p>
        <text:p text:style-name="P110">function insertData(dbName, colName, num)</text:p>
        <text:p text:style-name="P111">{</text:p>
        <text:p text:style-name="P112"/>
        <text:p text:style-name="P113"><text:s text:c="2"/>var col = db.getSiblingDB(dbName).getCollection(colName);</text:p>
        <text:p text:style-name="P114"/>
        <text:p text:style-name="P115"><text:s text:c="2"/>for (i = 0; i &lt; num; i++)</text:p>
        <text:p text:style-name="P116"><text:s text:c="2"/>{</text:p>
        <text:p text:style-name="P117"><text:s text:c="4"/>col.insert({x:i});</text:p>
        <text:p text:style-name="P118"><text:s text:c="2"/>}</text:p>
        <text:p text:style-name="P119"/>
        <text:p text:style-name="P120"><text:s text:c="2"/>print(col.count());</text:p>
        <text:p text:style-name="P121"/>
        <text:p text:style-name="P122">}</text:p>
        <text:p text:style-name="Textbody">c)</text:p>
        <text:p text:style-name="PreformattedText"><text:s/></text:p>
        <text:p text:style-name="PreformattedText">insertData(dbName, colName, num)</text:p>
        <text:p text:style-name="PreformattedText">{</text:p>
        <text:p text:style-name="PreformattedText"/>
        <text:p text:style-name="PreformattedText"><text:s text:c="2"/>var col = db.getSiblingDB(dbName).getCollection(colName);</text:p>
        <text:p text:style-name="PreformattedText"/>
        <text:p text:style-name="PreformattedText"><text:s text:c="2"/>for (i = 0; i &lt; num; i++)</text:p>
        <text:p text:style-name="PreformattedText"><text:s text:c="2"/>{</text:p>
        <text:p text:style-name="PreformattedText"><text:s text:c="4"/>col.insert({x:i});</text:p>
        <text:p text:style-name="PreformattedText"><text:s text:c="2"/>}</text:p>
        <text:p text:style-name="PreformattedText"/>
        <text:p text:style-name="PreformattedText"><text:s text:c="2"/>print(col.count());</text:p>
        <text:p text:style-name="PreformattedText"/>
        <text:p text:style-name="P123">}</text:p>
        <text:p text:style-name="Textbody">d) None of the mentioned<text:line-break/><text:bookmark-start text:name="id8078"/><text:bookmark-end text:name="id8078"/>View Answer</text:p>
      </text:section>
      <text:section text:name="Sect127" text:style-name="S127">
        <text:p text:style-name="Textbody">Answer: b<text:line-break/>Explanation: insertData() JavaScript function that follows creates new data for use in testing or training by either creating a new collection or appending data to an existing collection:</text:p>
      </text:section>
      <text:section text:name="Sect128" text:style-name="S128">
        <text:p text:style-name="Textbody">5. Point out the wrong statement :<text:line-break/>a) Database is a physical container for collections<text:line-break/><text:span text:style-name="T124">b) A single MongoDB server typically has single databases</text:span><text:line-break/>c) Collection is the equivalent of an RDBMS table<text:line-break/>d) None of the mentioned<text:line-break/><text:bookmark-start text:name="id6792"/><text:bookmark-end text:name="id6792"/>View Answer</text:p>
        <text:p text:style-name="Textbody"><text:span text:style-name="T125">Answer: b</text:span><text:span text:style-name="T126"><text:line-break/></text:span><text:span text:style-name="T127">Explanation: A single MongoDB server typically has multiple databases</text:span></text:p>
        <text:p text:style-name="Textbody">6. _id is a ________ bytes hexadecimal number which assures the uniqueness of every document.<text:line-break/>a) 13<text:line-break/>b) 16<text:line-break/><text:span text:style-name="T128">c) 12</text:span><text:line-break/><text:soft-page-break/>d) 10<text:line-break/><text:bookmark-start text:name="id4782"/><text:bookmark-end text:name="id4782"/>View Answer</text:p>
      </text:section>
      <text:section text:name="Sect129" text:style-name="S129">
        <text:p text:style-name="Textbody">Answer: c<text:line-break/>Explanation: You can provide _id while inserting the document.</text:p>
      </text:section>
      <text:section text:name="Sect130" text:style-name="S130">
        <text:p text:style-name="Textbody">7. Which of the following statement will insert 400 documents in to the testData collection ?<text:line-break/>a) insertData("test", "testData", 200)<text:line-break/><text:span text:style-name="T129">b) insertData("test", "testData", 400)</text:span><text:line-break/>c) insertData("test", "testData", 600)<text:line-break/>d) all of the mentioned<text:line-break/><text:bookmark-start text:name="id3229"/><text:bookmark-end text:name="id3229"/>View Answer</text:p>
      </text:section>
      <text:section text:name="Sect131" text:style-name="S131">
        <text:p text:style-name="P130">Answer: b<text:line-break/>Explanation: If the collection and database do not exist, MongoDB creates them implicitly before inserting documents.</text:p>
      </text:section>
      <text:section text:name="Sect132" text:style-name="S132">
        <text:p text:style-name="Textbody">8. The mongo shell loads and parses the ___________ file on startup.<text:line-break/>a) mongo.js<text:line-break/>b) mongoc.js<text:line-break/><text:span text:style-name="T131">c) mongorc.js</text:span><text:line-break/>d) all of the mentioned<text:line-break/><text:bookmark-start text:name="id2037"/><text:bookmark-end text:name="id2037"/>View Answer</text:p>
      </text:section>
      <text:section text:name="Sect133" text:style-name="S133">
        <text:p text:style-name="Textbody">Answer: c<text:line-break/>Explanation: Store the function in your .mongorc.js file.</text:p>
      </text:section>
      <text:section text:name="Sect134" text:style-name="S134">
        <text:p text:style-name="Textbody">9. To iterate the cursor and return more documents, type _________ in the mongo shell.<text:line-break/>a) cursor<text:line-break/><text:span text:style-name="T132">b) it</text:span><text:line-break/>c) next<text:line-break/>d) none of the mentioned<text:line-break/><text:bookmark-start text:name="id1996"/><text:bookmark-end text:name="id1996"/>View Answer</text:p>
      </text:section>
      <text:section text:name="Sect135" text:style-name="S135">
        <text:p text:style-name="Textbody"><text:span text:style-name="T133">Answer: b</text:span><text:span text:style-name="T134"><text:line-break/>Explanation: The db.collection.find() method returns a cursor. To access the documents, you need to iterate the cursor</text:span>.</text:p>
      </text:section>
      <text:section text:name="Sect136" text:style-name="S136">
        <text:p text:style-name="Textbody">10. Which of the following key is used to denote uniqueness in the collection ?<text:line-break/><text:span text:style-name="T135">a) _id</text:span><text:line-break/>b) id<text:line-break/>c) id_<text:line-break/>d) none of the mentioned<text:line-break/><text:bookmark-start text:name="id1648"/><text:bookmark-end text:name="id1648"/>View Answer</text:p>
      </text:section>
      <text:section text:name="Sect137" text:style-name="S137">
        <text:p text:style-name="Textbody">Answer: a<text:line-break/>Explanation: _id is the default key provided by mongodb itself.</text:p>
      </text:section>
      <text:section text:name="Sect138" text:style-name="S138">
        <text:soft-page-break/>
        <text:h text:style-name="Heading1" text:outline-level="1">MongoDB Questions and Answers – CRUD Concepts</text:h>
        <text:p text:style-name="Textbody">This set of MongoDB Multiple Choice Questions &amp; Answers (MCQs) focuses on “CRUD Concepts”.</text:p>
        <text:p text:style-name="Textbody">1. A query may include a ___________ that specifies the fields from the matching documents to return.<text:line-break/>a) selection<text:line-break/><text:span text:style-name="T136">b) projection</text:span><text:line-break/>c) union<text:line-break/>d) none of the mentioned<text:line-break/><text:bookmark-start text:name="id1991"/><text:bookmark-end text:name="id1991"/><text:span text:style-name="T137">View Answer</text:span></text:p>
      </text:section>
      <text:section text:name="Sect139" text:style-name="S139">
        <text:p text:style-name="P138">Answer: b<text:line-break/>Explanation: Queries specify criteria, or conditions, that identify the documents that MongoDB returns to the clients.</text:p>
      </text:section>
      <text:section text:name="Sect140" text:style-name="S140">
        <text:p text:style-name="Textbody">2. Point out the correct statement :<text:line-break/>a) Secondary indexes allow applications to store a view of a portion of the collection in an efficient data structure<text:line-break/><text:span text:style-name="T139">b) MongoDB has full support for secondary indexes</text:span><text:line-break/>c) Most indexes store an ordered representation of all values of a field or a group of fields<text:line-break/>d) All of the mentioned<text:line-break/><text:bookmark-start text:name="id8786"/><text:bookmark-end text:name="id8786"/>View Answer</text:p>
      </text:section>
      <text:section text:name="Sect141" text:style-name="S141">
        <text:p text:style-name="Textbody">Answer: b<text:line-break/>Explanation: Secondary indexes is used to enhance the performance of common queries and updates.</text:p>
      </text:section>
      <text:section text:name="Sect142" text:style-name="S142">
        <text:p text:style-name="Textbody">3. MongoDB stores all documents in :<text:line-break/>a) tables<text:line-break/><text:span text:style-name="T140">b) collections</text:span><text:line-break/>c) rows<text:line-break/>d) all of the mentioned<text:line-break/><text:bookmark-start text:name="id886"/><text:bookmark-end text:name="id886"/>View Answer</text:p>
      </text:section>
      <text:section text:name="Sect143" text:style-name="S143">
        <text:p text:style-name="Textbody">Answer: b<text:line-break/>Explanation: Collections are analogous to a table in relational databases.</text:p>
      </text:section>
      <text:section text:name="Sect144" text:style-name="S144">
        <text:p text:style-name="Textbody">4. In MongoDB, _________ operations modify the data of a single collection.<text:line-break/><text:span text:style-name="T141">a) CRUD</text:span><text:line-break/>b) GRID<text:line-break/>c) READ<text:line-break/>d) All of the mentioned<text:line-break/><text:bookmark-start text:name="id9413"/><text:bookmark-end text:name="id9413"/>View Answer</text:p>
      </text:section>
      <text:section text:name="Sect145" text:style-name="S145">
        <text:soft-page-break/>
        <text:p text:style-name="Textbody">Answer: a<text:line-break/>Explanation: Data modification refers to operations that create, update, or delete data.</text:p>
      </text:section>
      <text:section text:name="Sect146" text:style-name="S146">
        <text:p text:style-name="Textbody">5. Point out the wrong statement :<text:line-break/><text:span text:style-name="T142">a) Indexes cannot enforce uniqueness in collection</text:span><text:line-break/>b) CRUD stands for create, read, update, and delete<text:line-break/>c) CRUD application is the most simplest application<text:line-break/>d) All of the mentioned<text:line-break/><text:bookmark-start text:name="id5930"/><text:bookmark-end text:name="id5930"/>View Answer</text:p>
      </text:section>
      <text:section text:name="Sect147" text:style-name="S147">
        <text:p text:style-name="Textbody">Answer: a<text:line-break/>Explanation: Indexes may also enforce uniqueness, store objects in a geospatial representation, and facilitate text search.</text:p>
      </text:section>
      <text:section text:name="Sect148" text:style-name="S148">
        <text:p text:style-name="Textbody">6. Which of the following operation adds a new document to the users collection ?<text:line-break/>a) add<text:line-break/><text:span text:style-name="T143">b) insert</text:span><text:line-break/>c) truncate<text:line-break/>d) drop<text:line-break/><text:bookmark-start text:name="id7146"/><text:bookmark-end text:name="id7146"/>View Answer</text:p>
      </text:section>
      <text:section text:name="Sect149" text:style-name="S149">
        <text:p text:style-name="Textbody">Answer: b<text:line-break/>Explanation: For the update and delete operations, you can specify the criteria to select the documents to update or remove.</text:p>
      </text:section>
      <text:section text:name="Sect150" text:style-name="S150">
        <text:p text:style-name="Textbody">7. Which of the following preference determines how the client direct read operations to the set ?<text:line-break/><text:span text:style-name="T144">a) read</text:span><text:line-break/>b) write<text:line-break/>c) update<text:line-break/>d) delete<text:line-break/><text:bookmark-start text:name="id3866"/><text:bookmark-end text:name="id3866"/><text:span text:style-name="T145">View Answer</text:span></text:p>
      </text:section>
      <text:section text:name="Sect151" text:style-name="S151">
        <text:p text:style-name="P146">Answer: a<text:line-break/>Explanation: For replica sets and sharded clusters with replica set components, applications specify read preferences.</text:p>
      </text:section>
      <text:section text:name="Sect152" text:style-name="S152">
        <text:p text:style-name="Textbody">8. Applications can also control the behavior of write operations using _______ concern.<text:line-break/>a) read<text:line-break/><text:span text:style-name="T147">b) write</text:span><text:line-break/>c) truncate<text:line-break/>d) all of the mentioned<text:line-break/><text:bookmark-start text:name="id2177"/><text:bookmark-end text:name="id2177"/>View Answer</text:p>
      </text:section>
      <text:section text:name="Sect153" text:style-name="S153">
        <text:p text:style-name="Textbody">Answer: b<text:line-break/>Explanation: Write concern semantics allow clients to specify the assurance that MongoDB provides when reporting on the success of a write operation.</text:p>
      </text:section>
      <text:section text:name="Sect154" text:style-name="S154">
        <text:p text:style-name="Textbody">9. MongoDB process collection of documents using _________ operations.<text:line-break/>a) Hbase<text:line-break/><text:soft-page-break/>b) Hive<text:line-break/><text:span text:style-name="T148">c) Map-reduce</text:span><text:line-break/>d) None of the mentioned<text:line-break/><text:bookmark-start text:name="id5696"/><text:bookmark-end text:name="id5696"/>View Answer</text:p>
      </text:section>
      <text:section text:name="Sect155" text:style-name="S155">
        <text:p text:style-name="Textbody">Answer: c<text:line-break/>Explanation: In addition to the basic queries, MongoDB provides several data aggregation features.</text:p>
      </text:section>
      <text:section text:name="Sect156" text:style-name="S156">
        <text:p text:style-name="Textbody">10. Which of the following pipeline is used for aggregation in MongoDB ?<text:line-break/><text:span text:style-name="T149">a) data processing</text:span><text:line-break/>b) information processing<text:line-break/>c) knowledge processing<text:line-break/>d) none of the mentioned<text:line-break/><text:bookmark-start text:name="id5583"/><text:bookmark-end text:name="id5583"/>View Answer</text:p>
      </text:section>
      <text:section text:name="Sect157" text:style-name="S157">
        <text:p text:style-name="Textbody">Answer: a<text:line-break/>Explanation: MongoDB can return counts of the number of documents that match a query, or return the number of distinct values for a field.</text:p>
      </text:section>
      <text:section text:name="Sect158" text:style-name="S158">
        <text:h text:style-name="Heading1" text:outline-level="1">MongoDB Questions and Answers – Read Operations-1</text:h>
        <text:p text:style-name="Textbody">This set of MongoDB Multiple Choice Questions &amp; Answers (MCQs) focuses on “Read Operations-1”.</text:p>
        <text:p text:style-name="Textbody">1. The order of documents returned by a query is not defined unless you specify a ______<text:line-break/>a) sortfind()<text:line-break/>b) sortelse()<text:line-break/><text:span text:style-name="T150">c) sort()</text:span><text:line-break/>d) none of the mentioned<text:line-break/><text:bookmark-start text:name="id316"/><text:bookmark-end text:name="id316"/>View Answer</text:p>
      </text:section>
      <text:section text:name="Sect159" text:style-name="S159">
        <text:p text:style-name="P151">Answer: c<text:line-break/>Explanation: You can modify the query to impose limits, skips, and sort orders.</text:p>
      </text:section>
      <text:section text:name="Sect160" text:style-name="S160">
        <text:p text:style-name="Textbody">2. Point out the correct statement :<text:line-break/><text:span text:style-name="T152">a) Queries specify criteria, or conditions, that identify the documents that MongoDB returns to the clients</text:span><text:line-break/>b) Write operations, or queries, retrieve data stored in the database<text:line-break/>c) The selection limits the amount of data that MongoDB returns to the client over the network<text:line-break/>d) All of the mentioned<text:line-break/><text:bookmark-start text:name="id2325"/><text:bookmark-end text:name="id2325"/>View Answer</text:p>
      </text:section>
      <text:section text:name="Sect161" text:style-name="S161">
        <text:p text:style-name="Textbody">Answer: a<text:line-break/>Explanation: In MongoDB, queries select documents from a single collection.</text:p>
      </text:section>
      <text:section text:name="Sect162" text:style-name="S162">
        <text:soft-page-break/>
        <text:p text:style-name="Textbody">3. In aggregation pipeline, the _______ pipeline stage provides access to MongoDB queries.<text:line-break/>a) $catch<text:line-break/><text:span text:style-name="T153">b) $match</text:span><text:line-break/>c) $batch<text:line-break/>d) All of the mentioned<text:line-break/><text:bookmark-start text:name="id3841"/><text:bookmark-end text:name="id3841"/><text:span text:style-name="T154">View Answer</text:span></text:p>
      </text:section>
      <text:section text:name="Sect163" text:style-name="S163">
        <text:p text:style-name="P155">Answer: b<text:line-break/>Explanation: Operations that modify existing documents (i.e. updates) use the same query syntax as queries to select documents to update.</text:p>
      </text:section>
      <text:section text:name="Sect164" text:style-name="S164">
        <text:p text:style-name="Textbody">4. Which of the following method returns one document?<text:line-break/><text:span text:style-name="T156">a) findOne()</text:span><text:line-break/>b) findOne1()<text:line-break/>c) selectOne()<text:line-break/>d) all of the mentioned<text:line-break/><text:bookmark-start text:name="id1941"/><text:bookmark-end text:name="id1941"/>View Answer</text:p>
      </text:section>
      <text:section text:name="Sect165" text:style-name="S165">
        <text:p text:style-name="Textbody">Answer: a<text:line-break/>Explanation: MongoDB provides a db.collection.findOne() method as a special case of find() that returns a single document.</text:p>
      </text:section>
      <text:section text:name="Sect166" text:style-name="S166">
        <text:p text:style-name="Textbody">5. Point out the wrong statement :<text:line-break/>a) sort() modifier sorts the results by age in ascending order<text:line-break/>b) Queries in MongoDB return all fields in all matching documents by default<text:line-break/><text:span text:style-name="T157">c) To scale the amount of data that MongoDB sends to applications, include a projection in the queries</text:span>.<text:line-break/>d) None of the mentioned<text:line-break/><text:bookmark-start text:name="id5314"/><text:bookmark-end text:name="id5314"/>View Answer</text:p>
      </text:section>
      <text:section text:name="Sect167" text:style-name="S167">
        <text:p text:style-name="Textbody">Answer: c<text:line-break/>Explanation: By projecting results with a subset of fields, applications reduce their network overhead and processing requirements.</text:p>
      </text:section>
      <text:section text:name="Sect168" text:style-name="S168">
        <text:p text:style-name="Textbody">6. Which of the following is second argument to projection ?<text:line-break/>a) findOne()<text:line-break/>b) findOne1()<text:line-break/>c) selectOne()<text:line-break/><text:span text:style-name="T158">d) find()</text:span><text:line-break/><text:bookmark-start text:name="id8602"/><text:bookmark-end text:name="id8602"/>View Answer</text:p>
      </text:section>
      <text:section text:name="Sect169" text:style-name="S169">
        <text:p text:style-name="P159">Answer: d<text:line-break/>Explanation: Projections are the second argument to the find() method,which specify a list of fields to return or list fields to exclude in the result documents.</text:p>
        <text:p text:style-name="P160"/>
      </text:section>
      <text:section text:name="Sect170" text:style-name="S170">
        <text:p text:style-name="Textbody">7. Which of the following query selects documents in the records collection that match the condition { “user_id”: { $lt: 42 } } ?<text:line-break/><text:soft-page-break/>a) db.records.findOne( { “user_id”: { $lt: 42 } }, { “history”: 0 } )<text:line-break/><text:span text:style-name="T161">b) db.records.find( { “user_id”: { $lt: 42 } }, { “history”: 0 } )</text:span><text:span text:style-name="T162"><text:line-break/></text:span>c) db.records.findOne( { “user_id”: { $lt: 42 } }, { “history”: 1 } )<text:line-break/>d) db.records.select( { “user_id”: { $lt: 42 } }, { “history”: 0 } )<text:line-break/><text:bookmark-start text:name="id6479"/><text:bookmark-end text:name="id6479"/><text:span text:style-name="T163">View Answer</text:span></text:p>
      </text:section>
      <text:section text:name="Sect171" text:style-name="S171">
        <text:p text:style-name="P164">Answer: b<text:line-break/>Explanation: Query uses the projection { “history”: 0 } to exclude the history field from the documents in the result set.</text:p>
      </text:section>
      <text:section text:name="Sect172" text:style-name="S172">
        <text:p text:style-name="Textbody">8. Which of the following functionality is used for aggregation framework ?<text:line-break/>a) $match<text:line-break/><text:span text:style-name="T165">b) $project</text:span><text:span text:style-name="T166"><text:line-break/></text:span>c) $projectmatch<text:line-break/>d) All of the mentioned<text:line-break/><text:bookmark-start text:name="id1578"/><text:bookmark-end text:name="id1578"/>View Answer</text:p>
      </text:section>
      <text:section text:name="Sect173" text:style-name="S173">
        <text:p text:style-name="Textbody">Answer: b<text:line-break/>Explanation: For related projection functionality in the aggregation framework pipeline, use the $project pipeline stage.</text:p>
      </text:section>
      <text:section text:name="Sect174" text:style-name="S174">
        <text:p text:style-name="Textbody">9. To suppress the _id field from the result set, specify _________ in the projection document.<text:line-break/>a) _id: 1<text:line-break/><text:span text:style-name="T167">b) _id: 0</text:span><text:line-break/>c) _id: it<text:line-break/>d) None of the mentioned<text:line-break/><text:bookmark-start text:name="id9844"/><text:bookmark-end text:name="id9844"/>View Answer</text:p>
      </text:section>
      <text:section text:name="Sect175" text:style-name="S175">
        <text:p text:style-name="Textbody">Answer: b<text:line-break/>Explanation: By default, the _id field is included in the results.</text:p>
      </text:section>
      <text:section text:name="Sect176" text:style-name="S176">
        <text:p text:style-name="Textbody">10. Which of the following is not a projection operator ?<text:line-break/>a) $slice<text:line-break/>b) $elemMatch<text:line-break/>c) $<text:line-break/><text:span text:style-name="T168">d) None of the mentioned</text:span><text:line-break/><text:bookmark-start text:name="id8689"/><text:bookmark-end text:name="id8689"/>View Answer</text:p>
      </text:section>
      <text:section text:name="Sect177" text:style-name="S177">
        <text:p text:style-name="P169">Answer: d<text:line-break/>Explanation: For fields that contain arrays, MongoDB provides the following projection operators: $elemMatch, $slice, and $.</text:p>
      </text:section>
      <text:section text:name="Sect178" text:style-name="S178">
        <text:h text:style-name="Heading1" text:outline-level="1">MongoDB Questions and Answers – Read Operations-2</text:h>
        <text:p text:style-name="Textbody">This set of MongoDB Inteview Questions and Answers for freshers focuses on “Read Operations”.</text:p>
        <text:soft-page-break/>
        <text:p text:style-name="Textbody">1. Which of the following flag can be set by mongo shell ?<text:line-break/>a) Timeout<text:line-break/><text:span text:style-name="T170">b) noTimeout</text:span><text:line-break/>c) Time<text:line-break/>d) None of the mentioned<text:line-break/><text:bookmark-start text:name="id5167"/><text:bookmark-end text:name="id5167"/><text:span text:style-name="T171">View Answer</text:span></text:p>
      </text:section>
      <text:section text:name="Sect179" text:style-name="S179">
        <text:p text:style-name="P172">Answer: b<text:line-break/>Explanation: By default, the server will automatically close the cursor after 10 minutes of inactivity or if client has exhausted the cursor.</text:p>
      </text:section>
      <text:section text:name="Sect180" text:style-name="S180">
        <text:p text:style-name="Textbody">2. Point out the correct statement :<text:line-break/>a) Intervening read operations on a document may result in a cursor that returns a document more than once if that document has changed<text:line-break/><text:span text:style-name="T173">b) The MongoDB server returns the query results in batches</text:span><text:line-break/>c) Subsequent batch size is 50 megabytes<text:line-break/>d) None of the mentioned<text:line-break/><text:bookmark-start text:name="id654"/><text:bookmark-end text:name="id654"/>View Answer</text:p>
      </text:section>
      <text:section text:name="Sect181" text:style-name="S181">
        <text:p text:style-name="Textbody">Answer: b<text:line-break/>Explanation: For most queries, the first batch returns 101 documents or just enough documents to exceed 1 megabyte.</text:p>
      </text:section>
      <text:section text:name="Sect182" text:style-name="S182">
        <text:p text:style-name="Textbody">3. Which of the following will display complete list of available cursor flags ?<text:line-break/>a) cursor.Option()<text:line-break/><text:span text:style-name="T174">b) cursor.addOption()</text:span><text:line-break/>c) cursor.addOptions()<text:line-break/>d) all of the mentioned<text:line-break/><text:bookmark-start text:name="id840"/><text:bookmark-end text:name="id840"/><text:span text:style-name="T175">View Answer</text:span></text:p>
      </text:section>
      <text:section text:name="Sect183" text:style-name="S183">
        <text:p text:style-name="P176">Answer: b<text:line-break/>Explanation: You should either close the cursor manually or exhaust the cursor.</text:p>
      </text:section>
      <text:section text:name="Sect184" text:style-name="S184">
        <text:p text:style-name="Textbody">4. To describe the message structure, a ________ like struct is used.<text:line-break/>a) Pascal<text:line-break/>b) C++<text:line-break/><text:span text:style-name="T177">c) C</text:span><text:line-break/>d) Java<text:line-break/><text:bookmark-start text:name="id4510"/><text:bookmark-end text:name="id4510"/>View Answer</text:p>
      </text:section>
      <text:section text:name="Sect185" text:style-name="S185">
        <text:p text:style-name="P178">Answer: c<text:line-break/>Explanation: The standard message header is typed as MsgHeader. Integer constants are in capitals (e.g. ZERO for the integer value of 0).</text:p>
      </text:section>
      <text:section text:name="Sect186" text:style-name="S186">
        <text:p text:style-name="Textbody">5. Point out the wrong statement :<text:line-break/>a) The MongoDB Wire Protocol is a simple socket-based, request-response style protocol<text:line-break/>b) For queries that include a sort operation without an index, the server must load all the documents in memory to perform the sort before returning any results<text:line-break/><text:soft-page-break/>c) Clients communicate with the database server through a regular TCP/IP socket<text:line-break/><text:span text:style-name="T179">d) All of the mentioned</text:span><text:line-break/><text:bookmark-start text:name="id627"/><text:bookmark-end text:name="id627"/>View Answer</text:p>
      </text:section>
      <text:section text:name="Sect187" text:style-name="S187">
        <text:p text:style-name="Textbody">Answer: d<text:line-break/>Explanation: As you iterate through the cursor and reach the end of the returned batch, if there are more results, cursor.next() will perform a getmore operation to retrieve the next batch.</text:p>
      </text:section>
      <text:section text:name="Sect188" text:style-name="S188">
        <text:p text:style-name="Textbody">6. ______________ specifies the number of documents to return in each batch of the response from the MongoDB instance.<text:line-break/><text:span text:style-name="T180">a) cursor.batchSize(size)</text:span><text:line-break/>b) cursor.Size(size)<text:line-break/>c) cursor.batch(size)<text:line-break/>d) all of the mentioned<text:line-break/><text:bookmark-start text:name="id417"/><text:bookmark-end text:name="id417"/>View Answer</text:p>
      </text:section>
      <text:section text:name="Sect189" text:style-name="S189">
        <text:p text:style-name="Textbody">Answer: a<text:line-break/>Explanation: Specifying 1 or a negative number is analogous to using the limit() method.</text:p>
      </text:section>
      <text:section text:name="Sect190" text:style-name="S190">
        <text:p text:style-name="Textbody">7. The __________ method returns a document that includes a metrics field.<text:line-break/>a) db.serverStats()<text:line-break/><text:span text:style-name="T181">b) db.serverStatus()</text:span><text:line-break/>c) db.status()<text:line-break/>d) all of the mentioned<text:line-break/><text:bookmark-start text:name="id44"/><text:bookmark-end text:name="id44"/>View Answer</text:p>
      </text:section>
      <text:section text:name="Sect191" text:style-name="S191">
        <text:p text:style-name="Textbody">Answer: b<text:line-break/>Explanation: The metrics field contains a cursor with number of timed out cursors since the last server restart.</text:p>
      </text:section>
      <text:section text:name="Sect192" text:style-name="S192">
        <text:p text:style-name="Textbody">8. ____________ is a client or database-generated identifier that uniquely identifies this message.<text:line-break/>a) messageLength<text:line-break/>b) responseTo<text:line-break/><text:span text:style-name="T182">c) requestID</text:span><text:line-break/>d) all of the mentioned<text:line-break/><text:bookmark-start text:name="id8467"/><text:bookmark-end text:name="id8467"/>View Answer</text:p>
      </text:section>
      <text:section text:name="Sect193" text:style-name="S193">
        <text:p text:style-name="Textbody">Answer: c<text:line-break/><text:span text:style-name="T183">Explanation: For the case of client-generated messages, it will be returned in the responseTo field of the OP_REPLY message.</text:span></text:p>
      </text:section>
      <text:section text:name="Sect194" text:style-name="S194">
        <text:p text:style-name="Textbody">9. Which of the following operator is not very selective ?<text:line-break/>a) $nine<text:line-break/><text:span text:style-name="T184">b) $nin</text:span><text:line-break/>c) $ain<text:line-break/>d) None of the mentioned<text:line-break/><text:bookmark-start text:name="id3376"/><text:bookmark-end text:name="id3376"/>View Answer</text:p>
      </text:section>
      <text:section text:name="Sect195" text:style-name="S195">
        <text:soft-page-break/>
        <text:p text:style-name="P185">Answer: b<text:line-break/>Explanation: The inequality operators $nin and $ne are not very selective since they often match a large portion of the index.</text:p>
      </text:section>
      <text:section text:name="Sect196" text:style-name="S196">
        <text:p text:style-name="Textbody">10. An index cannot cover a query on a _______ collection when run against a mongos if the index does not contain the shard key.<text:line-break/>a) vertical<text:line-break/><text:span text:style-name="T186">b) sharded</text:span><text:line-break/>c) horizontal<text:line-break/>d) none of the mentioned<text:line-break/><text:bookmark-start text:name="id6698"/><text:bookmark-end text:name="id6698"/>View Answer</text:p>
      </text:section>
      <text:section text:name="Sect197" text:style-name="S197">
        <text:p text:style-name="P187">Answer: b<text:line-break/>Explanation: MongoDB can both match the query conditions and return the results using only the index.</text:p>
      </text:section>
      <text:section text:name="Sect198" text:style-name="S198">
        <text:h text:style-name="Heading1" text:outline-level="1">MongoDB Questions and Answers – Write operations-1</text:h>
        <text:p text:style-name="Textbody">This set of MongoDB Multiple Choice Questions &amp; Answers (MCQs) focuses on “Write operations-1”.</text:p>
        <text:p text:style-name="Textbody">1. Indexes are typically available in ______ or located sequentially on disk.<text:line-break/><text:span text:style-name="T188">a) RAM</text:span><text:line-break/>b) ROM<text:line-break/>c) CMOS<text:line-break/>d) None of the mentioned<text:line-break/><text:bookmark-start text:name="id3308"/><text:bookmark-end text:name="id3308"/><text:span text:style-name="T189">View Answer</text:span></text:p>
      </text:section>
      <text:section text:name="Sect199" text:style-name="S199">
        <text:p text:style-name="P190">Answer: a<text:line-break/>Explanation: Querying only the index can be much faster than querying documents outside of the index.</text:p>
      </text:section>
      <text:section text:name="Sect200" text:style-name="S200">
        <text:p text:style-name="Textbody">2. Point out the wrong statement :<text:line-break/>a) Query selectivity refers to how well the query predicate excludes or filters out documents in a collection<text:line-break/>b) Query selectivity can determine whether or not queries can use indexes effectively or even use indexes at all<text:line-break/><text:span text:style-name="T191">c) More selective queries match a larger percentage of documents</text:span><text:span text:style-name="T192"><text:line-break/></text:span>d) All of the mentioned<text:line-break/><text:bookmark-start text:name="id650"/><text:bookmark-end text:name="id650"/>View Answer</text:p>
      </text:section>
      <text:section text:name="Sect201" text:style-name="S201">
        <text:p text:style-name="Textbody">Answer: c<text:line-break/>Explanation: More selective queries match a smaller percentage of documents.</text:p>
      </text:section>
      <text:section text:name="Sect202" text:style-name="S202">
        <text:p text:style-name="Textbody">3. ___________ is used to determine whether a query is a covered query.<text:line-break/>a) explainstats()<text:line-break/><text:soft-page-break/><text:span text:style-name="T193">b) explain()</text:span><text:line-break/>c) explainall()<text:line-break/>d) all of the mentioned<text:line-break/><text:bookmark-start text:name="id2906"/><text:bookmark-end text:name="id2906"/>View Answer</text:p>
      </text:section>
      <text:section text:name="Sect203" text:style-name="S203">
        <text:p text:style-name="P194">Answer: b<text:line-break/>Explanation: db.collection.explain() provides information on the execution of other operations, such as db.collection.update().</text:p>
      </text:section>
      <text:section text:name="Sect204" text:style-name="S204">
        <text:p text:style-name="Textbody">4. The ________ message is used to update a document in a collection.<text:line-break/>a) UPDATE<text:line-break/><text:span text:style-name="T195">b) OP_UPDATE</text:span><text:line-break/>c) OP_UPDATES<text:line-break/>d) All of the mentioned<text:line-break/><text:bookmark-start text:name="id5272"/><text:bookmark-end text:name="id5272"/><text:span text:style-name="T196">View Answer</text:span></text:p>
      </text:section>
      <text:section text:name="Sect205" text:style-name="S205">
        <text:p text:style-name="Textbody"><text:span text:style-name="T197">Answer: b</text:span><text:span text:style-name="T198"><text:line-break/>Explanation: Only the OP_QUERY and OP_GET_MORE messages result in a response from the database</text:span>.</text:p>
      </text:section>
      <text:section text:name="Sect206" text:style-name="S206">
        <text:p text:style-name="Textbody">5. Point out the correct statement :<text:line-break/>a) An equality match on the unique _id field is less selective as it can match at most one document<text:line-break/><text:span text:style-name="T199">b) The selectivity of regular expressions depends on the expressions themselves</text:span><text:line-break/>c) Less selective queries can use indexes effectively or even at all<text:line-break/>d) All of the mentioned<text:line-break/><text:bookmark-start text:name="id728"/><text:bookmark-end text:name="id728"/><text:span text:style-name="T200">View Answer</text:span></text:p>
      </text:section>
      <text:section text:name="Sect207" text:style-name="S207">
        <text:p text:style-name="Textbody"><text:span text:style-name="T201">Answer: b</text:span><text:span text:style-name="T202"><text:line-break/>Explanation: If an index exists for the field, then MongoDB matches the regular expression against the values in the index, which can be faster than a collection scan</text:span>.</text:p>
      </text:section>
      <text:section text:name="Sect208" text:style-name="S208">
        <text:p text:style-name="Textbody">6. _____ can modify specific fields of an existing document or documents or replace an existing document entirely, depending on the update parameter.<text:line-break/>a) modify()<text:line-break/>b) update()<text:line-break/>c) find()<text:line-break/>d) none of the mentioned<text:line-break/><text:bookmark-start text:name="id3513"/><text:bookmark-end text:name="id3513"/>View Answer</text:p>
      </text:section>
      <text:section text:name="Sect209" text:style-name="S209">
        <text:p text:style-name="Textbody">Answer: b<text:line-break/>Explanation: By default, the update() method updates a single document.</text:p>
      </text:section>
      <text:section text:name="Sect210" text:style-name="S210">
        <text:p text:style-name="Textbody">7. The update() method uses the _______ command, which uses the default write concern.<text:line-break/>a) find<text:line-break/>b) read<text:line-break/>c) update<text:line-break/>d) modify<text:line-break/><text:bookmark-start text:name="id2305"/><text:bookmark-end text:name="id2305"/><text:span text:style-name="T203">View Answer</text:span></text:p>
      </text:section>
      <text:section text:name="Sect211" text:style-name="S211">
        <text:soft-page-break/>
        <text:p text:style-name="P204">Answer: c<text:line-break/>Explanation: The update() method returns an object that contains the status of the operation.</text:p>
      </text:section>
      <text:section text:name="Sect212" text:style-name="S212">
        <text:p text:style-name="Textbody">8. _________ is used to view statistics about the query plan for a given query.<text:line-break/>a) db.explain()<text:line-break/><text:span text:style-name="T205">b) cursor.explain()</text:span><text:line-break/>c) cursor.explainstats()<text:line-break/>d) all of the mentioned<text:line-break/><text:bookmark-start text:name="id2598"/><text:bookmark-end text:name="id2598"/>View Answer</text:p>
      </text:section>
      <text:section text:name="Sect213" text:style-name="S213">
        <text:p text:style-name="Textbody">Answer: b<text:line-break/>Explanation: This information can help as you develop indexing strategies.</text:p>
      </text:section>
      <text:section text:name="Sect214" text:style-name="S214">
        <text:p text:style-name="Textbody">9. An ________ query plan has returned a threshold number of matching results<text:line-break/>a) execution<text:line-break/>b) unordered<text:line-break/><text:span text:style-name="T206">c) ordered</text:span><text:line-break/>d) none of the mentioned<text:line-break/><text:bookmark-start text:name="id9496"/><text:bookmark-end text:name="id9496"/>View Answer</text:p>
      </text:section>
      <text:section text:name="Sect215" text:style-name="S215">
        <text:p text:style-name="Textbody">Answer: c<text:line-break/>Explanation: An ordered query plan has returned all the matching results.</text:p>
      </text:section>
      <text:section text:name="Sect216" text:style-name="S216">
        <text:p text:style-name="Textbody">10. A query _______ consists of a combination of query, sort, and projection specifications.<text:line-break/>a) plan<text:line-break/><text:span text:style-name="T207">b) shape</text:span><text:line-break/>c) stats<text:line-break/>d) all of the mentioned<text:line-break/><text:bookmark-start text:name="id4025"/><text:bookmark-end text:name="id4025"/>View Answer</text:p>
      </text:section>
      <text:section text:name="Sect217" text:style-name="S217">
        <text:p text:style-name="Textbody">Answer: b<text:line-break/>Explanation: Index filters determine which indexes the optimizer evaluates for a query shape.</text:p>
      </text:section>
      <text:section text:name="Sect218" text:style-name="S218">
        <text:h text:style-name="Heading1" text:outline-level="1">MongoDB Questions and Answers – Write operations-2</text:h>
        <text:p text:style-name="Textbody">This set of MongoDB Questions and Answers for experienced focuses on “Write Operations”.</text:p>
        <text:p text:style-name="Textbody">1. ___________ concern describes the guarantee that MongoDB provides when reporting on the success of a write operation.<text:line-break/><text:span text:style-name="T208">a) Write</text:span><text:line-break/>b) Read<text:line-break/>c) Update<text:line-break/>d) None of the mentioned<text:line-break/><text:bookmark-start text:name="id9009"/><text:bookmark-end text:name="id9009"/><text:span text:style-name="T209">View Answer</text:span></text:p>
      </text:section>
      <text:section text:name="Sect219" text:style-name="S219">
        <text:soft-page-break/>
        <text:p text:style-name="P210">Answer: a<text:line-break/>Explanation: The strength of the write concerns determine the level of guarantee.</text:p>
      </text:section>
      <text:section text:name="Sect220" text:style-name="S220">
        <text:p text:style-name="Textbody">2. Point out the correct statement :<text:line-break/>a) Read operations on sharded clusters are most efficient when directed to a specific shard<text:line-break/>b) Sharded clusters allow you to partition a data set among a cluster of mongod instances in a way that is nearly transparent to the application<text:line-break/>c) For a sharded cluster, applications issue operations to one of the mongos instances associated with the cluster<text:line-break/><text:span text:style-name="T211">d) All of the mentioned</text:span><text:line-break/><text:bookmark-start text:name="id4311"/><text:bookmark-end text:name="id4311"/><text:span text:style-name="T212">View Answer</text:span></text:p>
      </text:section>
      <text:section text:name="Sect221" text:style-name="S221">
        <text:p text:style-name="P213">Answer: d<text:line-break/>Explanation: Queries to sharded collections should include the collection’s shard key.</text:p>
      </text:section>
      <text:section text:name="Sect222" text:style-name="S222">
        <text:p text:style-name="Textbody">3. When inserts, updates and deletes have a _________ write concern, write operations return quickly.<text:line-break/>a) strong<text:line-break/><text:span text:style-name="T214">b) weak</text:span><text:line-break/>c) average<text:line-break/>d) very strong<text:line-break/><text:bookmark-start text:name="id6421"/><text:bookmark-end text:name="id6421"/>View Answer</text:p>
      </text:section>
      <text:section text:name="Sect223" text:style-name="S223">
        <text:p text:style-name="Textbody">Answer: b<text:line-break/>Explanation: With stronger write concerns, clients wait after sending a write operation for MongoDB to confirm the write operations.</text:p>
      </text:section>
      <text:section text:name="Sect224" text:style-name="S224">
        <text:p text:style-name="Textbody">4. The mongo shell and the MongoDB drivers use __________ as the default write concern.<text:line-break/>a) Nacknowledged<text:line-break/>b) Acknowledgement<text:line-break/><text:span text:style-name="T215">c) Acknowledged</text:span><text:line-break/>d) All of the mentioned<text:line-break/><text:bookmark-start text:name="id61"/><text:bookmark-end text:name="id61"/>View Answer</text:p>
      </text:section>
      <text:section text:name="Sect225" text:style-name="S225">
        <text:p text:style-name="Textbody">Answer: c<text:line-break/>Explanation: MongoDB allows clients to read documents inserted or modified before it commits these modifications to disk, regardless of write concern level or journaling configuration.</text:p>
      </text:section>
      <text:section text:name="Sect226" text:style-name="S226">
        <text:p text:style-name="Textbody">5. Point out the wrong statement :<text:line-break/><text:span text:style-name="T216">a) When a query does not include a shard key, the mongos can use cluster metadata from the config database to route the queries to shards</text:span><text:line-break/>b) On larger clusters, scatter gather queries are unfeasible for routine operations<text:line-break/>c) Replica sets use read preferences to determine where and how to route read operations to members of the replica set<text:line-break/>d) None of the mwntioned<text:line-break/><text:bookmark-start text:name="id53051"/><text:bookmark-end text:name="id53051"/>View Answer</text:p>
      </text:section>
      <text:section text:name="Sect227" text:style-name="S227">
        <text:p text:style-name="P217"><text:bookmark-start text:name="target-id5305"/><text:bookmark-end text:name="target-id5305"/><text:soft-page-break/>Answer: a<text:line-break/>Explanation: If a query does not include the shard key, the mongos must direct the query to all shards in the cluster.</text:p>
      </text:section>
      <text:section text:name="Sect228" text:style-name="S228">
        <text:p text:style-name="Textbody">6. _____________ is used to control mongod commits in the journal.<text:line-break/>a) commitIntervMs<text:line-break/>b) commitInterval<text:line-break/><text:span text:style-name="T218">c) commitIntervalMs</text:span><text:line-break/>d) all of the mentioned<text:line-break/><text:bookmark-start text:name="id8456"/><text:bookmark-end text:name="id8456"/><text:span text:style-name="T219">View Answer</text:span></text:p>
      </text:section>
      <text:section text:name="Sect229" text:style-name="S229">
        <text:p text:style-name="P220">Answer: c<text:line-break/>Explanation: For replica sets, write operations are durable only after a write replicates and commits to the journal on a majority of the voting members of the set.</text:p>
      </text:section>
      <text:section text:name="Sect230" text:style-name="S230">
        <text:p text:style-name="Textbody">7. Clients can set a __________ value as part of a replica acknowledged write concern.<text:line-break/>a) timeout<text:line-break/><text:span text:style-name="T221">b) wtimeout</text:span><text:line-break/>c) waittimeout<text:line-break/>d) none of the mentioned<text:line-break/><text:bookmark-start text:name="id5579"/><text:bookmark-end text:name="id5579"/><text:span text:style-name="T222">View Answer</text:span></text:p>
      </text:section>
      <text:section text:name="Sect231" text:style-name="S231">
        <text:p text:style-name="P223">Answer: b<text:line-break/>Explanation: If the write concern is not satisfied in the specified interval, the operation returns an error, even if the write concern will eventually succeed.</text:p>
      </text:section>
      <text:section text:name="Sect232" text:style-name="S232">
        <text:p text:style-name="Textbody">8. MongoDB does not ___________ modifications made before the wtimeout interval expired.<text:line-break/>a) commit<text:line-break/><text:span text:style-name="T224">b) rollback</text:span>(<text:span text:style-name="T225">because it is timed out)</text:span><text:span text:style-name="T226"><text:line-break/></text:span>c) save<text:line-break/>d) all of the mentioned<text:line-break/><text:bookmark-start text:name="id2105"/><text:bookmark-end text:name="id2105"/>View Answer</text:p>
      </text:section>
      <text:section text:name="Sect233" text:style-name="S233">
        <text:p text:style-name="Textbody">Answer: b<text:line-break/>Explanation: he driver’s ability to detect network errors depends on the system’s networking configuration.</text:p>
      </text:section>
      <text:section text:name="Sect234" text:style-name="S234">
        <text:p text:style-name="Textbody">9. With an __________ write concern, MongoDB does not acknowledge the receipt of write operations.<text:line-break/>a) Nacknowledged<text:line-break/>b) Acknowledgement<text:line-break/>c) Acknowledged<text:line-break/><text:span text:style-name="T227">d) Unacknowledged</text:span><text:line-break/><text:bookmark-start text:name="id6920"/><text:bookmark-end text:name="id6920"/>View Answer</text:p>
      </text:section>
      <text:section text:name="Sect235" text:style-name="S235">
        <text:p text:style-name="Textbody">Answer: d<text:line-break/>Explanation: Unacknowledged is similar to errors ignored.</text:p>
      </text:section>
      <text:section text:name="Sect236" text:style-name="S236">
        <text:soft-page-break/>
        <text:p text:style-name="Textbody">10. With a receipt acknowledged write concern, the _________confirms that it received the write operation and applied the change to the in-memory view of data.<text:line-break/><text:span text:style-name="T228">a) mongod</text:span><text:line-break/>b) mongos<text:line-break/>c) mongo<text:line-break/>d) mongoc<text:line-break/><text:bookmark-start text:name="id151"/><text:bookmark-end text:name="id151"/>View Answer</text:p>
      </text:section>
      <text:section text:name="Sect237" text:style-name="S237">
        <text:p text:style-name="Textbody">Answer: a<text:line-break/>Explanation: Acknowledged write concern allows clients to catch network, duplicate key, and other errors.</text:p>
      </text:section>
      <text:section text:name="Sect238" text:style-name="S238">
        <text:p text:style-name="Textbody">.</text:p>
      </text:section>
      <text:section text:name="Sect239" text:style-name="S239">
        <text:h text:style-name="Heading1" text:outline-level="1">MongoDB Questions and Answers – Data Modeling Introduction</text:h>
        <text:p text:style-name="Textbody">This set of MongoDB Multiple Choice Questions &amp; Answers (MCQs) focuses on “Data Modeling Introduction”.</text:p>
        <text:p text:style-name="Textbody">1. ________ store the relationships between data by including links or references from one document to another.<text:line-break/>a) Capped<text:line-break/>b) Embedded<text:line-break/>c) External<text:line-break/><text:span text:style-name="T229">d) References</text:span><text:line-break/><text:bookmark-start text:name="id9564"/><text:bookmark-end text:name="id9564"/>View Answer</text:p>
      </text:section>
      <text:section text:name="Sect240" text:style-name="S240">
        <text:p text:style-name="Textbody">Answer: d<text:line-break/>Explanation: Applications can resolve these references to access the related data. Broadly, these are normalized data models.</text:p>
      </text:section>
      <text:section text:name="Sect241" text:style-name="S241">
        <text:p text:style-name="Textbody">2. Point out the correct statement :<text:line-break/>a) In practice, the documents in a collection share a different structure<text:line-break/><text:span text:style-name="T230">b) Data in MongoDB has a flexible schema</text:span><text:line-break/>c) The key challenge in data modeling is balancing the needs of the application, the performance characteristics of the database engine, and the data retrieval patterns<text:line-break/>d) None of the mentioned<text:line-break/><text:bookmark-start text:name="id512"/><text:bookmark-end text:name="id512"/>View Answer</text:p>
      </text:section>
      <text:section text:name="Sect242" text:style-name="S242">
        <text:p text:style-name="Textbody">Answer: b<text:line-break/>Explanation: MongoDB’s collections do not enforce document structure.</text:p>
      </text:section>
      <text:section text:name="Sect243" text:style-name="S243">
        <text:p text:style-name="Textbody">3. In MongoDB, write operations are atomic at the __________ level.<text:line-break/>a) collection<text:line-break/>b) document<text:line-break/>c) row<text:line-break/><text:soft-page-break/>d) all of the mentioned<text:line-break/><text:bookmark-start text:name="id1713"/><text:bookmark-end text:name="id1713"/><text:span text:style-name="T231">View Answer</text:span></text:p>
      </text:section>
      <text:section text:name="Sect244" text:style-name="S244">
        <text:p text:style-name="P232">Answer: b<text:line-break/>Explanation: No single write operation can atomically affect more than one document or more than one collection.</text:p>
      </text:section>
      <text:section text:name="Sect245" text:style-name="S245">
        <text:p text:style-name="Textbody">4. ______________ documents capture relationships between data by storing related data in a single document structure.<text:line-break/>a) Capped<text:line-break/><text:span text:style-name="T233">b) Embedded</text:span><text:line-break/>c) External<text:line-break/>d) Internal<text:line-break/><text:bookmark-start text:name="id4599"/><text:bookmark-end text:name="id4599"/><text:span text:style-name="T234">View Answer</text:span></text:p>
      </text:section>
      <text:section text:name="Sect246" text:style-name="S246">
        <text:p text:style-name="P235">Answer: b<text:line-break/>Explanation: MongoDB documents make it possible to embed document structures in a field or array within a document.</text:p>
      </text:section>
      <text:section text:name="Sect247" text:style-name="S247">
        <text:p text:style-name="Textbody">5. Point out the wrong statement :<text:line-break/>a) The key decision in designing data models for MongoDB applications revolves around the structure of documents and how the application represents relationships between data<text:line-break/>b) There are two tools that allow applications to represent these relationships: references and embedded documents<text:line-break/>c) When designing data models, always consider the application usage of the data (i.e. queries, updates, and processing of the data) as well as the inherent structure of the data itself<text:line-break/><text:span text:style-name="T236">d) All of the mentioned</text:span><text:line-break/><text:bookmark-start text:name="id4401"/><text:bookmark-end text:name="id4401"/><text:span text:style-name="T237">View Answer</text:span></text:p>
      </text:section>
      <text:section text:name="Sect248" text:style-name="S248">
        <text:p text:style-name="P238">Answer: d<text:line-break/>Explanation: Denormalized data models allow applications to retrieve and manipulate related data in a single database operation.</text:p>
      </text:section>
      <text:section text:name="Sect249" text:style-name="S249">
        <text:p text:style-name="Textbody">6. A ____________ data model with embedded data combines all related data for a represented entity in a single document.<text:line-break/>a) normalized<text:line-break/><text:span text:style-name="T239">b) denormalized</text:span><text:line-break/>c) non relational<text:line-break/>d) relational<text:line-break/><text:bookmark-start text:name="id6858"/><text:bookmark-end text:name="id6858"/><text:span text:style-name="T240">View Answer</text:span></text:p>
      </text:section>
      <text:section text:name="Sect250" text:style-name="S250">
        <text:p text:style-name="P241">Answer: b<text:line-break/>Explanation: This facilitates atomic write operations since a single write operation can insert or update the data for an entity.</text:p>
      </text:section>
      <text:section text:name="Sect251" text:style-name="S251">
        <text:p text:style-name="Textbody">7. For the __________ storage engine, if the document size exceeds the allocated space for that document, MongoDB relocates the document on disk.<text:line-break/>a) MAPv1<text:line-break/><text:soft-page-break/>b) MAPv2<text:line-break/><text:span text:style-name="T242">c) MAPv3</text:span><text:line-break/>d) MAPv4<text:line-break/><text:bookmark-start text:name="id5500"/><text:bookmark-end text:name="id5500"/><text:span text:style-name="T243">View Answer</text:span></text:p>
      </text:section>
      <text:section text:name="Sect252" text:style-name="S252">
        <text:p text:style-name="P244">Answer: c<text:line-break/>Explanation: Normalizing the data would split the data across multiple collections and would require multiple write operations that are not atomic collectively.</text:p>
      </text:section>
      <text:section text:name="Sect253" text:style-name="S253">
        <text:p text:style-name="Textbody">8. With MongoDB 3.0.0,the default use of the Power of _________ Allocations minimizes the occurrences of re-allocations as well as allows for the effective reuse of the freed record space.<text:line-break/><text:span text:style-name="T245">a) 2 Sized</text:span><text:line-break/>b) 3 Sized<text:line-break/>c) 4 Sized<text:line-break/>d) 5 Sized<text:line-break/><text:bookmark-start text:name="id6321"/><text:bookmark-end text:name="id6321"/>View Answer</text:p>
      </text:section>
      <text:section text:name="Sect254" text:style-name="S254">
        <text:p text:style-name="Textbody">Answer: a<text:line-break/>Explanation: When using MMAPv1, if your applications require updates that will frequently cause document growth to exceeds the current power of 2 allocation, you may want to refactor your data model to use references between data in distinct documents rather than a denormalized data model.</text:p>
      </text:section>
      <text:section text:name="Sect255" text:style-name="S255">
        <text:p text:style-name="Textbody">9. ___________ strategy is used to explicitly avoid document growth.<text:line-break/>a) deallocation<text:line-break/>b) allocation<text:line-break/><text:span text:style-name="T246">c) pre-allocation</text:span><text:line-break/>d) none of the mentioned<text:line-break/><text:bookmark-start text:name="id997"/><text:bookmark-end text:name="id997"/>View Answer</text:p>
      </text:section>
      <text:section text:name="Sect256" text:style-name="S256">
        <text:p text:style-name="Textbody">Answer: c<text:line-break/>Explanation: A data model that embeds related data in a single document facilitates atomic operations.</text:p>
      </text:section>
      <text:section text:name="Sect257" text:style-name="S257">
        <text:p text:style-name="Textbody">10. Each index in MongoDB requires at least _________ of data space.<text:line-break/><text:span text:style-name="T247">a) 8KB</text:span><text:line-break/>b) 28KB<text:line-break/>c) 68KB<text:line-break/>d) 108KB<text:line-break/><text:bookmark-start text:name="id4413"/><text:bookmark-end text:name="id4413"/><text:span text:style-name="T248">View Answer</text:span></text:p>
      </text:section>
      <text:section text:name="Sect258" text:style-name="S258">
        <text:p text:style-name="P249">Answer: a<text:line-break/>Explanation: Adding an index has some negative performance impact for write operations.</text:p>
      </text:section>
      <text:section text:name="Sect259" text:style-name="S259">
        <text:soft-page-break/>
        <text:h text:style-name="Heading1" text:outline-level="1">MongoDB Questions and Answers – Data Modeling Concepts-1</text:h>
        <text:p text:style-name="Textbody">This set of MongoDB Multiple Choice Questions &amp; Answers (MCQs) focuses on “Data Modeling Concepts-1”.</text:p>
        <text:p text:style-name="Textbody">1. ___________ data models allow applications to store related pieces of information in the same database record.<text:line-break/>a) Reference<text:line-break/><text:span text:style-name="T250">b) Embedded</text:span><text:line-break/>c) External<text:line-break/>d) None of the mentioned<text:line-break/><text:bookmark-start text:name="id7652"/><text:bookmark-end text:name="id7652"/>View Answer</text:p>
      </text:section>
      <text:section text:name="Sect260" text:style-name="S260">
        <text:p text:style-name="Textbody">Answer: b<text:line-break/>Explanation: As a result, applications may need to issue fewer queries and updates to complete common operations.</text:p>
      </text:section>
      <text:section text:name="Sect261" text:style-name="S261">
        <text:p text:style-name="Textbody">2. Point out the correct statement :<text:line-break/>a) With MongoDB, you cannot embed related data in a single structure or document<text:line-break/><text:span text:style-name="T251">b) The key consideration for the structure of your documents is the decision to embed or to use references</text:span><text:line-break/>c) Reference schema is generally known as “denormalized” models<text:line-break/>d) None of the mentioned<text:line-break/><text:bookmark-start text:name="id8318"/><text:bookmark-end text:name="id8318"/>View Answer</text:p>
      </text:section>
      <text:section text:name="Sect262" text:style-name="S262">
        <text:p text:style-name="Textbody">Answer: b<text:line-break/>Explanation: Effective data models support your application needs.</text:p>
      </text:section>
      <text:section text:name="Sect263" text:style-name="S263">
        <text:p text:style-name="Textbody">3. Embedded data model is used when you have _________ relationships between entities<text:line-break/><text:span text:style-name="T252">a) contains</text:span><text:line-break/>b) isa<text:line-break/>c) inheritance<text:line-break/>d) all of the mentioned<text:line-break/><text:bookmark-start text:name="id32"/><text:bookmark-end text:name="id32"/><text:span text:style-name="T253">View Answer</text:span></text:p>
      </text:section>
      <text:section text:name="Sect264" text:style-name="S264">
        <text:p text:style-name="P254">Answer: a<text:line-break/>Explanation: Embedding provides better performance for read operations.</text:p>
      </text:section>
      <text:section text:name="Sect265" text:style-name="S265">
        <text:p text:style-name="Textbody">4. Normalized data models describe relationships using ___________ between documents.<text:line-break/>a) relativeness<text:line-break/><text:span text:style-name="T255">b) references</text:span><text:line-break/>c) evaluation<text:line-break/>d) none of the mentioned<text:line-break/><text:bookmark-start text:name="id803"/><text:bookmark-end text:name="id803"/>View Answer</text:p>
      </text:section>
      <text:section text:name="Sect266" text:style-name="S266">
        <text:soft-page-break/>
        <text:p text:style-name="Textbody">Answer: b<text:line-break/>Explanation: Normalized data models can require more round trips to the server.</text:p>
      </text:section>
      <text:section text:name="Sect267" text:style-name="S267">
        <text:p text:style-name="Textbody">5. Point out the wrong statement :<text:line-break/>a) Embedded data models make it possible to update related data in a single atomic write operation<text:line-break/>b) Embedding related data in documents may lead to situations where documents grow after creation<text:line-break/>c) With the MMAPv1 storage engine, document growth can impact write performance and lead to data fragmentation<text:line-break/><text:span text:style-name="T256">d) All of the mentioned</text:span><text:line-break/><text:bookmark-start text:name="id8506"/><text:bookmark-end text:name="id8506"/>View Answer</text:p>
      </text:section>
      <text:section text:name="Sect268" text:style-name="S268">
        <text:p text:style-name="Textbody">Answer: d<text:line-break/>Explanation: In version 3.0.0, MongoDB uses Power of 2 Sized Allocations as the default allocation strategy for MMAPv1 in order to account for document growth, minimizing the likelihood of data fragmentation.</text:p>
      </text:section>
      <text:section text:name="Sect269" text:style-name="S269">
        <text:p text:style-name="Textbody">6. To interact with embedded documents, use ___________ notation to “reach into” embedded documents.<text:line-break/>a) period<text:line-break/><text:span text:style-name="T257">b) dot</text:span><text:line-break/>c) comma<text:line-break/>d) colon<text:line-break/><text:bookmark-start text:name="id2851"/><text:bookmark-end text:name="id2851"/>View Answer</text:p>
      </text:section>
      <text:section text:name="Sect270" text:style-name="S270">
        <text:p text:style-name="Textbody">Answer: b<text:line-break/>Explanation: References provides more flexibility than embedding.</text:p>
      </text:section>
      <text:section text:name="Sect271" text:style-name="S271">
        <text:p text:style-name="Textbody">7. MongoDB using the mmapv1 storage engine has limits on the number of __________ .<text:line-break/><text:span text:style-name="T258">a) namespaces</text:span><text:line-break/>b) collections<text:line-break/>c) documents<text:line-break/>d) none of the mentioned<text:line-break/><text:bookmark-start text:name="id2091"/><text:bookmark-end text:name="id2091"/><text:span text:style-name="T259">View Answer</text:span></text:p>
      </text:section>
      <text:section text:name="Sect272" text:style-name="S272">
        <text:p text:style-name="P260">Answer: a<text:line-break/>Explanation: The namespace file defaults to 16 MB.</text:p>
      </text:section>
      <text:section text:name="Sect273" text:style-name="S273">
        <text:p text:style-name="Textbody">8. To get the current number of namespaces in the mongo shell, use :<text:line-break/>a) db.system.namespaces.countc()<text:line-break/>b) db.system.namespaces.count(*)<text:line-break/><text:span text:style-name="T261">c) db.system.namespaces.count()</text:span><text:line-break/>d) all of the mentioned<text:line-break/><text:bookmark-start text:name="id2905"/><text:bookmark-end text:name="id2905"/>View Answer</text:p>
      </text:section>
      <text:section text:name="Sect274" text:style-name="S274">
        <text:p text:style-name="Textbody">Answer: c<text:line-break/>Explanation: The limit on the number of namespaces depend on the</text:p>
      </text:section>
      <text:section text:name="Sect275" text:style-name="S275">
        <text:soft-page-break/>
        <text:p text:style-name="Textbody">9. The __________ feature of collections expires documents after a period of time.<text:line-break/>a) TEL<text:line-break/><text:span text:style-name="T262">b) TTL</text:span><text:line-break/>c) TPL<text:line-break/>d) None of the mentioned<text:line-break/><text:bookmark-start text:name="id6542"/><text:bookmark-end text:name="id6542"/><text:span text:style-name="T263">View Answer</text:span></text:p>
      </text:section>
      <text:section text:name="Sect276" text:style-name="S276">
        <text:p text:style-name="P264">Answer: b<text:line-break/>Explanation: Consider using the TTL feature if your application requires some data to persist in the database for a limited period of time.</text:p>
      </text:section>
      <text:section text:name="Sect277" text:style-name="S277">
        <text:p text:style-name="Textbody">10. Capped collections provide __________ management of inserted documents in MongoDB.<text:line-break/><text:span text:style-name="T265">a) FIFO</text:span><text:span text:style-name="T266"><text:line-break/></text:span>b) LIFO<text:line-break/>c) LRU<text:line-break/>d) MRU<text:line-break/><text:bookmark-start text:name="id8264"/><text:bookmark-end text:name="id8264"/>View Answer</text:p>
      </text:section>
      <text:section text:name="Sect278" text:style-name="S278">
        <text:p text:style-name="Textbody">Answer: a<text:line-break/>Explanation: Capped collections efficiently support operations that insert and read documents based on insertion order.</text:p>
      </text:section>
      <text:section text:name="Sect279" text:style-name="S279">
        <text:h text:style-name="Heading1" text:outline-level="1">MongoDB Questions and Answers – Data Modeling Concepts-2</text:h>
        <text:p text:style-name="Textbody">This set of MongoDB Interview Questions and Answers for experienced focuses on “Data Modeling Concepts”</text:p>
        <text:p text:style-name="Textbody">1. _______________ is a specification for storing and retrieving files that exceed the BSON-document size limit of 16MB.<text:line-break/>a) DataFS<text:line-break/><text:span text:style-name="T267">b) GridFS</text:span><text:line-break/>c) ReadFS<text:line-break/>d) None of the mentioned<text:line-break/><text:bookmark-start text:name="id9229"/><text:bookmark-end text:name="id9229"/>View Answer</text:p>
      </text:section>
      <text:section text:name="Sect280" text:style-name="S280">
        <text:p text:style-name="Textbody">Answer: b<text:line-break/>Explanation: Instead of storing a file in a single document, GridFS divides a file into parts, or chunks</text:p>
      </text:section>
      <text:section text:name="Sect281" text:style-name="S281">
        <text:p text:style-name="Textbody">2. Point out the wrong statement :<text:line-break/>a) By default GridFS limits chunk size to 255k<text:line-break/><text:span text:style-name="T268">b) GridFS is useful only for storing files that exceed 16MB</text:span><text:line-break/>c) When you query a GridFS store for a file, the driver or client will reassemble the chunks as needed<text:line-break/><text:soft-page-break/>d) All of the mentioned<text:line-break/><text:bookmark-start text:name="id6296"/><text:bookmark-end text:name="id6296"/><text:span text:style-name="T269">View Answer</text:span></text:p>
      </text:section>
      <text:section text:name="Sect282" text:style-name="S282">
        <text:p text:style-name="P270">Answer: b<text:line-break/>Explanation: GridFS is useful not only for storing files that exceed 16MB but also for storing any files for which you want access without having to load the entire file into memory.</text:p>
      </text:section>
      <text:section text:name="Sect283" text:style-name="S283">
        <text:p text:style-name="Textbody">3. How many does collections GridFS use to store files ?<text:line-break/>a) 1<text:line-break/><text:span text:style-name="T271">b) 2</text:span><text:line-break/>c) 3<text:line-break/>d) 4<text:line-break/><text:bookmark-start text:name="id9305"/><text:bookmark-end text:name="id9305"/><text:span text:style-name="T272">View Answer</text:span></text:p>
      </text:section>
      <text:section text:name="Sect284" text:style-name="S284">
        <text:p text:style-name="P273">Answer: b<text:line-break/>Explanation: One collection stores the file chunks, and the other stores file metadata.</text:p>
      </text:section>
      <text:section text:name="Sect285" text:style-name="S285">
        <text:p text:style-name="Textbody">4. The default chunk size is changed from 256k to 255k in version :<text:line-break/>a) 3.0<text:line-break/><text:span text:style-name="T274">b) 2.4.9</text:span><text:line-break/>c) 2.4.10<text:line-break/>d) None of the mentioned<text:line-break/><text:bookmark-start text:name="id6150"/><text:bookmark-end text:name="id6150"/><text:span text:style-name="T275">View Answer</text:span></text:p>
      </text:section>
      <text:section text:name="Sect286" text:style-name="S286">
        <text:p text:style-name="P276">Answer: b<text:line-break/>Explanation: The use of the term chunks in the context of GridFS is not related to the use of the term chunks in the context of sharding.</text:p>
      </text:section>
      <text:section text:name="Sect287" text:style-name="S287">
        <text:p text:style-name="Textbody">5. Point out the wrong statement :<text:line-break/>a) Client libraries provide a convenient, injection free, process to build these objects<text:line-break/>b) MongoDB represents queries as BSON objects<text:line-break/>c) Field names in MongoDB’s query language have semantic meaning<text:line-break/><text:span text:style-name="T277">d) All of the mentioend</text:span><text:line-break/><text:bookmark-start text:name="id6944"/><text:bookmark-end text:name="id6944"/>View Answer</text:p>
      </text:section>
      <text:section text:name="Sect288" text:style-name="S288">
        <text:p text:style-name="Textbody">Answer: d<text:line-break/>Explanation: If you need to use db.eval() with user supplied values, you can either use a CodeWScope or you can supply extra arguments to your function.</text:p>
      </text:section>
      <text:section text:name="Sect289" text:style-name="S289">
        <text:p text:style-name="Textbody">6. Which of the collection in GridFS stores the binary chunks ?<text:line-break/><text:span text:style-name="T278">a) chunks</text:span><text:line-break/>b) files<text:line-break/>c) data<text:line-break/>d) log<text:line-break/><text:bookmark-start text:name="id1855"/><text:bookmark-end text:name="id1855"/>View Answer</text:p>
      </text:section>
      <text:section text:name="Sect290" text:style-name="S290">
        <text:p text:style-name="Textbody">Answer: a<text:line-break/>Explanation: GridFS places the collections in a common bucket by prefixing each with the bucket name.</text:p>
      </text:section>
      <text:section text:name="Sect291" text:style-name="S291">
        <text:soft-page-break/>
        <text:p text:style-name="Textbody">7. ___________ is the _id is of the data type chosen for the original document in files collections.<text:line-break/><text:span text:style-name="T279">a) files._id</text:span><text:line-break/>b) file._id<text:line-break/>c) fileobj._id<text:line-break/>d) none of the mentioned<text:line-break/><text:bookmark-start text:name="id8238"/><text:bookmark-end text:name="id8238"/><text:span text:style-name="T280">View Answer</text:span></text:p>
      </text:section>
      <text:section text:name="Sect292" text:style-name="S292">
        <text:p text:style-name="P281">Answer: a<text:line-break/>Explanation: The default type for MongoDB documents is BSON ObjectId.</text:p>
      </text:section>
      <text:section text:name="Sect293" text:style-name="S293">
        <text:p text:style-name="Textbody">8. Which of the following checks and repairs errors and inconsistencies in data storage ?<text:line-break/><text:span text:style-name="T282">a) repairDatabase</text:span><text:line-break/>b) repairedDatabase<text:line-break/>c) recoverDatabase<text:line-break/>d) all of the mentioned<text:line-break/><text:bookmark-start text:name="id847"/><text:bookmark-end text:name="id847"/><text:span text:style-name="T283">View Answer</text:span></text:p>
      </text:section>
      <text:section text:name="Sect294" text:style-name="S294">
        <text:p text:style-name="Textbody"><text:span text:style-name="T284">Answer: a</text:span><text:span text:style-name="T285"><text:line-break/>Explanation: repairDatabase is analogous to a fsck command for file systems</text:span>.</text:p>
      </text:section>
      <text:section text:name="Sect295" text:style-name="S295">
        <text:p text:style-name="Textbody">9. The files_id field contains the _id of the chunk’s __________ document.<text:line-break/><text:span text:style-name="T286">a) parent</text:span><text:line-break/>b) child<text:line-break/>c) top<text:line-break/>d) none of the mentioned<text:line-break/><text:bookmark-start text:name="id9601"/><text:bookmark-end text:name="id9601"/><text:span text:style-name="T287">View Answer</text:span></text:p>
      </text:section>
      <text:section text:name="Sect296" text:style-name="S296">
        <text:p text:style-name="P288">Answer: a<text:line-break/>Explanation: GridFS uses a unique, compound index on the chunks collection for the files_id and n fields.</text:p>
      </text:section>
      <text:section text:name="Sect297" text:style-name="S297">
        <text:p text:style-name="Textbody">10. Which of the following field allows efficient retrieval of chunks ?<text:line-break/>a) n<text:line-break/>b) name<text:line-break/>c) object<text:line-break/>d) 2n<text:line-break/><text:bookmark-start text:name="id4948"/><text:bookmark-end text:name="id4948"/><text:span text:style-name="T289">View Answer</text:span></text:p>
      </text:section>
      <text:section text:name="Sect298" text:style-name="S298">
        <text:p text:style-name="P290">Answer: a<text:line-break/>Explanation: The GridFS index allows efficient retrieval of chunks using the files_id and n values.</text:p>
      </text:section>
      <text:section text:name="Sect299" text:style-name="S299">
        <text:h text:style-name="Heading1" text:outline-level="1">MongoDB Questions and Answers – Data Model Examples and Patterns</text:h>
        <text:p text:style-name="Textbody">This set of MongoDB Multiple Choice Questions &amp; Answers (MCQs) focuses on “Data Model Examples and Patterns”.</text:p>
        <text:soft-page-break/>
        <text:p text:style-name="Textbody">1. Which of the following relationship uses references to describe documents between connected data ?<text:line-break/>a) One-to-One Relationships with Embedded Documents<text:line-break/><text:span text:style-name="T291">b) One-to-Many Relationships with Embedded Documents</text:span><text:span text:style-name="T292"><text:line-break/></text:span>c) One-to-Many Relationships with Document References<text:line-break/>d) None of the mentioned<text:line-break/><text:bookmark-start text:name="id6619"/><text:bookmark-end text:name="id6619"/>View Answer</text:p>
      </text:section>
      <text:section text:name="Sect300" text:style-name="S300">
        <text:p text:style-name="P293">Answer: b<text:line-break/>Explanation: One-to-Many Relationships with document references presents a data model that uses references to describe one-to-many relationships between documents.</text:p>
      </text:section>
      <text:section text:name="Sect301" text:style-name="S301">
        <text:p text:style-name="Textbody">2. Point out the correct statement :<text:line-break/><text:span text:style-name="T294">a) One-to-One Relationships with embedded documents presents a data model that uses embedded documents to describe one-to-one relationships between connected data</text:span><text:line-break/>b) One-to-One Relationships with document references presents a data model that uses embedded documents to describe one-to-one relationships between connected data<text:line-break/>c) One-to-Many Relationships with embedded documents presents a data model that uses embedded documents to describe one-to-one relationships between connected data<text:line-break/>d) All of the mentioned<text:line-break/><text:bookmark-start text:name="id9166"/><text:bookmark-end text:name="id9166"/>View Answer</text:p>
      </text:section>
      <text:section text:name="Sect302" text:style-name="S302">
        <text:p text:style-name="P295">Answer: a<text:line-break/>Explanation: One-to-Many Relationships with embedded documents presents a data model that uses embedded documents to describe one-to-many relationships between connected data.</text:p>
      </text:section>
      <text:section text:name="Sect303" text:style-name="S303">
        <text:p text:style-name="Textbody">3. If the address data is frequently retrieved with the name information,how will you modify the following schema representing one to one relationship with referencing ?</text:p>
        <text:p text:style-name="PreformattedText">{</text:p>
        <text:p text:style-name="PreformattedText"><text:s text:c="3"/>_id: "joe",</text:p>
        <text:p text:style-name="PreformattedText"><text:s text:c="3"/>name: "Joe Bookreader"</text:p>
        <text:p text:style-name="PreformattedText">}</text:p>
        <text:p text:style-name="PreformattedText"/>
        <text:p text:style-name="PreformattedText">{</text:p>
        <text:p text:style-name="PreformattedText"><text:s text:c="3"/>patron_id: "joe",</text:p>
        <text:p text:style-name="PreformattedText"><text:s text:c="3"/>street: "123 Fake Street",</text:p>
        <text:p text:style-name="PreformattedText"><text:s text:c="3"/>city: "Faketon",</text:p>
        <text:p text:style-name="PreformattedText"><text:s text:c="3"/>state: "MA",</text:p>
        <text:p text:style-name="PreformattedText"><text:s text:c="3"/>zip: "12345"</text:p>
        <text:p text:style-name="P296">}</text:p>
        <text:p text:style-name="Textbody">a)</text:p>
        <text:p text:style-name="PreformattedText"><text:s/>{</text:p>
        <text:p text:style-name="PreformattedText"><text:s text:c="3"/>_id: "joe",</text:p>
        <text:p text:style-name="PreformattedText"><text:s text:c="3"/>name: "Joe Bookreader",</text:p>
        <text:p text:style-name="PreformattedText"><text:s text:c="3"/>address: {</text:p>
        <text:p text:style-name="PreformattedText"><text:s text:c="14"/>street: "123 Fake Street",</text:p>
        <text:p text:style-name="PreformattedText"><text:s text:c="14"/>city: "Faketon",</text:p>
        <text:p text:style-name="PreformattedText"><text:s text:c="14"/>state: "MA",</text:p>
        <text:soft-page-break/>
        <text:p text:style-name="PreformattedText"><text:s text:c="14"/>zip: "12345"</text:p>
        <text:p text:style-name="PreformattedText"><text:s text:c="12"/>}</text:p>
        <text:p text:style-name="P297">}</text:p>
        <text:p text:style-name="Textbody">b)</text:p>
        <text:p text:style-name="PreformattedText"><text:s/>{</text:p>
        <text:p text:style-name="PreformattedText"><text:s text:c="3"/>_id: "joe",</text:p>
        <text:p text:style-name="PreformattedText"><text:s text:c="3"/>name: "Joe Bookreader",</text:p>
        <text:p text:style-name="PreformattedText"><text:s text:c="3"/>address-&gt; {</text:p>
        <text:p text:style-name="PreformattedText"><text:s text:c="14"/>street: "123 Fake Street",</text:p>
        <text:p text:style-name="PreformattedText"><text:s text:c="14"/>city: "Faketon",</text:p>
        <text:p text:style-name="PreformattedText"><text:s text:c="14"/>state: "MA",</text:p>
        <text:p text:style-name="PreformattedText"><text:s text:c="14"/>zip: "12345"</text:p>
        <text:p text:style-name="PreformattedText"><text:s text:c="12"/>}</text:p>
        <text:p text:style-name="P298">}</text:p>
        <text:p text:style-name="Textbody">c)</text:p>
        <text:p text:style-name="PreformattedText"><text:s/>{</text:p>
        <text:p text:style-name="PreformattedText"><text:s text:c="3"/>_id: "joe",</text:p>
        <text:p text:style-name="PreformattedText"><text:s text:c="3"/>name: "Joe Bookreader",</text:p>
        <text:p text:style-name="PreformattedText"><text:s text:c="3"/>address:: {</text:p>
        <text:p text:style-name="PreformattedText"><text:s text:c="14"/>street: "123 Fake Street",</text:p>
        <text:p text:style-name="PreformattedText"><text:s text:c="14"/>city: "Faketon",</text:p>
        <text:p text:style-name="PreformattedText"><text:s text:c="14"/>state: "MA",</text:p>
        <text:p text:style-name="PreformattedText"><text:s text:c="14"/>zip: "12345"</text:p>
        <text:p text:style-name="PreformattedText"><text:s text:c="12"/>}</text:p>
        <text:p text:style-name="P299">}</text:p>
        <text:p text:style-name="Textbody">d) All of the mentioned<text:line-break/><text:bookmark-start text:name="id2413"/><text:bookmark-end text:name="id2413"/><text:span text:style-name="T300">View Answer</text:span></text:p>
        <text:p text:style-name="Textbody"><text:span text:style-name="T301">Answer: a</text:span><text:span text:style-name="T302"><text:line-break/></text:span><text:span text:style-name="T303">Explanation: With the embedded data model, your application can retrieve the complete patron information with one query</text:span></text:p>
        <text:p text:style-name="Textbody">4. Which of the following is used to avoid repetition of data in MongoDB schema ?<text:line-break/>a) DeReferences<text:line-break/><text:span text:style-name="T304">b) References</text:span><text:line-break/>c) Cursor<text:line-break/>d) Collectors<text:line-break/><text:bookmark-start text:name="id7272"/><text:bookmark-end text:name="id7272"/>View Answer</text:p>
      </text:section>
      <text:section text:name="Sect304" text:style-name="S304">
        <text:p text:style-name="Textbody">Answer: b<text:line-break/>Explanation: When using references, the growth of the relationships determine where to store the reference.</text:p>
      </text:section>
      <text:section text:name="Sect305" text:style-name="S305">
        <text:p text:style-name="Textbody">5. Point out the wrong statement :<text:line-break/>a) Decisions that affect how you model data can affect application performance and database capacity<text:line-break/><text:span text:style-name="T305">b) Collections do enforce document structure</text:span><text:line-break/>c) Data in MongoDB has a flexible schema<text:line-break/><text:soft-page-break/>d) None of the mentioned<text:line-break/><text:bookmark-start text:name="id5"/><text:bookmark-end text:name="id5"/><text:span text:style-name="T306">View Answer</text:span></text:p>
      </text:section>
      <text:section text:name="Sect306" text:style-name="S306">
        <text:p text:style-name="P307">Answer: b<text:line-break/>Explanation: Collections do not enforce document structure.</text:p>
      </text:section>
      <text:section text:name="Sect307" text:style-name="S307">
        <text:p text:style-name="Textbody">6. What would be the more optimal schema to embed the address data entities in the patron data for following schema representing one to many relationship ?</text:p>
        <text:p text:style-name="PreformattedText">{</text:p>
        <text:p text:style-name="PreformattedText"><text:s text:c="3"/>_id: "joe",</text:p>
        <text:p text:style-name="PreformattedText"><text:s text:c="3"/>name: "Joe Bookreader"</text:p>
        <text:p text:style-name="PreformattedText">}</text:p>
        <text:p text:style-name="PreformattedText"/>
        <text:p text:style-name="PreformattedText">{</text:p>
        <text:p text:style-name="PreformattedText"><text:s text:c="3"/>patron_id: "joe",</text:p>
        <text:p text:style-name="PreformattedText"><text:s text:c="3"/>street: "123 Fake Street",</text:p>
        <text:p text:style-name="PreformattedText"><text:s text:c="3"/>city: "Faketon",</text:p>
        <text:p text:style-name="PreformattedText"><text:s text:c="3"/>state: "MA",</text:p>
        <text:p text:style-name="PreformattedText"><text:s text:c="3"/>zip: "12345"</text:p>
        <text:p text:style-name="PreformattedText">}</text:p>
        <text:p text:style-name="PreformattedText"/>
        <text:p text:style-name="PreformattedText">{</text:p>
        <text:p text:style-name="PreformattedText"><text:s text:c="3"/>patron_id: "joe",</text:p>
        <text:p text:style-name="PreformattedText"><text:s text:c="3"/>street: "1 Some Other Street",</text:p>
        <text:p text:style-name="PreformattedText"><text:s text:c="3"/>city: "Boston",</text:p>
        <text:p text:style-name="PreformattedText"><text:s text:c="3"/>state: "MA",</text:p>
        <text:p text:style-name="PreformattedText"><text:s text:c="3"/>zip: "12345"</text:p>
        <text:p text:style-name="P308">}</text:p>
        <text:p text:style-name="Textbody">a)</text:p>
        <text:p text:style-name="PreformattedText">{</text:p>
        <text:p text:style-name="PreformattedText"><text:s text:c="3"/>_id: "joe",</text:p>
        <text:p text:style-name="PreformattedText"><text:s text:c="3"/>name: "Joe Bookreader",</text:p>
        <text:p text:style-name="PreformattedText"><text:s text:c="3"/>addresses: [</text:p>
        <text:p text:style-name="PreformattedText"><text:s text:c="16"/>{</text:p>
        <text:p text:style-name="PreformattedText"><text:s text:c="18"/>street: "123 Fake Street",</text:p>
        <text:p text:style-name="PreformattedText"><text:s text:c="18"/>city: "Faketon",</text:p>
        <text:p text:style-name="PreformattedText"><text:s text:c="18"/>state: "MA",</text:p>
        <text:p text:style-name="PreformattedText"><text:s text:c="18"/>zip: "12345"</text:p>
        <text:p text:style-name="PreformattedText"><text:s text:c="16"/>},</text:p>
        <text:p text:style-name="PreformattedText"><text:s text:c="16"/>{</text:p>
        <text:p text:style-name="PreformattedText"><text:s text:c="18"/>street: "1 Some Other Street",</text:p>
        <text:p text:style-name="PreformattedText"><text:s text:c="18"/>city: "Boston",</text:p>
        <text:p text:style-name="PreformattedText"><text:s text:c="18"/>state: "MA",</text:p>
        <text:p text:style-name="PreformattedText"><text:s text:c="18"/>zip: "12345"</text:p>
        <text:p text:style-name="PreformattedText"><text:s text:c="16"/>}</text:p>
        <text:p text:style-name="PreformattedText"><text:s text:c="14"/>]</text:p>
        <text:p text:style-name="P309"><text:s/>} ?</text:p>
        <text:p text:style-name="Textbody">b)</text:p>
        <text:p text:style-name="PreformattedText">{</text:p>
        <text:p text:style-name="PreformattedText"><text:s text:c="3"/>_id: "joe",</text:p>
        <text:p text:style-name="PreformattedText"><text:s text:c="3"/>name: "Joe Bookreader",</text:p>
        <text:p text:style-name="PreformattedText"><text:s text:c="3"/>addresses: [</text:p>
        <text:p text:style-name="PreformattedText"><text:s text:c="16"/>{</text:p>
        <text:soft-page-break/>
        <text:p text:style-name="PreformattedText"><text:s text:c="18"/>street: "123 Fake Street",</text:p>
        <text:p text:style-name="PreformattedText"><text:s text:c="18"/>city: "Faketon",</text:p>
        <text:p text:style-name="PreformattedText"><text:s text:c="18"/>state: "MA",</text:p>
        <text:p text:style-name="PreformattedText"><text:s text:c="18"/>zip: "12345"</text:p>
        <text:p text:style-name="PreformattedText"><text:s text:c="16"/>},</text:p>
        <text:p text:style-name="PreformattedText"><text:s text:c="16"/>[</text:p>
        <text:p text:style-name="PreformattedText"><text:s text:c="18"/>street: "1 Some Other Street",</text:p>
        <text:p text:style-name="PreformattedText"><text:s text:c="18"/>city: "Boston",</text:p>
        <text:p text:style-name="PreformattedText"><text:s text:c="18"/>state: "MA",</text:p>
        <text:p text:style-name="PreformattedText"><text:s text:c="18"/>zip: "12345"</text:p>
        <text:p text:style-name="PreformattedText"><text:s text:c="16"/>]</text:p>
        <text:p text:style-name="PreformattedText"><text:s text:c="14"/>]</text:p>
        <text:p text:style-name="P310"><text:s/>} ?</text:p>
        <text:p text:style-name="Textbody">c)</text:p>
        <text:p text:style-name="PreformattedText">{</text:p>
        <text:p text:style-name="PreformattedText"><text:s text:c="3"/>_id: "joe",</text:p>
        <text:p text:style-name="PreformattedText"><text:s text:c="3"/>name: "Joe Bookreader",</text:p>
        <text:p text:style-name="PreformattedText"><text:s text:c="3"/>addresses: [</text:p>
        <text:p text:style-name="PreformattedText"><text:s text:c="16"/>[</text:p>
        <text:p text:style-name="PreformattedText"><text:s text:c="18"/>street: "123 Fake Street",</text:p>
        <text:p text:style-name="PreformattedText"><text:s text:c="18"/>city: "Faketon",</text:p>
        <text:p text:style-name="PreformattedText"><text:s text:c="18"/>state: "MA",</text:p>
        <text:p text:style-name="PreformattedText"><text:s text:c="18"/>zip: "12345"</text:p>
        <text:p text:style-name="PreformattedText"><text:s text:c="16"/>],</text:p>
        <text:p text:style-name="PreformattedText"><text:s text:c="16"/>{</text:p>
        <text:p text:style-name="PreformattedText"><text:s text:c="18"/>street: "1 Some Other Street",</text:p>
        <text:p text:style-name="PreformattedText"><text:s text:c="18"/>city: "Boston",</text:p>
        <text:p text:style-name="PreformattedText"><text:s text:c="18"/>state: "MA",</text:p>
        <text:p text:style-name="PreformattedText"><text:s text:c="18"/>zip: "12345"</text:p>
        <text:p text:style-name="PreformattedText"><text:s text:c="16"/>}</text:p>
        <text:p text:style-name="PreformattedText"><text:s text:c="14"/>]</text:p>
        <text:p text:style-name="P311"><text:s/>} ?</text:p>
        <text:p text:style-name="P312">d) None of the mentioned<text:line-break/><text:bookmark-start text:name="id6922"/><text:bookmark-end text:name="id6922"/>View Answer</text:p>
      </text:section>
      <text:section text:name="Sect308" text:style-name="S308">
        <text:p text:style-name="Textbody"><text:span text:style-name="T313">Answer: a</text:span><text:span text:style-name="T314"><text:line-break/>Explanation: In this one-to-many relationship between patron and address data, the patron has multiple address entities</text:span>.</text:p>
      </text:section>
      <text:section text:name="Sect309" text:style-name="S309">
        <text:p text:style-name="Textbody">7. How will avoid mutable, growing arrays in the following schema ?</text:p>
        <text:p text:style-name="PreformattedText">{</text:p>
        <text:p text:style-name="PreformattedText"><text:s text:c="3"/>name: "O'Reilly Media",</text:p>
        <text:p text:style-name="PreformattedText"><text:s text:c="3"/>founded: 1980,</text:p>
        <text:p text:style-name="PreformattedText"><text:s text:c="3"/>location: "CA",</text:p>
        <text:p text:style-name="PreformattedText"><text:s text:c="3"/>books: [12346789, 234567890, ...]</text:p>
        <text:p text:style-name="PreformattedText">}</text:p>
        <text:p text:style-name="PreformattedText"/>
        <text:p text:style-name="PreformattedText">{</text:p>
        <text:p text:style-name="PreformattedText"><text:s text:c="4"/>_id: 123456789,</text:p>
        <text:p text:style-name="PreformattedText"><text:s text:c="4"/>title: "MongoDB: The Definitive Guide",</text:p>
        <text:p text:style-name="PreformattedText"><text:s text:c="4"/>author: [ "Kristina Chodorow", "Mike Dirolf" ],</text:p>
        <text:p text:style-name="PreformattedText"><text:s text:c="4"/>published_date: ISODate("2010-09-24"),</text:p>
        <text:p text:style-name="PreformattedText"><text:s text:c="4"/>pages: 216,</text:p>
        <text:p text:style-name="PreformattedText"><text:s text:c="4"/>language: "English"</text:p>
        <text:soft-page-break/>
        <text:p text:style-name="PreformattedText">}</text:p>
        <text:p text:style-name="PreformattedText"/>
        <text:p text:style-name="PreformattedText">{</text:p>
        <text:p text:style-name="PreformattedText"><text:s text:c="3"/>_id: 234567890,</text:p>
        <text:p text:style-name="PreformattedText"><text:s text:c="3"/>title: "50 Tips and Tricks for MongoDB Developer",</text:p>
        <text:p text:style-name="PreformattedText"><text:s text:c="3"/>author: "Kristina Chodorow",</text:p>
        <text:p text:style-name="PreformattedText"><text:s text:c="3"/>published_date: ISODate("2011-05-06"),</text:p>
        <text:p text:style-name="PreformattedText"><text:s text:c="3"/>pages: 68,</text:p>
        <text:p text:style-name="PreformattedText"><text:s text:c="3"/>language: "English"</text:p>
        <text:p text:style-name="P315">}</text:p>
        <text:p text:style-name="Textbody">a)</text:p>
        <text:p text:style-name="PreformattedText">{</text:p>
        <text:p text:style-name="PreformattedText"><text:s text:c="3"/>_id: "oreilly",</text:p>
        <text:p text:style-name="PreformattedText"><text:s text:c="3"/>name: "O'Reilly Media",</text:p>
        <text:p text:style-name="PreformattedText"><text:s text:c="3"/>founded: 1980,</text:p>
        <text:p text:style-name="PreformattedText"><text:s text:c="3"/>location: "CA"</text:p>
        <text:p text:style-name="PreformattedText">}</text:p>
        <text:p text:style-name="PreformattedText"/>
        <text:p text:style-name="PreformattedText">[</text:p>
        <text:p text:style-name="PreformattedText"><text:s text:c="3"/>_id: 123456789,</text:p>
        <text:p text:style-name="PreformattedText"><text:s text:c="3"/>title: "MongoDB: The Definitive Guide",</text:p>
        <text:p text:style-name="PreformattedText"><text:s text:c="3"/>author: [ "Kristina Chodorow", "Mike Dirolf" ],</text:p>
        <text:p text:style-name="PreformattedText"><text:s text:c="3"/>published_date: ISODate("2010-09-24"),</text:p>
        <text:p text:style-name="PreformattedText"><text:s text:c="3"/>pages: 216,</text:p>
        <text:p text:style-name="PreformattedText"><text:s text:c="3"/>language: "English",</text:p>
        <text:p text:style-name="PreformattedText"><text:s text:c="3"/>publisher_id: "oreilly"</text:p>
        <text:p text:style-name="PreformattedText">]</text:p>
        <text:p text:style-name="PreformattedText"/>
        <text:p text:style-name="PreformattedText">{</text:p>
        <text:p text:style-name="PreformattedText"><text:s text:c="3"/>_id: 234567890,</text:p>
        <text:p text:style-name="PreformattedText"><text:s text:c="3"/>title: "50 Tips and Tricks for MongoDB Developer",</text:p>
        <text:p text:style-name="PreformattedText"><text:s text:c="3"/>author: "Kristina Chodorow",</text:p>
        <text:p text:style-name="PreformattedText"><text:s text:c="3"/>published_date: ISODate("2011-05-06"),</text:p>
        <text:p text:style-name="PreformattedText"><text:s text:c="3"/>pages: 68,</text:p>
        <text:p text:style-name="PreformattedText"><text:s text:c="3"/>language: "English",</text:p>
        <text:p text:style-name="PreformattedText"><text:s text:c="3"/>publisher_id: "oreilly"</text:p>
        <text:p text:style-name="P316">}</text:p>
        <text:p text:style-name="Textbody">b)</text:p>
        <text:p text:style-name="PreformattedText">{</text:p>
        <text:p text:style-name="PreformattedText"><text:s text:c="3"/>_id: "oreilly",</text:p>
        <text:p text:style-name="PreformattedText"><text:s text:c="3"/>name: "O'Reilly Media",</text:p>
        <text:p text:style-name="PreformattedText"><text:s text:c="3"/>founded: 1980,</text:p>
        <text:p text:style-name="PreformattedText"><text:s text:c="3"/>location: "CA"</text:p>
        <text:p text:style-name="PreformattedText">}</text:p>
        <text:p text:style-name="PreformattedText"/>
        <text:p text:style-name="PreformattedText">[</text:p>
        <text:p text:style-name="PreformattedText"><text:s text:c="3"/>_id: 123456789,</text:p>
        <text:p text:style-name="PreformattedText"><text:s text:c="3"/>title: "MongoDB: The Definitive Guide",</text:p>
        <text:p text:style-name="PreformattedText"><text:s text:c="3"/>author: [ "Kristina Chodorow", "Mike Dirolf" ],</text:p>
        <text:p text:style-name="PreformattedText"><text:s text:c="3"/>published_date: ISODate("2010-09-24"),</text:p>
        <text:p text:style-name="PreformattedText"><text:s text:c="3"/>pages: 216,</text:p>
        <text:p text:style-name="PreformattedText"><text:s text:c="3"/>language: "English",</text:p>
        <text:p text:style-name="PreformattedText"><text:s text:c="3"/>publisher_id: "oreilly"</text:p>
        <text:p text:style-name="PreformattedText">]</text:p>
        <text:p text:style-name="PreformattedText"/>
        <text:soft-page-break/>
        <text:p text:style-name="PreformattedText">[</text:p>
        <text:p text:style-name="PreformattedText"><text:s text:c="3"/>_id: 234567890,</text:p>
        <text:p text:style-name="PreformattedText"><text:s text:c="3"/>title: "50 Tips and Tricks for MongoDB Developer",</text:p>
        <text:p text:style-name="PreformattedText"><text:s text:c="3"/>author: "Kristina Chodorow",</text:p>
        <text:p text:style-name="PreformattedText"><text:s text:c="3"/>published_date: ISODate("2011-05-06"),</text:p>
        <text:p text:style-name="PreformattedText"><text:s text:c="3"/>pages: 68,</text:p>
        <text:p text:style-name="PreformattedText"><text:s text:c="3"/>language: "English",</text:p>
        <text:p text:style-name="PreformattedText"><text:s text:c="3"/>publisher_id: "oreilly"</text:p>
        <text:p text:style-name="P317">]</text:p>
        <text:p text:style-name="Textbody">c)</text:p>
        <text:p text:style-name="PreformattedText">{</text:p>
        <text:p text:style-name="PreformattedText"><text:s text:c="3"/>_id: "oreilly",</text:p>
        <text:p text:style-name="PreformattedText"><text:s text:c="3"/>name: "O'Reilly Media",</text:p>
        <text:p text:style-name="PreformattedText"><text:s text:c="3"/>founded: 1980,</text:p>
        <text:p text:style-name="PreformattedText"><text:s text:c="3"/>location: "CA"</text:p>
        <text:p text:style-name="PreformattedText">}</text:p>
        <text:p text:style-name="PreformattedText"/>
        <text:p text:style-name="PreformattedText">{</text:p>
        <text:p text:style-name="PreformattedText"><text:s text:c="3"/>_id: 123456789,</text:p>
        <text:p text:style-name="PreformattedText"><text:s text:c="3"/>title: "MongoDB: The Definitive Guide",</text:p>
        <text:p text:style-name="PreformattedText"><text:s text:c="3"/>author: [ "Kristina Chodorow", "Mike Dirolf" ],</text:p>
        <text:p text:style-name="PreformattedText"><text:s text:c="3"/>published_date: ISODate("2010-09-24"),</text:p>
        <text:p text:style-name="PreformattedText"><text:s text:c="3"/>pages: 216,</text:p>
        <text:p text:style-name="PreformattedText"><text:s text:c="3"/>language: "English",</text:p>
        <text:p text:style-name="PreformattedText"><text:s text:c="3"/>publisher_id: "oreilly"</text:p>
        <text:p text:style-name="PreformattedText">}</text:p>
        <text:p text:style-name="PreformattedText"/>
        <text:p text:style-name="PreformattedText">{</text:p>
        <text:p text:style-name="PreformattedText"><text:s text:c="3"/>_id: 234567890,</text:p>
        <text:p text:style-name="PreformattedText"><text:s text:c="3"/>title: "50 Tips and Tricks for MongoDB Developer",</text:p>
        <text:p text:style-name="PreformattedText"><text:s text:c="3"/>author: "Kristina Chodorow",</text:p>
        <text:p text:style-name="PreformattedText"><text:s text:c="3"/>published_date: ISODate("2011-05-06"),</text:p>
        <text:p text:style-name="PreformattedText"><text:s text:c="3"/>pages: 68,</text:p>
        <text:p text:style-name="PreformattedText"><text:s text:c="3"/>language: "English",</text:p>
        <text:p text:style-name="PreformattedText"><text:s text:c="3"/>publisher_id: "oreilly"</text:p>
        <text:p text:style-name="P318">}</text:p>
        <text:p text:style-name="Textbody">d) None of the mentioned<text:line-break/><text:bookmark-start text:name="id7899"/><text:bookmark-end text:name="id7899"/>View Answer</text:p>
      </text:section>
      <text:section text:name="Sect310" text:style-name="S310">
        <text:p text:style-name="P319">Answer: c<text:line-break/>Explanation: To avoid mutable, growing arrays, store the publisher reference inside the book document.</text:p>
      </text:section>
      <text:section text:name="Sect311" text:style-name="S311">
        <text:p text:style-name="Textbody">8. __________ define what records to select for read, update, and delete operations.<text:line-break/>a) Query optimizer<text:line-break/><text:span text:style-name="T320">b) Query selector</text:span><text:line-break/>c) Update definitions<text:line-break/>d) All of the mentioned<text:line-break/><text:bookmark-start text:name="id422"/><text:bookmark-end text:name="id422"/><text:span text:style-name="T321">View Answer</text:span></text:p>
      </text:section>
      <text:section text:name="Sect312" text:style-name="S312">
        <text:p text:style-name="P322">Answer: b<text:line-break/>Explanation: Update definitions, which define what fields to modify during an update.</text:p>
      </text:section>
      <text:section text:name="Sect313" text:style-name="S313">
        <text:soft-page-break/>
        <text:p text:style-name="Textbody">9. The ___________ JavaScript shell and the MongoDB language drivers translate between BSON and the language-specific document representation.<text:line-break/>a) mongod<text:line-break/><text:span text:style-name="T323">b) mongo</text:span><text:line-break/>c) json<text:line-break/>d) none of the mentioned<text:line-break/><text:bookmark-start text:name="id6966"/><text:bookmark-end text:name="id6966"/><text:span text:style-name="T324">View Answer</text:span></text:p>
      </text:section>
      <text:section text:name="Sect314" text:style-name="S314">
        <text:p text:style-name="P325">Answer: b<text:line-break/>Explanation: MongoDB stores documents on disk in the BSON serialization format. BSON is a binary representation of JSON documents, though it contains more data types than JSON.</text:p>
      </text:section>
      <text:section text:name="Sect315" text:style-name="S315">
        <text:p text:style-name="Textbody">10. Which of the following statement is incorrect about documents in MongoDB ?<text:line-break/>a) The field names cannot start with the dollar sign ($) character<text:line-break/>b) The field names cannot contain the dot (.) character<text:line-break/>c) The field names cannot contain the null character<text:line-break/><text:span text:style-name="T326">d) None of the mentioned</text:span><text:line-break/><text:bookmark-start text:name="id6366"/><text:bookmark-end text:name="id6366"/><text:span text:style-name="T327">View Answer</text:span></text:p>
      </text:section>
      <text:section text:name="Sect316" text:style-name="S316">
        <text:p text:style-name="P328">Answer: d<text:line-break/>Explanation: BSON documents may have more than one field with the same name.</text:p>
      </text:section>
      <text:section text:name="Sect317" text:style-name="S317">
        <text:h text:style-name="Heading1" text:outline-level="1">MongoDB Questions and Answers – Model Tree Structures</text:h>
        <text:p text:style-name="Textbody">This set of MongoDB Multiple Choice Questions &amp; Answers (MCQs) focuses on “Model Tree Structures”.</text:p>
        <text:p text:style-name="Textbody">1. The ________ References pattern stores each tree node in a document; in addition to the tree node, the document stores the id of the node’s parent.<text:line-break/>a) Child<text:line-break/><text:span text:style-name="T329">b) Parent</text:span><text:line-break/>c) Root<text:line-break/>d) None of the mentioned<text:line-break/><text:bookmark-start text:name="id9004"/><text:bookmark-end text:name="id9004"/>View Answer</text:p>
      </text:section>
      <text:section text:name="Sect318" text:style-name="S318">
        <text:p text:style-name="Textbody">Answer: b<text:line-break/>Explanation: Data model that describes a tree-like structure in MongoDB documents by storing references to “parent” nodes in children nodes.</text:p>
      </text:section>
      <text:section text:name="Sect319" text:style-name="S319">
        <text:p text:style-name="Textbody">2. Point out the correct statement :<text:line-break/><text:span text:style-name="T330">a) The query to retrieve the parent of a node is fast and straightforward</text:span><text:line-break/>b) The query to retrieve the parent of a node is slow and straightforward<text:line-break/>c) The query to retrieve the parent of a node is slow and complex<text:line-break/>d) All of the mentioned<text:line-break/><text:bookmark-start text:name="id4324"/><text:bookmark-end text:name="id4324"/>View Answer</text:p>
      </text:section>
      <text:section text:name="Sect320" text:style-name="S320">
        <text:soft-page-break/>
        <text:p text:style-name="P331">Answer: a<text:line-break/>Explanation: You can create an index on the field to enable fast search by the parent node.</text:p>
      </text:section>
      <text:section text:name="Sect321" text:style-name="S321">
        <text:p text:style-name="Textbody">3. The ________ Links pattern provides a simple solution to tree storage but requires multiple queries to retrieve subtrees.<text:line-break/>a) Child<text:line-break/><text:span text:style-name="T332">b) Parent</text:span><text:line-break/>c) Root<text:line-break/>d) All of the mentioned<text:line-break/><text:bookmark-start text:name="id2151"/><text:bookmark-end text:name="id2151"/>View Answer</text:p>
      </text:section>
      <text:section text:name="Sect322" text:style-name="S322">
        <text:p text:style-name="Textbody">Answer: b<text:line-break/>Explanation: You can query by the parent field to find its immediate children nodes.</text:p>
      </text:section>
      <text:section text:name="Sect323" text:style-name="S323">
        <text:p text:style-name="Textbody">4. The _________ References pattern stores each tree node in array the id(s) of the node’s children.<text:line-break/><text:span text:style-name="T333">a) Child</text:span><text:line-break/>b) Parent<text:line-break/>c) Root<text:line-break/>d) None of the mentioned<text:line-break/><text:bookmark-start text:name="id3314"/><text:bookmark-end text:name="id3314"/>View Answer</text:p>
      </text:section>
      <text:section text:name="Sect324" text:style-name="S324">
        <text:p text:style-name="Textbody">Answer: a<text:line-break/>Explanation: In addition to the tree node, document stores in an array the id(s) of the node’s children.</text:p>
      </text:section>
      <text:section text:name="Sect325" text:style-name="S325">
        <text:p text:style-name="Textbody">5. Point out the wrong statement :<text:line-break/>a) You cannot query for a node in the children field to find its parent node only<text:line-break/><text:span text:style-name="T334">b) You can query for a node in the children field to find its parent node as well as its siblings</text:span><text:line-break/>c) You can query for a node in the children field to find its siblings only<text:line-break/>d) None of the mentioned<text:line-break/><text:bookmark-start text:name="id745"/><text:bookmark-end text:name="id745"/>View Answer</text:p>
      </text:section>
      <text:section text:name="Sect326" text:style-name="S326">
        <text:p text:style-name="Textbody">Answer: b<text:line-break/>Explanation: The Child References pattern provides a suitable solution to tree storage as long as no operations on subtrees are necessary.</text:p>
      </text:section>
      <text:section text:name="Sect327" text:style-name="S327">
        <text:p text:style-name="Textbody">6. Which of the following pattern may provide a suitable solution for storing graphs ?<text:line-break/><text:span text:style-name="T335">a) Child</text:span><text:line-break/>b) Parent<text:line-break/>c) Root<text:line-break/>d) None of the mentioned<text:line-break/><text:bookmark-start text:name="id2211"/><text:bookmark-end text:name="id2211"/>View Answer</text:p>
      </text:section>
      <text:section text:name="Sect328" text:style-name="S328">
        <text:p text:style-name="Textbody">Answer: a<text:span text:style-name="T336"><text:line-break/>Explanation: Node may have multiple parents for Child Parents.</text:span></text:p>
      </text:section>
      <text:section text:name="Sect329" text:style-name="S329">
        <text:p text:style-name="Textbody">7. Which of the following pattern is more straightforward to use ?<text:line-break/>a) Materialized Paths<text:line-break/><text:span text:style-name="T337">b) Array of Ancestors</text:span><text:line-break/><text:soft-page-break/>c) Nested Sets<text:line-break/>d) None of the mentioned<text:line-break/><text:bookmark-start text:name="id8619"/><text:bookmark-end text:name="id8619"/>View Answer</text:p>
      </text:section>
      <text:section text:name="Sect330" text:style-name="S330">
        <text:p text:style-name="P338">Answer: b<text:line-break/>Explanation: The Array of Ancestors pattern stores each tree node in a document; in addition to the tree node, document stores in an array the id(s) of the node’s ancestors or path.</text:p>
      </text:section>
      <text:section text:name="Sect331" text:style-name="S331">
        <text:p text:style-name="Textbody">8. The Array of Ancestors pattern is slightly slower than the ________________ pattern<text:line-break/><text:span text:style-name="T339">a) Materialized Paths</text:span><text:line-break/>b) Array of Ancestors<text:line-break/>c) Nested Sets<text:line-break/>d) None of the mentioned<text:line-break/><text:bookmark-start text:name="id9200"/><text:bookmark-end text:name="id9200"/>View Answer</text:p>
      </text:section>
      <text:section text:name="Sect332" text:style-name="S332">
        <text:p text:style-name="P340">Answer: a<text:line-break/>Explanation: The Array of Ancestors pattern provides a fast and efficient solution to find the descendants and the ancestors of a node by creating an index on the elements of the ancestors field.</text:p>
      </text:section>
      <text:section text:name="Sect333" text:style-name="S333">
        <text:p text:style-name="Textbody">9. The ____________ pattern identifies each node in the tree as stops in a round-trip traversal of the tree.<text:line-break/>a) Materialized Paths<text:line-break/>b) Array of Ancestors<text:line-break/><text:span text:style-name="T341">c) Nested Sets</text:span><text:line-break/>d) None of the mentioned<text:line-break/><text:bookmark-start text:name="id7790"/><text:bookmark-end text:name="id7790"/><text:span text:style-name="T342">View Answer</text:span></text:p>
      </text:section>
      <text:section text:name="Sect334" text:style-name="S334">
        <text:p text:style-name="P343">Answer: c<text:line-break/>Explanation: The Nested Sets pattern stores each tree node in a document; in addition to the tree node, document stores the id of node’s parent, the node’s initial stop in the left field, and its return stop in the right field.</text:p>
      </text:section>
      <text:section text:name="Sect335" text:style-name="S335">
        <text:p text:style-name="Textbody">10. ____________ pattern requires additional steps of working with strings and regular expressions.<text:line-break/><text:span text:style-name="T344">a) Materialized Paths</text:span><text:line-break/>b) Array of Ancestors<text:line-break/>c) Nested Sets<text:line-break/>d) None of the mentioned<text:line-break/><text:bookmark-start text:name="id723"/><text:bookmark-end text:name="id723"/>View Answer</text:p>
      </text:section>
      <text:section text:name="Sect336" text:style-name="S336">
        <text:p text:style-name="Textbody">Answer: a<text:line-break/>Explanation: The Materialized Paths pattern stores each tree node in a document; in addition to the tree node, document stores as a string the id(s) of the node’s ancestors or path.</text:p>
        <text:p text:style-name="P345"/>
        <text:p text:style-name="Normal"><text:span text:style-name="T346">Materialized path</text:span><text:span text:style-name="T347"> is a good tool for trees that won't be deeply nested, and for tables that won't grow particularly large. However, because the </text:span><text:span text:style-name="T348">path</text:span><text:span text:style-name="T349"> is stored in a string, read operations are not particularly efficient</text:span></text:p>
      </text:section>
      <text:section text:name="Sect337" text:style-name="S337">
        <text:soft-page-break/>
        <text:h text:style-name="Heading1" text:outline-level="1">MongoDB Questions and Answers – Model Data for Atomic operations</text:h>
        <text:p text:style-name="Textbody">This set of MongoDB Multiple Choice Questions &amp; Answers (MCQs) focuses on “Model Data for Atomic operations”.</text:p>
        <text:p text:style-name="Textbody">1. Which of the following pattern is best for static trees that do not change ?<text:line-break/>a) Child<text:line-break/>b) Parent<text:line-break/>c) Root<text:line-break/><text:span text:style-name="T350">d) None of the mentioned</text:span><text:line-break/><text:bookmark-start text:name="id7821"/><text:bookmark-end text:name="id7821"/>View Answer</text:p>
      </text:section>
      <text:section text:name="Sect338" text:style-name="S338">
        <text:p text:style-name="Textbody">Answer: d<text:line-break/>Explanation: The Nested Sets pattern provides a fast and efficient solution for finding subtrees but is inefficient for modifying the tree structure.</text:p>
      </text:section>
      <text:section text:name="Sect339" text:style-name="S339">
        <text:p text:style-name="Textbody">2. Point out the correct statement :<text:line-break/><text:span text:style-name="T351">a) $regex is used for regular expression pattern matches</text:span><text:line-break/>b) $like is used for regular expression pattern matches<text:line-break/>c) $reg is used for regular expression pattern matches<text:line-break/>d) All of the mentioned<text:line-break/><text:bookmark-start text:name="id9103"/><text:bookmark-end text:name="id9103"/><text:span text:style-name="T352">View Answer</text:span></text:p>
      </text:section>
      <text:section text:name="Sect340" text:style-name="S340">
        <text:p text:style-name="P353">Answer: a<text:line-break/>Explanation: If your application needs to perform queries on the content of a field that holds text you can perform exact matches on the text.</text:p>
      </text:section>
      <text:section text:name="Sect341" text:style-name="S341">
        <text:p text:style-name="Textbody">3. Which of the following operations are atomic on document level ?<text:line-break/>a) update<text:line-break/>b) remove<text:line-break/>c) findAndModify<text:line-break/><text:span text:style-name="T354">d) all of the mentioned</text:span><text:line-break/><text:bookmark-start text:name="id7222"/><text:bookmark-end text:name="id7222"/>View Answer</text:p>
      </text:section>
      <text:section text:name="Sect342" text:style-name="S342">
        <text:p text:style-name="P355">Answer: d<text:line-break/>Explanation: In MongoDB, write operations, e.g. db.collection.update(), db.collection.findAndModify(), db.collection.remove(), are atomic on the level of a single document.</text:p>
      </text:section>
      <text:section text:name="Sect343" text:style-name="S343">
        <text:p text:style-name="Textbody">4. ___________ bulk indexes may be more efficient for some kinds of content and workloads in real time.<text:line-break/>a) Synchronous<text:line-break/><text:span text:style-name="T356">b) Asynchronous</text:span><text:line-break/>c) Unique<text:line-break/><text:soft-page-break/>d) None of the mentioned<text:line-break/><text:bookmark-start text:name="id6069"/><text:bookmark-end text:name="id6069"/><text:span text:style-name="T357">View Answer</text:span></text:p>
      </text:section>
      <text:section text:name="Sect344" text:style-name="S344">
        <text:p text:style-name="P358">Answer: b<text:line-break/>Explanation: MongoDB can support keyword searches using specific data models and multi-key indexes;</text:p>
      </text:section>
      <text:section text:name="Sect345" text:style-name="S345">
        <text:p text:style-name="Textbody">5. Point out the correct statement :<text:line-break/><text:span text:style-name="T359">a) An array with a large number of elements will incur greater indexing costs on insertion</text:span><text:line-break/>b) An array with a large number of elements will incur smaller indexing costs on updates<text:line-break/>c) An array with a small number of elements will incur greater indexing costs on insertion<text:line-break/>d) None of the mentioned<text:line-break/><text:bookmark-start text:name="id8596"/><text:bookmark-end text:name="id8596"/><text:span text:style-name="T360">View Answer</text:span></text:p>
      </text:section>
      <text:section text:name="Sect346" text:style-name="S346">
        <text:p text:style-name="Textbody"><text:span text:style-name="T361">Answer: a</text:span><text:span text:style-name="T362"><text:line-break/>Explanation: An array with a large number of elements, such as one with several hundreds or thousands of keywords will incur greater indexing costs on insertion</text:span>.</text:p>
      </text:section>
      <text:section text:name="Sect347" text:style-name="S347">
        <text:p text:style-name="Textbody">6. ________ indexes can include any field whose value is a string or an array of string elements.<text:line-break/><text:span text:style-name="T363">a) text</text:span><text:line-break/>b) string<text:line-break/>c) char<text:line-break/>d) none of the mentioned<text:line-break/><text:bookmark-start text:name="id161"/><text:bookmark-end text:name="id161"/>View Answer</text:p>
      </text:section>
      <text:section text:name="Sect348" text:style-name="S348">
        <text:p text:style-name="P364">Answer: a<text:line-break/>Explanation: MongoDB provides text indexes to support text search of string content in documents of a collection.</text:p>
      </text:section>
      <text:section text:name="Sect349" text:style-name="S349">
        <text:p text:style-name="Textbody">7. Which of the following is related to document that do not provide a way to weight results?<text:line-break/>a) Stemming<text:line-break/>b) Synonyms<text:line-break/><text:span text:style-name="T365">c) Ranking</text:span><text:line-break/>d) None of the mentioned<text:line-break/><text:bookmark-start text:name="id1218"/><text:bookmark-end text:name="id1218"/><text:span text:style-name="T366">View Answer</text:span></text:p>
      </text:section>
      <text:section text:name="Sect350" text:style-name="S350">
        <text:p text:style-name="P367">Answer: c<text:line-break/>Explanation: The keyword look ups described in this document do not provide a way to weight results.</text:p>
      </text:section>
      <text:section text:name="Sect351" text:style-name="S351">
        <text:p text:style-name="Textbody">8. Which of the following is related to document that provide support for synonym or related queries in the application layer ?<text:line-break/>a) Stemming<text:line-break/><text:span text:style-name="T368">b) Synonyms</text:span><text:line-break/>c) Ranking<text:line-break/>d) None of the mentioned<text:line-break/><text:bookmark-start text:name="id467"/><text:bookmark-end text:name="id467"/>View Answer</text:p>
      </text:section>
      <text:section text:name="Sect352" text:style-name="S352">
        <text:soft-page-break/>
        <text:p text:style-name="P369">Answer: b<text:line-break/>Explanation: MongoDB can support keyword searches using specific data models and multi-key indexes.</text:p>
      </text:section>
      <text:section text:name="Sect353" text:style-name="S353">
        <text:p text:style-name="Textbody">9. Which of the following is related to parsing of document for root ?<text:line-break/><text:span text:style-name="T370">a) Stemming</text:span><text:line-break/>b) Synonyms<text:line-break/>c) Ranking<text:line-break/>d) None of the mentioned<text:line-break/><text:bookmark-start text:name="id5748"/><text:bookmark-end text:name="id5748"/>View Answer</text:p>
      </text:section>
      <text:section text:name="Sect354" text:style-name="S354">
        <text:p text:style-name="P371">Answer: a<text:line-break/>Explanation: Keyword queries in MongoDB can not parse keywords for root or related words.</text:p>
      </text:section>
      <text:section text:name="Sect355" text:style-name="S355">
        <text:p text:style-name="Textbody">10. To add structures to your document to support keyword-based queries add the keywords as ______ in the array.<text:line-break/>a) number<text:line-break/><text:span text:style-name="T372">b) strings</text:span><text:line-break/>c) character<text:line-break/>d) none of the mentioned<text:line-break/><text:bookmark-start text:name="id1335"/><text:bookmark-end text:name="id1335"/>View Answer</text:p>
      </text:section>
      <text:section text:name="Sect356" text:style-name="S356">
        <text:p text:style-name="P373">Answer: b<text:line-break/>Explanation: You can then create a multi-key index on the array and create queries that select values from the array.</text:p>
      </text:section>
      <text:section text:name="Sect357" text:style-name="S357">
        <text:h text:style-name="Heading1" text:outline-level="1">MongoDB Questions and Answers – Model Monetary and Time Data</text:h>
        <text:p text:style-name="Textbody">This set of MongoDB Multiple Choice Questions &amp; Answers (MCQs) focuses on “Model Monetary and Time Data”.</text:p>
        <text:p text:style-name="Textbody">1. __________ precision multiplies the monetary value by a power of 10.<text:line-break/><text:span text:style-name="T374">a) Exact</text:span><text:span text:style-name="T375"><text:line-break/></text:span>b) Accurate<text:line-break/>c) Ambiguity<text:line-break/>d) None of the mentioned<text:line-break/><text:bookmark-start text:name="id6971"/><text:bookmark-end text:name="id6971"/><text:span text:style-name="T376">View Answer</text:span></text:p>
      </text:section>
      <text:section text:name="Sect358" text:style-name="S358">
        <text:p text:style-name="P377">Answer: a<text:line-break/>Explanation: MongoDB stores numeric data as either IEEE 754 standard 64-bit floating point numbers or as 32-bit or 64-bit signed integers.</text:p>
      </text:section>
      <text:section text:name="Sect359" text:style-name="S359">
        <text:p text:style-name="Textbody">2. Point out the correct statement :<text:line-break/><text:span text:style-name="T378">a) Applications that handle monetary data often require capturing fractional units of currency</text:span><text:span text:style-name="T379"><text:line-break/></text:span><text:soft-page-break/>b) Applications that handle time data often require capturing fractional units of currency<text:line-break/>c) Applications that handle temporal and spatial data often require capturing fractional units of currency<text:line-break/>d) All of the mentioned<text:line-break/><text:bookmark-start text:name="id5147"/><text:bookmark-end text:name="id5147"/><text:span text:style-name="T380">View Answer</text:span></text:p>
      </text:section>
      <text:section text:name="Sect360" text:style-name="S360">
        <text:p text:style-name="P381">Answer: a<text:line-break/>Explanation: Some fractional numeric quantities, such as one third and one tenth, have no exact representation in binary floating point numbers.</text:p>
      </text:section>
      <text:section text:name="Sect361" text:style-name="S361">
        <text:p text:style-name="Textbody">3. Which of the following precision uses two values for the field ?<text:line-break/>a) Exact<text:line-break/>b) Accurate<text:line-break/><text:span text:style-name="T382">c) Ambiguity</text:span><text:line-break/>d) None of the mentioned<text:line-break/><text:bookmark-start text:name="id3589"/><text:bookmark-end text:name="id3589"/>View Answer</text:p>
      </text:section>
      <text:section text:name="Sect362" text:style-name="S362">
        <text:p text:style-name="Textbody">Answer: c<text:line-break/>Explanation: Arbitrary Precision which uses two fields for the value: one field to store the exact monetary value as a non-numeric and another field to store a floating point approximation of the value.</text:p>
      </text:section>
      <text:section text:name="Sect363" text:style-name="S363">
        <text:p text:style-name="Textbody">4. MongoDB stores times in _____ by default, and will convert any local time representations into this form.<text:line-break/><text:span text:style-name="T383">a) UTC</text:span><text:line-break/>b) GMT<text:line-break/>c) IST<text:line-break/>d) None of the mentioned<text:line-break/><text:bookmark-start text:name="id2923"/><text:bookmark-end text:name="id2923"/>View Answer</text:p>
      </text:section>
      <text:section text:name="Sect364" text:style-name="S364">
        <text:p text:style-name="P384">Answer: a<text:line-break/>Explanation: Applications that must operate or report on some unmodified local time value may store the time zone alongside the UTC timestamp, and compute the original local time in their application logic.</text:p>
      </text:section>
      <text:section text:name="Sect365" text:style-name="S365">
        <text:p text:style-name="Textbody">5. Point out the wrong statement :<text:line-break/>a) If you need to query the database for exact, mathematically valid matches, use Exact Precision<text:line-break/>b) If you regularly need to perform server-side arithmetic on monetary data, the exact precision model may be appropriate<text:line-break/><text:span text:style-name="T385">c) If you need to query the database for exact, mathematically valid matches, use Ambiguity Precision</text:span><text:span text:style-name="T386"><text:line-break/></text:span>d) None of the mentioned<text:line-break/><text:bookmark-start text:name="id2817"/><text:bookmark-end text:name="id2817"/>View Answer</text:p>
      </text:section>
      <text:section text:name="Sect366" text:style-name="S366">
        <text:p text:style-name="Textbody">Answer: c<text:line-break/>Explanation: If you need to be able to do server-side arithmetic, e.g., $inc, $mul, and aggregation framework arithmetic, use Exact Precision.</text:p>
      </text:section>
      <text:section text:name="Sect367" text:style-name="S367">
        <text:soft-page-break/>
        <text:p text:style-name="Textbody">6. ___________ bulk indexes may be more efficient for some kinds of content and workloads in real time.<text:line-break/>a) Synchronous<text:line-break/><text:span text:style-name="T387">b) Asynchronous</text:span><text:line-break/>c) Unique<text:line-break/>d) None of the mentioned<text:line-break/><text:bookmark-start text:name="id4701"/><text:bookmark-end text:name="id4701"/>View Answer</text:p>
      </text:section>
      <text:section text:name="Sect368" text:style-name="S368">
        <text:p text:style-name="Textbody">Answer: b<text:line-break/>Explanation: MongoDB can support keyword searches using specific data models and multi-key indexes.</text:p>
      </text:section>
      <text:section text:name="Sect369" text:style-name="S369">
        <text:p text:style-name="Textbody">7. Which of the following is used to handle arbitrary or unforeseen number of precision ?<text:line-break/>a) Exact<text:line-break/>b) Accurate<text:line-break/><text:span text:style-name="T388">c) Ambiguity</text:span><text:line-break/>d) None of the mentioned<text:line-break/><text:bookmark-start text:name="id4475"/><text:bookmark-end text:name="id4475"/><text:span text:style-name="T389">View Answer</text:span></text:p>
      </text:section>
      <text:section text:name="Sect370" text:style-name="S370">
        <text:p text:style-name="P390">Answer: c<text:line-break/>Explanation: If there is no need to perform server-side arithmetic on monetary data, modeling monetary data using the arbitrary precision model may be suitable.</text:p>
      </text:section>
      <text:section text:name="Sect371" text:style-name="S371">
        <text:p text:style-name="Textbody">8. Use of the approximation field for the query and sort operations requires that applications perform _______-side post-processing<text:line-break/><text:span text:style-name="T391">a) client</text:span><text:span text:style-name="T392"><text:line-break/></text:span>b) server<text:line-break/>c) application<text:line-break/>d) none of the mentioned<text:line-break/><text:bookmark-start text:name="id2634"/><text:bookmark-end text:name="id2634"/><text:span text:style-name="T393">View Answer</text:span></text:p>
      </text:section>
      <text:section text:name="Sect372" text:style-name="S372">
        <text:p text:style-name="P394">Answer: a<text:line-break/>Explanation: Client side processing is used to decode the non-numeric representation of the exact value and then filter out the returned documents based on the exact monetary value.</text:p>
      </text:section>
      <text:section text:name="Sect373" text:style-name="S373">
        <text:p text:style-name="Textbody">9. The ______ factor is a constant and known property of the currency.<text:line-break/>a) rank<text:line-break/><text:span text:style-name="T395">b) scale</text:span><text:line-break/>c) high<text:line-break/>d) none of the mentioned<text:line-break/><text:bookmark-start text:name="id8452"/><text:bookmark-end text:name="id8452"/><text:span text:style-name="T396">View Answer</text:span></text:p>
      </text:section>
      <text:section text:name="Sect374" text:style-name="S374">
        <text:p text:style-name="P397">Answer: b<text:line-break/>Explanation: Applications can determine the scale factor from the currency.</text:p>
      </text:section>
      <text:section text:name="Sect375" text:style-name="S375">
        <text:p text:style-name="Textbody">10. In one field, exact monetary value is encoded as a _________ data type.<text:line-break/>a) numeric<text:line-break/><text:span text:style-name="T398">b) character</text:span><text:span text:style-name="T399"><text:line-break/></text:span><text:soft-page-break/>c) non numeric<text:line-break/>d) none of the mentioned<text:line-break/><text:bookmark-start text:name="id9110"/><text:bookmark-end text:name="id9110"/>View Answer</text:p>
      </text:section>
      <text:section text:name="Sect376" text:style-name="S376">
        <text:p text:style-name="Textbody">Answer: b<text:line-break/>Explanation: In one field,Exact monetary value is encoded as a non-numeric data type; e.g., BinData or a string.</text:p>
      </text:section>
      <text:section text:name="Sect377" text:style-name="S377">
        <text:h text:style-name="Heading1" text:outline-level="1">MongoDB Questions and Answers – BSON</text:h>
        <text:p text:style-name="Textbody">This set of MongoDB Multiple Choice Questions &amp; Answers (MCQs) focuses on “BSON”.</text:p>
        <text:p text:style-name="Textbody">1. _________ is a binary serialization format used to store documents and make remote procedure calls in MongoDB.<text:line-break/><text:span text:style-name="T400">a) BSON</text:span><text:line-break/>b) GridFS<text:line-break/>c) JSON<text:line-break/>d) None of the mentioned<text:line-break/><text:bookmark-start text:name="id2373"/><text:bookmark-end text:name="id2373"/>View Answer</text:p>
      </text:section>
      <text:section text:name="Sect378" text:style-name="S378">
        <text:p text:style-name="Textbody">Answer: a<text:line-break/>Explanation: BSON supports many data types as values in documents.</text:p>
      </text:section>
      <text:section text:name="Sect379" text:style-name="S379">
        <text:p text:style-name="Textbody">2. Point out the correct statement :<text:line-break/><text:span text:style-name="T401">a) ObjectIds are small, likely unique, fast to generate, and ordered</text:span><text:line-break/>b) ObjectIds are large, likely unique, and ordered<text:line-break/>c) ObjectIds values consists of 18-byte<text:line-break/>d) All of the mentioned<text:line-break/><text:bookmark-start text:name="id2671"/><text:bookmark-end text:name="id2671"/>View Answer</text:p>
      </text:section>
      <text:section text:name="Sect380" text:style-name="S380">
        <text:p text:style-name="P402">Answer: a<text:line-break/>Explanation: In MongoDB, documents stored in a collection require a unique _id field that acts as a primary key.</text:p>
      </text:section>
      <text:section text:name="Sect381" text:style-name="S381">
        <text:p text:style-name="Textbody">3. Which of the following data type is depreciated ?<text:line-break/>a) Double<text:line-break/>b) String<text:line-break/>c) Object<text:line-break/><text:span text:style-name="T403">d) Undefined</text:span><text:line-break/><text:bookmark-start text:name="id2129"/><text:bookmark-end text:name="id2129"/>View Answer</text:p>
      </text:section>
      <text:section text:name="Sect382" text:style-name="S382">
        <text:p text:style-name="Textbody">Answer: d<text:line-break/>Explanation: MongoDB treats some types as equivalent for comparison purposes.</text:p>
      </text:section>
      <text:section text:name="Sect383" text:style-name="S383">
        <text:p text:style-name="Textbody">4. Each data type has a corresponding number that can be used with the _______ operator to query documents by BSON type.<text:line-break/><text:span text:style-name="T404">a) $type</text:span><text:line-break/>b) $server<text:line-break/><text:soft-page-break/>c) $agent<text:line-break/>d) None of the mentioned<text:line-break/><text:bookmark-start text:name="id8319"/><text:bookmark-end text:name="id8319"/>View Answer</text:p>
      </text:section>
      <text:section text:name="Sect384" text:style-name="S384">
        <text:p text:style-name="P405">Answer: a<text:line-break/>Explanation: $type selects the documents where the value of the field is an instance of the specified numeric BSON type.</text:p>
      </text:section>
      <text:section text:name="Sect385" text:style-name="S385">
        <text:p text:style-name="Textbody">5. Point out the wrong statement :<text:span text:style-name="T406"><text:line-break/>a) BSON Date is a 32-bit integer that represents the number of milliseconds</text:span><text:span text:style-name="T407"><text:line-break/></text:span>b) The BSON timestamp type is for internal MongoDB use<text:line-break/>c) If you need to query the database for exact, mathematically valid matches, use Ambiguity Precision<text:line-break/>d) None of the mentioned<text:line-break/><text:bookmark-start text:name="id2022"/><text:bookmark-end text:name="id2022"/><text:span text:style-name="T408">View Answer</text:span></text:p>
      </text:section>
      <text:section text:name="Sect386" text:style-name="S386">
        <text:p text:style-name="P409">Answer: a<text:line-break/>Explanation: This results in a representable date range of about 290 million years into the past and future.</text:p>
      </text:section>
      <text:section text:name="Sect387" text:style-name="S387">
        <text:p text:style-name="Textbody">6. MongoDB represents queries as ___________ objects.<text:line-break/><text:span text:style-name="T410">a) BSON</text:span><text:line-break/>b) JSON<text:line-break/>c) GSON<text:line-break/>d) None of the mentioned<text:line-break/><text:bookmark-start text:name="id9316"/><text:bookmark-end text:name="id9316"/>View Answer</text:p>
      </text:section>
      <text:section text:name="Sect388" text:style-name="S388">
        <text:p text:style-name="Textbody">Answer: a<text:line-break/>Explanation: As a client program assembles a query in MongoDB, it builds a BSON object, not a string.</text:p>
      </text:section>
      <text:section text:name="Sect389" text:style-name="S389">
        <text:p text:style-name="Textbody">7. There is _________ byte counter in BSON, starting with a random value<text:line-break/>a) 2<text:line-break/><text:span text:style-name="T411">b) 3</text:span><text:line-break/>c) 4<text:line-break/>d) None of the mentioned<text:line-break/><text:bookmark-start text:name="id8389"/><text:bookmark-end text:name="id8389"/>View Answer</text:p>
      </text:section>
      <text:section text:name="Sect390" text:style-name="S390">
        <text:p text:style-name="Textbody">Answer: b<text:line-break/>Explanation: ObjectId is a 12-byte BSON type</text:p>
      </text:section>
      <text:section text:name="Sect391" text:style-name="S391">
        <text:p text:style-name="Textbody">8. In the mongo shell, you can access the creation time of the ObjectId, using the ______ method..<text:line-break/>a) getTime()<text:line-break/><text:span text:style-name="T412">b) getTimestamp()</text:span><text:line-break/>c) Timestamp()<text:line-break/>d) None of the mentioned<text:line-break/><text:bookmark-start text:name="id5980"/><text:bookmark-end text:name="id5980"/>View Answer</text:p>
      </text:section>
      <text:section text:name="Sect392" text:style-name="S392">
        <text:soft-page-break/>
        <text:p text:style-name="Textbody">Answer: b<text:line-break/>Explanation: MongoDB clients should add an _id field with a unique ObjectId.</text:p>
      </text:section>
      <text:section text:name="Sect393" text:style-name="S393">
        <text:p text:style-name="Textbody">9. __________ returns the JavaScript representation in the form of a string literal<text:line-break/>a) toStringJava()<text:line-break/><text:span text:style-name="T413">b) toString()</text:span><text:line-break/>c) String()<text:line-break/>d) none of the mentioned<text:line-break/><text:bookmark-start text:name="id4474"/><text:bookmark-end text:name="id4474"/><text:span text:style-name="T414">View Answer</text:span></text:p>
      </text:section>
      <text:section text:name="Sect394" text:style-name="S394">
        <text:p text:style-name="P415">Answer: b<text:line-break/>Explanation: In previous versions, toString() returns the hexadecimal string representation, which as of version 2.2 can be retrieved by the str property.</text:p>
      </text:section>
      <text:section text:name="Sect395" text:style-name="S395">
        <text:p text:style-name="Textbody">10. Which of the following query is used to generate a new ObjectId, use the ObjectId() constructor with no argument<text:line-break/>a) x = ObjectIdAdd()<text:line-break/>b) x = addObjectId()<text:line-break/><text:span text:style-name="T416">c) x = ObjectId()</text:span><text:line-break/>d) none of the mentioned<text:line-break/><text:bookmark-start text:name="id9626"/><text:bookmark-end text:name="id9626"/>View Answer</text:p>
      </text:section>
      <text:section text:name="Sect396" text:style-name="S396">
        <text:p text:style-name="P417">Answer: c<text:line-break/>Explanation: ObjectId() constructor is used with no argument for new object.</text:p>
      </text:section>
      <text:section text:name="Sect397" text:style-name="S397">
        <text:h text:style-name="Heading1" text:outline-level="1">MongoDB Questions and Answers – ObjectId</text:h>
        <text:p text:style-name="Textbody">This set of MongoDB Multiple Choice Questions &amp; Answers (MCQs) focuses on “ObjectId”.</text:p>
        <text:p text:style-name="Textbody">1. Object_Id is similar to _________ key in Relational Databases<text:line-break/><text:span text:style-name="T418">a) primary</text:span><text:line-break/>b) secondary<text:line-break/>c) composite<text:line-break/>d) all of the mentioned<text:line-break/><text:bookmark-start text:name="id7056"/><text:bookmark-end text:name="id7056"/>View Answer</text:p>
      </text:section>
      <text:section text:name="Sect398" text:style-name="S398">
        <text:p text:style-name="P419">Answer: a<text:line-break/>Explanation: Object_Id is unique and cannot be changed.</text:p>
      </text:section>
      <text:section text:name="Sect399" text:style-name="S399">
        <text:p text:style-name="Textbody">2. Point out the correct statement :<text:line-break/><text:span text:style-name="T420">a) ObjectIds are small, likely unique, fast to generate, and ordered</text:span><text:line-break/>b) ObjectIds are large, likely unique, and ordered<text:line-break/>c) ObjectIds values consists of 18-bytes<text:line-break/>d) All of the mentioned<text:line-break/><text:bookmark-start text:name="id1951"/><text:bookmark-end text:name="id1951"/>View Answer</text:p>
      </text:section>
      <text:section text:name="Sect400" text:style-name="S400">
        <text:soft-page-break/>
        <text:p text:style-name="Textbody">Answer: a<text:line-break/>Explanation: In MongoDB, documents stored in a collection require a unique _id field that acts as a primary key.</text:p>
      </text:section>
      <text:section text:name="Sect401" text:style-name="S401">
        <text:p text:style-name="Textbody">3. Which of the field is reserved for use as a primary key ?<text:line-break/><text:span text:style-name="T421">a) _id</text:span><text:line-break/>b) _uid<text:line-break/>c) _uuid<text:line-break/>d) All of the mentioned<text:line-break/><text:bookmark-start text:name="id6668"/><text:bookmark-end text:name="id6668"/>View Answer</text:p>
      </text:section>
      <text:section text:name="Sect402" text:style-name="S402">
        <text:p text:style-name="Textbody">Answer: a<text:line-break/>Explanation: ID value value must be unique in the collection, is immutable, and may be of any type other than an array.</text:p>
      </text:section>
      <text:section text:name="Sect403" text:style-name="S403">
        <text:p text:style-name="Textbody">4. In the mongo shell, you can access the creation time of the ObjectId, using the ______ method..<text:line-break/>a) getTime()<text:line-break/><text:span text:style-name="T422">b) getTimestamp()</text:span><text:line-break/>c) Timestamp()<text:line-break/>d) none of the mentioned<text:line-break/><text:bookmark-start text:name="id4220"/><text:bookmark-end text:name="id4220"/>View Answer</text:p>
      </text:section>
      <text:section text:name="Sect404" text:style-name="S404">
        <text:p text:style-name="Textbody">Answer: b<text:line-break/>Explanation: MongoDB clients should add an _id field with a unique ObjectId.</text:p>
      </text:section>
      <text:section text:name="Sect405" text:style-name="S405">
        <text:p text:style-name="Textbody">5. Point out the wrong statement :<text:line-break/>a) The field names cannot start with the dollar sign ($) character<text:line-break/>b) The field names cannot contain the dot (.) character<text:line-break/>c) The field names cannot contain the null character<text:line-break/><text:span text:style-name="T423">d) None of the mentioned</text:span><text:line-break/><text:bookmark-start text:name="id8658"/><text:bookmark-end text:name="id8658"/>View Answer</text:p>
      </text:section>
      <text:section text:name="Sect406" text:style-name="S406">
        <text:p text:style-name="Textbody">Answer: d<text:line-break/>Explanation: Documents have certain restrictions on field names.</text:p>
      </text:section>
      <text:section text:name="Sect407" text:style-name="S407">
        <text:p text:style-name="Textbody">6. To ensure functioning replication, do not store values that are of the _______ regular expression type in the _id field.<text:line-break/>a) JSON<text:line-break/>b) XML<text:line-break/><text:span text:style-name="T424">c) JScript</text:span><text:line-break/>d) None of the mentioned<text:line-break/><text:bookmark-start text:name="id639"/><text:bookmark-end text:name="id639"/>View Answer</text:p>
      </text:section>
      <text:section text:name="Sect408" text:style-name="S408">
        <text:p text:style-name="Textbody">Answer: d<text:line-break/>Explanation: The _id field may contain values of any BSON data type, other than an array.</text:p>
      </text:section>
      <text:section text:name="Sect409" text:style-name="S409">
        <text:p text:style-name="Textbody">7. GridFS uses a _________ index on the chunks collection for the files_id and n fields.<text:line-break/><text:span text:style-name="T425">a) unique</text:span><text:line-break/>b) single<text:line-break/><text:soft-page-break/>c) non unique<text:line-break/>d) none of the mentioned<text:line-break/><text:bookmark-start text:name="id3992"/><text:bookmark-end text:name="id3992"/>View Answer</text:p>
      </text:section>
      <text:section text:name="Sect410" text:style-name="S410">
        <text:p text:style-name="Textbody">Answer: a<text:line-break/>Explanation: The files_id field contains the _id of the chunk’s “parent” document.</text:p>
      </text:section>
      <text:section text:name="Sect411" text:style-name="S411">
        <text:p text:style-name="Textbody">8. The ______ field is always the first field in the document.<text:line-break/><text:span text:style-name="T426">a) _id</text:span><text:line-break/>b) id<text:line-break/>c) Ob_id<text:line-break/>d) None of the mentioned<text:line-break/><text:bookmark-start text:name="id2517"/><text:bookmark-end text:name="id2517"/>View Answer</text:p>
      </text:section>
      <text:section text:name="Sect412" text:style-name="S412">
        <text:p text:style-name="Textbody">Answer: a<text:line-break/>Explanation: Updates that include renaming of field names may result in the reordering of fields in the document.</text:p>
      </text:section>
      <text:section text:name="Sect413" text:style-name="S413">
        <text:p text:style-name="Textbody">9. The GridFS index allows efficient retrieval of __________ using the files_id and n values<text:line-break/><text:span text:style-name="T427">a) chunks</text:span><text:line-break/>b) files<text:line-break/>c) bson<text:line-break/>d) none of the mentioned<text:line-break/><text:bookmark-start text:name="id4219"/><text:bookmark-end text:name="id4219"/>View Answer</text:p>
      </text:section>
      <text:section text:name="Sect414" text:style-name="S414">
        <text:p text:style-name="Textbody">Answer: a<text:line-break/>Explanation: When you query for a large file, GridFS automatically reassembles the smaller files into the original large file.</text:p>
      </text:section>
      <text:section text:name="Sect415" text:style-name="S415">
        <text:p text:style-name="Textbody">10. Which of the following query is used to generate a new ObjectId, use the ObjectId() constructor with no argument<text:line-break/>a) x = ObjectIdAdd()<text:line-break/>b) x = addObjectId()<text:line-break/><text:span text:style-name="T428">c) x = ObjectId()</text:span><text:line-break/>d) none of the mentioned<text:line-break/><text:bookmark-start text:name="id1750"/><text:bookmark-end text:name="id1750"/><text:span text:style-name="T429">View Answer</text:span></text:p>
      </text:section>
      <text:section text:name="Sect416" text:style-name="S416">
        <text:p text:style-name="P430">Answer: c<text:line-break/>Explanation: ObjectId() constructor is used with no argument for new object.</text:p>
      </text:section>
      <text:section text:name="Sect417" text:style-name="S417">
        <text:h text:style-name="Heading1" text:outline-level="1">MongoDB Questions and Answers – MongoDB documents-1</text:h>
        <text:p text:style-name="Textbody">This set of MongoDB Multiple Choice Questions &amp; Answers (MCQs) focuses on “MongoDB documents-1”.</text:p>
        <text:soft-page-break/>
        <text:p text:style-name="Textbody">1. The __________ JavaScript shell and the MongoDB language drivers translate between BSON and the language-specific document representation.<text:line-break/>a) mongod<text:line-break/><text:span text:style-name="T431">b) mongo</text:span><text:line-break/>c) iscript<text:line-break/>d) none of the mentioned<text:line-break/><text:bookmark-start text:name="id5052"/><text:bookmark-end text:name="id5052"/>View Answer</text:p>
      </text:section>
      <text:section text:name="Sect418" text:style-name="S418">
        <text:p text:style-name="Textbody">Answer: b<text:line-break/>Explanation: The value of a field can be any of the BSON data types.</text:p>
      </text:section>
      <text:section text:name="Sect419" text:style-name="S419">
        <text:p text:style-name="Textbody">2. Point out the correct statement :<text:line-break/><text:span text:style-name="T432">a) MongoDB stores chunks on disk in the XML serialization format</text:span><text:line-break/>b) MongoDB stores documents on disk in the BSON serialization format<text:line-break/>c) MongoDB stores documents on RAM in the JSON serialization format<text:line-break/>d) All of the mentioned<text:line-break/><text:bookmark-start text:name="id2436"/><text:bookmark-end text:name="id2436"/>View Answer</text:p>
      </text:section>
      <text:section text:name="Sect420" text:style-name="S420">
        <text:p text:style-name="Textbody">Answer: a<text:line-break/>Explanation: BSON documents may have more than one field with the same name.</text:p>
      </text:section>
      <text:section text:name="Sect421" text:style-name="S421">
        <text:p text:style-name="Textbody">3. BSON is a binary representation of ________ documents,<text:line-break/><text:span text:style-name="T433">a) JSON</text:span><text:line-break/>b) XML<text:line-break/>c) JScript<text:line-break/>d) All of the mentioned<text:line-break/><text:bookmark-start text:name="id3449"/><text:bookmark-end text:name="id3449"/>View Answer</text:p>
      </text:section>
      <text:section text:name="Sect422" text:style-name="S422">
        <text:p text:style-name="Textbody">Answer: a<text:line-break/>Explanation: BSON contains more data types than JSON.</text:p>
      </text:section>
      <text:section text:name="Sect423" text:style-name="S423">
        <text:p text:style-name="Textbody">4. MongoDB documents are composed of field-and-value pairs and have the following structure:<text:line-break/>a) field1:; value1<text:line-break/>b) field1: value1;<text:line-break/><text:span text:style-name="T434">c) field1: value1</text:span><text:line-break/>d) none of the mentioned<text:line-break/><text:bookmark-start text:name="id8717"/><text:bookmark-end text:name="id8717"/><text:span text:style-name="T435">View Answer</text:span></text:p>
      </text:section>
      <text:section text:name="Sect424" text:style-name="S424">
        <text:p text:style-name="P436">Answer: c<text:line-break/>Explanation: The value of a field can be any of the BSON data types, including other documents, arrays, and arrays of documents.</text:p>
      </text:section>
      <text:section text:name="Sect425" text:style-name="S425">
        <text:p text:style-name="Textbody">5. Point out the wrong statement :<text:line-break/>a) Some documents created by internal MongoDB processes may have duplicate fields<text:line-break/>b) no MongoDB process will ever add duplicate fields to an existing user document<text:line-break/><text:span text:style-name="T437">c) The maximum BSON document size is 16 megabytes</text:span><text:line-break/>d) None of the mentioned<text:line-break/><text:bookmark-start text:name="id9066"/><text:bookmark-end text:name="id9066"/>View Answer</text:p>
      </text:section>
      <text:section text:name="Sect426" text:style-name="S426">
        <text:soft-page-break/>
        <text:p text:style-name="P438">Answer: c<text:line-break/>Explanation: The maximum document size helps ensure that a single document cannot use excessive amount of RAM or, during transmission, excessive amount of bandwidth.</text:p>
      </text:section>
      <text:section text:name="Sect427" text:style-name="S427">
        <text:p text:style-name="Textbody">6. To store documents larger than the maximum size, MongoDB provides the _______ API.<text:line-break/>a) Grid<text:line-break/>b) MMS<text:line-break/><text:span text:style-name="T439">c) GridFS</text:span><text:line-break/>d) None of the mentioned<text:line-break/><text:bookmark-start text:name="id4634"/><text:bookmark-end text:name="id4634"/>View Answer</text:p>
      </text:section>
      <text:section text:name="Sect428" text:style-name="S428">
        <text:p text:style-name="Textbody">Answer: c<text:line-break/>Explanation: MongoDB preserves the order of the document fields following write operations.</text:p>
      </text:section>
      <text:section text:name="Sect429" text:style-name="S429">
        <text:p text:style-name="Textbody">7. The ______ field is always the first field in the document.<text:line-break/><text:span text:style-name="T440">a) _id</text:span><text:line-break/>b) id<text:line-break/>c) Ob_id<text:line-break/>d) None of the mentioned<text:line-break/><text:bookmark-start text:name="id2769"/><text:bookmark-end text:name="id2769"/>View Answer</text:p>
      </text:section>
      <text:section text:name="Sect430" text:style-name="S430">
        <text:p text:style-name="P441">Answer: a<text:line-break/>Explanation: Updates that include renaming of field names may result in the reordering of fields in the document.</text:p>
      </text:section>
      <text:section text:name="Sect431" text:style-name="S431">
        <text:p text:style-name="Textbody">8. To ensure functioning replication, do not store values that are of the _______ regular expression type in the _id field.<text:line-break/>a) JSON<text:line-break/>b) XML<text:line-break/>c) JScript<text:line-break/><text:span text:style-name="T442">d) None of the mentioned</text:span><text:line-break/><text:bookmark-start text:name="id5460"/><text:bookmark-end text:name="id5460"/><text:span text:style-name="T443">View Answer</text:span></text:p>
      </text:section>
      <text:section text:name="Sect432" text:style-name="S432">
        <text:p text:style-name="P444">Answer: d<text:line-break/>Explanation: The _id field may contain values of any BSON data type, other than an array.</text:p>
      </text:section>
      <text:section text:name="Sect433" text:style-name="S433">
        <text:p text:style-name="Textbody">9. Index keys that are of the _______ type are more efficiently stored in the index.<text:line-break/>a) Materialized Paths<text:line-break/><text:span text:style-name="T445">b) BinData</text:span><text:line-break/>c) String<text:line-break/>d) None of the mentioned<text:line-break/><text:bookmark-start text:name="id2418"/><text:bookmark-end text:name="id2418"/>View Answer</text:p>
      </text:section>
      <text:section text:name="Sect434" text:style-name="S434">
        <text:p text:style-name="P446">Answer: b<text:line-break/>Explanation: Most MongoDB driver clients will include the _id field and generate an ObjectId before sending the insert operation to MongoDB.</text:p>
      </text:section>
      <text:section text:name="Sect435" text:style-name="S435">
        <text:p text:style-name="Textbody">10. MongoDB uses the ________ notation to access the elements of an array and to access the fields of an embedded document.<text:line-break/><text:soft-page-break/><text:span text:style-name="T447">a) Dot</text:span><text:line-break/>b) Array<text:line-break/>c) Nested Sets<text:line-break/>d) None of the mentioned<text:line-break/><text:bookmark-start text:name="id7846"/><text:bookmark-end text:name="id7846"/><text:span text:style-name="T448">View Answer</text:span></text:p>
      </text:section>
      <text:section text:name="Sect436" text:style-name="S436">
        <text:p text:style-name="P449">Answer: a<text:line-break/>Explanation: To access an element of an array by the zero-based index position, concatenate the array name with the dot (.) and zero-based index position, and enclose in quotes.</text:p>
      </text:section>
      <text:section text:name="Sect437" text:style-name="S437">
        <text:h text:style-name="Heading1" text:outline-level="1">MongoDB Questions and Answers – MongoDB documents-2</text:h>
        <text:p text:style-name="Textbody">This set of MongoDB Test focuses on “MongoDB Documents”.</text:p>
        <text:p text:style-name="Textbody">1. Which of the the following data structures are documents in MongoDB ?<text:line-break/>a) All database records<text:line-break/>b) Query selectors<text:line-break/>c) Update definitions<text:line-break/><text:span text:style-name="T450">d) All of the mentioned</text:span><text:line-break/><text:bookmark-start text:name="id98931"/><text:bookmark-end text:name="id98931"/><text:span text:style-name="T451">View Answer</text:span></text:p>
      </text:section>
      <text:section text:name="Sect438" text:style-name="S438">
        <text:p text:style-name="P452"><text:bookmark-start text:name="target-id9893"/><text:bookmark-end text:name="target-id9893"/>Answer: d<text:line-break/>Explanation: Most user-accessible data structures in MongoDB are documents.</text:p>
      </text:section>
      <text:section text:name="Sect439" text:style-name="S439">
        <text:p text:style-name="Textbody"><text:span text:style-name="T453">2. Point out the correct statement :</text:span><text:line-break/><text:span text:style-name="T454">a) Update definitions define what fields to modify during an update</text:span><text:line-break/>b) Query specifications, which define what fields to index<text:line-break/>c) Index selectors, which define what records to select for read, update, and delete operations<text:line-break/>d) All of the mentioned<text:line-break/><text:bookmark-start text:name="id1905"/><text:bookmark-end text:name="id1905"/>View Answer</text:p>
      </text:section>
      <text:section text:name="Sect440" text:style-name="S440">
        <text:p text:style-name="Textbody">Answer: a<text:line-break/>Explanation: MongoDB stores all data in documents, which are JSON-style data structures composed of field-and-value pairs.</text:p>
      </text:section>
      <text:section text:name="Sect441" text:style-name="S441">
        <text:p text:style-name="Textbody">3. An application communicates with MongoDB by way of a client library, called :<text:line-break/><text:span text:style-name="T455">a) Driver</text:span><text:line-break/>b) Parent<text:line-break/>c) Rank<text:line-break/>d) None of the mentioned<text:line-break/><text:bookmark-start text:name="id1703"/><text:bookmark-end text:name="id1703"/>View Answer</text:p>
      </text:section>
      <text:section text:name="Sect442" text:style-name="S442">
        <text:p text:style-name="P456">Answer: a<text:line-break/>Explanation: Driver handles all interaction with the database in a language appropriate to the application.</text:p>
      </text:section>
      <text:section text:name="Sect443" text:style-name="S443">
        <text:soft-page-break/>
        <text:p text:style-name="Textbody">4. User-defined indexes on multiple fields is called :<text:line-break/>a) composite index<text:line-break/>b) secondary index<text:line-break/><text:span text:style-name="T457">c) compound index</text:span><text:line-break/><text:span text:style-name="T458">d) none of the mentioned</text:span><text:span text:style-name="T459"><text:line-break/></text:span><text:bookmark-start text:name="id4217"/><text:bookmark-end text:name="id4217"/><text:span text:style-name="T460">View Answer</text:span></text:p>
      </text:section>
      <text:section text:name="Sect444" text:style-name="S444">
        <text:p text:style-name="P461">Answer: c<text:line-break/>Explanation: The order of fields listed in a compound index has significance.</text:p>
      </text:section>
      <text:section text:name="Sect445" text:style-name="S445">
        <text:p text:style-name="Textbody">5. Point out the wrong statement :<text:line-break/>a) The field names cannot start with the dollar sign ($) character<text:line-break/>b) The field names cannot contain the dot (.) character<text:line-break/>c) The field names cannot contain the null character<text:line-break/><text:span text:style-name="T462">d) None of the mentioned</text:span><text:line-break/><text:bookmark-start text:name="id4055"/><text:bookmark-end text:name="id4055"/>View Answer</text:p>
      </text:section>
      <text:section text:name="Sect446" text:style-name="S446">
        <text:p text:style-name="Textbody">Answer: d<text:line-break/>Explanation: Documents have certain restrictions on field names.</text:p>
      </text:section>
      <text:section text:name="Sect447" text:style-name="S447">
        <text:p text:style-name="Textbody">6. Which of the field is reserved for use as a primary key ?<text:line-break/><text:span text:style-name="T463">a) _id</text:span><text:line-break/>b) _uid<text:line-break/>c) _uuid<text:line-break/>d) all of the mentioned<text:line-break/><text:bookmark-start text:name="id5017"/><text:bookmark-end text:name="id5017"/>View Answer</text:p>
      </text:section>
      <text:section text:name="Sect448" text:style-name="S448">
        <text:p text:style-name="Textbody">Answer: a<text:line-break/>Explanation: ID value value must be unique in the collection, is immutable, and may be of any type other than an array.</text:p>
      </text:section>
      <text:section text:name="Sect449" text:style-name="S449">
        <text:p text:style-name="Textbody">7. If your driver has a version number of 2.9.1, What is the major version ?<text:line-break/>a) 1<text:line-break/><text:span text:style-name="T464">b) 2</text:span><text:line-break/>c) 9<text:line-break/>d) None of the mentioned<text:line-break/><text:bookmark-start text:name="id4961"/><text:bookmark-end text:name="id4961"/><text:span text:style-name="T465">View Answer</text:span></text:p>
      </text:section>
      <text:section text:name="Sect450" text:style-name="S450">
        <text:p text:style-name="P466">Answer: b<text:line-break/>Explanation: Driver version numbers use semantic versioning or “major.minor.patch” versioning system.</text:p>
      </text:section>
      <text:section text:name="Sect451" text:style-name="S451">
        <text:p text:style-name="Textbody">8. Updates that include _________ of field names may result in the reordering of fields in the document.<text:line-break/><text:span text:style-name="T467">a) Renaming</text:span><text:line-break/>b) Joining<text:line-break/>c) Nesting<text:line-break/><text:soft-page-break/>d) None of the mentioned<text:line-break/><text:bookmark-start text:name="id6266"/><text:bookmark-end text:name="id6266"/>View Answer</text:p>
      </text:section>
      <text:section text:name="Sect452" text:style-name="S452">
        <text:p text:style-name="Textbody">Answer: a<text:line-break/>Explanation: The $rename operator updates the name of a field.</text:p>
      </text:section>
      <text:section text:name="Sect453" text:style-name="S453">
        <text:p text:style-name="Textbody">9. The $rename operator logically performs an _______ of both the old name and the new name.<text:line-break/><text:span text:style-name="T468">a) $unset</text:span><text:line-break/>b) $set<text:line-break/>c) $Nested<text:line-break/>d) None of the mentioned<text:line-break/><text:bookmark-start text:name="id3635"/><text:bookmark-end text:name="id3635"/>View Answer</text:p>
      </text:section>
      <text:section text:name="Sect454" text:style-name="S454">
        <text:p text:style-name="Textbody">Answer: a<text:line-break/>Explanation: If the field to rename does not exist in a document, $rename does nothing.</text:p>
      </text:section>
      <text:section text:name="Sect455" text:style-name="S455">
        <text:p text:style-name="Textbody">10. ____________ pattern requires additional steps of working with strings and regular expressions.<text:line-break/><text:span text:style-name="T469">a) Materialized Paths</text:span><text:line-break/>b) Array of Ancestors<text:line-break/>c) Nested Sets<text:line-break/>d) None of the mentioned<text:line-break/><text:bookmark-start text:name="id4161"/><text:bookmark-end text:name="id4161"/>View Answer</text:p>
      </text:section>
      <text:section text:name="Sect456" text:style-name="S456">
        <text:p text:style-name="Textbody">Answer: a<text:line-break/>Explanation: The Materialized Paths pattern stores each tree node in a document; in addition to the tree node, document stores as a string the id(s) of the node’s ancestors or path.</text:p>
      </text:section>
      <text:section text:name="Sect457" text:style-name="S457">
        <text:h text:style-name="Heading1" text:outline-level="1">MongoDB Questions and Answers – MongoDB Administration</text:h>
        <text:p text:style-name="Textbody">This set of MongoDB Multiple Choice Questions &amp; Answers (MCQs) focuses on “MongoDB Administration”.</text:p>
        <text:p text:style-name="Textbody">1. To get a correct snapshot of a running mongod process, you must have _________ enabled.<text:line-break/><text:span text:style-name="T470">a) journaling</text:span><text:line-break/>b) replication<text:line-break/>c) MMS<text:line-break/>d) all of the mentioned<text:line-break/><text:bookmark-start text:name="id660"/><text:bookmark-end text:name="id660"/>View Answer</text:p>
      </text:section>
      <text:section text:name="Sect458" text:style-name="S458">
        <text:p text:style-name="Textbody">Answer: a<text:line-break/>Explanation: Without journaling enabled, there is no guarantee that the snapshot will be consistent or valid.</text:p>
      </text:section>
      <text:section text:name="Sect459" text:style-name="S459">
        <text:p text:style-name="Textbody">2. Point out the correct statement :<text:line-break/>a) Journal must reside on the same logical volume as the other MongoDB data files<text:line-break/>b) To get a consistent snapshot of a sharded system, you must disable the balancer<text:line-break/><text:soft-page-break/>c) Backups produced by copying the underlying data do not support point in time recovery<text:line-break/><text:span text:style-name="T471">d) All of the mentioned</text:span><text:line-break/><text:bookmark-start text:name="id1417"/><text:bookmark-end text:name="id1417"/>View Answer</text:p>
      </text:section>
      <text:section text:name="Sect460" text:style-name="S460">
        <text:p text:style-name="Textbody">Answer: d<text:line-break/>Explanation: They are difficult to manage for larger sharded clusters.</text:p>
      </text:section>
      <text:section text:name="Sect461" text:style-name="S461">
        <text:p text:style-name="Textbody">3. The _______ tool reads data from a MongoDB database and creates high fidelity BSON files.<text:line-break/>a) mdump<text:line-break/><text:span text:style-name="T472">b) mongodump</text:span><text:line-break/>c) mongod<text:line-break/>d) all of the mentioned<text:line-break/><text:bookmark-start text:name="id424"/><text:bookmark-end text:name="id424"/>View Answer</text:p>
      </text:section>
      <text:section text:name="Sect462" text:style-name="S462">
        <text:p text:style-name="Textbody">Answer: b<text:line-break/>Explanation: mongodump is a utility for creating a binary export of the contents of a database.</text:p>
      </text:section>
      <text:section text:name="Sect463" text:style-name="S463">
        <text:p text:style-name="Textbody">4. If your storage system does not support snapshots, you can copy the files directly using :<text:line-break/><text:span text:style-name="T473">a) cp</text:span><text:line-break/>b) copy<text:line-break/>c) snap<text:line-break/>d) none of the mentioned<text:line-break/><text:bookmark-start text:name="id8694"/><text:bookmark-end text:name="id8694"/>View Answer</text:p>
      </text:section>
      <text:section text:name="Sect464" text:style-name="S464">
        <text:p text:style-name="Textbody">Answer: a<text:line-break/>Explanation: Since copying multiple files is not an atomic operation, you must stop all writes to the mongod before copying the files.</text:p>
      </text:section>
      <text:section text:name="Sect465" text:style-name="S465">
        <text:p text:style-name="Textbody">5. Point out the wrong statement :<text:line-break/>a) MongoDB Cloud Manager Backup offers point in time recovery of MongoDB replica sets<text:line-break/>b) MongoDB Cloud Manager continually backs up MongoDB replica sets<text:line-break/><text:span text:style-name="T474">c) MMS achieves point in time recovery by storing oplog data</text:span><text:line-break/>d) None of the mentioned<text:line-break/><text:bookmark-start text:name="id6100"/><text:bookmark-end text:name="id6100"/>View Answer</text:p>
      </text:section>
      <text:section text:name="Sect466" text:style-name="S466">
        <text:p text:style-name="Textbody">Answer: c<text:line-break/>Explanation: MongoDB Cloud Manager Backup also offers a consistent snapshot of sharded clusters.</text:p>
      </text:section>
      <text:section text:name="Sect467" text:style-name="S467">
        <text:p text:style-name="Textbody">6. The _________ tool can populate a MongoDB database with the data from these BSON files.<text:line-break/>a) mongostore<text:line-break/><text:span text:style-name="T475">b) mongorestore</text:span><text:line-break/>c) mongod<text:line-break/>d) none of the mentioned<text:line-break/><text:bookmark-start text:name="id7265"/><text:bookmark-end text:name="id7265"/>View Answer</text:p>
      </text:section>
      <text:section text:name="Sect468" text:style-name="S468">
        <text:p text:style-name="Textbody">Answer: b<text:line-break/>Explanation: This tool is not ideal for capturing backups of larger systems.</text:p>
      </text:section>
      <text:section text:name="Sect469" text:style-name="S469">
        <text:soft-page-break/>
        <text:p text:style-name="Textbody">7. mongodump and mongorestore can operate against a running _______ process<text:line-break/>a) mongostore<text:line-break/>b) mongorestore<text:line-break/><text:span text:style-name="T476">c) mongod</text:span>(used for mongo server)<text:line-break/>d) none of the mentioned<text:line-break/><text:bookmark-start text:name="id8100"/><text:bookmark-end text:name="id8100"/>View Answer</text:p>
      </text:section>
      <text:section text:name="Sect470" text:style-name="S470">
        <text:p text:style-name="Textbody">Answer: c<text:line-break/>Explanation: By default, mongodump does not capture the contents of the local database.</text:p>
      </text:section>
      <text:section text:name="Sect471" text:style-name="S471">
        <text:p text:style-name="Textbody">8. For replica sets, mongodump also supports a point in time feature with the ________ option<text:line-break/><text:span text:style-name="T477">a) –oplog</text:span><text:line-break/>b) –log<text:line-break/>c) –op<text:line-break/>d) None of the mentioned<text:line-break/><text:bookmark-start text:name="id8845"/><text:bookmark-end text:name="id8845"/>View Answer</text:p>
      </text:section>
      <text:section text:name="Sect472" text:style-name="S472">
        <text:p text:style-name="Textbody">Answer: a<text:line-break/>Explanation: To restore a point in time backup created with –oplog, use mongorestore with the –oplogReplay option.</text:p>
      </text:section>
      <text:section text:name="Sect473" text:style-name="S473">
        <text:p text:style-name="Textbody">9. If applications modify data while mongodump is creating a backup, _________ will compete for resources with those applications.<text:line-break/>a) mongostore<text:line-break/>b) mongorestore<text:line-break/>c) mongod<text:line-break/><text:span text:style-name="T478">d) mongodump</text:span><text:line-break/><text:bookmark-start text:name="id9342"/><text:bookmark-end text:name="id9342"/>View Answer</text:p>
      </text:section>
      <text:section text:name="Sect474" text:style-name="S474">
        <text:p text:style-name="Textbody">Answer: d<text:line-break/>Explanation: Applications may continue modifying data while mongodump captures the output.</text:p>
      </text:section>
      <text:section text:name="Sect475" text:style-name="S475">
        <text:p text:style-name="Textbody">10. The MongoDB ______ supports the backing up and restoring of MongoDB deployments.<text:line-break/><text:span text:style-name="T479">a) Cloud Manager</text:span><text:line-break/>b) MMS<text:line-break/>c) MonitorMMS<text:line-break/>d) None of the mentioned<text:line-break/><text:bookmark-start text:name="id5055"/><text:bookmark-end text:name="id5055"/>View Answer</text:p>
      </text:section>
      <text:section text:name="Sect476" text:style-name="S476">
        <text:p text:style-name="Textbody">Answer: a<text:line-break/>Explanation: MongoDB Cloud Manager continually backs up MongoDB replica sets and sharded clusters by reading the oplog data from your MongoDB deployment.</text:p>
      </text:section>
      <text:section text:name="Sect477" text:style-name="S477">
        <text:soft-page-break/>
        <text:h text:style-name="Heading1" text:outline-level="1">MongoDB Questions and Answers – Operational Strategies</text:h>
        <text:p text:style-name="Textbody">This set of MongoDB Multiple Choice Questions &amp; Answers (MCQs) focuses on “Operational Strategies”.</text:p>
        <text:p text:style-name="Textbody">1. On Linux the ______ manager can create a snapshot.<text:line-break/><text:span text:style-name="T480">a) LVM</text:span>(logical volume manager)<text:line-break/>b) SVM<text:line-break/>c) MMS<text:line-break/>d) All of the mentioned<text:line-break/><text:bookmark-start text:name="id7811"/><text:bookmark-end text:name="id7811"/>View Answer</text:p>
      </text:section>
      <text:section text:name="Sect478" text:style-name="S478">
        <text:p text:style-name="Textbody">Answer: a<text:line-break/>Explanation: You can create a backup by copying MongoDB’s underlying data files.</text:p>
      </text:section>
      <text:section text:name="Sect479" text:style-name="S479">
        <text:p text:style-name="Textbody">2. Point out the correct statement :<text:line-break/>a) The mechanics of snapshots depend on the underlying storage system<text:line-break/>b) To get a consistent snapshot of a sharded system, you must disable the balancer<text:line-break/>c) If your storage system does not support snapshots, you can copy the files directly using cp, rsync, or a similar tool<text:line-break/><text:span text:style-name="T481">d) All of the mentioned</text:span><text:line-break/><text:bookmark-start text:name="id3922"/><text:bookmark-end text:name="id3922"/>View Answer</text:p>
      </text:section>
      <text:section text:name="Sect480" text:style-name="S480">
        <text:p text:style-name="P482">Answer: d<text:line-break/>Explanation: Backups produced by copying the underlying data do not support point in time recovery for replica sets and are difficult to manage for larger sharded clusters.</text:p>
      </text:section>
      <text:section text:name="Sect481" text:style-name="S481">
        <text:p text:style-name="Textbody">3. When connected to a MongoDB instance, mongodump can adversely affect ______ performance.<text:line-break/>a) mdump<text:line-break/>b) mongodump<text:line-break/><text:span text:style-name="T483">c) mongod</text:span><text:line-break/>d) all of the mentioned<text:line-break/><text:bookmark-start text:name="id1061"/><text:bookmark-end text:name="id1061"/>View Answer</text:p>
      </text:section>
      <text:section text:name="Sect482" text:style-name="S482">
        <text:p text:style-name="Textbody">Answer: c<text:line-break/>Explanation: If your data is larger than system memory, the queries will push the working set out of memory.</text:p>
      </text:section>
      <text:section text:name="Sect483" text:style-name="S483">
        <text:p text:style-name="Textbody">4. To mitigate the impact of mongodump on the performance of the replica set, use mongodump to capture backups from a _________ member of a replica set.<text:line-break/>a) primary<text:line-break/><text:span text:style-name="T484">b) secondary</text:span><text:line-break/>c) snaphot<text:line-break/>d) none of the mentioned<text:line-break/><text:bookmark-start text:name="id879"/><text:bookmark-end text:name="id879"/>View Answer</text:p>
      </text:section>
      <text:section text:name="Sect484" text:style-name="S484">
        <text:soft-page-break/>
        <text:p text:style-name="Textbody">Answer: b<text:line-break/>Explanation: Alternatively, you can shut down a secondary and use mongodump with the data files directly.</text:p>
      </text:section>
      <text:section text:name="Sect485" text:style-name="S485">
        <text:p text:style-name="Textbody">5. Point out the wrong statement :<text:line-break/>a) If you shut down a secondary to capture data with mongodump ensure that the operation can complete before its oplog becomes too stale to continue replicating<text:line-break/>b) MongoDB Cloud Manager continually backs up MongoDB replica sets<text:line-break/><text:span text:style-name="T485">c) Sharded cluster snapshots are easy to achieve with other MongoDB backup methods</text:span><text:span text:style-name="T486"><text:line-break/></text:span>d) None of the mentioned<text:line-break/><text:bookmark-start text:name="id3533"/><text:bookmark-end text:name="id3533"/>View Answer</text:p>
      </text:section>
      <text:section text:name="Sect486" text:style-name="S486">
        <text:p text:style-name="P487">Answer: c<text:line-break/>Explanation: Sharded cluster snapshots are difficult to achieve with other MongoDB backup methods.</text:p>
      </text:section>
      <text:section text:name="Sect487" text:style-name="S487">
        <text:p text:style-name="Textbody">6. ________ an on-premise solution, has similar functionality to the cloud version<text:line-break/>a) Opscore Manager<text:line-break/><text:span text:style-name="T488">b) Ops Manager</text:span><text:line-break/>c) Mongod<text:line-break/>d) None of the mentioned<text:line-break/><text:bookmark-start text:name="id3386"/><text:bookmark-end text:name="id3386"/>View Answer</text:p>
      </text:section>
      <text:section text:name="Sect488" text:style-name="S488">
        <text:p text:style-name="Textbody">Answer: b<text:line-break/>Explanation: This tool is available with Enterprise Advanced subscriptions.</text:p>
      </text:section>
      <text:section text:name="Sect489" text:style-name="S489">
        <text:p text:style-name="Textbody">7. Ops Manager provides Ops Manager ________ and Ops Manager Backup, which helps users optimize clusters and mitigate operational risk.<text:line-break/>a) Performance<text:line-break/>b) Administration<text:line-break/><text:span text:style-name="T489">c) Monitoring</text:span><text:line-break/>d) None of the mentioned<text:line-break/><text:bookmark-start text:name="id8008"/><text:bookmark-end text:name="id8008"/>View Answer</text:p>
      </text:section>
      <text:section text:name="Sect490" text:style-name="S490">
        <text:p text:style-name="Textbody">Answer: c<text:line-break/>Explanation: Ops Manager is a package for managing MongoDB deployments.</text:p>
      </text:section>
      <text:section text:name="Sect491" text:style-name="S491">
        <text:p text:style-name="Textbody">8. Ops Manager _________ provides an interface for configuring MongoDB nodes and clusters and for upgrading your MongoDB deployment.<text:line-break/><text:span text:style-name="T490">a) Automation</text:span><text:line-break/>b) Performance<text:line-break/>c) Monitoring<text:line-break/>d) None of the mentioned<text:line-break/><text:bookmark-start text:name="id5099"/><text:bookmark-end text:name="id5099"/>View Answer</text:p>
      </text:section>
      <text:section text:name="Sect492" text:style-name="S492">
        <text:p text:style-name="Textbody">Answer: a<text:line-break/>Explanation: Ops Manager Monitoring provides real-time reporting, visualization, and alerting on key database and hardware indicators.</text:p>
      </text:section>
      <text:section text:name="Sect493" text:style-name="S493">
        <text:soft-page-break/>
        <text:p text:style-name="Textbody">9. Ops Manager ______ provides scheduled snapshots and point-in-time recovery of your MongoDB replica sets and sharded clusters.<text:line-break/>a) Automation<text:line-break/>b) Performance<text:line-break/>c) Monitoring<text:line-break/><text:span text:style-name="T491">d) Backup</text:span><text:line-break/><text:bookmark-start text:name="id3197"/><text:bookmark-end text:name="id3197"/>View Answer</text:p>
      </text:section>
      <text:section text:name="Sect494" text:style-name="S494">
        <text:p text:style-name="Textbody">Answer: d<text:line-break/>Explanation: Backup can also create snapshots of standalones that are run as single-member replica sets.</text:p>
      </text:section>
      <text:section text:name="Sect495" text:style-name="S495">
        <text:p text:style-name="Textbody">10. Sharded clusters snapshots temporarily stop the balancer via :<text:line-break/>a) Mongod<text:line-break/>b) MMS<text:line-break/>c) MonitorMMS<text:line-break/><text:span text:style-name="T492">d) mongos</text:span><text:line-break/><text:bookmark-start text:name="id2974"/><text:bookmark-end text:name="id2974"/>View Answer</text:p>
      </text:section>
      <text:section text:name="Sect496" text:style-name="S496">
        <text:p text:style-name="Textbody">Answer: d<text:line-break/>Explanation: Backup takes and stores snapshots based on a user-defined snapshot retention policy.</text:p>
      </text:section>
      <text:section text:name="Sect497" text:style-name="S497">
        <text:h text:style-name="Heading1" text:outline-level="1">MongoDB Questions and Answers – Operational Segregation</text:h>
        <text:p text:style-name="Textbody">This set of MongoDB Multiple Choice Questions &amp; Answers (MCQs) focuses on “Operational Segregation”.</text:p>
        <text:p text:style-name="Textbody">1. MongoDB supports tagging a range of _______ key values to associate that range with a shard or group of shards.<text:line-break/>a) primary<text:line-break/>b) secondary<text:line-break/><text:span text:style-name="T493">c) shard</text:span><text:line-break/>d) all of the mentioned<text:line-break/><text:bookmark-start text:name="id9996"/><text:bookmark-end text:name="id9996"/>View Answer</text:p>
      </text:section>
      <text:section text:name="Sect498" text:style-name="S498">
        <text:p text:style-name="Textbody">Answer: c<text:line-break/>Explanation: Those shards receive all inserts within the tagged range.</text:p>
      </text:section>
      <text:section text:name="Sect499" text:style-name="S499">
        <text:p text:style-name="Textbody">2. Point out the correct statement :<text:line-break/>a) Shard key range tags are distinct from replica set member tags<text:line-break/>b) Balancer does not obey tagged range associations<text:line-break/><text:span text:style-name="T494">c) Hash-based sharding only supports tag-aware sharding on an entire collection</text:span><text:line-break/>d) All of the mentioned<text:line-break/><text:bookmark-start text:name="id3789"/><text:bookmark-end text:name="id3789"/>View Answer</text:p>
      </text:section>
      <text:section text:name="Sect500" text:style-name="S500">
        <text:soft-page-break/>
        <text:p text:style-name="Textbody">Answer: c<text:line-break/>Explanation: Tag sets let you customize write concern and read preferences for a replica set.</text:p>
      </text:section>
      <text:section text:name="Sect501" text:style-name="S501">
        <text:p text:style-name="Textbody">3. The _______ migrates chunks of documents in a sharded collection to the shards associated with a tag.<text:line-break/><text:span text:style-name="T495">a) balancer</text:span><text:line-break/>b) compounder<text:line-break/>c) fixer<text:line-break/>d) all of the mentioned<text:line-break/><text:bookmark-start text:name="id7812"/><text:bookmark-end text:name="id7812"/><text:span text:style-name="T496">View Answer</text:span></text:p>
      </text:section>
      <text:section text:name="Sect502" text:style-name="S502">
        <text:p text:style-name="P497">Answer: a<text:line-break/>Explanation: During balancing rounds, if the balancer detects that any chunks violate configured tags, the balancer migrates those chunks to shards associated with those tags.</text:p>
      </text:section>
      <text:section text:name="Sect503" text:style-name="S503">
        <text:p text:style-name="Textbody">4. MongoDB stores tag sets in the replica set configuration object, which is the document returned by _____ .<text:line-break/>a) rs.config()<text:line-break/><text:span text:style-name="T498">b) rs.conf()</text:span><text:line-break/>c) rs.confstats()<text:line-break/>d) all of the mentioned<text:line-break/><text:bookmark-start text:name="id5779"/><text:bookmark-end text:name="id5779"/>View Answer</text:p>
      </text:section>
      <text:section text:name="Sect504" text:style-name="S504">
        <text:p text:style-name="Textbody">Answer: b<text:line-break/>Explanation: Custom read preferences and write concerns evaluate tags sets in different ways.</text:p>
      </text:section>
      <text:section text:name="Sect505" text:style-name="S505">
        <text:p text:style-name="Textbody">5. Point out the wrong statement :<text:line-break/>a) Read preferences consider the value of a tag when selecting a member to read from<text:line-break/>b) Shard ranges are always exclusive of the lower value and inclusive of the upper boundary<text:line-break/><text:span text:style-name="T499">c) Write concerns do not use the value of a tag to select a member except to consider whether or not<text:s/></text:span><text:span text:style-name="T500">the value is unique</text:span><text:line-break/>d) None of the mentioned<text:line-break/><text:bookmark-start text:name="id3606"/><text:bookmark-end text:name="id3606"/>View Answer</text:p>
      </text:section>
      <text:section text:name="Sect506" text:style-name="S506">
        <text:p text:style-name="Textbody">Answer: c<text:line-break/>Explanation: Shard ranges are always inclusive of the lower value and exclusive of the upper boundary.</text:p>
      </text:section>
      <text:section text:name="Sect507" text:style-name="S507">
        <text:p text:style-name="Textbody">6. By default, an application directs its ______ operations to the primary member in a replica set.<text:line-break/><text:span text:style-name="T501">a) read</text:span><text:span text:style-name="T502"><text:line-break/></text:span>b) write<text:line-break/>c) read and write<text:line-break/>d) none of the mentioned<text:line-break/><text:bookmark-start text:name="id9859"/><text:bookmark-end text:name="id9859"/><text:span text:style-name="T503">View Answer</text:span></text:p>
      </text:section>
      <text:section text:name="Sect508" text:style-name="S508">
        <text:p text:style-name="P504">Answer: a<text:line-break/>Explanation: Read preference describes how MongoDB clients route read operations to the members of a replica set.</text:p>
      </text:section>
      <text:section text:name="Sect509" text:style-name="S509">
        <text:soft-page-break/>
        <text:p text:style-name="Textbody">7. Which of the following should not be used to provide extra capacity for reads ?<text:line-break/>a) primary<text:line-break/>b) primaryPreferred<text:line-break/><text:span text:style-name="T505">c) secondary</text:span><text:line-break/>d) none of the mentioned<text:line-break/><text:bookmark-start text:name="id9068"/><text:bookmark-end text:name="id9068"/>View Answer</text:p>
      </text:section>
      <text:section text:name="Sect510" text:style-name="S510">
        <text:p text:style-name="Textbody">Answer: c<text:line-break/>Explanation: Use primaryPreferred if you want an application to read from the primary under normal circumstances.</text:p>
      </text:section>
      <text:section text:name="Sect511" text:style-name="S511">
        <text:p text:style-name="Textbody">8. Read preference modes are also available to clients connecting to a sharded cluster through :<text:line-break/>a) MMS<text:line-break/><text:span text:style-name="T506">b) mongos</text:span><text:line-break/>c) mongod<text:line-break/>d) none of the mentioned<text:line-break/><text:bookmark-start text:name="id3681"/><text:bookmark-end text:name="id3681"/>View Answer</text:p>
      </text:section>
      <text:section text:name="Sect512" text:style-name="S512">
        <text:p text:style-name="P507">Answer: b<text:line-break/>Explanation: The mongos instance obeys specified read preferences when connecting to the replica set that provides each shard in the cluster.</text:p>
      </text:section>
      <text:section text:name="Sect513" text:style-name="S513">
        <text:p text:style-name="Textbody">9. All read preference modes except _______ may return stale data.<text:line-break/><text:span text:style-name="T508">a) primary</text:span><text:line-break/>b) primaryPreferred<text:line-break/>c) secondary<text:line-break/>d) none of the mentioned<text:line-break/><text:bookmark-start text:name="id3756"/><text:bookmark-end text:name="id3756"/>View Answer</text:p>
      </text:section>
      <text:section text:name="Sect514" text:style-name="S514">
        <text:p text:style-name="Textbody">Answer: a<text:line-break/>Explanation: Ensure that your application can tolerate stale data if you choose to use a non-primary mode.</text:p>
      </text:section>
      <text:section text:name="Sect515" text:style-name="S515">
        <text:p text:style-name="Textbody">10. Which of the following preference does not affect the visibility of data ?<text:line-break/><text:span text:style-name="T509">a) read</text:span><text:line-break/>b) write<text:line-break/>c) read and write<text:line-break/>d) none of the mentioned<text:line-break/><text:bookmark-start text:name="id7491"/><text:bookmark-end text:name="id7491"/>View Answer</text:p>
      </text:section>
      <text:section text:name="Sect516" text:style-name="S516">
        <text:p text:style-name="Textbody">Answer: a<text:line-break/>Explanation: Regardless of write concern, other clients can see the result of the write operations before the write operation is acknowledged to the issuing client.</text:p>
      </text:section>
      <text:section text:name="Sect517" text:style-name="S517">
        <text:soft-page-break/>
        <text:h text:style-name="Heading1" text:outline-level="1">MongoDB Questions and Answers – Capped Collections</text:h>
        <text:p text:style-name="Textbody">This set of MongoDB Multiple Choice Questions &amp; Answers (MCQs) focuses on “Capped Collections”.</text:p>
        <text:p text:style-name="Textbody">1. Which of the following collections work in a way similar to circular buffers ?<text:line-break/><text:span text:style-name="T510">a) Capped</text:span><text:line-break/>b) Secondary<text:line-break/>c) Sharded<text:line-break/>d) All of the mentioned<text:line-break/><text:bookmark-start text:name="id6360"/><text:bookmark-end text:name="id6360"/>View Answer</text:p>
      </text:section>
      <text:section text:name="Sect518" text:style-name="S518">
        <text:p text:style-name="P511">Answer: a<text:line-break/>Explanation: Once a collection fills its allocated space, it makes room for new documents by overwriting the oldest documents in the collection.</text:p>
      </text:section>
      <text:section text:name="Sect519" text:style-name="S519">
        <text:p text:style-name="Textbody">2. Point out the correct statement :<text:line-break/><text:span text:style-name="T512">a) Capped collections automatically remove the oldest documents in the collection without requiring scripts or explicit remove operations</text:span><text:line-break/>b) Capped collections do not guarantee that insertion order is identical to the order on disk<text:line-break/>c) Capped collections does not allow updates that fit the original document size<text:line-break/>d) All of the mentioned<text:line-break/><text:bookmark-start text:name="id8403"/><text:bookmark-end text:name="id8403"/>View Answer</text:p>
      </text:section>
      <text:section text:name="Sect520" text:style-name="S520">
        <text:p text:style-name="Textbody">Answer: a<text:line-break/>Explanation: Document does not change its location on disk.</text:p>
      </text:section>
      <text:section text:name="Sect521" text:style-name="S521">
        <text:p text:style-name="Textbody">3. _________ stores a log of the operations in a replica set.<text:line-break/><text:span text:style-name="T513">a) oplog.rs</text:span><text:span text:style-name="T514">(oplog replica sets)</text:span><text:line-break/>b) log.rs<text:line-break/>c) oplog<text:line-break/>d) all of the mentioned<text:line-break/><text:bookmark-start text:name="id9657"/><text:bookmark-end text:name="id9657"/><text:span text:style-name="T515">View Answer</text:span></text:p>
      </text:section>
      <text:section text:name="Sect522" text:style-name="S522">
        <text:p text:style-name="P516">Answer: a<text:line-break/>Explanation: Built-in first-in-first-out property maintains the order of events, while managing storage use.</text:p>
      </text:section>
      <text:section text:name="Sect523" text:style-name="S523">
        <text:p text:style-name="Textbody">4. ___________ is also used to pre-allocate space for an ordinary collection.<text:line-break/><text:span text:style-name="T517">a) db.createCollection.</text:span><text:line-break/>b) db.create<text:line-break/>c) db.createColl<text:line-break/>d) all of the mentioned<text:line-break/><text:bookmark-start text:name="id2734"/><text:bookmark-end text:name="id2734"/>View Answer</text:p>
      </text:section>
      <text:section text:name="Sect524" text:style-name="S524">
        <text:soft-page-break/>
        <text:p text:style-name="P518">Answer: a<text:line-break/>Explanation: MongoDB creates a collection implicitly when the collection is first referenced in a command.</text:p>
      </text:section>
      <text:section text:name="Sect525" text:style-name="S525">
        <text:p text:style-name="Textbody">5. Point out the wrong statement :<text:line-break/><text:span text:style-name="T519">a) Queries need an index to return documents in insertion order</text:span><text:span text:style-name="T520"><text:line-break/></text:span>b) The options document creates a capped collection or preallocates space in a new ordinary collection<text:line-break/>c) Capped collections have maximum size or document counts that prevent them from growing beyond maximum thresholds<text:line-break/>d) None of the mentioned<text:line-break/><text:bookmark-start text:name="id3010"/><text:bookmark-end text:name="id3010"/>View Answer</text:p>
      </text:section>
      <text:section text:name="Sect526" text:style-name="S526">
        <text:p text:style-name="Textbody">Answer: a<text:line-break/>Explanation: Capped collections guarantee preservation of the insertion order.</text:p>
      </text:section>
      <text:section text:name="Sect527" text:style-name="S527">
        <text:p text:style-name="Textbody">6. If you perform a ________ on a capped collection with no ordering specified, MongoDB guarantees that the ordering of results is the same as the insertion order.<text:line-break/><text:span text:style-name="T521">a) find()</text:span><text:line-break/>b) write()<text:line-break/>c) modify()<text:line-break/>d) none of the mentioned<text:line-break/><text:bookmark-start text:name="id5480"/><text:bookmark-end text:name="id5480"/><text:span text:style-name="T522">View Answer</text:span></text:p>
      </text:section>
      <text:section text:name="Sect528" text:style-name="S528">
        <text:p text:style-name="P523">Answer: a<text:line-break/>Explanation: To retrieve documents in reverse insertion order, issue find() along with the sort() method with the $natural parameter set to -1</text:p>
      </text:section>
      <text:section text:name="Sect529" text:style-name="S529">
        <text:p text:style-name="Textbody">7. Which of the following should is used to check whether collection is capped or not ?<text:line-break/>a) isCAP()<text:line-break/><text:span text:style-name="T524">b) isCapped()</text:span><text:line-break/>c) isColl()<text:line-break/>d) none of the mentioned<text:line-break/><text:bookmark-start text:name="id6927"/><text:bookmark-end text:name="id6927"/><text:span text:style-name="T525">View Answer</text:span></text:p>
      </text:section>
      <text:section text:name="Sect530" text:style-name="S530">
        <text:p text:style-name="P526">Answer: b<text:line-break/>Explanation: Use the isCapped() method to determine if a collection is capped, as: db.collection.isCapped().</text:p>
      </text:section>
      <text:section text:name="Sect531" text:style-name="S531">
        <text:p text:style-name="Textbody">8. ___________ convert a non-capped collection to a capped collection .<text:line-break/>a) ToCapped<text:line-break/>b) convertToCap<text:line-break/><text:span text:style-name="T527">c) convertToCapped</text:span><text:line-break/>d) none of the mentioned<text:line-break/><text:bookmark-start text:name="id4607"/><text:bookmark-end text:name="id4607"/>View Answer</text:p>
      </text:section>
      <text:section text:name="Sect532" text:style-name="S532">
        <text:soft-page-break/>
        <text:p text:style-name="Textbody">Answer: c<text:line-break/>Explanation: convertToCapped takes an existing collection (<text:line-break/></text:p>
      </text:section>
      <text:section text:name="Sect533" text:style-name="S533">
        <text:p text:style-name="Textbody">9. _________ command creates the capped collection and imports the data.<text:line-break/>a) CollectionAsCapped<text:line-break/>b) cloneCollection<text:line-break/><text:span text:style-name="T528">c) cloneCollectionAsCapped</text:span><text:line-break/>d) None of the mentioned<text:line-break/><text:bookmark-start text:name="id4964"/><text:bookmark-end text:name="id4964"/>View Answer</text:p>
      </text:section>
      <text:section text:name="Sect534" text:style-name="S534">
        <text:p text:style-name="P529">Answer: c<text:line-break/>Explanation: MongoDB does not support the convertToCapped command in a sharded cluster.</text:p>
      </text:section>
      <text:section text:name="Sect535" text:style-name="S535">
        <text:p text:style-name="Textbody">10. Which of the following command obtains a global write lock and will block other operations until it has completed ?<text:line-break/>a) ToCapped<text:line-break/><text:span text:style-name="T530">b) isCapped</text:span><text:span text:style-name="T531"><text:line-break/></text:span>c) convertToCapped<text:line-break/>d) None of the mentioned<text:line-break/><text:bookmark-start text:name="id4349"/><text:bookmark-end text:name="id4349"/>View Answer</text:p>
      </text:section>
      <text:section text:name="Sect536" text:style-name="S536">
        <text:p text:style-name="P532">Answer: b<text:line-break/>Explanation: If the capped size specified for the capped collection is smaller than the size of the original uncapped collection, then MongoDB will overwrite documents in the capped collection based on insertion order, or first in, first out order.</text:p>
      </text:section>
      <text:section text:name="Sect537" text:style-name="S537">
        <text:h text:style-name="Heading1" text:outline-level="1">MongoDB Questions and Answers – Aggregation</text:h>
        <text:p text:style-name="Textbody">This set of MongoDB Multiple Choice Questions &amp; Answers (MCQs) focuses on “Aggregation”.</text:p>
        <text:p text:style-name="Textbody">1. ____________ are operations that process data records and return computed results.<text:line-break/>a) ReplicaAgg<text:line-break/>b) SumCalculation<text:line-break/><text:span text:style-name="T533">c) Aggregations</text:span><text:line-break/>d) None of the mentioned<text:line-break/><text:bookmark-start text:name="id386"/><text:bookmark-end text:name="id386"/>View Answer</text:p>
      </text:section>
      <text:section text:name="Sect538" text:style-name="S538">
        <text:p text:style-name="Textbody">Answer: c<text:line-break/>Explanation: MongoDB provides a rich set of aggregation operations that examine and perform calculations on the data sets.</text:p>
      </text:section>
      <text:section text:name="Sect539" text:style-name="S539">
        <text:p text:style-name="Textbody">2. Point out the wrong statement :<text:line-break/><text:span text:style-name="T534">a) Map-reduce cannot have a finalize stage to make final modifications to the result</text:span><text:line-break/>b) Map-reduce is less efficient and more complex than the aggregation pipeline<text:line-break/><text:soft-page-break/>c) Specifically, a user with the userAdmin role can grant itself any privilege in the database<text:line-break/>d) All of the mentioned<text:line-break/><text:bookmark-start text:name="id87171"/><text:bookmark-end text:name="id87171"/>View Answer</text:p>
      </text:section>
      <text:section text:name="Sect540" text:style-name="S540">
        <text:p text:style-name="Textbody"><text:bookmark-start text:name="target-id8717"/><text:bookmark-end text:name="target-id8717"/>Answer: a<text:line-break/>Explanation: In general, map-reduce operations have two phases: a map stage that processes each document and emits one or more objects for each input document, and reduce phase that combines the output of the map operation.</text:p>
      </text:section>
      <text:section text:name="Sect541" text:style-name="S541">
        <text:p text:style-name="Textbody">3. Running data aggregation on the ________ instance simplifies application code and limits resource requirements.<text:line-break/>a) document<text:line-break/><text:span text:style-name="T535">b) mongod</text:span><text:line-break/>c) mongos<text:line-break/>d) all of the mentioned<text:line-break/><text:bookmark-start text:name="id2410"/><text:bookmark-end text:name="id2410"/><text:span text:style-name="T536">View Answer</text:span></text:p>
      </text:section>
      <text:section text:name="Sect542" text:style-name="S542">
        <text:p text:style-name="P537">Answer: b<text:line-break/>Explanation: Like queries, aggregation operations in MongoDB use collections of documents as an input and return results in the form of one or more documents.</text:p>
      </text:section>
      <text:section text:name="Sect543" text:style-name="S543">
        <text:p text:style-name="Textbody">4. Documents enter a multi-stage __________ that transforms the documents into an aggregated result.<text:line-break/><text:span text:style-name="T538">a) pipeline</text:span><text:line-break/>b) pipelineView<text:line-break/>c) pipelineUser<text:line-break/>d) all of the mentioned<text:line-break/><text:bookmark-start text:name="id9080"/><text:bookmark-end text:name="id9080"/>View Answer</text:p>
      </text:section>
      <text:section text:name="Sect544" text:style-name="S544">
        <text:p text:style-name="P539">Answer: a<text:line-break/>Explanation: MongoDB 2.2 introduced a new aggregation framework, modeled on the concept of data processing pipelines.</text:p>
      </text:section>
      <text:section text:name="Sect545" text:style-name="S545">
        <text:p text:style-name="Textbody">5. Point out the wrong statement :<text:line-break/>a) MongoDB also provides map-reduce operations to perform aggregation<text:line-break/>b) The pipeline provides efficient data aggregation using native operations within MongoDB<text:line-break/>c) Map-reduce can specify a query condition to select the input documents as well as sort and limit the results<text:line-break/><text:span text:style-name="T540">d) None of the mentioned</text:span><text:line-break/><text:bookmark-start text:name="id1664"/><text:bookmark-end text:name="id1664"/>View Answer</text:p>
      </text:section>
      <text:section text:name="Sect546" text:style-name="S546">
        <text:p text:style-name="Textbody">Answer: D<text:line-break/>Explanation: Aggregation is the preferred method for data aggregation in MongoDB.</text:p>
      </text:section>
      <text:section text:name="Sect547" text:style-name="S547">
        <text:p text:style-name="Textbody">6. The most basic pipeline stages provide __________ that operate like queries.<text:line-break/>a) methods<text:line-break/><text:span text:style-name="T541">b) filters</text:span><text:line-break/>c) stored procedure<text:line-break/><text:soft-page-break/>d) none of the mentioned<text:line-break/><text:bookmark-start text:name="id7863"/><text:bookmark-end text:name="id7863"/>View Answer</text:p>
      </text:section>
      <text:section text:name="Sect548" text:style-name="S548">
        <text:p text:style-name="P542">Answer: b<text:line-break/>Explanation: Other pipeline operations provide tools for grouping and sorting documents by specific field.</text:p>
      </text:section>
      <text:section text:name="Sect549" text:style-name="S549">
        <text:p text:style-name="Textbody">7. Pipeline stages can use __________ for tasks such as calculating the average or concatenating a string.<text:line-break/>a) replicas<text:line-break/><text:span text:style-name="T543">b) operators</text:span><text:line-break/>c) roles<text:line-break/>d) all of the mentioned<text:line-break/><text:bookmark-start text:name="id6431"/><text:bookmark-end text:name="id6431"/>View Answer</text:p>
      </text:section>
      <text:section text:name="Sect550" text:style-name="S550">
        <text:p text:style-name="Textbody">Answer: b<text:line-break/>Explanation: User can remove any role from any user from any database in the system.</text:p>
      </text:section>
      <text:section text:name="Sect551" text:style-name="S551">
        <text:p text:style-name="Textbody">8. Map-reduce uses custom __________ functions to perform the map and reduce operations.<text:line-break/>a) Java<text:line-break/><text:span text:style-name="T544">b) Javascript</text:span><text:line-break/>c) JSON<text:line-break/>d) None of the mentioned<text:line-break/><text:bookmark-start text:name="id1103"/><text:bookmark-end text:name="id1103"/>View Answer</text:p>
      </text:section>
      <text:section text:name="Sect552" text:style-name="S552">
        <text:p text:style-name="Textbody">Answer: b<text:line-break/>Explanation: JavaScript provide great flexibility compared to the aggregation pipeline.</text:p>
      </text:section>
      <text:section text:name="Sect553" text:style-name="S553">
        <text:p text:style-name="Textbody">9. Which of the following operation can be optionally used for map reduce ?<text:line-break/><text:span text:style-name="T545">a) finally</text:span><text:line-break/>b) final<text:line-break/>c) static<text:line-break/>d) none of the mentioned<text:line-break/><text:bookmark-start text:name="id6889"/><text:bookmark-end text:name="id6889"/>View Answer</text:p>
      </text:section>
      <text:section text:name="Sect554" text:style-name="S554">
        <text:p text:style-name="P546">Answer: a<text:line-break/>Explanation: Certain mongo shell functions and properties are inaccessible in map-reduce operations.</text:p>
      </text:section>
      <text:section text:name="Sect555" text:style-name="S555">
        <text:p text:style-name="Textbody">10. The aggregation pipeline can use ___________ to improve its performance during some of its stages.<text:line-break/><text:span text:style-name="T547">a) indexes</text:span><text:line-break/>b) OptmData<text:line-break/>c) functions<text:line-break/>d) all of the mentioned<text:line-break/><text:bookmark-start text:name="id509"/><text:bookmark-end text:name="id509"/><text:span text:style-name="T548">View Answer</text:span></text:p>
      </text:section>
      <text:section text:name="Sect556" text:style-name="S556">
        <text:soft-page-break/>
        <text:p text:style-name="P549">Answer: a<text:line-break/>Explanation: Both the aggregation pipeline and map-reduce can operate on a sharded collection.</text:p>
      </text:section>
      <text:section text:name="Sect557" text:style-name="S557">
        <text:p text:style-name="P550">MongoDB Questions and Answers – Index Management</text:p>
        <text:p text:style-name="Standard"><text:span text:style-name="T551">This set of MongoDB Multiple Choice Questions &amp; Answers (MCQs) focuses on “Index Management</text:span>”.</text:p>
        <text:p text:style-name="Standard">1. To modify an existing index, you cannot just re-issue the _________ method with the updated specification of the index.<text:line-break/>a) dropIndex()<text:line-break/>b) modIndex()<text:line-break/><text:span text:style-name="T552">c) createIndex()</text:span><text:line-break/>d) none of the mentioned<text:line-break/>View Answer</text:p>
        <text:p text:style-name="Standard">Answer: c<text:line-break/>Explanation: To modify the index, you must drop the index first.</text:p>
        <text:p text:style-name="Standard"/>
        <text:p text:style-name="Standard">2. Point out the wrong statement :<text:line-break/>a) To modify an existing index, you need to drop and recreate the index<text:line-break/>b) Your client library may have a different or additional interface for this operation<text:line-break/><text:span text:style-name="T553">c) To see the status of an indexing process, you can use the db.statusOp() method in the mongo shell</text:span><text:line-break/>d) None of the mentioned<text:line-break/>View Answer</text:p>
        <text:p text:style-name="P554">Answer: c<text:line-break/>Explanation: To see the status of an indexing process, you can use the db.currentOp() method in the mongo shell.</text:p>
        <text:p text:style-name="Standard"/>
        <text:p text:style-name="Standard">3. If you need to rebuild indexes for a collection you can use the _________ method to rebuild all indexes on a collection in a single operation.<text:line-break/><text:span text:style-name="T555">a) db.collection.Index()</text:span><text:line-break/>b) db.collection.reIndex()<text:line-break/>c) db.collection.rebuildIndex()<text:line-break/>d) none of the mentioned<text:line-break/><text:span text:style-name="T556">View Answer</text:span></text:p>
        <text:p text:style-name="Standard"><text:span text:style-name="T557">Answer: a</text:span><text:span text:style-name="T558"><text:line-break/></text:span><text:span text:style-name="T559">Explanation: This operation drops all indexes, including the _id index, and then rebuilds all indexes.</text:span></text:p>
        <text:p text:style-name="Standard"/>
        <text:p text:style-name="Standard"/>
        <text:p text:style-name="Standard">4. To terminate an ongoing index build, use the __________ method in the mongo shell.<text:line-break/>a) db.currentOp()<text:line-break/><text:span text:style-name="T560">b) db.killOp()</text:span><text:line-break/>c) db.removeOp()<text:line-break/>d) all of the mentioned<text:line-break/>View Answer</text:p>
        <text:p text:style-name="P561">Answer: b<text:line-break/>Explanation: For index builds, the effects of db.killOp() may not be immediate and may occur well after much of the index build operation has completed.</text:p>
        <text:p text:style-name="P562"/>
        <text:soft-page-break/>
        <text:p text:style-name="Standard">5. Point out the correct statement :<text:line-break/>a) After 4.0, you cannot terminate both background index builds and foreground index builds<text:line-break/>b) Before MongoDB 2.1, you could only terminate background index builds<text:line-break/><text:span text:style-name="T563">c) After 2.4, you can terminate both background index builds and foreground index builds</text:span><text:span text:style-name="T564"><text:line-break/></text:span>d) None of the mentioned<text:line-break/><text:span text:style-name="T565">View Answer</text:span></text:p>
        <text:p text:style-name="P566">Answer: c<text:line-break/>Explanation: You cannot terminate a replicated index build on secondary members of a replica set.</text:p>
        <text:p text:style-name="Standard"/>
        <text:p text:style-name="Standard">6. In the mongo shell, you can use the ______ method to return a list of the indexes on a collection.<text:line-break/>a) getallIndexes()<text:line-break/>b) getretIndexes()<text:line-break/><text:span text:style-name="T567">c) getIndexes()</text:span><text:line-break/>d) none of the mentioned<text:line-break/>View Answer</text:p>
        <text:p text:style-name="Standard"><text:span text:style-name="T568">Answer: c</text:span><text:span text:style-name="T569"><text:line-break/>Explanation: When performing maintenance you may want to check which indexes exist on a collection</text:span>.</text:p>
        <text:p text:style-name="Standard"/>
        <text:p text:style-name="Standard">7. __________ views partial execution statistics collected during plan selection<text:line-break/>a) curs.explain()<text:line-break/><text:span text:style-name="T570">b) cursor.explain()</text:span><text:line-break/>c) cursr.explain()<text:line-break/>d) all of the mentioned<text:line-break/>View Answer</text:p>
        <text:p text:style-name="Standard">Answer: b<text:line-break/>Explanation: Run db.collection.explain() or the cursor.explain() method in allPlansExecution mode.</text:p>
        <text:p text:style-name="Standard"/>
        <text:p text:style-name="Standard">8. The __________ operator constrains the results of a geospatial $near or $nearSphere query to the specified distance.<text:line-break/>a) $center<text:line-break/><text:span text:style-name="T571">b) $maxDistance</text:span><text:span text:style-name="T572"><text:line-break/></text:span>c) $minDistance<text:line-break/>d) all of the mentioned</text:p>
        <text:p text:style-name="Standard"><text:line-break/><text:span text:style-name="T573">View Answer</text:span></text:p>
        <text:p text:style-name="P574">Answer: b<text:line-break/>Explanation: The measuring units for the maximum distance are determined by the coordinate system in use.</text:p>
        <text:p text:style-name="Standard"/>
        <text:p text:style-name="Standard">9. To force MongoDB to use a particular index for a db.collection.________ operation, specify the index with the hint() method.<text:line-break/>a) query()<text:line-break/><text:span text:style-name="T575">b) find()</text:span><text:line-break/>c) index()<text:line-break/>d) all of the mentioned<text:line-break/>View Answer</text:p>
        <text:p text:style-name="Standard">Answer: b<text:line-break/>Explanation: Append the hint() method to the find() method.</text:p>
        <text:p text:style-name="Standard"/>
        <text:soft-page-break/>
        <text:p text:style-name="Standard">10. Specify the ______ operator to the hint() method to prevent MongoDB from using any index<text:line-break/>a) $unique<text:line-break/><text:span text:style-name="T576">b) $natural</text:span><text:line-break/>c) $spatial<text:line-break/>d) all of the mentioned<text:line-break/>View Answer</text:p>
        <text:p text:style-name="Standard">Answer: b<text:line-break/>Explanation: To view the execution statistics for a specific index, append to the db.collection.find() the hint() method followed by cursor.explain()</text:p>
        <text:p text:style-name="Standard"/>
        <text:p text:style-name="Standard"/>
        <text:p text:style-name="P577">MongoDB Questions and Answers – Index Types-1</text:p>
        <text:p text:style-name="P578">This set of MongoDB Multiple Choice Questions &amp; Answers (MCQs) focuses on “Index Types-1”.</text:p>
        <text:p text:style-name="P579"/>
        <text:p text:style-name="Standard">1. To support ________ based sharding, MongoDB provides a hashed index type,<text:line-break/>a) primary<text:line-break/>b) root<text:line-break/><text:span text:style-name="T580">c) hash</text:span><text:line-break/>d) all of the mentioned<text:line-break/>View Answer</text:p>
        <text:p text:style-name="Standard">Answer: c<text:line-break/>Explanation: These indexes have a more random distribution of values along their range, but only support equality matches and cannot support range-based queries.</text:p>
        <text:p text:style-name="Standard"/>
        <text:p text:style-name="Standard">2. Point out the correct statement :<text:line-break/>a) Whether the use of a compound index or the use of an index intersection is more efficient depends on the particular query and the system<text:line-break/>b) Certain restrictions apply to indexes, such as the length of the index keys or the number of indexes per collection<text:line-break/>c) For queries that specify compound query conditions, if one index can fulfill a part of a query condition, and another index can fulfill another part of the query condition, then MongoDB can use the intersection of the two indexes to fulfill the query<text:line-break/><text:span text:style-name="T581">d) None of the mentioned</text:span></text:p>
        <text:p text:style-name="Standard"><text:line-break/><text:span text:style-name="T582">View Answer</text:span></text:p>
        <text:p text:style-name="P583">Answer: d<text:line-break/>Explanation: In general, each index intersection involves two indexes; however, MongoDB can employ multiple/nested index intersections to resolve a query.</text:p>
        <text:p text:style-name="Standard"/>
        <text:p text:style-name="Standard">3. ________ index type, which indexes the hash of the value of a field.<text:line-break/>a<text:span text:style-name="T584">) Hashed</text:span><text:span text:style-name="T585"><text:line-break/></text:span>b) Unique<text:line-break/>c) Multikey<text:line-break/>d) None of the mentioned<text:line-break/>View Answer</text:p>
        <text:p text:style-name="Standard">Answer: a<text:line-break/>Explanation: Hashed indexes support equality matches and cannot support range-based queries.</text:p>
        <text:p text:style-name="Standard"/>
        <text:soft-page-break/>
        <text:p text:style-name="Standard">4. The _________ property for an index causes MongoDB to reject duplicate values for the indexed field.<text:line-break/>a) Hashed<text:line-break/>b) Unique<text:line-break/><text:span text:style-name="T586">c) Multikey</text:span><text:line-break/>d) None of the mentioned<text:line-break/><text:span text:style-name="T587">View Answer</text:span></text:p>
        <text:p text:style-name="P588">Answer: c<text:line-break/>Explanation: Other than the unique constraint, unique indexes are functionally interchangeable with other MongoDB indexes.</text:p>
        <text:p text:style-name="Standard"/>
        <text:p text:style-name="Standard">5. Point out the wrong statement :<text:line-break/>a) TTL index is ideal for certain types of information like machine generated event data, logs, and session information that only need to persist in a database for a finite amount of time<text:line-break/><text:span text:style-name="T589">b) You cannot combine the sparse index option with the unique index option</text:span><text:line-break/>c) TTL indexes are special indexes that MongoDB can use to automatically remove documents from a collection after a certain amount of time<text:line-break/>d) None of the mentioned<text:line-break/>View Answer</text:p>
        <text:p text:style-name="P590">Answer: b<text:line-break/>Explanation: You can combine to reject documents that have duplicate values for a field but ignore documents that do not have the indexed key.</text:p>
        <text:p text:style-name="Standard"/>
        <text:p text:style-name="Standard">6. The ______ property of an index ensures that the index only contain entries for documents that have the indexed field.<text:line-break/>a) Hashed<text:line-break/>b) Unique<text:line-break/><text:span text:style-name="T591">c) Sparse</text:span><text:line-break/>d) None of the mentioned<text:line-break/>View Answer</text:p>
        <text:p text:style-name="Standard">Answer: c<text:line-break/>Explanation: The index skips documents that do not have the indexed field.</text:p>
        <text:p text:style-name="Standard"/>
        <text:p text:style-name="Standard">7. MongoDB can use the _________ of indexes to fulfill queries.<text:line-break/>a) union<text:line-break/><text:span text:style-name="T592">b) intersection</text:span><text:line-break/>c) projection<text:line-break/>d) none of the mentioned</text:p>
        <text:p text:style-name="Standard"><text:line-break/><text:span text:style-name="T593">View Answer</text:span></text:p>
        <text:p text:style-name="P594">Answer: b<text:line-break/>Explanation: The $project takes a document that can specify the inclusion of fields, the suppression<text:s/></text:p>
        <text:p text:style-name="P595">of the _id field, the addition of new fields, and the resetting the values of existing fields.</text:p>
        <text:p text:style-name="Standard"/>
        <text:p text:style-name="Standard">8. Which of the following method is to verify whether MongoDB used index intersection ?<text:line-break/><text:span text:style-name="T596">a) explain()</text:span><text:line-break/>b) analyze()<text:line-break/>c) intersect()<text:line-break/>d) none of the mentioned</text:p>
        <text:p text:style-name="Standard"><text:line-break/>View Answer</text:p>
        <text:soft-page-break/>
        <text:p text:style-name="Standard">Answer: a<text:line-break/>Explanation: To determine if MongoDB used index intersection, run explain(); the results of explain() will include either an AND_SORTED stage or an AND_HASH stage.</text:p>
        <text:p text:style-name="Standard"/>
        <text:p text:style-name="Standard">9. An index prefix is a subset of a ______ index, consisting of one or more keys starting from the beginning of the index.<text:line-break/>a) Hashed<text:line-break/>b) Unique<text:line-break/>c) Sparse<text:line-break/><text:span text:style-name="T597">d) Compound</text:span><text:line-break/>View Answer</text:p>
        <text:p text:style-name="Standard">Answer: d</text:p>
        <text:p text:style-name="Standard"><text:line-break/>Explanation: With index intersection, MongoDB can use an intersection of either the entire index or the index prefix.</text:p>
        <text:p text:style-name="Standard"/>
        <text:p text:style-name="Standard">10. Index __________ does not eliminate the need for creating compound indexes.<text:line-break/>a) union<text:line-break/>b) addition<text:line-break/><text:span text:style-name="T598">c) intersection</text:span><text:line-break/>d) all of the mentioned<text:line-break/>View Answer</text:p>
        <text:p text:style-name="Standard">Answer: c<text:line-break/>Explanation: Compound index may not support a query condition that does not include the index prefix keys or that specifies a different sort order.</text:p>
        <text:p text:style-name="Standard"/>
        <text:p text:style-name="Standard">MongoDB Questions and Answers – Index Types-2</text:p>
        <text:p text:style-name="Standard"/>
        <text:p text:style-name="Standard">This set of MongoDB Questions for campus interviews focuses on “Index Types”.</text:p>
        <text:p text:style-name="Standard">1. Before version _______ capped collections did not have an _id field.<text:line-break/>a) 2.1<text:line-break/>b) 2.4<text:line-break/>c) 3.0<text:line-break/><text:span text:style-name="T599">d) 2.2</text:span><text:line-break/>View Answer</text:p>
        <text:p text:style-name="Standard">Answer: d<text:line-break/>Explanation: In version 2.2 and newer, capped collections do have an _id field, except those in the local database.</text:p>
        <text:p text:style-name="Standard"/>
        <text:p text:style-name="Standard">2. Point out the wrong statement :<text:line-break/>a) You can create indexes on fields within embedded documents<text:line-break/>b) Indexes on embedded fields is similar to indexes on embedded documents<text:line-break/><text:span text:style-name="T600">c) Indexes on embedded fields allow you to use a “dot notation,” to introspect into embedded documents</text:span><text:line-break/>d) None of the mentioned<text:line-break/>View Answer</text:p>
        <text:p text:style-name="Standard">Answer: c<text:line-break/>Explanation: Indexes on embedded fields differ from indexes on embedded documents, which<text:s/></text:p>
        <text:p text:style-name="Standard">include the full content up to the maximum index size of the embedded document in the index.</text:p>
        <text:p text:style-name="Standard"/>
        <text:p text:style-name="Standard"/>
        <text:soft-page-break/>
        <text:p text:style-name="Standard">3. For a _____ multikey index, each indexed document can have at most one indexed field whose value is an array.<text:line-break/>a) Hashed<text:line-break/>b) Unique<text:line-break/>c) Multikey<text:line-break/><text:span text:style-name="T601">d) compound</text:span><text:span text:style-name="T602"><text:line-break/>View Answer</text:span></text:p>
        <text:p text:style-name="P603">Answer: d<text:line-break/>Explanation: As such, you cannot create a compound multikey index if more than one to-be-indexed field of a document is an array.</text:p>
        <text:p text:style-name="P604"/>
        <text:p text:style-name="Standard">4. Which of the following indexes cannot be multikey ?<text:line-break/><text:span text:style-name="T605">a) Hashed</text:span><text:line-break/>b) Unique<text:line-break/>c) Multikey<text:line-break/>d) compound<text:line-break/><text:span text:style-name="T606">View Answer</text:span></text:p>
        <text:p text:style-name="Standard"><text:span text:style-name="T607">Answer: a</text:span><text:span text:style-name="T608"><text:line-break/>Explanation: You cannot specify a multikey index as the shard key index</text:span>.</text:p>
        <text:p text:style-name="Standard"/>
        <text:p text:style-name="Standard">5. Point out the wrong statement :<text:line-break/>a) You may not create compound indexes that have hashed index fields<text:line-break/>b) The order of the fields in a compound index is very important<text:line-break/><text:span text:style-name="T609">c) You will receive a warning if you attempt to create a compound index that includes a hashed index</text:span><text:line-break/>d) None of the mentioned<text:line-break/>View Answer</text:p>
        <text:p text:style-name="Standard">Answer: c<text:line-break/>Explanation: You will receive an error if you attempt to create a compound index that includes a hashed index.</text:p>
        <text:p text:style-name="Standard"/>
        <text:p text:style-name="Standard">6. To calculate geometry over an Earth-like sphere, store your location data on a spherical surface and use _____ index.<text:line-break/><text:span text:style-name="T610">a) 2dsphere</text:span><text:line-break/>b) 2d<text:line-break/>c) geoHaystack<text:line-break/>d) all of the mentioned<text:line-break/>View Answer</text:p>
        <text:p text:style-name="Standard">Answer: a<text:line-break/>Explanation: Secondary members replicate deletion operations from the primary.</text:p>
        <text:p text:style-name="Standard"/>
        <text:p text:style-name="Standard">7. ______ indexes can be constructed over arrays that hold both scalar values (e.g. strings, numbers) and nested documents.<text:line-break/>a) Hashed<text:line-break/>b) Unique<text:line-break/><text:span text:style-name="T611">c) Multikey</text:span><text:line-break/>d) Compound<text:line-break/>View Answer</text:p>
        <text:p text:style-name="Standard">Answer: c<text:line-break/>Explanation: Store your location data as GeoJSON objects with this coordinate-axis order: longitude, latitude.</text:p>
        <text:soft-page-break/>
        <text:p text:style-name="Standard">8. The coordinate reference system for GeoJSON uses the _____ datum.<text:line-break/>a) WGS88<text:line-break/><text:span text:style-name="T612">b) WGS84</text:span><text:line-break/>c) JGS88<text:line-break/>d) None of the mentioned<text:line-break/>View Answer</text:p>
        <text:p text:style-name="Standard">Answer: b<text:line-break/>Explanation: Before storing your location data and writing queries, you must decide the type of surface to use to perform calculations.</text:p>
        <text:p text:style-name="Standard"/>
        <text:p text:style-name="Standard">9. Which of the following is used to calculate distances on a Euclidean plane ?<text:line-break/>a) 2dsph<text:line-break/><text:span text:style-name="T613">b) 2d</text:span><text:line-break/>c) geoHaystack<text:line-break/>d) all of the mentioned<text:line-break/>View Answer</text:p>
        <text:p text:style-name="Standard">Answer: b<text:line-break/>Explanation: Store your location data as legacy coordinate pairs</text:p>
        <text:p text:style-name="Standard"/>
        <text:p text:style-name="Standard">10. Queries on ________ objects always calculate on a sphere.<text:line-break/>a) GeoBSON<text:line-break/><text:span text:style-name="T614">b) GeoJSON</text:span><text:line-break/>c) geoJSONB<text:line-break/>d) All of the mentioned<text:line-break/>View Answer</text:p>
        <text:p text:style-name="Standard">Answer: b<text:line-break/>Explanation: Support for GeoJSON storage and queries is new in version 2.4.</text:p>
        <text:p text:style-name="Standard"/>
        <text:p text:style-name="Standard"/>
        <text:p text:style-name="P615">MongoDB Questions and Answers – Index Types-3</text:p>
        <text:p text:style-name="P616">This set of MongoDB Aptitude Test focuses on “Index Types”.</text:p>
        <text:p text:style-name="P617"/>
        <text:p text:style-name="Standard">1. Which of the following GeoJSON object is not supported in MongoDB ?<text:line-break/>a) Point<text:line-break/>b) LineString<text:line-break/>c) MultiPoint<text:line-break/>d) None of the mentioned<text:line-break/>View Answer</text:p>
        <text:p text:style-name="Standard">Answer: d<text:line-break/>Explanation: In version 2.2 and newer, capped collections do have an _id field, except those in the local database.</text:p>
        <text:p text:style-name="Standard">2. Point out the wrong statement :<text:line-break/>a) MongoDB can query for locations contained entirely within a specified polygon<text:line-break/>b) MongoDB require an index for inclusion queries; however, such indexes will improve query performance<text:line-break/>c) Indexes on embedded fields allow you to use a “dot notation,” to introspect into embedded documents<text:line-break/>d) None of the mentioned<text:line-break/>View Answer</text:p>
        <text:p text:style-name="Standard">Answer: b<text:line-break/>Explanation: Both 2d and 2dsphere indexes can support inclusion queries.</text:p>
        <text:soft-page-break/>
        <text:p text:style-name="Standard">3. MongoDB supports spherical surface calculations on legacy coordinate pairs using a _______ index<text:line-break/>a) 2dsphere<text:line-break/>b) 2d<text:line-break/>c) geoHaystack<text:line-break/>d) all of the mentioned<text:line-break/>View Answer</text:p>
        <text:p text:style-name="Standard">Answer: a<text:line-break/>Explanation: If you choose flat surface calculations via a 2d index, you can store data only as legacy coordinate pairs.</text:p>
        <text:p text:style-name="Standard">4. Inclusion queries use the _________ operator in MongoDB.<text:line-break/>a) $geokey<text:line-break/>b) $geoin<text:line-break/>c) $geoWithin<text:line-break/>d) All of the mentioned<text:line-break/>View Answer</text:p>
        <text:p text:style-name="Standard">Answer: c<text:line-break/>Explanation: $geoWithin selects documents with geospatial data that exists entirely within a specified shape.</text:p>
        <text:p text:style-name="Standard">5. Point out the correct statement :<text:line-break/>a) For $geoSphere queries that specify GeoJSON geometries with areas greater than a single hemisphere, the use of the default CRS results in queries for the complementary geometries<text:line-break/>b) When determining inclusion, MongoDB considers the border of a shape to be part of the shape, subject to the precision of floating point numbers<text:line-break/>c) The custom MongoDB CRS uses a anti-clockwise winding order<text:line-break/>d) None of the mentioned<text:line-break/>View Answer</text:p>
        <text:p text:style-name="Standard">Answer: b<text:line-break/>Explanation: The specified shape can be either a GeoJSON Polygon, a GeoJSON MultiPolygon, or a shape defined by legacy coordinate pairs.</text:p>
        <text:p text:style-name="Standard">6. The $geoWithin operator uses the _______ operator to specify the GeoJSON object.<text:line-break/>a) $sphere<text:line-break/>b) $geoin<text:line-break/>c) $geometry<text:line-break/>d) All of the mentioned<text:line-break/>View Answer</text:p>
        <text:p text:style-name="Standard">Answer: c<text:line-break/>Explanation: For $geoWithin, if you specify a single-ringed polygon that has an area greater than a single hemisphere, include the custom MongoDB coordinate reference system in the $geometry expression.</text:p>
        <text:p text:style-name="Standard">7. If the specified polygon is _______ than a single hemisphere, the behavior of $geoWithin with the MongoDB CRS is the same as with the default CRS<text:line-break/>a) smaller<text:line-break/>b) bigger<text:line-break/>c) equal<text:line-break/>d) all of the mentioned<text:line-break/>View Answer</text:p>
        <text:p text:style-name="Standard">Answer: a<text:line-break/>Explanation: For all other GeoJSON polygons with areas greater than a hemisphere, $geoWithin queries for the complementary geometry.</text:p>
        <text:p text:style-name="Standard">8. To query with a single-ringed GeoJSON polygon whose area is greater than a single hemisphere, the $geometry expression must specify the custom MongoDB ________<text:line-break/><text:soft-page-break/>a) CRS<text:line-break/>b) CDS<text:line-break/>c) CLS<text:line-break/>d) None of the mentioned<text:line-break/>View Answer</text:p>
        <text:p text:style-name="Standard">Answer: a<text:line-break/>Explanation: CRS stands for coordinate reference system.</text:p>
        <text:p text:style-name="Standard">9. $geoWithin replaces _______ in MongoDB 2.4.<text:line-break/>a) $withing<text:line-break/>b) $gwithin<text:line-break/>c) $within<text:line-break/>d) All of the mentioned<text:line-break/>View Answer</text:p>
        <text:p text:style-name="Standard">Answer: c<text:line-break/>Explanation: $within is deprecated since version 2.4.</text:p>
        <text:p text:style-name="Standard">10. When used with the _____ operator, $geoWithin returns documents based on grid coordinates and does not query for GeoJSON shapes.<text:line-break/>a) $box<text:line-break/>b) $circle<text:line-break/>c) $shape<text:line-break/>d) All of the mentioned<text:line-break/>View Answer</text:p>
        <text:p text:style-name="Standard">Answer: a<text:line-break/>Explanation: $box specifies a rectangle for a geospatial $geoWithin query to return documents that are within the bounds of the rectangle, according to their point-based location data.</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Helvetica" svg:font-family="Helvetica" style:font-family-generic="swiss" style:font-pitch="variable" svg:panose-1="2 11 6 4 2 2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uchi Chandrakar</dc:creator>
    <meta:creation-date>2018-06-05T11:30:00Z</meta:creation-date>
    <dc:date>2018-07-09T18:42:00Z</dc:date>
    <meta:template xlink:href="Normal" xlink:type="simple"/>
    <meta:editing-cycles>38</meta:editing-cycles>
    <meta:editing-duration>PT0S</meta:editing-duration>
    <meta:document-statistic meta:page-count="83" meta:paragraph-count="227" meta:word-count="16988" meta:character-count="113597" meta:row-count="806" meta:non-whitespace-character-count="96836"/>
  </office:meta>
</office:document-meta>
</file>